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mpar" table:style-name="ta1">
        <table:shapes>
          <draw:frame draw:z-index="0" draw:style-name="gr1" draw:text-style-name="P1" svg:width="15.999cm" svg:height="8.999cm" svg:x="2.359cm" svg:y="0.1cm">
            <draw:object draw:notify-on-update-of-ranges="graphimpar.B1:graphimpar.B1001 graphimpar.C1:graphimpar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3.75528434083043" calcext:value-type="float">
            <text:p>3,75528434083043</text:p>
          </table:table-cell>
        </table:table-row>
        <table:table-row table:style-name="ro1">
          <table:table-cell/>
          <table:table-cell office:value-type="float" office:value="2.502" calcext:value-type="float">
            <text:p>2,502</text:p>
          </table:table-cell>
          <table:table-cell office:value-type="float" office:value="3.75071024092938" calcext:value-type="float">
            <text:p>3,75071024092938</text:p>
          </table:table-cell>
        </table:table-row>
        <table:table-row table:style-name="ro1">
          <table:table-cell/>
          <table:table-cell office:value-type="float" office:value="2.504" calcext:value-type="float">
            <text:p>2,504</text:p>
          </table:table-cell>
          <table:table-cell office:value-type="float" office:value="3.74614409638475" calcext:value-type="float">
            <text:p>3,74614409638475</text:p>
          </table:table-cell>
        </table:table-row>
        <table:table-row table:style-name="ro1">
          <table:table-cell/>
          <table:table-cell office:value-type="float" office:value="2.506" calcext:value-type="float">
            <text:p>2,506</text:p>
          </table:table-cell>
          <table:table-cell office:value-type="float" office:value="3.74158589033975" calcext:value-type="float">
            <text:p>3,74158589033975</text:p>
          </table:table-cell>
        </table:table-row>
        <table:table-row table:style-name="ro1">
          <table:table-cell/>
          <table:table-cell office:value-type="float" office:value="2.508" calcext:value-type="float">
            <text:p>2,508</text:p>
          </table:table-cell>
          <table:table-cell office:value-type="float" office:value="3.73703560597412" calcext:value-type="float">
            <text:p>3,73703560597412</text:p>
          </table:table-cell>
        </table:table-row>
        <table:table-row table:style-name="ro1">
          <table:table-cell/>
          <table:table-cell office:value-type="float" office:value="2.51" calcext:value-type="float">
            <text:p>2,51</text:p>
          </table:table-cell>
          <table:table-cell office:value-type="float" office:value="3.73249322650409" calcext:value-type="float">
            <text:p>3,73249322650409</text:p>
          </table:table-cell>
        </table:table-row>
        <table:table-row table:style-name="ro1">
          <table:table-cell/>
          <table:table-cell office:value-type="float" office:value="2.512" calcext:value-type="float">
            <text:p>2,512</text:p>
          </table:table-cell>
          <table:table-cell office:value-type="float" office:value="3.72795873518232" calcext:value-type="float">
            <text:p>3,72795873518232</text:p>
          </table:table-cell>
        </table:table-row>
        <table:table-row table:style-name="ro1">
          <table:table-cell/>
          <table:table-cell office:value-type="float" office:value="2.514" calcext:value-type="float">
            <text:p>2,514</text:p>
          </table:table-cell>
          <table:table-cell office:value-type="float" office:value="3.7234321152979" calcext:value-type="float">
            <text:p>3,7234321152979</text:p>
          </table:table-cell>
        </table:table-row>
        <table:table-row table:style-name="ro1">
          <table:table-cell/>
          <table:table-cell office:value-type="float" office:value="2.516" calcext:value-type="float">
            <text:p>2,516</text:p>
          </table:table-cell>
          <table:table-cell office:value-type="float" office:value="3.71891335017626" calcext:value-type="float">
            <text:p>3,71891335017626</text:p>
          </table:table-cell>
        </table:table-row>
        <table:table-row table:style-name="ro1">
          <table:table-cell/>
          <table:table-cell office:value-type="float" office:value="2.518" calcext:value-type="float">
            <text:p>2,518</text:p>
          </table:table-cell>
          <table:table-cell office:value-type="float" office:value="3.71440242317917" calcext:value-type="float">
            <text:p>3,71440242317917</text:p>
          </table:table-cell>
        </table:table-row>
        <table:table-row table:style-name="ro1">
          <table:table-cell/>
          <table:table-cell office:value-type="float" office:value="2.52" calcext:value-type="float">
            <text:p>2,52</text:p>
          </table:table-cell>
          <table:table-cell office:value-type="float" office:value="3.70989931770465" calcext:value-type="float">
            <text:p>3,70989931770465</text:p>
          </table:table-cell>
        </table:table-row>
        <table:table-row table:style-name="ro1">
          <table:table-cell/>
          <table:table-cell office:value-type="float" office:value="2.522" calcext:value-type="float">
            <text:p>2,522</text:p>
          </table:table-cell>
          <table:table-cell office:value-type="float" office:value="3.70540401718698" calcext:value-type="float">
            <text:p>3,70540401718698</text:p>
          </table:table-cell>
        </table:table-row>
        <table:table-row table:style-name="ro1">
          <table:table-cell/>
          <table:table-cell office:value-type="float" office:value="2.524" calcext:value-type="float">
            <text:p>2,524</text:p>
          </table:table-cell>
          <table:table-cell office:value-type="float" office:value="3.7009165050966" calcext:value-type="float">
            <text:p>3,7009165050966</text:p>
          </table:table-cell>
        </table:table-row>
        <table:table-row table:style-name="ro1">
          <table:table-cell/>
          <table:table-cell office:value-type="float" office:value="2.526" calcext:value-type="float">
            <text:p>2,526</text:p>
          </table:table-cell>
          <table:table-cell office:value-type="float" office:value="3.69643676494013" calcext:value-type="float">
            <text:p>3,69643676494013</text:p>
          </table:table-cell>
        </table:table-row>
        <table:table-row table:style-name="ro1">
          <table:table-cell/>
          <table:table-cell office:value-type="float" office:value="2.528" calcext:value-type="float">
            <text:p>2,528</text:p>
          </table:table-cell>
          <table:table-cell office:value-type="float" office:value="3.69196478026025" calcext:value-type="float">
            <text:p>3,69196478026025</text:p>
          </table:table-cell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office:value-type="float" office:value="3.68750053463572" calcext:value-type="float">
            <text:p>3,68750053463572</text:p>
          </table:table-cell>
        </table:table-row>
        <table:table-row table:style-name="ro1">
          <table:table-cell/>
          <table:table-cell office:value-type="float" office:value="2.532" calcext:value-type="float">
            <text:p>2,532</text:p>
          </table:table-cell>
          <table:table-cell office:value-type="float" office:value="3.68304401168129" calcext:value-type="float">
            <text:p>3,68304401168129</text:p>
          </table:table-cell>
        </table:table-row>
        <table:table-row table:style-name="ro1">
          <table:table-cell/>
          <table:table-cell office:value-type="float" office:value="2.534" calcext:value-type="float">
            <text:p>2,534</text:p>
          </table:table-cell>
          <table:table-cell office:value-type="float" office:value="3.67859519504768" calcext:value-type="float">
            <text:p>3,67859519504768</text:p>
          </table:table-cell>
        </table:table-row>
        <table:table-row table:style-name="ro1">
          <table:table-cell/>
          <table:table-cell office:value-type="float" office:value="2.536" calcext:value-type="float">
            <text:p>2,536</text:p>
          </table:table-cell>
          <table:table-cell office:value-type="float" office:value="3.67415406842153" calcext:value-type="float">
            <text:p>3,67415406842153</text:p>
          </table:table-cell>
        </table:table-row>
        <table:table-row table:style-name="ro1">
          <table:table-cell/>
          <table:table-cell office:value-type="float" office:value="2.538" calcext:value-type="float">
            <text:p>2,538</text:p>
          </table:table-cell>
          <table:table-cell office:value-type="float" office:value="3.66972061552535" calcext:value-type="float">
            <text:p>3,66972061552535</text:p>
          </table:table-cell>
        </table:table-row>
        <table:table-row table:style-name="ro1">
          <table:table-cell/>
          <table:table-cell office:value-type="float" office:value="2.54" calcext:value-type="float">
            <text:p>2,54</text:p>
          </table:table-cell>
          <table:table-cell office:value-type="float" office:value="3.66529482011745" calcext:value-type="float">
            <text:p>3,66529482011745</text:p>
          </table:table-cell>
        </table:table-row>
        <table:table-row table:style-name="ro1">
          <table:table-cell/>
          <table:table-cell office:value-type="float" office:value="2.542" calcext:value-type="float">
            <text:p>2,542</text:p>
          </table:table-cell>
          <table:table-cell office:value-type="float" office:value="3.66087666599194" calcext:value-type="float">
            <text:p>3,66087666599194</text:p>
          </table:table-cell>
        </table:table-row>
        <table:table-row table:style-name="ro1">
          <table:table-cell/>
          <table:table-cell office:value-type="float" office:value="2.544" calcext:value-type="float">
            <text:p>2,544</text:p>
          </table:table-cell>
          <table:table-cell office:value-type="float" office:value="3.65646613697863" calcext:value-type="float">
            <text:p>3,65646613697863</text:p>
          </table:table-cell>
        </table:table-row>
        <table:table-row table:style-name="ro1">
          <table:table-cell/>
          <table:table-cell office:value-type="float" office:value="2.546" calcext:value-type="float">
            <text:p>2,546</text:p>
          </table:table-cell>
          <table:table-cell office:value-type="float" office:value="3.65206321694302" calcext:value-type="float">
            <text:p>3,65206321694302</text:p>
          </table:table-cell>
        </table:table-row>
        <table:table-row table:style-name="ro1">
          <table:table-cell/>
          <table:table-cell office:value-type="float" office:value="2.548" calcext:value-type="float">
            <text:p>2,548</text:p>
          </table:table-cell>
          <table:table-cell office:value-type="float" office:value="3.64766788978625" calcext:value-type="float">
            <text:p>3,64766788978625</text:p>
          </table:table-cell>
        </table:table-row>
        <table:table-row table:style-name="ro1">
          <table:table-cell/>
          <table:table-cell office:value-type="float" office:value="2.55" calcext:value-type="float">
            <text:p>2,55</text:p>
          </table:table-cell>
          <table:table-cell office:value-type="float" office:value="3.64328013944503" calcext:value-type="float">
            <text:p>3,64328013944503</text:p>
          </table:table-cell>
        </table:table-row>
        <table:table-row table:style-name="ro1">
          <table:table-cell/>
          <table:table-cell office:value-type="float" office:value="2.552" calcext:value-type="float">
            <text:p>2,552</text:p>
          </table:table-cell>
          <table:table-cell office:value-type="float" office:value="3.63889994989158" calcext:value-type="float">
            <text:p>3,63889994989158</text:p>
          </table:table-cell>
        </table:table-row>
        <table:table-row table:style-name="ro1">
          <table:table-cell/>
          <table:table-cell office:value-type="float" office:value="2.554" calcext:value-type="float">
            <text:p>2,554</text:p>
          </table:table-cell>
          <table:table-cell office:value-type="float" office:value="3.63452730513364" calcext:value-type="float">
            <text:p>3,63452730513364</text:p>
          </table:table-cell>
        </table:table-row>
        <table:table-row table:style-name="ro1">
          <table:table-cell/>
          <table:table-cell office:value-type="float" office:value="2.556" calcext:value-type="float">
            <text:p>2,556</text:p>
          </table:table-cell>
          <table:table-cell office:value-type="float" office:value="3.63016218921434" calcext:value-type="float">
            <text:p>3,63016218921434</text:p>
          </table:table-cell>
        </table:table-row>
        <table:table-row table:style-name="ro1">
          <table:table-cell/>
          <table:table-cell office:value-type="float" office:value="2.558" calcext:value-type="float">
            <text:p>2,558</text:p>
          </table:table-cell>
          <table:table-cell office:value-type="float" office:value="3.62580458621223" calcext:value-type="float">
            <text:p>3,62580458621223</text:p>
          </table:table-cell>
        </table:table-row>
        <table:table-row table:style-name="ro1">
          <table:table-cell/>
          <table:table-cell office:value-type="float" office:value="2.56" calcext:value-type="float">
            <text:p>2,56</text:p>
          </table:table-cell>
          <table:table-cell office:value-type="float" office:value="3.62145448024116" calcext:value-type="float">
            <text:p>3,62145448024116</text:p>
          </table:table-cell>
        </table:table-row>
        <table:table-row table:style-name="ro1">
          <table:table-cell/>
          <table:table-cell office:value-type="float" office:value="2.562" calcext:value-type="float">
            <text:p>2,562</text:p>
          </table:table-cell>
          <table:table-cell office:value-type="float" office:value="3.61711185545028" calcext:value-type="float">
            <text:p>3,61711185545028</text:p>
          </table:table-cell>
        </table:table-row>
        <table:table-row table:style-name="ro1">
          <table:table-cell/>
          <table:table-cell office:value-type="float" office:value="2.564" calcext:value-type="float">
            <text:p>2,564</text:p>
          </table:table-cell>
          <table:table-cell office:value-type="float" office:value="3.61277669602394" calcext:value-type="float">
            <text:p>3,61277669602394</text:p>
          </table:table-cell>
        </table:table-row>
        <table:table-row table:style-name="ro1">
          <table:table-cell/>
          <table:table-cell office:value-type="float" office:value="2.566" calcext:value-type="float">
            <text:p>2,566</text:p>
          </table:table-cell>
          <table:table-cell office:value-type="float" office:value="3.6084489861817" calcext:value-type="float">
            <text:p>3,6084489861817</text:p>
          </table:table-cell>
        </table:table-row>
        <table:table-row table:style-name="ro1">
          <table:table-cell/>
          <table:table-cell office:value-type="float" office:value="2.568" calcext:value-type="float">
            <text:p>2,568</text:p>
          </table:table-cell>
          <table:table-cell office:value-type="float" office:value="3.60412871017822" calcext:value-type="float">
            <text:p>3,60412871017822</text:p>
          </table:table-cell>
        </table:table-row>
        <table:table-row table:style-name="ro1">
          <table:table-cell/>
          <table:table-cell office:value-type="float" office:value="2.57" calcext:value-type="float">
            <text:p>2,57</text:p>
          </table:table-cell>
          <table:table-cell office:value-type="float" office:value="3.59981585230326" calcext:value-type="float">
            <text:p>3,59981585230326</text:p>
          </table:table-cell>
        </table:table-row>
        <table:table-row table:style-name="ro1">
          <table:table-cell/>
          <table:table-cell office:value-type="float" office:value="2.572" calcext:value-type="float">
            <text:p>2,572</text:p>
          </table:table-cell>
          <table:table-cell office:value-type="float" office:value="3.59551039688156" calcext:value-type="float">
            <text:p>3,59551039688156</text:p>
          </table:table-cell>
        </table:table-row>
        <table:table-row table:style-name="ro1">
          <table:table-cell/>
          <table:table-cell office:value-type="float" office:value="2.574" calcext:value-type="float">
            <text:p>2,574</text:p>
          </table:table-cell>
          <table:table-cell office:value-type="float" office:value="3.59121232827286" calcext:value-type="float">
            <text:p>3,59121232827286</text:p>
          </table:table-cell>
        </table:table-row>
        <table:table-row table:style-name="ro1">
          <table:table-cell/>
          <table:table-cell office:value-type="float" office:value="2.576" calcext:value-type="float">
            <text:p>2,576</text:p>
          </table:table-cell>
          <table:table-cell office:value-type="float" office:value="3.58692163087181" calcext:value-type="float">
            <text:p>3,58692163087181</text:p>
          </table:table-cell>
        </table:table-row>
        <table:table-row table:style-name="ro1">
          <table:table-cell/>
          <table:table-cell office:value-type="float" office:value="2.578" calcext:value-type="float">
            <text:p>2,578</text:p>
          </table:table-cell>
          <table:table-cell office:value-type="float" office:value="3.58263828910792" calcext:value-type="float">
            <text:p>3,58263828910792</text:p>
          </table:table-cell>
        </table:table-row>
        <table:table-row table:style-name="ro1">
          <table:table-cell/>
          <table:table-cell office:value-type="float" office:value="2.58" calcext:value-type="float">
            <text:p>2,58</text:p>
          </table:table-cell>
          <table:table-cell office:value-type="float" office:value="3.57836228744551" calcext:value-type="float">
            <text:p>3,57836228744551</text:p>
          </table:table-cell>
        </table:table-row>
        <table:table-row table:style-name="ro1">
          <table:table-cell/>
          <table:table-cell office:value-type="float" office:value="2.582" calcext:value-type="float">
            <text:p>2,582</text:p>
          </table:table-cell>
          <table:table-cell office:value-type="float" office:value="3.57409361038364" calcext:value-type="float">
            <text:p>3,57409361038364</text:p>
          </table:table-cell>
        </table:table-row>
        <table:table-row table:style-name="ro1">
          <table:table-cell/>
          <table:table-cell office:value-type="float" office:value="2.584" calcext:value-type="float">
            <text:p>2,584</text:p>
          </table:table-cell>
          <table:table-cell office:value-type="float" office:value="3.56983224245609" calcext:value-type="float">
            <text:p>3,56983224245609</text:p>
          </table:table-cell>
        </table:table-row>
        <table:table-row table:style-name="ro1">
          <table:table-cell/>
          <table:table-cell office:value-type="float" office:value="2.586" calcext:value-type="float">
            <text:p>2,586</text:p>
          </table:table-cell>
          <table:table-cell office:value-type="float" office:value="3.56557816823128" calcext:value-type="float">
            <text:p>3,56557816823128</text:p>
          </table:table-cell>
        </table:table-row>
        <table:table-row table:style-name="ro1">
          <table:table-cell/>
          <table:table-cell office:value-type="float" office:value="2.588" calcext:value-type="float">
            <text:p>2,588</text:p>
          </table:table-cell>
          <table:table-cell office:value-type="float" office:value="3.56133137231223" calcext:value-type="float">
            <text:p>3,56133137231223</text:p>
          </table:table-cell>
        </table:table-row>
        <table:table-row table:style-name="ro1">
          <table:table-cell/>
          <table:table-cell office:value-type="float" office:value="2.59" calcext:value-type="float">
            <text:p>2,59</text:p>
          </table:table-cell>
          <table:table-cell office:value-type="float" office:value="3.55709183933649" calcext:value-type="float">
            <text:p>3,55709183933649</text:p>
          </table:table-cell>
        </table:table-row>
        <table:table-row table:style-name="ro1">
          <table:table-cell/>
          <table:table-cell office:value-type="float" office:value="2.592" calcext:value-type="float">
            <text:p>2,592</text:p>
          </table:table-cell>
          <table:table-cell office:value-type="float" office:value="3.5528595539761" calcext:value-type="float">
            <text:p>3,5528595539761</text:p>
          </table:table-cell>
        </table:table-row>
        <table:table-row table:style-name="ro1">
          <table:table-cell/>
          <table:table-cell office:value-type="float" office:value="2.594" calcext:value-type="float">
            <text:p>2,594</text:p>
          </table:table-cell>
          <table:table-cell office:value-type="float" office:value="3.54863450093751" calcext:value-type="float">
            <text:p>3,54863450093751</text:p>
          </table:table-cell>
        </table:table-row>
        <table:table-row table:style-name="ro1">
          <table:table-cell/>
          <table:table-cell office:value-type="float" office:value="2.596" calcext:value-type="float">
            <text:p>2,596</text:p>
          </table:table-cell>
          <table:table-cell office:value-type="float" office:value="3.54441666496157" calcext:value-type="float">
            <text:p>3,54441666496157</text:p>
          </table:table-cell>
        </table:table-row>
        <table:table-row table:style-name="ro1">
          <table:table-cell/>
          <table:table-cell office:value-type="float" office:value="2.598" calcext:value-type="float">
            <text:p>2,598</text:p>
          </table:table-cell>
          <table:table-cell office:value-type="float" office:value="3.54020603082344" calcext:value-type="float">
            <text:p>3,54020603082344</text:p>
          </table:table-cell>
        </table:table-row>
        <table:table-row table:style-name="ro1">
          <table:table-cell/>
          <table:table-cell office:value-type="float" office:value="2.6" calcext:value-type="float">
            <text:p>2,6</text:p>
          </table:table-cell>
          <table:table-cell office:value-type="float" office:value="3.53600258333253" calcext:value-type="float">
            <text:p>3,53600258333253</text:p>
          </table:table-cell>
        </table:table-row>
        <table:table-row table:style-name="ro1">
          <table:table-cell/>
          <table:table-cell office:value-type="float" office:value="2.602" calcext:value-type="float">
            <text:p>2,602</text:p>
          </table:table-cell>
          <table:table-cell office:value-type="float" office:value="3.53180630733247" calcext:value-type="float">
            <text:p>3,53180630733247</text:p>
          </table:table-cell>
        </table:table-row>
        <table:table-row table:style-name="ro1">
          <table:table-cell/>
          <table:table-cell office:value-type="float" office:value="2.604" calcext:value-type="float">
            <text:p>2,604</text:p>
          </table:table-cell>
          <table:table-cell office:value-type="float" office:value="3.52761718770104" calcext:value-type="float">
            <text:p>3,52761718770104</text:p>
          </table:table-cell>
        </table:table-row>
        <table:table-row table:style-name="ro1">
          <table:table-cell/>
          <table:table-cell office:value-type="float" office:value="2.606" calcext:value-type="float">
            <text:p>2,606</text:p>
          </table:table-cell>
          <table:table-cell office:value-type="float" office:value="3.52343520935009" calcext:value-type="float">
            <text:p>3,52343520935009</text:p>
          </table:table-cell>
        </table:table-row>
        <table:table-row table:style-name="ro1">
          <table:table-cell/>
          <table:table-cell office:value-type="float" office:value="2.608" calcext:value-type="float">
            <text:p>2,608</text:p>
          </table:table-cell>
          <table:table-cell office:value-type="float" office:value="3.51926035722554" calcext:value-type="float">
            <text:p>3,51926035722554</text:p>
          </table:table-cell>
        </table:table-row>
        <table:table-row table:style-name="ro1">
          <table:table-cell/>
          <table:table-cell office:value-type="float" office:value="2.61" calcext:value-type="float">
            <text:p>2,61</text:p>
          </table:table-cell>
          <table:table-cell office:value-type="float" office:value="3.51509261630728" calcext:value-type="float">
            <text:p>3,51509261630728</text:p>
          </table:table-cell>
        </table:table-row>
        <table:table-row table:style-name="ro1">
          <table:table-cell/>
          <table:table-cell office:value-type="float" office:value="2.612" calcext:value-type="float">
            <text:p>2,612</text:p>
          </table:table-cell>
          <table:table-cell office:value-type="float" office:value="3.51093197160912" calcext:value-type="float">
            <text:p>3,51093197160912</text:p>
          </table:table-cell>
        </table:table-row>
        <table:table-row table:style-name="ro1">
          <table:table-cell/>
          <table:table-cell office:value-type="float" office:value="2.614" calcext:value-type="float">
            <text:p>2,614</text:p>
          </table:table-cell>
          <table:table-cell office:value-type="float" office:value="3.50677840817873" calcext:value-type="float">
            <text:p>3,50677840817873</text:p>
          </table:table-cell>
        </table:table-row>
        <table:table-row table:style-name="ro1">
          <table:table-cell/>
          <table:table-cell office:value-type="float" office:value="2.616" calcext:value-type="float">
            <text:p>2,616</text:p>
          </table:table-cell>
          <table:table-cell office:value-type="float" office:value="3.50263191109761" calcext:value-type="float">
            <text:p>3,50263191109761</text:p>
          </table:table-cell>
        </table:table-row>
        <table:table-row table:style-name="ro1">
          <table:table-cell/>
          <table:table-cell office:value-type="float" office:value="2.618" calcext:value-type="float">
            <text:p>2,618</text:p>
          </table:table-cell>
          <table:table-cell office:value-type="float" office:value="3.49849246548099" calcext:value-type="float">
            <text:p>3,49849246548099</text:p>
          </table:table-cell>
        </table:table-row>
        <table:table-row table:style-name="ro1">
          <table:table-cell/>
          <table:table-cell office:value-type="float" office:value="2.62" calcext:value-type="float">
            <text:p>2,62</text:p>
          </table:table-cell>
          <table:table-cell office:value-type="float" office:value="3.4943600564778" calcext:value-type="float">
            <text:p>3,4943600564778</text:p>
          </table:table-cell>
        </table:table-row>
        <table:table-row table:style-name="ro1">
          <table:table-cell/>
          <table:table-cell office:value-type="float" office:value="2.622" calcext:value-type="float">
            <text:p>2,622</text:p>
          </table:table-cell>
          <table:table-cell office:value-type="float" office:value="3.49023466927064" calcext:value-type="float">
            <text:p>3,49023466927064</text:p>
          </table:table-cell>
        </table:table-row>
        <table:table-row table:style-name="ro1">
          <table:table-cell/>
          <table:table-cell office:value-type="float" office:value="2.624" calcext:value-type="float">
            <text:p>2,624</text:p>
          </table:table-cell>
          <table:table-cell office:value-type="float" office:value="3.48611628907563" calcext:value-type="float">
            <text:p>3,48611628907563</text:p>
          </table:table-cell>
        </table:table-row>
        <table:table-row table:style-name="ro1">
          <table:table-cell/>
          <table:table-cell office:value-type="float" office:value="2.626" calcext:value-type="float">
            <text:p>2,626</text:p>
          </table:table-cell>
          <table:table-cell office:value-type="float" office:value="3.48200490114246" calcext:value-type="float">
            <text:p>3,48200490114246</text:p>
          </table:table-cell>
        </table:table-row>
        <table:table-row table:style-name="ro1">
          <table:table-cell/>
          <table:table-cell office:value-type="float" office:value="2.628" calcext:value-type="float">
            <text:p>2,628</text:p>
          </table:table-cell>
          <table:table-cell office:value-type="float" office:value="3.47790049075425" calcext:value-type="float">
            <text:p>3,47790049075425</text:p>
          </table:table-cell>
        </table:table-row>
        <table:table-row table:style-name="ro1">
          <table:table-cell/>
          <table:table-cell office:value-type="float" office:value="2.63" calcext:value-type="float">
            <text:p>2,63</text:p>
          </table:table-cell>
          <table:table-cell office:value-type="float" office:value="3.47380304322756" calcext:value-type="float">
            <text:p>3,47380304322756</text:p>
          </table:table-cell>
        </table:table-row>
        <table:table-row table:style-name="ro1">
          <table:table-cell/>
          <table:table-cell office:value-type="float" office:value="2.632" calcext:value-type="float">
            <text:p>2,632</text:p>
          </table:table-cell>
          <table:table-cell office:value-type="float" office:value="3.46971254391227" calcext:value-type="float">
            <text:p>3,46971254391227</text:p>
          </table:table-cell>
        </table:table-row>
        <table:table-row table:style-name="ro1">
          <table:table-cell/>
          <table:table-cell office:value-type="float" office:value="2.634" calcext:value-type="float">
            <text:p>2,634</text:p>
          </table:table-cell>
          <table:table-cell office:value-type="float" office:value="3.46562897819154" calcext:value-type="float">
            <text:p>3,46562897819154</text:p>
          </table:table-cell>
        </table:table-row>
        <table:table-row table:style-name="ro1">
          <table:table-cell/>
          <table:table-cell office:value-type="float" office:value="2.636" calcext:value-type="float">
            <text:p>2,636</text:p>
          </table:table-cell>
          <table:table-cell office:value-type="float" office:value="3.46155233148178" calcext:value-type="float">
            <text:p>3,46155233148178</text:p>
          </table:table-cell>
        </table:table-row>
        <table:table-row table:style-name="ro1">
          <table:table-cell/>
          <table:table-cell office:value-type="float" office:value="2.638" calcext:value-type="float">
            <text:p>2,638</text:p>
          </table:table-cell>
          <table:table-cell office:value-type="float" office:value="3.45748258923257" calcext:value-type="float">
            <text:p>3,45748258923257</text:p>
          </table:table-cell>
        </table:table-row>
        <table:table-row table:style-name="ro1">
          <table:table-cell/>
          <table:table-cell office:value-type="float" office:value="2.64" calcext:value-type="float">
            <text:p>2,64</text:p>
          </table:table-cell>
          <table:table-cell office:value-type="float" office:value="3.45341973692657" calcext:value-type="float">
            <text:p>3,45341973692657</text:p>
          </table:table-cell>
        </table:table-row>
        <table:table-row table:style-name="ro1">
          <table:table-cell/>
          <table:table-cell office:value-type="float" office:value="2.642" calcext:value-type="float">
            <text:p>2,642</text:p>
          </table:table-cell>
          <table:table-cell office:value-type="float" office:value="3.44936376007953" calcext:value-type="float">
            <text:p>3,44936376007953</text:p>
          </table:table-cell>
        </table:table-row>
        <table:table-row table:style-name="ro1">
          <table:table-cell/>
          <table:table-cell office:value-type="float" office:value="2.644" calcext:value-type="float">
            <text:p>2,644</text:p>
          </table:table-cell>
          <table:table-cell office:value-type="float" office:value="3.44531464424017" calcext:value-type="float">
            <text:p>3,44531464424017</text:p>
          </table:table-cell>
        </table:table-row>
        <table:table-row table:style-name="ro1">
          <table:table-cell/>
          <table:table-cell office:value-type="float" office:value="2.646" calcext:value-type="float">
            <text:p>2,646</text:p>
          </table:table-cell>
          <table:table-cell office:value-type="float" office:value="3.44127237499014" calcext:value-type="float">
            <text:p>3,44127237499014</text:p>
          </table:table-cell>
        </table:table-row>
        <table:table-row table:style-name="ro1">
          <table:table-cell/>
          <table:table-cell office:value-type="float" office:value="2.648" calcext:value-type="float">
            <text:p>2,648</text:p>
          </table:table-cell>
          <table:table-cell office:value-type="float" office:value="3.43723693794397" calcext:value-type="float">
            <text:p>3,43723693794397</text:p>
          </table:table-cell>
        </table:table-row>
        <table:table-row table:style-name="ro1">
          <table:table-cell/>
          <table:table-cell office:value-type="float" office:value="2.65" calcext:value-type="float">
            <text:p>2,65</text:p>
          </table:table-cell>
          <table:table-cell office:value-type="float" office:value="3.43320831874901" calcext:value-type="float">
            <text:p>3,43320831874901</text:p>
          </table:table-cell>
        </table:table-row>
        <table:table-row table:style-name="ro1">
          <table:table-cell/>
          <table:table-cell office:value-type="float" office:value="2.652" calcext:value-type="float">
            <text:p>2,652</text:p>
          </table:table-cell>
          <table:table-cell office:value-type="float" office:value="3.42918650308535" calcext:value-type="float">
            <text:p>3,42918650308535</text:p>
          </table:table-cell>
        </table:table-row>
        <table:table-row table:style-name="ro1">
          <table:table-cell/>
          <table:table-cell office:value-type="float" office:value="2.654" calcext:value-type="float">
            <text:p>2,654</text:p>
          </table:table-cell>
          <table:table-cell office:value-type="float" office:value="3.42517147666578" calcext:value-type="float">
            <text:p>3,42517147666578</text:p>
          </table:table-cell>
        </table:table-row>
        <table:table-row table:style-name="ro1">
          <table:table-cell/>
          <table:table-cell office:value-type="float" office:value="2.656" calcext:value-type="float">
            <text:p>2,656</text:p>
          </table:table-cell>
          <table:table-cell office:value-type="float" office:value="3.42116322523571" calcext:value-type="float">
            <text:p>3,42116322523571</text:p>
          </table:table-cell>
        </table:table-row>
        <table:table-row table:style-name="ro1">
          <table:table-cell/>
          <table:table-cell office:value-type="float" office:value="2.658" calcext:value-type="float">
            <text:p>2,658</text:p>
          </table:table-cell>
          <table:table-cell office:value-type="float" office:value="3.41716173457315" calcext:value-type="float">
            <text:p>3,41716173457315</text:p>
          </table:table-cell>
        </table:table-row>
        <table:table-row table:style-name="ro1">
          <table:table-cell/>
          <table:table-cell office:value-type="float" office:value="2.66" calcext:value-type="float">
            <text:p>2,66</text:p>
          </table:table-cell>
          <table:table-cell office:value-type="float" office:value="3.4131669904886" calcext:value-type="float">
            <text:p>3,4131669904886</text:p>
          </table:table-cell>
        </table:table-row>
        <table:table-row table:style-name="ro1">
          <table:table-cell/>
          <table:table-cell office:value-type="float" office:value="2.662" calcext:value-type="float">
            <text:p>2,662</text:p>
          </table:table-cell>
          <table:table-cell office:value-type="float" office:value="3.40917897882502" calcext:value-type="float">
            <text:p>3,40917897882502</text:p>
          </table:table-cell>
        </table:table-row>
        <table:table-row table:style-name="ro1">
          <table:table-cell/>
          <table:table-cell office:value-type="float" office:value="2.664" calcext:value-type="float">
            <text:p>2,664</text:p>
          </table:table-cell>
          <table:table-cell office:value-type="float" office:value="3.40519768545776" calcext:value-type="float">
            <text:p>3,40519768545776</text:p>
          </table:table-cell>
        </table:table-row>
        <table:table-row table:style-name="ro1">
          <table:table-cell/>
          <table:table-cell office:value-type="float" office:value="2.666" calcext:value-type="float">
            <text:p>2,666</text:p>
          </table:table-cell>
          <table:table-cell office:value-type="float" office:value="3.4012230962945" calcext:value-type="float">
            <text:p>3,4012230962945</text:p>
          </table:table-cell>
        </table:table-row>
        <table:table-row table:style-name="ro1">
          <table:table-cell/>
          <table:table-cell office:value-type="float" office:value="2.668" calcext:value-type="float">
            <text:p>2,668</text:p>
          </table:table-cell>
          <table:table-cell office:value-type="float" office:value="3.39725519727519" calcext:value-type="float">
            <text:p>3,39725519727519</text:p>
          </table:table-cell>
        </table:table-row>
        <table:table-row table:style-name="ro1">
          <table:table-cell/>
          <table:table-cell office:value-type="float" office:value="2.67" calcext:value-type="float">
            <text:p>2,67</text:p>
          </table:table-cell>
          <table:table-cell office:value-type="float" office:value="3.39329397437199" calcext:value-type="float">
            <text:p>3,39329397437199</text:p>
          </table:table-cell>
        </table:table-row>
        <table:table-row table:style-name="ro1">
          <table:table-cell/>
          <table:table-cell office:value-type="float" office:value="2.672" calcext:value-type="float">
            <text:p>2,672</text:p>
          </table:table-cell>
          <table:table-cell office:value-type="float" office:value="3.38933941358922" calcext:value-type="float">
            <text:p>3,38933941358922</text:p>
          </table:table-cell>
        </table:table-row>
        <table:table-row table:style-name="ro1">
          <table:table-cell/>
          <table:table-cell office:value-type="float" office:value="2.674" calcext:value-type="float">
            <text:p>2,674</text:p>
          </table:table-cell>
          <table:table-cell office:value-type="float" office:value="3.38539150096328" calcext:value-type="float">
            <text:p>3,38539150096328</text:p>
          </table:table-cell>
        </table:table-row>
        <table:table-row table:style-name="ro1">
          <table:table-cell/>
          <table:table-cell office:value-type="float" office:value="2.676" calcext:value-type="float">
            <text:p>2,676</text:p>
          </table:table-cell>
          <table:table-cell office:value-type="float" office:value="3.38145022256258" calcext:value-type="float">
            <text:p>3,38145022256258</text:p>
          </table:table-cell>
        </table:table-row>
        <table:table-row table:style-name="ro1">
          <table:table-cell/>
          <table:table-cell office:value-type="float" office:value="2.678" calcext:value-type="float">
            <text:p>2,678</text:p>
          </table:table-cell>
          <table:table-cell office:value-type="float" office:value="3.37751556448753" calcext:value-type="float">
            <text:p>3,37751556448753</text:p>
          </table:table-cell>
        </table:table-row>
        <table:table-row table:style-name="ro1">
          <table:table-cell/>
          <table:table-cell office:value-type="float" office:value="2.68" calcext:value-type="float">
            <text:p>2,68</text:p>
          </table:table-cell>
          <table:table-cell office:value-type="float" office:value="3.3735875128704" calcext:value-type="float">
            <text:p>3,3735875128704</text:p>
          </table:table-cell>
        </table:table-row>
        <table:table-row table:style-name="ro1">
          <table:table-cell/>
          <table:table-cell office:value-type="float" office:value="2.682" calcext:value-type="float">
            <text:p>2,682</text:p>
          </table:table-cell>
          <table:table-cell office:value-type="float" office:value="3.36966605387536" calcext:value-type="float">
            <text:p>3,36966605387536</text:p>
          </table:table-cell>
        </table:table-row>
        <table:table-row table:style-name="ro1">
          <table:table-cell/>
          <table:table-cell office:value-type="float" office:value="2.684" calcext:value-type="float">
            <text:p>2,684</text:p>
          </table:table-cell>
          <table:table-cell office:value-type="float" office:value="3.36575117369831" calcext:value-type="float">
            <text:p>3,36575117369831</text:p>
          </table:table-cell>
        </table:table-row>
        <table:table-row table:style-name="ro1">
          <table:table-cell/>
          <table:table-cell office:value-type="float" office:value="2.686" calcext:value-type="float">
            <text:p>2,686</text:p>
          </table:table-cell>
          <table:table-cell office:value-type="float" office:value="3.36184285856689" calcext:value-type="float">
            <text:p>3,36184285856689</text:p>
          </table:table-cell>
        </table:table-row>
        <table:table-row table:style-name="ro1">
          <table:table-cell/>
          <table:table-cell office:value-type="float" office:value="2.688" calcext:value-type="float">
            <text:p>2,688</text:p>
          </table:table-cell>
          <table:table-cell office:value-type="float" office:value="3.35794109474041" calcext:value-type="float">
            <text:p>3,35794109474041</text:p>
          </table:table-cell>
        </table:table-row>
        <table:table-row table:style-name="ro1">
          <table:table-cell/>
          <table:table-cell office:value-type="float" office:value="2.69" calcext:value-type="float">
            <text:p>2,69</text:p>
          </table:table-cell>
          <table:table-cell office:value-type="float" office:value="3.35404586850977" calcext:value-type="float">
            <text:p>3,35404586850977</text:p>
          </table:table-cell>
        </table:table-row>
        <table:table-row table:style-name="ro1">
          <table:table-cell/>
          <table:table-cell office:value-type="float" office:value="2.692" calcext:value-type="float">
            <text:p>2,692</text:p>
          </table:table-cell>
          <table:table-cell office:value-type="float" office:value="3.35015716619739" calcext:value-type="float">
            <text:p>3,35015716619739</text:p>
          </table:table-cell>
        </table:table-row>
        <table:table-row table:style-name="ro1">
          <table:table-cell/>
          <table:table-cell office:value-type="float" office:value="2.694" calcext:value-type="float">
            <text:p>2,694</text:p>
          </table:table-cell>
          <table:table-cell office:value-type="float" office:value="3.3462749741572" calcext:value-type="float">
            <text:p>3,3462749741572</text:p>
          </table:table-cell>
        </table:table-row>
        <table:table-row table:style-name="ro1">
          <table:table-cell/>
          <table:table-cell office:value-type="float" office:value="2.696" calcext:value-type="float">
            <text:p>2,696</text:p>
          </table:table-cell>
          <table:table-cell office:value-type="float" office:value="3.3423992787745" calcext:value-type="float">
            <text:p>3,3423992787745</text:p>
          </table:table-cell>
        </table:table-row>
        <table:table-row table:style-name="ro1">
          <table:table-cell/>
          <table:table-cell office:value-type="float" office:value="2.698" calcext:value-type="float">
            <text:p>2,698</text:p>
          </table:table-cell>
          <table:table-cell office:value-type="float" office:value="3.33853006646597" calcext:value-type="float">
            <text:p>3,33853006646597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3.33466732367957" calcext:value-type="float">
            <text:p>3,33466732367957</text:p>
          </table:table-cell>
        </table:table-row>
        <table:table-row table:style-name="ro1">
          <table:table-cell/>
          <table:table-cell office:value-type="float" office:value="2.702" calcext:value-type="float">
            <text:p>2,702</text:p>
          </table:table-cell>
          <table:table-cell office:value-type="float" office:value="3.33081103689449" calcext:value-type="float">
            <text:p>3,33081103689449</text:p>
          </table:table-cell>
        </table:table-row>
        <table:table-row table:style-name="ro1">
          <table:table-cell/>
          <table:table-cell office:value-type="float" office:value="2.704" calcext:value-type="float">
            <text:p>2,704</text:p>
          </table:table-cell>
          <table:table-cell office:value-type="float" office:value="3.32696119262109" calcext:value-type="float">
            <text:p>3,32696119262109</text:p>
          </table:table-cell>
        </table:table-row>
        <table:table-row table:style-name="ro1">
          <table:table-cell/>
          <table:table-cell office:value-type="float" office:value="2.706" calcext:value-type="float">
            <text:p>2,706</text:p>
          </table:table-cell>
          <table:table-cell office:value-type="float" office:value="3.32311777740082" calcext:value-type="float">
            <text:p>3,32311777740082</text:p>
          </table:table-cell>
        </table:table-row>
        <table:table-row table:style-name="ro1">
          <table:table-cell/>
          <table:table-cell office:value-type="float" office:value="2.708" calcext:value-type="float">
            <text:p>2,708</text:p>
          </table:table-cell>
          <table:table-cell office:value-type="float" office:value="3.31928077780617" calcext:value-type="float">
            <text:p>3,31928077780617</text:p>
          </table:table-cell>
        </table:table-row>
        <table:table-row table:style-name="ro1">
          <table:table-cell/>
          <table:table-cell office:value-type="float" office:value="2.71" calcext:value-type="float">
            <text:p>2,71</text:p>
          </table:table-cell>
          <table:table-cell office:value-type="float" office:value="3.31545018044063" calcext:value-type="float">
            <text:p>3,31545018044063</text:p>
          </table:table-cell>
        </table:table-row>
        <table:table-row table:style-name="ro1">
          <table:table-cell/>
          <table:table-cell office:value-type="float" office:value="2.712" calcext:value-type="float">
            <text:p>2,712</text:p>
          </table:table-cell>
          <table:table-cell office:value-type="float" office:value="3.31162597193859" calcext:value-type="float">
            <text:p>3,31162597193859</text:p>
          </table:table-cell>
        </table:table-row>
        <table:table-row table:style-name="ro1">
          <table:table-cell/>
          <table:table-cell office:value-type="float" office:value="2.714" calcext:value-type="float">
            <text:p>2,714</text:p>
          </table:table-cell>
          <table:table-cell office:value-type="float" office:value="3.3078081389653" calcext:value-type="float">
            <text:p>3,3078081389653</text:p>
          </table:table-cell>
        </table:table-row>
        <table:table-row table:style-name="ro1">
          <table:table-cell/>
          <table:table-cell office:value-type="float" office:value="2.716" calcext:value-type="float">
            <text:p>2,716</text:p>
          </table:table-cell>
          <table:table-cell office:value-type="float" office:value="3.30399666821681" calcext:value-type="float">
            <text:p>3,30399666821681</text:p>
          </table:table-cell>
        </table:table-row>
        <table:table-row table:style-name="ro1">
          <table:table-cell/>
          <table:table-cell office:value-type="float" office:value="2.718" calcext:value-type="float">
            <text:p>2,718</text:p>
          </table:table-cell>
          <table:table-cell office:value-type="float" office:value="3.30019154641988" calcext:value-type="float">
            <text:p>3,30019154641988</text:p>
          </table:table-cell>
        </table:table-row>
        <table:table-row table:style-name="ro1">
          <table:table-cell/>
          <table:table-cell office:value-type="float" office:value="2.72" calcext:value-type="float">
            <text:p>2,72</text:p>
          </table:table-cell>
          <table:table-cell office:value-type="float" office:value="3.29639276033197" calcext:value-type="float">
            <text:p>3,29639276033197</text:p>
          </table:table-cell>
        </table:table-row>
        <table:table-row table:style-name="ro1">
          <table:table-cell/>
          <table:table-cell office:value-type="float" office:value="2.722" calcext:value-type="float">
            <text:p>2,722</text:p>
          </table:table-cell>
          <table:table-cell office:value-type="float" office:value="3.29260029674111" calcext:value-type="float">
            <text:p>3,29260029674111</text:p>
          </table:table-cell>
        </table:table-row>
        <table:table-row table:style-name="ro1">
          <table:table-cell/>
          <table:table-cell office:value-type="float" office:value="2.724" calcext:value-type="float">
            <text:p>2,724</text:p>
          </table:table-cell>
          <table:table-cell office:value-type="float" office:value="3.28881414246591" calcext:value-type="float">
            <text:p>3,28881414246591</text:p>
          </table:table-cell>
        </table:table-row>
        <table:table-row table:style-name="ro1">
          <table:table-cell/>
          <table:table-cell office:value-type="float" office:value="2.726" calcext:value-type="float">
            <text:p>2,726</text:p>
          </table:table-cell>
          <table:table-cell office:value-type="float" office:value="3.28503428435543" calcext:value-type="float">
            <text:p>3,28503428435543</text:p>
          </table:table-cell>
        </table:table-row>
        <table:table-row table:style-name="ro1">
          <table:table-cell/>
          <table:table-cell office:value-type="float" office:value="2.728" calcext:value-type="float">
            <text:p>2,728</text:p>
          </table:table-cell>
          <table:table-cell office:value-type="float" office:value="3.28126070928918" calcext:value-type="float">
            <text:p>3,28126070928918</text:p>
          </table:table-cell>
        </table:table-row>
        <table:table-row table:style-name="ro1">
          <table:table-cell/>
          <table:table-cell office:value-type="float" office:value="2.73" calcext:value-type="float">
            <text:p>2,73</text:p>
          </table:table-cell>
          <table:table-cell office:value-type="float" office:value="3.277493404177" calcext:value-type="float">
            <text:p>3,277493404177</text:p>
          </table:table-cell>
        </table:table-row>
        <table:table-row table:style-name="ro1">
          <table:table-cell/>
          <table:table-cell office:value-type="float" office:value="2.732" calcext:value-type="float">
            <text:p>2,732</text:p>
          </table:table-cell>
          <table:table-cell office:value-type="float" office:value="3.27373235595904" calcext:value-type="float">
            <text:p>3,27373235595904</text:p>
          </table:table-cell>
        </table:table-row>
        <table:table-row table:style-name="ro1">
          <table:table-cell/>
          <table:table-cell office:value-type="float" office:value="2.734" calcext:value-type="float">
            <text:p>2,734</text:p>
          </table:table-cell>
          <table:table-cell office:value-type="float" office:value="3.26997755160568" calcext:value-type="float">
            <text:p>3,26997755160568</text:p>
          </table:table-cell>
        </table:table-row>
        <table:table-row table:style-name="ro1">
          <table:table-cell/>
          <table:table-cell office:value-type="float" office:value="2.736" calcext:value-type="float">
            <text:p>2,736</text:p>
          </table:table-cell>
          <table:table-cell office:value-type="float" office:value="3.26622897811747" calcext:value-type="float">
            <text:p>3,26622897811747</text:p>
          </table:table-cell>
        </table:table-row>
        <table:table-row table:style-name="ro1">
          <table:table-cell/>
          <table:table-cell office:value-type="float" office:value="2.738" calcext:value-type="float">
            <text:p>2,738</text:p>
          </table:table-cell>
          <table:table-cell office:value-type="float" office:value="3.26248662252507" calcext:value-type="float">
            <text:p>3,26248662252507</text:p>
          </table:table-cell>
        </table:table-row>
        <table:table-row table:style-name="ro1">
          <table:table-cell/>
          <table:table-cell office:value-type="float" office:value="2.74" calcext:value-type="float">
            <text:p>2,74</text:p>
          </table:table-cell>
          <table:table-cell office:value-type="float" office:value="3.25875047188918" calcext:value-type="float">
            <text:p>3,25875047188918</text:p>
          </table:table-cell>
        </table:table-row>
        <table:table-row table:style-name="ro1">
          <table:table-cell/>
          <table:table-cell office:value-type="float" office:value="2.742" calcext:value-type="float">
            <text:p>2,742</text:p>
          </table:table-cell>
          <table:table-cell office:value-type="float" office:value="3.25502051330048" calcext:value-type="float">
            <text:p>3,25502051330048</text:p>
          </table:table-cell>
        </table:table-row>
        <table:table-row table:style-name="ro1">
          <table:table-cell/>
          <table:table-cell office:value-type="float" office:value="2.744" calcext:value-type="float">
            <text:p>2,744</text:p>
          </table:table-cell>
          <table:table-cell office:value-type="float" office:value="3.25129673387959" calcext:value-type="float">
            <text:p>3,25129673387959</text:p>
          </table:table-cell>
        </table:table-row>
        <table:table-row table:style-name="ro1">
          <table:table-cell/>
          <table:table-cell office:value-type="float" office:value="2.746" calcext:value-type="float">
            <text:p>2,746</text:p>
          </table:table-cell>
          <table:table-cell office:value-type="float" office:value="3.24757912077696" calcext:value-type="float">
            <text:p>3,24757912077696</text:p>
          </table:table-cell>
        </table:table-row>
        <table:table-row table:style-name="ro1">
          <table:table-cell/>
          <table:table-cell office:value-type="float" office:value="2.748" calcext:value-type="float">
            <text:p>2,748</text:p>
          </table:table-cell>
          <table:table-cell office:value-type="float" office:value="3.24386766117286" calcext:value-type="float">
            <text:p>3,24386766117286</text:p>
          </table:table-cell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office:value-type="float" office:value="3.24016234227728" calcext:value-type="float">
            <text:p>3,24016234227728</text:p>
          </table:table-cell>
        </table:table-row>
        <table:table-row table:style-name="ro1">
          <table:table-cell/>
          <table:table-cell office:value-type="float" office:value="2.752" calcext:value-type="float">
            <text:p>2,752</text:p>
          </table:table-cell>
          <table:table-cell office:value-type="float" office:value="3.23646315132989" calcext:value-type="float">
            <text:p>3,23646315132989</text:p>
          </table:table-cell>
        </table:table-row>
        <table:table-row table:style-name="ro1">
          <table:table-cell/>
          <table:table-cell office:value-type="float" office:value="2.754" calcext:value-type="float">
            <text:p>2,754</text:p>
          </table:table-cell>
          <table:table-cell office:value-type="float" office:value="3.23277007559996" calcext:value-type="float">
            <text:p>3,23277007559996</text:p>
          </table:table-cell>
        </table:table-row>
        <table:table-row table:style-name="ro1">
          <table:table-cell/>
          <table:table-cell office:value-type="float" office:value="2.756" calcext:value-type="float">
            <text:p>2,756</text:p>
          </table:table-cell>
          <table:table-cell office:value-type="float" office:value="3.22908310238631" calcext:value-type="float">
            <text:p>3,22908310238631</text:p>
          </table:table-cell>
        </table:table-row>
        <table:table-row table:style-name="ro1">
          <table:table-cell/>
          <table:table-cell office:value-type="float" office:value="2.758" calcext:value-type="float">
            <text:p>2,758</text:p>
          </table:table-cell>
          <table:table-cell office:value-type="float" office:value="3.22540221901724" calcext:value-type="float">
            <text:p>3,22540221901724</text:p>
          </table:table-cell>
        </table:table-row>
        <table:table-row table:style-name="ro1">
          <table:table-cell/>
          <table:table-cell office:value-type="float" office:value="2.76" calcext:value-type="float">
            <text:p>2,76</text:p>
          </table:table-cell>
          <table:table-cell office:value-type="float" office:value="3.22172741285048" calcext:value-type="float">
            <text:p>3,22172741285048</text:p>
          </table:table-cell>
        </table:table-row>
        <table:table-row table:style-name="ro1">
          <table:table-cell/>
          <table:table-cell office:value-type="float" office:value="2.762" calcext:value-type="float">
            <text:p>2,762</text:p>
          </table:table-cell>
          <table:table-cell office:value-type="float" office:value="3.21805867127312" calcext:value-type="float">
            <text:p>3,21805867127312</text:p>
          </table:table-cell>
        </table:table-row>
        <table:table-row table:style-name="ro1">
          <table:table-cell/>
          <table:table-cell office:value-type="float" office:value="2.764" calcext:value-type="float">
            <text:p>2,764</text:p>
          </table:table-cell>
          <table:table-cell office:value-type="float" office:value="3.21439598170153" calcext:value-type="float">
            <text:p>3,21439598170153</text:p>
          </table:table-cell>
        </table:table-row>
        <table:table-row table:style-name="ro1">
          <table:table-cell/>
          <table:table-cell office:value-type="float" office:value="2.766" calcext:value-type="float">
            <text:p>2,766</text:p>
          </table:table-cell>
          <table:table-cell office:value-type="float" office:value="3.21073933158132" calcext:value-type="float">
            <text:p>3,21073933158132</text:p>
          </table:table-cell>
        </table:table-row>
        <table:table-row table:style-name="ro1">
          <table:table-cell/>
          <table:table-cell office:value-type="float" office:value="2.768" calcext:value-type="float">
            <text:p>2,768</text:p>
          </table:table-cell>
          <table:table-cell office:value-type="float" office:value="3.20708870838729" calcext:value-type="float">
            <text:p>3,20708870838729</text:p>
          </table:table-cell>
        </table:table-row>
        <table:table-row table:style-name="ro1">
          <table:table-cell/>
          <table:table-cell office:value-type="float" office:value="2.77" calcext:value-type="float">
            <text:p>2,77</text:p>
          </table:table-cell>
          <table:table-cell office:value-type="float" office:value="3.20344409962334" calcext:value-type="float">
            <text:p>3,20344409962334</text:p>
          </table:table-cell>
        </table:table-row>
        <table:table-row table:style-name="ro1">
          <table:table-cell/>
          <table:table-cell office:value-type="float" office:value="2.772" calcext:value-type="float">
            <text:p>2,772</text:p>
          </table:table-cell>
          <table:table-cell office:value-type="float" office:value="3.1998054928224" calcext:value-type="float">
            <text:p>3,1998054928224</text:p>
          </table:table-cell>
        </table:table-row>
        <table:table-row table:style-name="ro1">
          <table:table-cell/>
          <table:table-cell office:value-type="float" office:value="2.774" calcext:value-type="float">
            <text:p>2,774</text:p>
          </table:table-cell>
          <table:table-cell office:value-type="float" office:value="3.19617287554641" calcext:value-type="float">
            <text:p>3,19617287554641</text:p>
          </table:table-cell>
        </table:table-row>
        <table:table-row table:style-name="ro1">
          <table:table-cell/>
          <table:table-cell office:value-type="float" office:value="2.776" calcext:value-type="float">
            <text:p>2,776</text:p>
          </table:table-cell>
          <table:table-cell office:value-type="float" office:value="3.19254623538621" calcext:value-type="float">
            <text:p>3,19254623538621</text:p>
          </table:table-cell>
        </table:table-row>
        <table:table-row table:style-name="ro1">
          <table:table-cell/>
          <table:table-cell office:value-type="float" office:value="2.778" calcext:value-type="float">
            <text:p>2,778</text:p>
          </table:table-cell>
          <table:table-cell office:value-type="float" office:value="3.18892555996152" calcext:value-type="float">
            <text:p>3,18892555996152</text:p>
          </table:table-cell>
        </table:table-row>
        <table:table-row table:style-name="ro1">
          <table:table-cell/>
          <table:table-cell office:value-type="float" office:value="2.78" calcext:value-type="float">
            <text:p>2,78</text:p>
          </table:table-cell>
          <table:table-cell office:value-type="float" office:value="3.18531083692086" calcext:value-type="float">
            <text:p>3,18531083692086</text:p>
          </table:table-cell>
        </table:table-row>
        <table:table-row table:style-name="ro1">
          <table:table-cell/>
          <table:table-cell office:value-type="float" office:value="2.782" calcext:value-type="float">
            <text:p>2,782</text:p>
          </table:table-cell>
          <table:table-cell office:value-type="float" office:value="3.18170205394146" calcext:value-type="float">
            <text:p>3,18170205394146</text:p>
          </table:table-cell>
        </table:table-row>
        <table:table-row table:style-name="ro1">
          <table:table-cell/>
          <table:table-cell office:value-type="float" office:value="2.784" calcext:value-type="float">
            <text:p>2,784</text:p>
          </table:table-cell>
          <table:table-cell office:value-type="float" office:value="3.17809919872925" calcext:value-type="float">
            <text:p>3,17809919872925</text:p>
          </table:table-cell>
        </table:table-row>
        <table:table-row table:style-name="ro1">
          <table:table-cell/>
          <table:table-cell office:value-type="float" office:value="2.786" calcext:value-type="float">
            <text:p>2,786</text:p>
          </table:table-cell>
          <table:table-cell office:value-type="float" office:value="3.17450225901876" calcext:value-type="float">
            <text:p>3,17450225901876</text:p>
          </table:table-cell>
        </table:table-row>
        <table:table-row table:style-name="ro1">
          <table:table-cell/>
          <table:table-cell office:value-type="float" office:value="2.788" calcext:value-type="float">
            <text:p>2,788</text:p>
          </table:table-cell>
          <table:table-cell office:value-type="float" office:value="3.17091122257308" calcext:value-type="float">
            <text:p>3,17091122257308</text:p>
          </table:table-cell>
        </table:table-row>
        <table:table-row table:style-name="ro1">
          <table:table-cell/>
          <table:table-cell office:value-type="float" office:value="2.79" calcext:value-type="float">
            <text:p>2,79</text:p>
          </table:table-cell>
          <table:table-cell office:value-type="float" office:value="3.16732607718376" calcext:value-type="float">
            <text:p>3,16732607718376</text:p>
          </table:table-cell>
        </table:table-row>
        <table:table-row table:style-name="ro1">
          <table:table-cell/>
          <table:table-cell office:value-type="float" office:value="2.792" calcext:value-type="float">
            <text:p>2,792</text:p>
          </table:table-cell>
          <table:table-cell office:value-type="float" office:value="3.16374681067082" calcext:value-type="float">
            <text:p>3,16374681067082</text:p>
          </table:table-cell>
        </table:table-row>
        <table:table-row table:style-name="ro1">
          <table:table-cell/>
          <table:table-cell office:value-type="float" office:value="2.794" calcext:value-type="float">
            <text:p>2,794</text:p>
          </table:table-cell>
          <table:table-cell office:value-type="float" office:value="3.1601734108826" calcext:value-type="float">
            <text:p>3,1601734108826</text:p>
          </table:table-cell>
        </table:table-row>
        <table:table-row table:style-name="ro1">
          <table:table-cell/>
          <table:table-cell office:value-type="float" office:value="2.796" calcext:value-type="float">
            <text:p>2,796</text:p>
          </table:table-cell>
          <table:table-cell office:value-type="float" office:value="3.15660586569576" calcext:value-type="float">
            <text:p>3,15660586569576</text:p>
          </table:table-cell>
        </table:table-row>
        <table:table-row table:style-name="ro1">
          <table:table-cell/>
          <table:table-cell office:value-type="float" office:value="2.798" calcext:value-type="float">
            <text:p>2,798</text:p>
          </table:table-cell>
          <table:table-cell office:value-type="float" office:value="3.15304416301521" calcext:value-type="float">
            <text:p>3,15304416301521</text:p>
          </table:table-cell>
        </table:table-row>
        <table:table-row table:style-name="ro1">
          <table:table-cell/>
          <table:table-cell office:value-type="float" office:value="2.8" calcext:value-type="float">
            <text:p>2,8</text:p>
          </table:table-cell>
          <table:table-cell office:value-type="float" office:value="3.14948829077403" calcext:value-type="float">
            <text:p>3,14948829077403</text:p>
          </table:table-cell>
        </table:table-row>
        <table:table-row table:style-name="ro1">
          <table:table-cell/>
          <table:table-cell office:value-type="float" office:value="2.802" calcext:value-type="float">
            <text:p>2,802</text:p>
          </table:table-cell>
          <table:table-cell office:value-type="float" office:value="3.1459382369334" calcext:value-type="float">
            <text:p>3,1459382369334</text:p>
          </table:table-cell>
        </table:table-row>
        <table:table-row table:style-name="ro1">
          <table:table-cell/>
          <table:table-cell office:value-type="float" office:value="2.804" calcext:value-type="float">
            <text:p>2,804</text:p>
          </table:table-cell>
          <table:table-cell office:value-type="float" office:value="3.14239398948257" calcext:value-type="float">
            <text:p>3,14239398948257</text:p>
          </table:table-cell>
        </table:table-row>
        <table:table-row table:style-name="ro1">
          <table:table-cell/>
          <table:table-cell office:value-type="float" office:value="2.806" calcext:value-type="float">
            <text:p>2,806</text:p>
          </table:table-cell>
          <table:table-cell office:value-type="float" office:value="3.13885553643878" calcext:value-type="float">
            <text:p>3,13885553643878</text:p>
          </table:table-cell>
        </table:table-row>
        <table:table-row table:style-name="ro1">
          <table:table-cell/>
          <table:table-cell office:value-type="float" office:value="2.808" calcext:value-type="float">
            <text:p>2,808</text:p>
          </table:table-cell>
          <table:table-cell office:value-type="float" office:value="3.1353228658472" calcext:value-type="float">
            <text:p>3,1353228658472</text:p>
          </table:table-cell>
        </table:table-row>
        <table:table-row table:style-name="ro1">
          <table:table-cell/>
          <table:table-cell office:value-type="float" office:value="2.81" calcext:value-type="float">
            <text:p>2,81</text:p>
          </table:table-cell>
          <table:table-cell office:value-type="float" office:value="3.13179596578087" calcext:value-type="float">
            <text:p>3,13179596578087</text:p>
          </table:table-cell>
        </table:table-row>
        <table:table-row table:style-name="ro1">
          <table:table-cell/>
          <table:table-cell office:value-type="float" office:value="2.812" calcext:value-type="float">
            <text:p>2,812</text:p>
          </table:table-cell>
          <table:table-cell office:value-type="float" office:value="3.12827482434064" calcext:value-type="float">
            <text:p>3,12827482434064</text:p>
          </table:table-cell>
        </table:table-row>
        <table:table-row table:style-name="ro1">
          <table:table-cell/>
          <table:table-cell office:value-type="float" office:value="2.814" calcext:value-type="float">
            <text:p>2,814</text:p>
          </table:table-cell>
          <table:table-cell office:value-type="float" office:value="3.12475942965508" calcext:value-type="float">
            <text:p>3,12475942965508</text:p>
          </table:table-cell>
        </table:table-row>
        <table:table-row table:style-name="ro1">
          <table:table-cell/>
          <table:table-cell office:value-type="float" office:value="2.816" calcext:value-type="float">
            <text:p>2,816</text:p>
          </table:table-cell>
          <table:table-cell office:value-type="float" office:value="3.12124976988048" calcext:value-type="float">
            <text:p>3,12124976988048</text:p>
          </table:table-cell>
        </table:table-row>
        <table:table-row table:style-name="ro1">
          <table:table-cell/>
          <table:table-cell office:value-type="float" office:value="2.818" calcext:value-type="float">
            <text:p>2,818</text:p>
          </table:table-cell>
          <table:table-cell office:value-type="float" office:value="3.11774583320072" calcext:value-type="float">
            <text:p>3,11774583320072</text:p>
          </table:table-cell>
        </table:table-row>
        <table:table-row table:style-name="ro1">
          <table:table-cell/>
          <table:table-cell office:value-type="float" office:value="2.82" calcext:value-type="float">
            <text:p>2,82</text:p>
          </table:table-cell>
          <table:table-cell office:value-type="float" office:value="3.11424760782727" calcext:value-type="float">
            <text:p>3,11424760782727</text:p>
          </table:table-cell>
        </table:table-row>
        <table:table-row table:style-name="ro1">
          <table:table-cell/>
          <table:table-cell office:value-type="float" office:value="2.822" calcext:value-type="float">
            <text:p>2,822</text:p>
          </table:table-cell>
          <table:table-cell office:value-type="float" office:value="3.11075508199909" calcext:value-type="float">
            <text:p>3,11075508199909</text:p>
          </table:table-cell>
        </table:table-row>
        <table:table-row table:style-name="ro1">
          <table:table-cell/>
          <table:table-cell office:value-type="float" office:value="2.824" calcext:value-type="float">
            <text:p>2,824</text:p>
          </table:table-cell>
          <table:table-cell office:value-type="float" office:value="3.10726824398255" calcext:value-type="float">
            <text:p>3,10726824398255</text:p>
          </table:table-cell>
        </table:table-row>
        <table:table-row table:style-name="ro1">
          <table:table-cell/>
          <table:table-cell office:value-type="float" office:value="2.826" calcext:value-type="float">
            <text:p>2,826</text:p>
          </table:table-cell>
          <table:table-cell office:value-type="float" office:value="3.10378708207144" calcext:value-type="float">
            <text:p>3,10378708207144</text:p>
          </table:table-cell>
        </table:table-row>
        <table:table-row table:style-name="ro1">
          <table:table-cell/>
          <table:table-cell office:value-type="float" office:value="2.828" calcext:value-type="float">
            <text:p>2,828</text:p>
          </table:table-cell>
          <table:table-cell office:value-type="float" office:value="3.10031158458683" calcext:value-type="float">
            <text:p>3,10031158458683</text:p>
          </table:table-cell>
        </table:table-row>
        <table:table-row table:style-name="ro1">
          <table:table-cell/>
          <table:table-cell office:value-type="float" office:value="2.83" calcext:value-type="float">
            <text:p>2,83</text:p>
          </table:table-cell>
          <table:table-cell office:value-type="float" office:value="3.09684173987707" calcext:value-type="float">
            <text:p>3,09684173987707</text:p>
          </table:table-cell>
        </table:table-row>
        <table:table-row table:style-name="ro1">
          <table:table-cell/>
          <table:table-cell office:value-type="float" office:value="2.832" calcext:value-type="float">
            <text:p>2,832</text:p>
          </table:table-cell>
          <table:table-cell office:value-type="float" office:value="3.09337753631768" calcext:value-type="float">
            <text:p>3,09337753631768</text:p>
          </table:table-cell>
        </table:table-row>
        <table:table-row table:style-name="ro1">
          <table:table-cell/>
          <table:table-cell office:value-type="float" office:value="2.834" calcext:value-type="float">
            <text:p>2,834</text:p>
          </table:table-cell>
          <table:table-cell office:value-type="float" office:value="3.08991896231132" calcext:value-type="float">
            <text:p>3,08991896231132</text:p>
          </table:table-cell>
        </table:table-row>
        <table:table-row table:style-name="ro1">
          <table:table-cell/>
          <table:table-cell office:value-type="float" office:value="2.836" calcext:value-type="float">
            <text:p>2,836</text:p>
          </table:table-cell>
          <table:table-cell office:value-type="float" office:value="3.08646600628774" calcext:value-type="float">
            <text:p>3,08646600628774</text:p>
          </table:table-cell>
        </table:table-row>
        <table:table-row table:style-name="ro1">
          <table:table-cell/>
          <table:table-cell office:value-type="float" office:value="2.838" calcext:value-type="float">
            <text:p>2,838</text:p>
          </table:table-cell>
          <table:table-cell office:value-type="float" office:value="3.08301865670367" calcext:value-type="float">
            <text:p>3,08301865670367</text:p>
          </table:table-cell>
        </table:table-row>
        <table:table-row table:style-name="ro1">
          <table:table-cell/>
          <table:table-cell office:value-type="float" office:value="2.84" calcext:value-type="float">
            <text:p>2,84</text:p>
          </table:table-cell>
          <table:table-cell office:value-type="float" office:value="3.07957690204279" calcext:value-type="float">
            <text:p>3,07957690204279</text:p>
          </table:table-cell>
        </table:table-row>
        <table:table-row table:style-name="ro1">
          <table:table-cell/>
          <table:table-cell office:value-type="float" office:value="2.842" calcext:value-type="float">
            <text:p>2,842</text:p>
          </table:table-cell>
          <table:table-cell office:value-type="float" office:value="3.0761407308157" calcext:value-type="float">
            <text:p>3,0761407308157</text:p>
          </table:table-cell>
        </table:table-row>
        <table:table-row table:style-name="ro1">
          <table:table-cell/>
          <table:table-cell office:value-type="float" office:value="2.844" calcext:value-type="float">
            <text:p>2,844</text:p>
          </table:table-cell>
          <table:table-cell office:value-type="float" office:value="3.07271013155979" calcext:value-type="float">
            <text:p>3,07271013155979</text:p>
          </table:table-cell>
        </table:table-row>
        <table:table-row table:style-name="ro1">
          <table:table-cell/>
          <table:table-cell office:value-type="float" office:value="2.846" calcext:value-type="float">
            <text:p>2,846</text:p>
          </table:table-cell>
          <table:table-cell office:value-type="float" office:value="3.06928509283924" calcext:value-type="float">
            <text:p>3,06928509283924</text:p>
          </table:table-cell>
        </table:table-row>
        <table:table-row table:style-name="ro1">
          <table:table-cell/>
          <table:table-cell office:value-type="float" office:value="2.848" calcext:value-type="float">
            <text:p>2,848</text:p>
          </table:table-cell>
          <table:table-cell office:value-type="float" office:value="3.06586560324492" calcext:value-type="float">
            <text:p>3,06586560324492</text:p>
          </table:table-cell>
        </table:table-row>
        <table:table-row table:style-name="ro1">
          <table:table-cell/>
          <table:table-cell office:value-type="float" office:value="2.85" calcext:value-type="float">
            <text:p>2,85</text:p>
          </table:table-cell>
          <table:table-cell office:value-type="float" office:value="3.06245165139434" calcext:value-type="float">
            <text:p>3,06245165139434</text:p>
          </table:table-cell>
        </table:table-row>
        <table:table-row table:style-name="ro1">
          <table:table-cell/>
          <table:table-cell office:value-type="float" office:value="2.852" calcext:value-type="float">
            <text:p>2,852</text:p>
          </table:table-cell>
          <table:table-cell office:value-type="float" office:value="3.05904322593162" calcext:value-type="float">
            <text:p>3,05904322593162</text:p>
          </table:table-cell>
        </table:table-row>
        <table:table-row table:style-name="ro1">
          <table:table-cell/>
          <table:table-cell office:value-type="float" office:value="2.854" calcext:value-type="float">
            <text:p>2,854</text:p>
          </table:table-cell>
          <table:table-cell office:value-type="float" office:value="3.05564031552739" calcext:value-type="float">
            <text:p>3,05564031552739</text:p>
          </table:table-cell>
        </table:table-row>
        <table:table-row table:style-name="ro1">
          <table:table-cell/>
          <table:table-cell office:value-type="float" office:value="2.856" calcext:value-type="float">
            <text:p>2,856</text:p>
          </table:table-cell>
          <table:table-cell office:value-type="float" office:value="3.05224290887873" calcext:value-type="float">
            <text:p>3,05224290887873</text:p>
          </table:table-cell>
        </table:table-row>
        <table:table-row table:style-name="ro1">
          <table:table-cell/>
          <table:table-cell office:value-type="float" office:value="2.858" calcext:value-type="float">
            <text:p>2,858</text:p>
          </table:table-cell>
          <table:table-cell office:value-type="float" office:value="3.04885099470913" calcext:value-type="float">
            <text:p>3,04885099470913</text:p>
          </table:table-cell>
        </table:table-row>
        <table:table-row table:style-name="ro1">
          <table:table-cell/>
          <table:table-cell office:value-type="float" office:value="2.86" calcext:value-type="float">
            <text:p>2,86</text:p>
          </table:table-cell>
          <table:table-cell office:value-type="float" office:value="3.04546456176844" calcext:value-type="float">
            <text:p>3,04546456176844</text:p>
          </table:table-cell>
        </table:table-row>
        <table:table-row table:style-name="ro1">
          <table:table-cell/>
          <table:table-cell office:value-type="float" office:value="2.862" calcext:value-type="float">
            <text:p>2,862</text:p>
          </table:table-cell>
          <table:table-cell office:value-type="float" office:value="3.04208359883276" calcext:value-type="float">
            <text:p>3,04208359883276</text:p>
          </table:table-cell>
        </table:table-row>
        <table:table-row table:style-name="ro1">
          <table:table-cell/>
          <table:table-cell office:value-type="float" office:value="2.864" calcext:value-type="float">
            <text:p>2,864</text:p>
          </table:table-cell>
          <table:table-cell office:value-type="float" office:value="3.03870809470444" calcext:value-type="float">
            <text:p>3,03870809470444</text:p>
          </table:table-cell>
        </table:table-row>
        <table:table-row table:style-name="ro1">
          <table:table-cell/>
          <table:table-cell office:value-type="float" office:value="2.866" calcext:value-type="float">
            <text:p>2,866</text:p>
          </table:table-cell>
          <table:table-cell office:value-type="float" office:value="3.03533803821199" calcext:value-type="float">
            <text:p>3,03533803821199</text:p>
          </table:table-cell>
        </table:table-row>
        <table:table-row table:style-name="ro1">
          <table:table-cell/>
          <table:table-cell office:value-type="float" office:value="2.868" calcext:value-type="float">
            <text:p>2,868</text:p>
          </table:table-cell>
          <table:table-cell office:value-type="float" office:value="3.03197341820999" calcext:value-type="float">
            <text:p>3,03197341820999</text:p>
          </table:table-cell>
        </table:table-row>
        <table:table-row table:style-name="ro1">
          <table:table-cell/>
          <table:table-cell office:value-type="float" office:value="2.87" calcext:value-type="float">
            <text:p>2,87</text:p>
          </table:table-cell>
          <table:table-cell office:value-type="float" office:value="3.0286142235791" calcext:value-type="float">
            <text:p>3,0286142235791</text:p>
          </table:table-cell>
        </table:table-row>
        <table:table-row table:style-name="ro1">
          <table:table-cell/>
          <table:table-cell office:value-type="float" office:value="2.872" calcext:value-type="float">
            <text:p>2,872</text:p>
          </table:table-cell>
          <table:table-cell office:value-type="float" office:value="3.02526044322594" calcext:value-type="float">
            <text:p>3,02526044322594</text:p>
          </table:table-cell>
        </table:table-row>
        <table:table-row table:style-name="ro1">
          <table:table-cell/>
          <table:table-cell office:value-type="float" office:value="2.874" calcext:value-type="float">
            <text:p>2,874</text:p>
          </table:table-cell>
          <table:table-cell office:value-type="float" office:value="3.02191206608306" calcext:value-type="float">
            <text:p>3,02191206608306</text:p>
          </table:table-cell>
        </table:table-row>
        <table:table-row table:style-name="ro1">
          <table:table-cell/>
          <table:table-cell office:value-type="float" office:value="2.876" calcext:value-type="float">
            <text:p>2,876</text:p>
          </table:table-cell>
          <table:table-cell office:value-type="float" office:value="3.01856908110887" calcext:value-type="float">
            <text:p>3,01856908110887</text:p>
          </table:table-cell>
        </table:table-row>
        <table:table-row table:style-name="ro1">
          <table:table-cell/>
          <table:table-cell office:value-type="float" office:value="2.878" calcext:value-type="float">
            <text:p>2,878</text:p>
          </table:table-cell>
          <table:table-cell office:value-type="float" office:value="3.01523147728758" calcext:value-type="float">
            <text:p>3,01523147728758</text:p>
          </table:table-cell>
        </table:table-row>
        <table:table-row table:style-name="ro1">
          <table:table-cell/>
          <table:table-cell office:value-type="float" office:value="2.88" calcext:value-type="float">
            <text:p>2,88</text:p>
          </table:table-cell>
          <table:table-cell office:value-type="float" office:value="3.01189924362915" calcext:value-type="float">
            <text:p>3,01189924362915</text:p>
          </table:table-cell>
        </table:table-row>
        <table:table-row table:style-name="ro1">
          <table:table-cell/>
          <table:table-cell office:value-type="float" office:value="2.882" calcext:value-type="float">
            <text:p>2,882</text:p>
          </table:table-cell>
          <table:table-cell office:value-type="float" office:value="3.0085723691692" calcext:value-type="float">
            <text:p>3,0085723691692</text:p>
          </table:table-cell>
        </table:table-row>
        <table:table-row table:style-name="ro1">
          <table:table-cell/>
          <table:table-cell office:value-type="float" office:value="2.884" calcext:value-type="float">
            <text:p>2,884</text:p>
          </table:table-cell>
          <table:table-cell office:value-type="float" office:value="3.00525084296901" calcext:value-type="float">
            <text:p>3,00525084296901</text:p>
          </table:table-cell>
        </table:table-row>
        <table:table-row table:style-name="ro1">
          <table:table-cell/>
          <table:table-cell office:value-type="float" office:value="2.886" calcext:value-type="float">
            <text:p>2,886</text:p>
          </table:table-cell>
          <table:table-cell office:value-type="float" office:value="3.0019346541154" calcext:value-type="float">
            <text:p>3,0019346541154</text:p>
          </table:table-cell>
        </table:table-row>
        <table:table-row table:style-name="ro1">
          <table:table-cell/>
          <table:table-cell office:value-type="float" office:value="2.888" calcext:value-type="float">
            <text:p>2,888</text:p>
          </table:table-cell>
          <table:table-cell office:value-type="float" office:value="2.9986237917207" calcext:value-type="float">
            <text:p>2,9986237917207</text:p>
          </table:table-cell>
        </table:table-row>
        <table:table-row table:style-name="ro1">
          <table:table-cell/>
          <table:table-cell office:value-type="float" office:value="2.89" calcext:value-type="float">
            <text:p>2,89</text:p>
          </table:table-cell>
          <table:table-cell office:value-type="float" office:value="2.99531824492269" calcext:value-type="float">
            <text:p>2,99531824492269</text:p>
          </table:table-cell>
        </table:table-row>
        <table:table-row table:style-name="ro1">
          <table:table-cell/>
          <table:table-cell office:value-type="float" office:value="2.892" calcext:value-type="float">
            <text:p>2,892</text:p>
          </table:table-cell>
          <table:table-cell office:value-type="float" office:value="2.99201800288453" calcext:value-type="float">
            <text:p>2,99201800288453</text:p>
          </table:table-cell>
        </table:table-row>
        <table:table-row table:style-name="ro1">
          <table:table-cell/>
          <table:table-cell office:value-type="float" office:value="2.894" calcext:value-type="float">
            <text:p>2,894</text:p>
          </table:table-cell>
          <table:table-cell office:value-type="float" office:value="2.98872305479471" calcext:value-type="float">
            <text:p>2,98872305479471</text:p>
          </table:table-cell>
        </table:table-row>
        <table:table-row table:style-name="ro1">
          <table:table-cell/>
          <table:table-cell office:value-type="float" office:value="2.896" calcext:value-type="float">
            <text:p>2,896</text:p>
          </table:table-cell>
          <table:table-cell office:value-type="float" office:value="2.98543338986699" calcext:value-type="float">
            <text:p>2,98543338986699</text:p>
          </table:table-cell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2.98214899734035" calcext:value-type="float">
            <text:p>2,98214899734035</text:p>
          </table:table-cell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office:value-type="float" office:value="2.97886986647889" calcext:value-type="float">
            <text:p>2,97886986647889</text:p>
          </table:table-cell>
        </table:table-row>
        <table:table-row table:style-name="ro1">
          <table:table-cell/>
          <table:table-cell office:value-type="float" office:value="2.902" calcext:value-type="float">
            <text:p>2,902</text:p>
          </table:table-cell>
          <table:table-cell office:value-type="float" office:value="2.97559598657183" calcext:value-type="float">
            <text:p>2,97559598657183</text:p>
          </table:table-cell>
        </table:table-row>
        <table:table-row table:style-name="ro1">
          <table:table-cell/>
          <table:table-cell office:value-type="float" office:value="2.904" calcext:value-type="float">
            <text:p>2,904</text:p>
          </table:table-cell>
          <table:table-cell office:value-type="float" office:value="2.97232734693343" calcext:value-type="float">
            <text:p>2,97232734693343</text:p>
          </table:table-cell>
        </table:table-row>
        <table:table-row table:style-name="ro1">
          <table:table-cell/>
          <table:table-cell office:value-type="float" office:value="2.906" calcext:value-type="float">
            <text:p>2,906</text:p>
          </table:table-cell>
          <table:table-cell office:value-type="float" office:value="2.96906393690289" calcext:value-type="float">
            <text:p>2,96906393690289</text:p>
          </table:table-cell>
        </table:table-row>
        <table:table-row table:style-name="ro1">
          <table:table-cell/>
          <table:table-cell office:value-type="float" office:value="2.908" calcext:value-type="float">
            <text:p>2,908</text:p>
          </table:table-cell>
          <table:table-cell office:value-type="float" office:value="2.96580574584435" calcext:value-type="float">
            <text:p>2,96580574584435</text:p>
          </table:table-cell>
        </table:table-row>
        <table:table-row table:style-name="ro1">
          <table:table-cell/>
          <table:table-cell office:value-type="float" office:value="2.91" calcext:value-type="float">
            <text:p>2,91</text:p>
          </table:table-cell>
          <table:table-cell office:value-type="float" office:value="2.96255276314681" calcext:value-type="float">
            <text:p>2,96255276314681</text:p>
          </table:table-cell>
        </table:table-row>
        <table:table-row table:style-name="ro1">
          <table:table-cell/>
          <table:table-cell office:value-type="float" office:value="2.912" calcext:value-type="float">
            <text:p>2,912</text:p>
          </table:table-cell>
          <table:table-cell office:value-type="float" office:value="2.95930497822406" calcext:value-type="float">
            <text:p>2,95930497822406</text:p>
          </table:table-cell>
        </table:table-row>
        <table:table-row table:style-name="ro1">
          <table:table-cell/>
          <table:table-cell office:value-type="float" office:value="2.914" calcext:value-type="float">
            <text:p>2,914</text:p>
          </table:table-cell>
          <table:table-cell office:value-type="float" office:value="2.95606238051463" calcext:value-type="float">
            <text:p>2,95606238051463</text:p>
          </table:table-cell>
        </table:table-row>
        <table:table-row table:style-name="ro1">
          <table:table-cell/>
          <table:table-cell office:value-type="float" office:value="2.916" calcext:value-type="float">
            <text:p>2,916</text:p>
          </table:table-cell>
          <table:table-cell office:value-type="float" office:value="2.95282495948175" calcext:value-type="float">
            <text:p>2,95282495948175</text:p>
          </table:table-cell>
        </table:table-row>
        <table:table-row table:style-name="ro1">
          <table:table-cell/>
          <table:table-cell office:value-type="float" office:value="2.918" calcext:value-type="float">
            <text:p>2,918</text:p>
          </table:table-cell>
          <table:table-cell office:value-type="float" office:value="2.94959270461325" calcext:value-type="float">
            <text:p>2,94959270461325</text:p>
          </table:table-cell>
        </table:table-row>
        <table:table-row table:style-name="ro1">
          <table:table-cell/>
          <table:table-cell office:value-type="float" office:value="2.92" calcext:value-type="float">
            <text:p>2,92</text:p>
          </table:table-cell>
          <table:table-cell office:value-type="float" office:value="2.94636560542155" calcext:value-type="float">
            <text:p>2,94636560542155</text:p>
          </table:table-cell>
        </table:table-row>
        <table:table-row table:style-name="ro1">
          <table:table-cell/>
          <table:table-cell office:value-type="float" office:value="2.922" calcext:value-type="float">
            <text:p>2,922</text:p>
          </table:table-cell>
          <table:table-cell office:value-type="float" office:value="2.94314365144356" calcext:value-type="float">
            <text:p>2,94314365144356</text:p>
          </table:table-cell>
        </table:table-row>
        <table:table-row table:style-name="ro1">
          <table:table-cell/>
          <table:table-cell office:value-type="float" office:value="2.924" calcext:value-type="float">
            <text:p>2,924</text:p>
          </table:table-cell>
          <table:table-cell office:value-type="float" office:value="2.93992683224066" calcext:value-type="float">
            <text:p>2,93992683224066</text:p>
          </table:table-cell>
        </table:table-row>
        <table:table-row table:style-name="ro1">
          <table:table-cell/>
          <table:table-cell office:value-type="float" office:value="2.926" calcext:value-type="float">
            <text:p>2,926</text:p>
          </table:table-cell>
          <table:table-cell office:value-type="float" office:value="2.9367151373986" calcext:value-type="float">
            <text:p>2,9367151373986</text:p>
          </table:table-cell>
        </table:table-row>
        <table:table-row table:style-name="ro1">
          <table:table-cell/>
          <table:table-cell office:value-type="float" office:value="2.928" calcext:value-type="float">
            <text:p>2,928</text:p>
          </table:table-cell>
          <table:table-cell office:value-type="float" office:value="2.93350855652749" calcext:value-type="float">
            <text:p>2,93350855652749</text:p>
          </table:table-cell>
        </table:table-row>
        <table:table-row table:style-name="ro1">
          <table:table-cell/>
          <table:table-cell office:value-type="float" office:value="2.93" calcext:value-type="float">
            <text:p>2,93</text:p>
          </table:table-cell>
          <table:table-cell office:value-type="float" office:value="2.9303070792617" calcext:value-type="float">
            <text:p>2,9303070792617</text:p>
          </table:table-cell>
        </table:table-row>
        <table:table-row table:style-name="ro1">
          <table:table-cell/>
          <table:table-cell office:value-type="float" office:value="2.932" calcext:value-type="float">
            <text:p>2,932</text:p>
          </table:table-cell>
          <table:table-cell office:value-type="float" office:value="2.92711069525983" calcext:value-type="float">
            <text:p>2,92711069525983</text:p>
          </table:table-cell>
        </table:table-row>
        <table:table-row table:style-name="ro1">
          <table:table-cell/>
          <table:table-cell office:value-type="float" office:value="2.934" calcext:value-type="float">
            <text:p>2,934</text:p>
          </table:table-cell>
          <table:table-cell office:value-type="float" office:value="2.92391939420464" calcext:value-type="float">
            <text:p>2,92391939420464</text:p>
          </table:table-cell>
        </table:table-row>
        <table:table-row table:style-name="ro1">
          <table:table-cell/>
          <table:table-cell office:value-type="float" office:value="2.936" calcext:value-type="float">
            <text:p>2,936</text:p>
          </table:table-cell>
          <table:table-cell office:value-type="float" office:value="2.92073316580301" calcext:value-type="float">
            <text:p>2,92073316580301</text:p>
          </table:table-cell>
        </table:table-row>
        <table:table-row table:style-name="ro1">
          <table:table-cell/>
          <table:table-cell office:value-type="float" office:value="2.938" calcext:value-type="float">
            <text:p>2,938</text:p>
          </table:table-cell>
          <table:table-cell office:value-type="float" office:value="2.91755199978585" calcext:value-type="float">
            <text:p>2,91755199978585</text:p>
          </table:table-cell>
        </table:table-row>
        <table:table-row table:style-name="ro1">
          <table:table-cell/>
          <table:table-cell office:value-type="float" office:value="2.94" calcext:value-type="float">
            <text:p>2,94</text:p>
          </table:table-cell>
          <table:table-cell office:value-type="float" office:value="2.91437588590806" calcext:value-type="float">
            <text:p>2,91437588590806</text:p>
          </table:table-cell>
        </table:table-row>
        <table:table-row table:style-name="ro1">
          <table:table-cell/>
          <table:table-cell office:value-type="float" office:value="2.942" calcext:value-type="float">
            <text:p>2,942</text:p>
          </table:table-cell>
          <table:table-cell office:value-type="float" office:value="2.91120481394849" calcext:value-type="float">
            <text:p>2,91120481394849</text:p>
          </table:table-cell>
        </table:table-row>
        <table:table-row table:style-name="ro1">
          <table:table-cell/>
          <table:table-cell office:value-type="float" office:value="2.944" calcext:value-type="float">
            <text:p>2,944</text:p>
          </table:table-cell>
          <table:table-cell office:value-type="float" office:value="2.90803877370986" calcext:value-type="float">
            <text:p>2,90803877370986</text:p>
          </table:table-cell>
        </table:table-row>
        <table:table-row table:style-name="ro1">
          <table:table-cell/>
          <table:table-cell office:value-type="float" office:value="2.946" calcext:value-type="float">
            <text:p>2,946</text:p>
          </table:table-cell>
          <table:table-cell office:value-type="float" office:value="2.90487775501871" calcext:value-type="float">
            <text:p>2,90487775501871</text:p>
          </table:table-cell>
        </table:table-row>
        <table:table-row table:style-name="ro1">
          <table:table-cell/>
          <table:table-cell office:value-type="float" office:value="2.948" calcext:value-type="float">
            <text:p>2,948</text:p>
          </table:table-cell>
          <table:table-cell office:value-type="float" office:value="2.90172174772536" calcext:value-type="float">
            <text:p>2,90172174772536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2.89857074170381" calcext:value-type="float">
            <text:p>2,89857074170381</text:p>
          </table:table-cell>
        </table:table-row>
        <table:table-row table:style-name="ro1">
          <table:table-cell/>
          <table:table-cell office:value-type="float" office:value="2.952" calcext:value-type="float">
            <text:p>2,952</text:p>
          </table:table-cell>
          <table:table-cell office:value-type="float" office:value="2.89542472685173" calcext:value-type="float">
            <text:p>2,89542472685173</text:p>
          </table:table-cell>
        </table:table-row>
        <table:table-row table:style-name="ro1">
          <table:table-cell/>
          <table:table-cell office:value-type="float" office:value="2.954" calcext:value-type="float">
            <text:p>2,954</text:p>
          </table:table-cell>
          <table:table-cell office:value-type="float" office:value="2.89228369309038" calcext:value-type="float">
            <text:p>2,89228369309038</text:p>
          </table:table-cell>
        </table:table-row>
        <table:table-row table:style-name="ro1">
          <table:table-cell/>
          <table:table-cell office:value-type="float" office:value="2.956" calcext:value-type="float">
            <text:p>2,956</text:p>
          </table:table-cell>
          <table:table-cell office:value-type="float" office:value="2.88914763036455" calcext:value-type="float">
            <text:p>2,88914763036455</text:p>
          </table:table-cell>
        </table:table-row>
        <table:table-row table:style-name="ro1">
          <table:table-cell/>
          <table:table-cell office:value-type="float" office:value="2.958" calcext:value-type="float">
            <text:p>2,958</text:p>
          </table:table-cell>
          <table:table-cell office:value-type="float" office:value="2.88601652864254" calcext:value-type="float">
            <text:p>2,88601652864254</text:p>
          </table:table-cell>
        </table:table-row>
        <table:table-row table:style-name="ro1">
          <table:table-cell/>
          <table:table-cell office:value-type="float" office:value="2.96" calcext:value-type="float">
            <text:p>2,96</text:p>
          </table:table-cell>
          <table:table-cell office:value-type="float" office:value="2.88289037791603" calcext:value-type="float">
            <text:p>2,88289037791603</text:p>
          </table:table-cell>
        </table:table-row>
        <table:table-row table:style-name="ro1">
          <table:table-cell/>
          <table:table-cell office:value-type="float" office:value="2.962" calcext:value-type="float">
            <text:p>2,962</text:p>
          </table:table-cell>
          <table:table-cell office:value-type="float" office:value="2.87976916820012" calcext:value-type="float">
            <text:p>2,87976916820012</text:p>
          </table:table-cell>
        </table:table-row>
        <table:table-row table:style-name="ro1">
          <table:table-cell/>
          <table:table-cell office:value-type="float" office:value="2.964" calcext:value-type="float">
            <text:p>2,964</text:p>
          </table:table-cell>
          <table:table-cell office:value-type="float" office:value="2.87665288953319" calcext:value-type="float">
            <text:p>2,87665288953319</text:p>
          </table:table-cell>
        </table:table-row>
        <table:table-row table:style-name="ro1">
          <table:table-cell/>
          <table:table-cell office:value-type="float" office:value="2.966" calcext:value-type="float">
            <text:p>2,966</text:p>
          </table:table-cell>
          <table:table-cell office:value-type="float" office:value="2.87354153197689" calcext:value-type="float">
            <text:p>2,87354153197689</text:p>
          </table:table-cell>
        </table:table-row>
        <table:table-row table:style-name="ro1">
          <table:table-cell/>
          <table:table-cell office:value-type="float" office:value="2.968" calcext:value-type="float">
            <text:p>2,968</text:p>
          </table:table-cell>
          <table:table-cell office:value-type="float" office:value="2.87043508561606" calcext:value-type="float">
            <text:p>2,87043508561606</text:p>
          </table:table-cell>
        </table:table-row>
        <table:table-row table:style-name="ro1">
          <table:table-cell/>
          <table:table-cell office:value-type="float" office:value="2.97" calcext:value-type="float">
            <text:p>2,97</text:p>
          </table:table-cell>
          <table:table-cell office:value-type="float" office:value="2.86733354055871" calcext:value-type="float">
            <text:p>2,86733354055871</text:p>
          </table:table-cell>
        </table:table-row>
        <table:table-row table:style-name="ro1">
          <table:table-cell/>
          <table:table-cell office:value-type="float" office:value="2.972" calcext:value-type="float">
            <text:p>2,972</text:p>
          </table:table-cell>
          <table:table-cell office:value-type="float" office:value="2.86423688693592" calcext:value-type="float">
            <text:p>2,86423688693592</text:p>
          </table:table-cell>
        </table:table-row>
        <table:table-row table:style-name="ro1">
          <table:table-cell/>
          <table:table-cell office:value-type="float" office:value="2.974" calcext:value-type="float">
            <text:p>2,974</text:p>
          </table:table-cell>
          <table:table-cell office:value-type="float" office:value="2.86114511490181" calcext:value-type="float">
            <text:p>2,86114511490181</text:p>
          </table:table-cell>
        </table:table-row>
        <table:table-row table:style-name="ro1">
          <table:table-cell/>
          <table:table-cell office:value-type="float" office:value="2.976" calcext:value-type="float">
            <text:p>2,976</text:p>
          </table:table-cell>
          <table:table-cell office:value-type="float" office:value="2.85805821463348" calcext:value-type="float">
            <text:p>2,85805821463348</text:p>
          </table:table-cell>
        </table:table-row>
        <table:table-row table:style-name="ro1">
          <table:table-cell/>
          <table:table-cell office:value-type="float" office:value="2.978" calcext:value-type="float">
            <text:p>2,978</text:p>
          </table:table-cell>
          <table:table-cell office:value-type="float" office:value="2.85497617633097" calcext:value-type="float">
            <text:p>2,85497617633097</text:p>
          </table:table-cell>
        </table:table-row>
        <table:table-row table:style-name="ro1">
          <table:table-cell/>
          <table:table-cell office:value-type="float" office:value="2.98" calcext:value-type="float">
            <text:p>2,98</text:p>
          </table:table-cell>
          <table:table-cell office:value-type="float" office:value="2.85189899021733" calcext:value-type="float">
            <text:p>2,85189899021733</text:p>
          </table:table-cell>
        </table:table-row>
        <table:table-row table:style-name="ro1">
          <table:table-cell/>
          <table:table-cell office:value-type="float" office:value="2.982" calcext:value-type="float">
            <text:p>2,982</text:p>
          </table:table-cell>
          <table:table-cell office:value-type="float" office:value="2.84882664653794" calcext:value-type="float">
            <text:p>2,84882664653794</text:p>
          </table:table-cell>
        </table:table-row>
        <table:table-row table:style-name="ro1">
          <table:table-cell/>
          <table:table-cell office:value-type="float" office:value="2.984" calcext:value-type="float">
            <text:p>2,984</text:p>
          </table:table-cell>
          <table:table-cell office:value-type="float" office:value="2.84575913556144" calcext:value-type="float">
            <text:p>2,84575913556144</text:p>
          </table:table-cell>
        </table:table-row>
        <table:table-row table:style-name="ro1">
          <table:table-cell/>
          <table:table-cell office:value-type="float" office:value="2.986" calcext:value-type="float">
            <text:p>2,986</text:p>
          </table:table-cell>
          <table:table-cell office:value-type="float" office:value="2.84269644757899" calcext:value-type="float">
            <text:p>2,84269644757899</text:p>
          </table:table-cell>
        </table:table-row>
        <table:table-row table:style-name="ro1">
          <table:table-cell/>
          <table:table-cell office:value-type="float" office:value="2.988" calcext:value-type="float">
            <text:p>2,988</text:p>
          </table:table-cell>
          <table:table-cell office:value-type="float" office:value="2.83963857290444" calcext:value-type="float">
            <text:p>2,83963857290444</text:p>
          </table:table-cell>
        </table:table-row>
        <table:table-row table:style-name="ro1">
          <table:table-cell/>
          <table:table-cell office:value-type="float" office:value="2.99" calcext:value-type="float">
            <text:p>2,99</text:p>
          </table:table-cell>
          <table:table-cell office:value-type="float" office:value="2.83658550187419" calcext:value-type="float">
            <text:p>2,83658550187419</text:p>
          </table:table-cell>
        </table:table-row>
        <table:table-row table:style-name="ro1">
          <table:table-cell/>
          <table:table-cell office:value-type="float" office:value="2.992" calcext:value-type="float">
            <text:p>2,992</text:p>
          </table:table-cell>
          <table:table-cell office:value-type="float" office:value="2.8335372248472" calcext:value-type="float">
            <text:p>2,8335372248472</text:p>
          </table:table-cell>
        </table:table-row>
        <table:table-row table:style-name="ro1">
          <table:table-cell/>
          <table:table-cell office:value-type="float" office:value="2.994" calcext:value-type="float">
            <text:p>2,994</text:p>
          </table:table-cell>
          <table:table-cell office:value-type="float" office:value="2.83049373220492" calcext:value-type="float">
            <text:p>2,83049373220492</text:p>
          </table:table-cell>
        </table:table-row>
        <table:table-row table:style-name="ro1">
          <table:table-cell/>
          <table:table-cell office:value-type="float" office:value="2.996" calcext:value-type="float">
            <text:p>2,996</text:p>
          </table:table-cell>
          <table:table-cell office:value-type="float" office:value="2.82745501435122" calcext:value-type="float">
            <text:p>2,82745501435122</text:p>
          </table:table-cell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2.82442106171236" calcext:value-type="float">
            <text:p>2,8244210617123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8213918647369" calcext:value-type="float">
            <text:p>2,8213918647369</text:p>
          </table:table-cell>
        </table:table-row>
        <table:table-row table:style-name="ro1">
          <table:table-cell/>
          <table:table-cell office:value-type="float" office:value="3.002" calcext:value-type="float">
            <text:p>3,002</text:p>
          </table:table-cell>
          <table:table-cell office:value-type="float" office:value="2.81836741389571" calcext:value-type="float">
            <text:p>2,81836741389571</text:p>
          </table:table-cell>
        </table:table-row>
        <table:table-row table:style-name="ro1">
          <table:table-cell/>
          <table:table-cell office:value-type="float" office:value="3.004" calcext:value-type="float">
            <text:p>3,004</text:p>
          </table:table-cell>
          <table:table-cell office:value-type="float" office:value="2.81534769968183" calcext:value-type="float">
            <text:p>2,81534769968183</text:p>
          </table:table-cell>
        </table:table-row>
        <table:table-row table:style-name="ro1">
          <table:table-cell/>
          <table:table-cell office:value-type="float" office:value="3.006" calcext:value-type="float">
            <text:p>3,006</text:p>
          </table:table-cell>
          <table:table-cell office:value-type="float" office:value="2.81233271261048" calcext:value-type="float">
            <text:p>2,81233271261048</text:p>
          </table:table-cell>
        </table:table-row>
        <table:table-row table:style-name="ro1">
          <table:table-cell/>
          <table:table-cell office:value-type="float" office:value="3.008" calcext:value-type="float">
            <text:p>3,008</text:p>
          </table:table-cell>
          <table:table-cell office:value-type="float" office:value="2.80932244321899" calcext:value-type="float">
            <text:p>2,80932244321899</text:p>
          </table:table-cell>
        </table:table-row>
        <table:table-row table:style-name="ro1">
          <table:table-cell/>
          <table:table-cell office:value-type="float" office:value="3.01" calcext:value-type="float">
            <text:p>3,01</text:p>
          </table:table-cell>
          <table:table-cell office:value-type="float" office:value="2.80631688206674" calcext:value-type="float">
            <text:p>2,80631688206674</text:p>
          </table:table-cell>
        </table:table-row>
        <table:table-row table:style-name="ro1">
          <table:table-cell/>
          <table:table-cell office:value-type="float" office:value="3.012" calcext:value-type="float">
            <text:p>3,012</text:p>
          </table:table-cell>
          <table:table-cell office:value-type="float" office:value="2.80331601973511" calcext:value-type="float">
            <text:p>2,80331601973511</text:p>
          </table:table-cell>
        </table:table-row>
        <table:table-row table:style-name="ro1">
          <table:table-cell/>
          <table:table-cell office:value-type="float" office:value="3.014" calcext:value-type="float">
            <text:p>3,014</text:p>
          </table:table-cell>
          <table:table-cell office:value-type="float" office:value="2.80031984682742" calcext:value-type="float">
            <text:p>2,80031984682742</text:p>
          </table:table-cell>
        </table:table-row>
        <table:table-row table:style-name="ro1">
          <table:table-cell/>
          <table:table-cell office:value-type="float" office:value="3.016" calcext:value-type="float">
            <text:p>3,016</text:p>
          </table:table-cell>
          <table:table-cell office:value-type="float" office:value="2.7973283539689" calcext:value-type="float">
            <text:p>2,7973283539689</text:p>
          </table:table-cell>
        </table:table-row>
        <table:table-row table:style-name="ro1">
          <table:table-cell/>
          <table:table-cell office:value-type="float" office:value="3.018" calcext:value-type="float">
            <text:p>3,018</text:p>
          </table:table-cell>
          <table:table-cell office:value-type="float" office:value="2.7943415318066" calcext:value-type="float">
            <text:p>2,7943415318066</text:p>
          </table:table-cell>
        </table:table-row>
        <table:table-row table:style-name="ro1">
          <table:table-cell/>
          <table:table-cell office:value-type="float" office:value="3.02" calcext:value-type="float">
            <text:p>3,02</text:p>
          </table:table-cell>
          <table:table-cell office:value-type="float" office:value="2.79135937100936" calcext:value-type="float">
            <text:p>2,79135937100936</text:p>
          </table:table-cell>
        </table:table-row>
        <table:table-row table:style-name="ro1">
          <table:table-cell/>
          <table:table-cell office:value-type="float" office:value="3.022" calcext:value-type="float">
            <text:p>3,022</text:p>
          </table:table-cell>
          <table:table-cell office:value-type="float" office:value="2.78838186226776" calcext:value-type="float">
            <text:p>2,78838186226776</text:p>
          </table:table-cell>
        </table:table-row>
        <table:table-row table:style-name="ro1">
          <table:table-cell/>
          <table:table-cell office:value-type="float" office:value="3.024" calcext:value-type="float">
            <text:p>3,024</text:p>
          </table:table-cell>
          <table:table-cell office:value-type="float" office:value="2.78540899629406" calcext:value-type="float">
            <text:p>2,78540899629406</text:p>
          </table:table-cell>
        </table:table-row>
        <table:table-row table:style-name="ro1">
          <table:table-cell/>
          <table:table-cell office:value-type="float" office:value="3.026" calcext:value-type="float">
            <text:p>3,026</text:p>
          </table:table-cell>
          <table:table-cell office:value-type="float" office:value="2.78244076382214" calcext:value-type="float">
            <text:p>2,78244076382214</text:p>
          </table:table-cell>
        </table:table-row>
        <table:table-row table:style-name="ro1">
          <table:table-cell/>
          <table:table-cell office:value-type="float" office:value="3.028" calcext:value-type="float">
            <text:p>3,028</text:p>
          </table:table-cell>
          <table:table-cell office:value-type="float" office:value="2.77947715560747" calcext:value-type="float">
            <text:p>2,77947715560747</text:p>
          </table:table-cell>
        </table:table-row>
        <table:table-row table:style-name="ro1">
          <table:table-cell/>
          <table:table-cell office:value-type="float" office:value="3.03" calcext:value-type="float">
            <text:p>3,03</text:p>
          </table:table-cell>
          <table:table-cell office:value-type="float" office:value="2.77651816242701" calcext:value-type="float">
            <text:p>2,77651816242701</text:p>
          </table:table-cell>
        </table:table-row>
        <table:table-row table:style-name="ro1">
          <table:table-cell/>
          <table:table-cell office:value-type="float" office:value="3.032" calcext:value-type="float">
            <text:p>3,032</text:p>
          </table:table-cell>
          <table:table-cell office:value-type="float" office:value="2.77356377507923" calcext:value-type="float">
            <text:p>2,77356377507923</text:p>
          </table:table-cell>
        </table:table-row>
        <table:table-row table:style-name="ro1">
          <table:table-cell/>
          <table:table-cell office:value-type="float" office:value="3.034" calcext:value-type="float">
            <text:p>3,034</text:p>
          </table:table-cell>
          <table:table-cell office:value-type="float" office:value="2.77061398438399" calcext:value-type="float">
            <text:p>2,77061398438399</text:p>
          </table:table-cell>
        </table:table-row>
        <table:table-row table:style-name="ro1">
          <table:table-cell/>
          <table:table-cell office:value-type="float" office:value="3.036" calcext:value-type="float">
            <text:p>3,036</text:p>
          </table:table-cell>
          <table:table-cell office:value-type="float" office:value="2.76766878118252" calcext:value-type="float">
            <text:p>2,76766878118252</text:p>
          </table:table-cell>
        </table:table-row>
        <table:table-row table:style-name="ro1">
          <table:table-cell/>
          <table:table-cell office:value-type="float" office:value="3.038" calcext:value-type="float">
            <text:p>3,038</text:p>
          </table:table-cell>
          <table:table-cell office:value-type="float" office:value="2.76472815633736" calcext:value-type="float">
            <text:p>2,76472815633736</text:p>
          </table:table-cell>
        </table:table-row>
        <table:table-row table:style-name="ro1">
          <table:table-cell/>
          <table:table-cell office:value-type="float" office:value="3.04" calcext:value-type="float">
            <text:p>3,04</text:p>
          </table:table-cell>
          <table:table-cell office:value-type="float" office:value="2.76179210073232" calcext:value-type="float">
            <text:p>2,76179210073232</text:p>
          </table:table-cell>
        </table:table-row>
        <table:table-row table:style-name="ro1">
          <table:table-cell/>
          <table:table-cell office:value-type="float" office:value="3.042" calcext:value-type="float">
            <text:p>3,042</text:p>
          </table:table-cell>
          <table:table-cell office:value-type="float" office:value="2.75886060527241" calcext:value-type="float">
            <text:p>2,75886060527241</text:p>
          </table:table-cell>
        </table:table-row>
        <table:table-row table:style-name="ro1">
          <table:table-cell/>
          <table:table-cell office:value-type="float" office:value="3.044" calcext:value-type="float">
            <text:p>3,044</text:p>
          </table:table-cell>
          <table:table-cell office:value-type="float" office:value="2.75593366088379" calcext:value-type="float">
            <text:p>2,75593366088379</text:p>
          </table:table-cell>
        </table:table-row>
        <table:table-row table:style-name="ro1">
          <table:table-cell/>
          <table:table-cell office:value-type="float" office:value="3.046" calcext:value-type="float">
            <text:p>3,046</text:p>
          </table:table-cell>
          <table:table-cell office:value-type="float" office:value="2.75301125851374" calcext:value-type="float">
            <text:p>2,75301125851374</text:p>
          </table:table-cell>
        </table:table-row>
        <table:table-row table:style-name="ro1">
          <table:table-cell/>
          <table:table-cell office:value-type="float" office:value="3.048" calcext:value-type="float">
            <text:p>3,048</text:p>
          </table:table-cell>
          <table:table-cell office:value-type="float" office:value="2.75009338913058" calcext:value-type="float">
            <text:p>2,75009338913058</text:p>
          </table:table-cell>
        </table:table-row>
        <table:table-row table:style-name="ro1">
          <table:table-cell/>
          <table:table-cell office:value-type="float" office:value="3.05" calcext:value-type="float">
            <text:p>3,05</text:p>
          </table:table-cell>
          <table:table-cell office:value-type="float" office:value="2.74718004372363" calcext:value-type="float">
            <text:p>2,74718004372363</text:p>
          </table:table-cell>
        </table:table-row>
        <table:table-row table:style-name="ro1">
          <table:table-cell/>
          <table:table-cell office:value-type="float" office:value="3.052" calcext:value-type="float">
            <text:p>3,052</text:p>
          </table:table-cell>
          <table:table-cell office:value-type="float" office:value="2.74427121330318" calcext:value-type="float">
            <text:p>2,74427121330318</text:p>
          </table:table-cell>
        </table:table-row>
        <table:table-row table:style-name="ro1">
          <table:table-cell/>
          <table:table-cell office:value-type="float" office:value="3.054" calcext:value-type="float">
            <text:p>3,054</text:p>
          </table:table-cell>
          <table:table-cell office:value-type="float" office:value="2.74136688890038" calcext:value-type="float">
            <text:p>2,74136688890038</text:p>
          </table:table-cell>
        </table:table-row>
        <table:table-row table:style-name="ro1">
          <table:table-cell/>
          <table:table-cell office:value-type="float" office:value="3.056" calcext:value-type="float">
            <text:p>3,056</text:p>
          </table:table-cell>
          <table:table-cell office:value-type="float" office:value="2.73846706156726" calcext:value-type="float">
            <text:p>2,73846706156726</text:p>
          </table:table-cell>
        </table:table-row>
        <table:table-row table:style-name="ro1">
          <table:table-cell/>
          <table:table-cell office:value-type="float" office:value="3.058" calcext:value-type="float">
            <text:p>3,058</text:p>
          </table:table-cell>
          <table:table-cell office:value-type="float" office:value="2.73557172237664" calcext:value-type="float">
            <text:p>2,73557172237664</text:p>
          </table:table-cell>
        </table:table-row>
        <table:table-row table:style-name="ro1">
          <table:table-cell/>
          <table:table-cell office:value-type="float" office:value="3.06" calcext:value-type="float">
            <text:p>3,06</text:p>
          </table:table-cell>
          <table:table-cell office:value-type="float" office:value="2.73268086242206" calcext:value-type="float">
            <text:p>2,73268086242206</text:p>
          </table:table-cell>
        </table:table-row>
        <table:table-row table:style-name="ro1">
          <table:table-cell/>
          <table:table-cell office:value-type="float" office:value="3.062" calcext:value-type="float">
            <text:p>3,062</text:p>
          </table:table-cell>
          <table:table-cell office:value-type="float" office:value="2.72979447281778" calcext:value-type="float">
            <text:p>2,72979447281778</text:p>
          </table:table-cell>
        </table:table-row>
        <table:table-row table:style-name="ro1">
          <table:table-cell/>
          <table:table-cell office:value-type="float" office:value="3.064" calcext:value-type="float">
            <text:p>3,064</text:p>
          </table:table-cell>
          <table:table-cell office:value-type="float" office:value="2.72691254469869" calcext:value-type="float">
            <text:p>2,72691254469869</text:p>
          </table:table-cell>
        </table:table-row>
        <table:table-row table:style-name="ro1">
          <table:table-cell/>
          <table:table-cell office:value-type="float" office:value="3.066" calcext:value-type="float">
            <text:p>3,066</text:p>
          </table:table-cell>
          <table:table-cell office:value-type="float" office:value="2.72403506922028" calcext:value-type="float">
            <text:p>2,72403506922028</text:p>
          </table:table-cell>
        </table:table-row>
        <table:table-row table:style-name="ro1">
          <table:table-cell/>
          <table:table-cell office:value-type="float" office:value="3.068" calcext:value-type="float">
            <text:p>3,068</text:p>
          </table:table-cell>
          <table:table-cell office:value-type="float" office:value="2.72116203755857" calcext:value-type="float">
            <text:p>2,72116203755857</text:p>
          </table:table-cell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2.71829344091008" calcext:value-type="float">
            <text:p>2,71829344091008</text:p>
          </table:table-cell>
        </table:table-row>
        <table:table-row table:style-name="ro1">
          <table:table-cell/>
          <table:table-cell office:value-type="float" office:value="3.072" calcext:value-type="float">
            <text:p>3,072</text:p>
          </table:table-cell>
          <table:table-cell office:value-type="float" office:value="2.71542927049176" calcext:value-type="float">
            <text:p>2,71542927049176</text:p>
          </table:table-cell>
        </table:table-row>
        <table:table-row table:style-name="ro1">
          <table:table-cell/>
          <table:table-cell office:value-type="float" office:value="3.074" calcext:value-type="float">
            <text:p>3,074</text:p>
          </table:table-cell>
          <table:table-cell office:value-type="float" office:value="2.71256951754095" calcext:value-type="float">
            <text:p>2,71256951754095</text:p>
          </table:table-cell>
        </table:table-row>
        <table:table-row table:style-name="ro1">
          <table:table-cell/>
          <table:table-cell office:value-type="float" office:value="3.076" calcext:value-type="float">
            <text:p>3,076</text:p>
          </table:table-cell>
          <table:table-cell office:value-type="float" office:value="2.70971417331534" calcext:value-type="float">
            <text:p>2,70971417331534</text:p>
          </table:table-cell>
        </table:table-row>
        <table:table-row table:style-name="ro1">
          <table:table-cell/>
          <table:table-cell office:value-type="float" office:value="3.078" calcext:value-type="float">
            <text:p>3,078</text:p>
          </table:table-cell>
          <table:table-cell office:value-type="float" office:value="2.7068632290929" calcext:value-type="float">
            <text:p>2,7068632290929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2.70401667617184" calcext:value-type="float">
            <text:p>2,70401667617184</text:p>
          </table:table-cell>
        </table:table-row>
        <table:table-row table:style-name="ro1">
          <table:table-cell/>
          <table:table-cell office:value-type="float" office:value="3.082" calcext:value-type="float">
            <text:p>3,082</text:p>
          </table:table-cell>
          <table:table-cell office:value-type="float" office:value="2.70117450587056" calcext:value-type="float">
            <text:p>2,70117450587056</text:p>
          </table:table-cell>
        </table:table-row>
        <table:table-row table:style-name="ro1">
          <table:table-cell/>
          <table:table-cell office:value-type="float" office:value="3.084" calcext:value-type="float">
            <text:p>3,084</text:p>
          </table:table-cell>
          <table:table-cell office:value-type="float" office:value="2.6983367095276" calcext:value-type="float">
            <text:p>2,6983367095276</text:p>
          </table:table-cell>
        </table:table-row>
        <table:table-row table:style-name="ro1">
          <table:table-cell/>
          <table:table-cell office:value-type="float" office:value="3.086" calcext:value-type="float">
            <text:p>3,086</text:p>
          </table:table-cell>
          <table:table-cell office:value-type="float" office:value="2.69550327850159" calcext:value-type="float">
            <text:p>2,69550327850159</text:p>
          </table:table-cell>
        </table:table-row>
        <table:table-row table:style-name="ro1">
          <table:table-cell/>
          <table:table-cell office:value-type="float" office:value="3.088" calcext:value-type="float">
            <text:p>3,088</text:p>
          </table:table-cell>
          <table:table-cell office:value-type="float" office:value="2.69267420417119" calcext:value-type="float">
            <text:p>2,69267420417119</text:p>
          </table:table-cell>
        </table:table-row>
        <table:table-row table:style-name="ro1">
          <table:table-cell/>
          <table:table-cell office:value-type="float" office:value="3.09" calcext:value-type="float">
            <text:p>3,09</text:p>
          </table:table-cell>
          <table:table-cell office:value-type="float" office:value="2.68984947793506" calcext:value-type="float">
            <text:p>2,68984947793506</text:p>
          </table:table-cell>
        </table:table-row>
        <table:table-row table:style-name="ro1">
          <table:table-cell/>
          <table:table-cell office:value-type="float" office:value="3.092" calcext:value-type="float">
            <text:p>3,092</text:p>
          </table:table-cell>
          <table:table-cell office:value-type="float" office:value="2.6870290912118" calcext:value-type="float">
            <text:p>2,6870290912118</text:p>
          </table:table-cell>
        </table:table-row>
        <table:table-row table:style-name="ro1">
          <table:table-cell/>
          <table:table-cell office:value-type="float" office:value="3.094" calcext:value-type="float">
            <text:p>3,094</text:p>
          </table:table-cell>
          <table:table-cell office:value-type="float" office:value="2.68421303543991" calcext:value-type="float">
            <text:p>2,68421303543991</text:p>
          </table:table-cell>
        </table:table-row>
        <table:table-row table:style-name="ro1">
          <table:table-cell/>
          <table:table-cell office:value-type="float" office:value="3.096" calcext:value-type="float">
            <text:p>3,096</text:p>
          </table:table-cell>
          <table:table-cell office:value-type="float" office:value="2.6814013020777" calcext:value-type="float">
            <text:p>2,6814013020777</text:p>
          </table:table-cell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2.67859388260331" calcext:value-type="float">
            <text:p>2,67859388260331</text:p>
          </table:table-cell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office:value-type="float" office:value="2.67579076851461" calcext:value-type="float">
            <text:p>2,67579076851461</text:p>
          </table:table-cell>
        </table:table-row>
        <table:table-row table:style-name="ro1">
          <table:table-cell/>
          <table:table-cell office:value-type="float" office:value="3.102" calcext:value-type="float">
            <text:p>3,102</text:p>
          </table:table-cell>
          <table:table-cell office:value-type="float" office:value="2.67299195132916" calcext:value-type="float">
            <text:p>2,67299195132916</text:p>
          </table:table-cell>
        </table:table-row>
        <table:table-row table:style-name="ro1">
          <table:table-cell/>
          <table:table-cell office:value-type="float" office:value="3.104" calcext:value-type="float">
            <text:p>3,104</text:p>
          </table:table-cell>
          <table:table-cell office:value-type="float" office:value="2.67019742258417" calcext:value-type="float">
            <text:p>2,67019742258417</text:p>
          </table:table-cell>
        </table:table-row>
        <table:table-row table:style-name="ro1">
          <table:table-cell/>
          <table:table-cell office:value-type="float" office:value="3.106" calcext:value-type="float">
            <text:p>3,106</text:p>
          </table:table-cell>
          <table:table-cell office:value-type="float" office:value="2.66740717383644" calcext:value-type="float">
            <text:p>2,66740717383644</text:p>
          </table:table-cell>
        </table:table-row>
        <table:table-row table:style-name="ro1">
          <table:table-cell/>
          <table:table-cell office:value-type="float" office:value="3.108" calcext:value-type="float">
            <text:p>3,108</text:p>
          </table:table-cell>
          <table:table-cell office:value-type="float" office:value="2.66462119666234" calcext:value-type="float">
            <text:p>2,66462119666234</text:p>
          </table:table-cell>
        </table:table-row>
        <table:table-row table:style-name="ro1">
          <table:table-cell/>
          <table:table-cell office:value-type="float" office:value="3.11" calcext:value-type="float">
            <text:p>3,11</text:p>
          </table:table-cell>
          <table:table-cell office:value-type="float" office:value="2.66183948265773" calcext:value-type="float">
            <text:p>2,66183948265773</text:p>
          </table:table-cell>
        </table:table-row>
        <table:table-row table:style-name="ro1">
          <table:table-cell/>
          <table:table-cell office:value-type="float" office:value="3.112" calcext:value-type="float">
            <text:p>3,112</text:p>
          </table:table-cell>
          <table:table-cell office:value-type="float" office:value="2.65906202343791" calcext:value-type="float">
            <text:p>2,65906202343791</text:p>
          </table:table-cell>
        </table:table-row>
        <table:table-row table:style-name="ro1">
          <table:table-cell/>
          <table:table-cell office:value-type="float" office:value="3.114" calcext:value-type="float">
            <text:p>3,114</text:p>
          </table:table-cell>
          <table:table-cell office:value-type="float" office:value="2.6562888106376" calcext:value-type="float">
            <text:p>2,6562888106376</text:p>
          </table:table-cell>
        </table:table-row>
        <table:table-row table:style-name="ro1">
          <table:table-cell/>
          <table:table-cell office:value-type="float" office:value="3.116" calcext:value-type="float">
            <text:p>3,116</text:p>
          </table:table-cell>
          <table:table-cell office:value-type="float" office:value="2.65351983591086" calcext:value-type="float">
            <text:p>2,65351983591086</text:p>
          </table:table-cell>
        </table:table-row>
        <table:table-row table:style-name="ro1">
          <table:table-cell/>
          <table:table-cell office:value-type="float" office:value="3.118" calcext:value-type="float">
            <text:p>3,118</text:p>
          </table:table-cell>
          <table:table-cell office:value-type="float" office:value="2.65075509093108" calcext:value-type="float">
            <text:p>2,65075509093108</text:p>
          </table:table-cell>
        </table:table-row>
        <table:table-row table:style-name="ro1">
          <table:table-cell/>
          <table:table-cell office:value-type="float" office:value="3.12" calcext:value-type="float">
            <text:p>3,12</text:p>
          </table:table-cell>
          <table:table-cell office:value-type="float" office:value="2.6479945673909" calcext:value-type="float">
            <text:p>2,6479945673909</text:p>
          </table:table-cell>
        </table:table-row>
        <table:table-row table:style-name="ro1">
          <table:table-cell/>
          <table:table-cell office:value-type="float" office:value="3.122" calcext:value-type="float">
            <text:p>3,122</text:p>
          </table:table-cell>
          <table:table-cell office:value-type="float" office:value="2.64523825700216" calcext:value-type="float">
            <text:p>2,64523825700216</text:p>
          </table:table-cell>
        </table:table-row>
        <table:table-row table:style-name="ro1">
          <table:table-cell/>
          <table:table-cell office:value-type="float" office:value="3.124" calcext:value-type="float">
            <text:p>3,124</text:p>
          </table:table-cell>
          <table:table-cell office:value-type="float" office:value="2.64248615149588" calcext:value-type="float">
            <text:p>2,64248615149588</text:p>
          </table:table-cell>
        </table:table-row>
        <table:table-row table:style-name="ro1">
          <table:table-cell/>
          <table:table-cell office:value-type="float" office:value="3.126" calcext:value-type="float">
            <text:p>3,126</text:p>
          </table:table-cell>
          <table:table-cell office:value-type="float" office:value="2.63973824262218" calcext:value-type="float">
            <text:p>2,63973824262218</text:p>
          </table:table-cell>
        </table:table-row>
        <table:table-row table:style-name="ro1">
          <table:table-cell/>
          <table:table-cell office:value-type="float" office:value="3.128" calcext:value-type="float">
            <text:p>3,128</text:p>
          </table:table-cell>
          <table:table-cell office:value-type="float" office:value="2.63699452215028" calcext:value-type="float">
            <text:p>2,63699452215028</text:p>
          </table:table-cell>
        </table:table-row>
        <table:table-row table:style-name="ro1">
          <table:table-cell/>
          <table:table-cell office:value-type="float" office:value="3.13" calcext:value-type="float">
            <text:p>3,13</text:p>
          </table:table-cell>
          <table:table-cell office:value-type="float" office:value="2.63425498186839" calcext:value-type="float">
            <text:p>2,63425498186839</text:p>
          </table:table-cell>
        </table:table-row>
        <table:table-row table:style-name="ro1">
          <table:table-cell/>
          <table:table-cell office:value-type="float" office:value="3.132" calcext:value-type="float">
            <text:p>3,132</text:p>
          </table:table-cell>
          <table:table-cell office:value-type="float" office:value="2.6315196135837" calcext:value-type="float">
            <text:p>2,6315196135837</text:p>
          </table:table-cell>
        </table:table-row>
        <table:table-row table:style-name="ro1">
          <table:table-cell/>
          <table:table-cell office:value-type="float" office:value="3.134" calcext:value-type="float">
            <text:p>3,134</text:p>
          </table:table-cell>
          <table:table-cell office:value-type="float" office:value="2.62878840912235" calcext:value-type="float">
            <text:p>2,62878840912235</text:p>
          </table:table-cell>
        </table:table-row>
        <table:table-row table:style-name="ro1">
          <table:table-cell/>
          <table:table-cell office:value-type="float" office:value="3.136" calcext:value-type="float">
            <text:p>3,136</text:p>
          </table:table-cell>
          <table:table-cell office:value-type="float" office:value="2.62606136032933" calcext:value-type="float">
            <text:p>2,62606136032933</text:p>
          </table:table-cell>
        </table:table-row>
        <table:table-row table:style-name="ro1">
          <table:table-cell/>
          <table:table-cell office:value-type="float" office:value="3.138" calcext:value-type="float">
            <text:p>3,138</text:p>
          </table:table-cell>
          <table:table-cell office:value-type="float" office:value="2.62333845906848" calcext:value-type="float">
            <text:p>2,62333845906848</text:p>
          </table:table-cell>
        </table:table-row>
        <table:table-row table:style-name="ro1">
          <table:table-cell/>
          <table:table-cell office:value-type="float" office:value="3.14" calcext:value-type="float">
            <text:p>3,14</text:p>
          </table:table-cell>
          <table:table-cell office:value-type="float" office:value="2.62061969722243" calcext:value-type="float">
            <text:p>2,62061969722243</text:p>
          </table:table-cell>
        </table:table-row>
        <table:table-row table:style-name="ro1">
          <table:table-cell/>
          <table:table-cell office:value-type="float" office:value="3.142" calcext:value-type="float">
            <text:p>3,142</text:p>
          </table:table-cell>
          <table:table-cell office:value-type="float" office:value="2.61790506669253" calcext:value-type="float">
            <text:p>2,61790506669253</text:p>
          </table:table-cell>
        </table:table-row>
        <table:table-row table:style-name="ro1">
          <table:table-cell/>
          <table:table-cell office:value-type="float" office:value="3.144" calcext:value-type="float">
            <text:p>3,144</text:p>
          </table:table-cell>
          <table:table-cell office:value-type="float" office:value="2.61519455939885" calcext:value-type="float">
            <text:p>2,61519455939885</text:p>
          </table:table-cell>
        </table:table-row>
        <table:table-row table:style-name="ro1">
          <table:table-cell/>
          <table:table-cell office:value-type="float" office:value="3.146" calcext:value-type="float">
            <text:p>3,146</text:p>
          </table:table-cell>
          <table:table-cell office:value-type="float" office:value="2.61248816728009" calcext:value-type="float">
            <text:p>2,61248816728009</text:p>
          </table:table-cell>
        </table:table-row>
        <table:table-row table:style-name="ro1">
          <table:table-cell/>
          <table:table-cell office:value-type="float" office:value="3.148" calcext:value-type="float">
            <text:p>3,148</text:p>
          </table:table-cell>
          <table:table-cell office:value-type="float" office:value="2.60978588229354" calcext:value-type="float">
            <text:p>2,60978588229354</text:p>
          </table:table-cell>
        </table:table-row>
        <table:table-row table:style-name="ro1">
          <table:table-cell/>
          <table:table-cell office:value-type="float" office:value="3.15" calcext:value-type="float">
            <text:p>3,15</text:p>
          </table:table-cell>
          <table:table-cell office:value-type="float" office:value="2.60708769641507" calcext:value-type="float">
            <text:p>2,60708769641507</text:p>
          </table:table-cell>
        </table:table-row>
        <table:table-row table:style-name="ro1">
          <table:table-cell/>
          <table:table-cell office:value-type="float" office:value="3.152" calcext:value-type="float">
            <text:p>3,152</text:p>
          </table:table-cell>
          <table:table-cell office:value-type="float" office:value="2.60439360163903" calcext:value-type="float">
            <text:p>2,60439360163903</text:p>
          </table:table-cell>
        </table:table-row>
        <table:table-row table:style-name="ro1">
          <table:table-cell/>
          <table:table-cell office:value-type="float" office:value="3.154" calcext:value-type="float">
            <text:p>3,154</text:p>
          </table:table-cell>
          <table:table-cell office:value-type="float" office:value="2.60170358997825" calcext:value-type="float">
            <text:p>2,60170358997825</text:p>
          </table:table-cell>
        </table:table-row>
        <table:table-row table:style-name="ro1">
          <table:table-cell/>
          <table:table-cell office:value-type="float" office:value="3.156" calcext:value-type="float">
            <text:p>3,156</text:p>
          </table:table-cell>
          <table:table-cell office:value-type="float" office:value="2.59901765346397" calcext:value-type="float">
            <text:p>2,59901765346397</text:p>
          </table:table-cell>
        </table:table-row>
        <table:table-row table:style-name="ro1">
          <table:table-cell/>
          <table:table-cell office:value-type="float" office:value="3.158" calcext:value-type="float">
            <text:p>3,158</text:p>
          </table:table-cell>
          <table:table-cell office:value-type="float" office:value="2.59633578414579" calcext:value-type="float">
            <text:p>2,59633578414579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2.59365797409165" calcext:value-type="float">
            <text:p>2,59365797409165</text:p>
          </table:table-cell>
        </table:table-row>
        <table:table-row table:style-name="ro1">
          <table:table-cell/>
          <table:table-cell office:value-type="float" office:value="3.162" calcext:value-type="float">
            <text:p>3,162</text:p>
          </table:table-cell>
          <table:table-cell office:value-type="float" office:value="2.59098421538776" calcext:value-type="float">
            <text:p>2,59098421538776</text:p>
          </table:table-cell>
        </table:table-row>
        <table:table-row table:style-name="ro1">
          <table:table-cell/>
          <table:table-cell office:value-type="float" office:value="3.164" calcext:value-type="float">
            <text:p>3,164</text:p>
          </table:table-cell>
          <table:table-cell office:value-type="float" office:value="2.58831450013856" calcext:value-type="float">
            <text:p>2,58831450013856</text:p>
          </table:table-cell>
        </table:table-row>
        <table:table-row table:style-name="ro1">
          <table:table-cell/>
          <table:table-cell office:value-type="float" office:value="3.166" calcext:value-type="float">
            <text:p>3,166</text:p>
          </table:table-cell>
          <table:table-cell office:value-type="float" office:value="2.58564882046666" calcext:value-type="float">
            <text:p>2,58564882046666</text:p>
          </table:table-cell>
        </table:table-row>
        <table:table-row table:style-name="ro1">
          <table:table-cell/>
          <table:table-cell office:value-type="float" office:value="3.168" calcext:value-type="float">
            <text:p>3,168</text:p>
          </table:table-cell>
          <table:table-cell office:value-type="float" office:value="2.58298716851285" calcext:value-type="float">
            <text:p>2,58298716851285</text:p>
          </table:table-cell>
        </table:table-row>
        <table:table-row table:style-name="ro1">
          <table:table-cell/>
          <table:table-cell office:value-type="float" office:value="3.17" calcext:value-type="float">
            <text:p>3,17</text:p>
          </table:table-cell>
          <table:table-cell office:value-type="float" office:value="2.58032953643599" calcext:value-type="float">
            <text:p>2,58032953643599</text:p>
          </table:table-cell>
        </table:table-row>
        <table:table-row table:style-name="ro1">
          <table:table-cell/>
          <table:table-cell office:value-type="float" office:value="3.172" calcext:value-type="float">
            <text:p>3,172</text:p>
          </table:table-cell>
          <table:table-cell office:value-type="float" office:value="2.57767591641298" calcext:value-type="float">
            <text:p>2,57767591641298</text:p>
          </table:table-cell>
        </table:table-row>
        <table:table-row table:style-name="ro1">
          <table:table-cell/>
          <table:table-cell office:value-type="float" office:value="3.174" calcext:value-type="float">
            <text:p>3,174</text:p>
          </table:table-cell>
          <table:table-cell office:value-type="float" office:value="2.57502630063876" calcext:value-type="float">
            <text:p>2,57502630063876</text:p>
          </table:table-cell>
        </table:table-row>
        <table:table-row table:style-name="ro1">
          <table:table-cell/>
          <table:table-cell office:value-type="float" office:value="3.176" calcext:value-type="float">
            <text:p>3,176</text:p>
          </table:table-cell>
          <table:table-cell office:value-type="float" office:value="2.57238068132619" calcext:value-type="float">
            <text:p>2,57238068132619</text:p>
          </table:table-cell>
        </table:table-row>
        <table:table-row table:style-name="ro1">
          <table:table-cell/>
          <table:table-cell office:value-type="float" office:value="3.178" calcext:value-type="float">
            <text:p>3,178</text:p>
          </table:table-cell>
          <table:table-cell office:value-type="float" office:value="2.56973905070608" calcext:value-type="float">
            <text:p>2,56973905070608</text:p>
          </table:table-cell>
        </table:table-row>
        <table:table-row table:style-name="ro1">
          <table:table-cell/>
          <table:table-cell office:value-type="float" office:value="3.18" calcext:value-type="float">
            <text:p>3,18</text:p>
          </table:table-cell>
          <table:table-cell office:value-type="float" office:value="2.5671014010271" calcext:value-type="float">
            <text:p>2,5671014010271</text:p>
          </table:table-cell>
        </table:table-row>
        <table:table-row table:style-name="ro1">
          <table:table-cell/>
          <table:table-cell office:value-type="float" office:value="3.182" calcext:value-type="float">
            <text:p>3,182</text:p>
          </table:table-cell>
          <table:table-cell office:value-type="float" office:value="2.56446772455572" calcext:value-type="float">
            <text:p>2,56446772455572</text:p>
          </table:table-cell>
        </table:table-row>
        <table:table-row table:style-name="ro1">
          <table:table-cell/>
          <table:table-cell office:value-type="float" office:value="3.184" calcext:value-type="float">
            <text:p>3,184</text:p>
          </table:table-cell>
          <table:table-cell office:value-type="float" office:value="2.56183801357624" calcext:value-type="float">
            <text:p>2,56183801357624</text:p>
          </table:table-cell>
        </table:table-row>
        <table:table-row table:style-name="ro1">
          <table:table-cell/>
          <table:table-cell office:value-type="float" office:value="3.186" calcext:value-type="float">
            <text:p>3,186</text:p>
          </table:table-cell>
          <table:table-cell office:value-type="float" office:value="2.55921226039066" calcext:value-type="float">
            <text:p>2,55921226039066</text:p>
          </table:table-cell>
        </table:table-row>
        <table:table-row table:style-name="ro1">
          <table:table-cell/>
          <table:table-cell office:value-type="float" office:value="3.188" calcext:value-type="float">
            <text:p>3,188</text:p>
          </table:table-cell>
          <table:table-cell office:value-type="float" office:value="2.55659045731868" calcext:value-type="float">
            <text:p>2,55659045731868</text:p>
          </table:table-cell>
        </table:table-row>
        <table:table-row table:style-name="ro1">
          <table:table-cell/>
          <table:table-cell office:value-type="float" office:value="3.19" calcext:value-type="float">
            <text:p>3,19</text:p>
          </table:table-cell>
          <table:table-cell office:value-type="float" office:value="2.55397259669765" calcext:value-type="float">
            <text:p>2,55397259669765</text:p>
          </table:table-cell>
        </table:table-row>
        <table:table-row table:style-name="ro1">
          <table:table-cell/>
          <table:table-cell office:value-type="float" office:value="3.192" calcext:value-type="float">
            <text:p>3,192</text:p>
          </table:table-cell>
          <table:table-cell office:value-type="float" office:value="2.55135867088254" calcext:value-type="float">
            <text:p>2,55135867088254</text:p>
          </table:table-cell>
        </table:table-row>
        <table:table-row table:style-name="ro1">
          <table:table-cell/>
          <table:table-cell office:value-type="float" office:value="3.194" calcext:value-type="float">
            <text:p>3,194</text:p>
          </table:table-cell>
          <table:table-cell office:value-type="float" office:value="2.54874867224586" calcext:value-type="float">
            <text:p>2,54874867224586</text:p>
          </table:table-cell>
        </table:table-row>
        <table:table-row table:style-name="ro1">
          <table:table-cell/>
          <table:table-cell office:value-type="float" office:value="3.196" calcext:value-type="float">
            <text:p>3,196</text:p>
          </table:table-cell>
          <table:table-cell office:value-type="float" office:value="2.54614259317764" calcext:value-type="float">
            <text:p>2,54614259317764</text:p>
          </table:table-cell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2.54354042608539" calcext:value-type="float">
            <text:p>2,54354042608539</text:p>
          </table:table-cell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2.54094216339404" calcext:value-type="float">
            <text:p>2,54094216339404</text:p>
          </table:table-cell>
        </table:table-row>
        <table:table-row table:style-name="ro1">
          <table:table-cell/>
          <table:table-cell office:value-type="float" office:value="3.202" calcext:value-type="float">
            <text:p>3,202</text:p>
          </table:table-cell>
          <table:table-cell office:value-type="float" office:value="2.53834779754592" calcext:value-type="float">
            <text:p>2,53834779754592</text:p>
          </table:table-cell>
        </table:table-row>
        <table:table-row table:style-name="ro1">
          <table:table-cell/>
          <table:table-cell office:value-type="float" office:value="3.204" calcext:value-type="float">
            <text:p>3,204</text:p>
          </table:table-cell>
          <table:table-cell office:value-type="float" office:value="2.53575732100067" calcext:value-type="float">
            <text:p>2,53575732100067</text:p>
          </table:table-cell>
        </table:table-row>
        <table:table-row table:style-name="ro1">
          <table:table-cell/>
          <table:table-cell office:value-type="float" office:value="3.206" calcext:value-type="float">
            <text:p>3,206</text:p>
          </table:table-cell>
          <table:table-cell office:value-type="float" office:value="2.53317072623526" calcext:value-type="float">
            <text:p>2,53317072623526</text:p>
          </table:table-cell>
        </table:table-row>
        <table:table-row table:style-name="ro1">
          <table:table-cell/>
          <table:table-cell office:value-type="float" office:value="3.208" calcext:value-type="float">
            <text:p>3,208</text:p>
          </table:table-cell>
          <table:table-cell office:value-type="float" office:value="2.53058800574391" calcext:value-type="float">
            <text:p>2,53058800574391</text:p>
          </table:table-cell>
        </table:table-row>
        <table:table-row table:style-name="ro1">
          <table:table-cell/>
          <table:table-cell office:value-type="float" office:value="3.21" calcext:value-type="float">
            <text:p>3,21</text:p>
          </table:table-cell>
          <table:table-cell office:value-type="float" office:value="2.52800915203803" calcext:value-type="float">
            <text:p>2,52800915203803</text:p>
          </table:table-cell>
        </table:table-row>
        <table:table-row table:style-name="ro1">
          <table:table-cell/>
          <table:table-cell office:value-type="float" office:value="3.212" calcext:value-type="float">
            <text:p>3,212</text:p>
          </table:table-cell>
          <table:table-cell office:value-type="float" office:value="2.52543415764623" calcext:value-type="float">
            <text:p>2,52543415764623</text:p>
          </table:table-cell>
        </table:table-row>
        <table:table-row table:style-name="ro1">
          <table:table-cell/>
          <table:table-cell office:value-type="float" office:value="3.214" calcext:value-type="float">
            <text:p>3,214</text:p>
          </table:table-cell>
          <table:table-cell office:value-type="float" office:value="2.52286301511421" calcext:value-type="float">
            <text:p>2,52286301511421</text:p>
          </table:table-cell>
        </table:table-row>
        <table:table-row table:style-name="ro1">
          <table:table-cell/>
          <table:table-cell office:value-type="float" office:value="3.216" calcext:value-type="float">
            <text:p>3,216</text:p>
          </table:table-cell>
          <table:table-cell office:value-type="float" office:value="2.52029571700479" calcext:value-type="float">
            <text:p>2,52029571700479</text:p>
          </table:table-cell>
        </table:table-row>
        <table:table-row table:style-name="ro1">
          <table:table-cell/>
          <table:table-cell office:value-type="float" office:value="3.218" calcext:value-type="float">
            <text:p>3,218</text:p>
          </table:table-cell>
          <table:table-cell office:value-type="float" office:value="2.51773225589779" calcext:value-type="float">
            <text:p>2,51773225589779</text:p>
          </table:table-cell>
        </table:table-row>
        <table:table-row table:style-name="ro1">
          <table:table-cell/>
          <table:table-cell office:value-type="float" office:value="3.22" calcext:value-type="float">
            <text:p>3,22</text:p>
          </table:table-cell>
          <table:table-cell office:value-type="float" office:value="2.51517262439006" calcext:value-type="float">
            <text:p>2,51517262439006</text:p>
          </table:table-cell>
        </table:table-row>
        <table:table-row table:style-name="ro1">
          <table:table-cell/>
          <table:table-cell office:value-type="float" office:value="3.222" calcext:value-type="float">
            <text:p>3,222</text:p>
          </table:table-cell>
          <table:table-cell office:value-type="float" office:value="2.5126168150954" calcext:value-type="float">
            <text:p>2,5126168150954</text:p>
          </table:table-cell>
        </table:table-row>
        <table:table-row table:style-name="ro1">
          <table:table-cell/>
          <table:table-cell office:value-type="float" office:value="3.224" calcext:value-type="float">
            <text:p>3,224</text:p>
          </table:table-cell>
          <table:table-cell office:value-type="float" office:value="2.51006482064449" calcext:value-type="float">
            <text:p>2,51006482064449</text:p>
          </table:table-cell>
        </table:table-row>
        <table:table-row table:style-name="ro1">
          <table:table-cell/>
          <table:table-cell office:value-type="float" office:value="3.226" calcext:value-type="float">
            <text:p>3,226</text:p>
          </table:table-cell>
          <table:table-cell office:value-type="float" office:value="2.50751663368492" calcext:value-type="float">
            <text:p>2,50751663368492</text:p>
          </table:table-cell>
        </table:table-row>
        <table:table-row table:style-name="ro1">
          <table:table-cell/>
          <table:table-cell office:value-type="float" office:value="3.228" calcext:value-type="float">
            <text:p>3,228</text:p>
          </table:table-cell>
          <table:table-cell office:value-type="float" office:value="2.50497224688108" calcext:value-type="float">
            <text:p>2,50497224688108</text:p>
          </table:table-cell>
        </table:table-row>
        <table:table-row table:style-name="ro1">
          <table:table-cell/>
          <table:table-cell office:value-type="float" office:value="3.23" calcext:value-type="float">
            <text:p>3,23</text:p>
          </table:table-cell>
          <table:table-cell office:value-type="float" office:value="2.50243165291417" calcext:value-type="float">
            <text:p>2,50243165291417</text:p>
          </table:table-cell>
        </table:table-row>
        <table:table-row table:style-name="ro1">
          <table:table-cell/>
          <table:table-cell office:value-type="float" office:value="3.232" calcext:value-type="float">
            <text:p>3,232</text:p>
          </table:table-cell>
          <table:table-cell office:value-type="float" office:value="2.49989484448209" calcext:value-type="float">
            <text:p>2,49989484448209</text:p>
          </table:table-cell>
        </table:table-row>
        <table:table-row table:style-name="ro1">
          <table:table-cell/>
          <table:table-cell office:value-type="float" office:value="3.234" calcext:value-type="float">
            <text:p>3,234</text:p>
          </table:table-cell>
          <table:table-cell office:value-type="float" office:value="2.4973618142995" calcext:value-type="float">
            <text:p>2,4973618142995</text:p>
          </table:table-cell>
        </table:table-row>
        <table:table-row table:style-name="ro1">
          <table:table-cell/>
          <table:table-cell office:value-type="float" office:value="3.236" calcext:value-type="float">
            <text:p>3,236</text:p>
          </table:table-cell>
          <table:table-cell office:value-type="float" office:value="2.49483255509766" calcext:value-type="float">
            <text:p>2,49483255509766</text:p>
          </table:table-cell>
        </table:table-row>
        <table:table-row table:style-name="ro1">
          <table:table-cell/>
          <table:table-cell office:value-type="float" office:value="3.238" calcext:value-type="float">
            <text:p>3,238</text:p>
          </table:table-cell>
          <table:table-cell office:value-type="float" office:value="2.49230705962448" calcext:value-type="float">
            <text:p>2,49230705962448</text:p>
          </table:table-cell>
        </table:table-row>
        <table:table-row table:style-name="ro1">
          <table:table-cell/>
          <table:table-cell office:value-type="float" office:value="3.24" calcext:value-type="float">
            <text:p>3,24</text:p>
          </table:table-cell>
          <table:table-cell office:value-type="float" office:value="2.48978532064445" calcext:value-type="float">
            <text:p>2,48978532064445</text:p>
          </table:table-cell>
        </table:table-row>
        <table:table-row table:style-name="ro1">
          <table:table-cell/>
          <table:table-cell office:value-type="float" office:value="3.242" calcext:value-type="float">
            <text:p>3,242</text:p>
          </table:table-cell>
          <table:table-cell office:value-type="float" office:value="2.48726733093857" calcext:value-type="float">
            <text:p>2,48726733093857</text:p>
          </table:table-cell>
        </table:table-row>
        <table:table-row table:style-name="ro1">
          <table:table-cell/>
          <table:table-cell office:value-type="float" office:value="3.244" calcext:value-type="float">
            <text:p>3,244</text:p>
          </table:table-cell>
          <table:table-cell office:value-type="float" office:value="2.48475308330436" calcext:value-type="float">
            <text:p>2,48475308330436</text:p>
          </table:table-cell>
        </table:table-row>
        <table:table-row table:style-name="ro1">
          <table:table-cell/>
          <table:table-cell office:value-type="float" office:value="3.246" calcext:value-type="float">
            <text:p>3,246</text:p>
          </table:table-cell>
          <table:table-cell office:value-type="float" office:value="2.48224257055575" calcext:value-type="float">
            <text:p>2,48224257055575</text:p>
          </table:table-cell>
        </table:table-row>
        <table:table-row table:style-name="ro1">
          <table:table-cell/>
          <table:table-cell office:value-type="float" office:value="3.248" calcext:value-type="float">
            <text:p>3,248</text:p>
          </table:table-cell>
          <table:table-cell office:value-type="float" office:value="2.47973578552313" calcext:value-type="float">
            <text:p>2,47973578552313</text:p>
          </table:table-cell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office:value-type="float" office:value="2.47723272105322" calcext:value-type="float">
            <text:p>2,47723272105322</text:p>
          </table:table-cell>
        </table:table-row>
        <table:table-row table:style-name="ro1">
          <table:table-cell/>
          <table:table-cell office:value-type="float" office:value="3.252" calcext:value-type="float">
            <text:p>3,252</text:p>
          </table:table-cell>
          <table:table-cell office:value-type="float" office:value="2.47473337000908" calcext:value-type="float">
            <text:p>2,47473337000908</text:p>
          </table:table-cell>
        </table:table-row>
        <table:table-row table:style-name="ro1">
          <table:table-cell/>
          <table:table-cell office:value-type="float" office:value="3.254" calcext:value-type="float">
            <text:p>3,254</text:p>
          </table:table-cell>
          <table:table-cell office:value-type="float" office:value="2.47223772527007" calcext:value-type="float">
            <text:p>2,47223772527007</text:p>
          </table:table-cell>
        </table:table-row>
        <table:table-row table:style-name="ro1">
          <table:table-cell/>
          <table:table-cell office:value-type="float" office:value="3.256" calcext:value-type="float">
            <text:p>3,256</text:p>
          </table:table-cell>
          <table:table-cell office:value-type="float" office:value="2.46974577973176" calcext:value-type="float">
            <text:p>2,46974577973176</text:p>
          </table:table-cell>
        </table:table-row>
        <table:table-row table:style-name="ro1">
          <table:table-cell/>
          <table:table-cell office:value-type="float" office:value="3.258" calcext:value-type="float">
            <text:p>3,258</text:p>
          </table:table-cell>
          <table:table-cell office:value-type="float" office:value="2.46725752630597" calcext:value-type="float">
            <text:p>2,46725752630597</text:p>
          </table:table-cell>
        </table:table-row>
        <table:table-row table:style-name="ro1">
          <table:table-cell/>
          <table:table-cell office:value-type="float" office:value="3.26" calcext:value-type="float">
            <text:p>3,26</text:p>
          </table:table-cell>
          <table:table-cell office:value-type="float" office:value="2.46477295792064" calcext:value-type="float">
            <text:p>2,46477295792064</text:p>
          </table:table-cell>
        </table:table-row>
        <table:table-row table:style-name="ro1">
          <table:table-cell/>
          <table:table-cell office:value-type="float" office:value="3.262" calcext:value-type="float">
            <text:p>3,262</text:p>
          </table:table-cell>
          <table:table-cell office:value-type="float" office:value="2.46229206751986" calcext:value-type="float">
            <text:p>2,46229206751986</text:p>
          </table:table-cell>
        </table:table-row>
        <table:table-row table:style-name="ro1">
          <table:table-cell/>
          <table:table-cell office:value-type="float" office:value="3.264" calcext:value-type="float">
            <text:p>3,264</text:p>
          </table:table-cell>
          <table:table-cell office:value-type="float" office:value="2.4598148480638" calcext:value-type="float">
            <text:p>2,4598148480638</text:p>
          </table:table-cell>
        </table:table-row>
        <table:table-row table:style-name="ro1">
          <table:table-cell/>
          <table:table-cell office:value-type="float" office:value="3.266" calcext:value-type="float">
            <text:p>3,266</text:p>
          </table:table-cell>
          <table:table-cell office:value-type="float" office:value="2.45734129252867" calcext:value-type="float">
            <text:p>2,45734129252867</text:p>
          </table:table-cell>
        </table:table-row>
        <table:table-row table:style-name="ro1">
          <table:table-cell/>
          <table:table-cell office:value-type="float" office:value="3.268" calcext:value-type="float">
            <text:p>3,268</text:p>
          </table:table-cell>
          <table:table-cell office:value-type="float" office:value="2.45487139390667" calcext:value-type="float">
            <text:p>2,45487139390667</text:p>
          </table:table-cell>
        </table:table-row>
        <table:table-row table:style-name="ro1">
          <table:table-cell/>
          <table:table-cell office:value-type="float" office:value="3.27" calcext:value-type="float">
            <text:p>3,27</text:p>
          </table:table-cell>
          <table:table-cell office:value-type="float" office:value="2.45240514520598" calcext:value-type="float">
            <text:p>2,45240514520598</text:p>
          </table:table-cell>
        </table:table-row>
        <table:table-row table:style-name="ro1">
          <table:table-cell/>
          <table:table-cell office:value-type="float" office:value="3.272" calcext:value-type="float">
            <text:p>3,272</text:p>
          </table:table-cell>
          <table:table-cell office:value-type="float" office:value="2.44994253945069" calcext:value-type="float">
            <text:p>2,44994253945069</text:p>
          </table:table-cell>
        </table:table-row>
        <table:table-row table:style-name="ro1">
          <table:table-cell/>
          <table:table-cell office:value-type="float" office:value="3.274" calcext:value-type="float">
            <text:p>3,274</text:p>
          </table:table-cell>
          <table:table-cell office:value-type="float" office:value="2.44748356968077" calcext:value-type="float">
            <text:p>2,44748356968077</text:p>
          </table:table-cell>
        </table:table-row>
        <table:table-row table:style-name="ro1">
          <table:table-cell/>
          <table:table-cell office:value-type="float" office:value="3.276" calcext:value-type="float">
            <text:p>3,276</text:p>
          </table:table-cell>
          <table:table-cell office:value-type="float" office:value="2.44502822895205" calcext:value-type="float">
            <text:p>2,44502822895205</text:p>
          </table:table-cell>
        </table:table-row>
        <table:table-row table:style-name="ro1">
          <table:table-cell/>
          <table:table-cell office:value-type="float" office:value="3.278" calcext:value-type="float">
            <text:p>3,278</text:p>
          </table:table-cell>
          <table:table-cell office:value-type="float" office:value="2.44257651033614" calcext:value-type="float">
            <text:p>2,44257651033614</text:p>
          </table:table-cell>
        </table:table-row>
        <table:table-row table:style-name="ro1">
          <table:table-cell/>
          <table:table-cell office:value-type="float" office:value="3.28" calcext:value-type="float">
            <text:p>3,28</text:p>
          </table:table-cell>
          <table:table-cell office:value-type="float" office:value="2.44012840692043" calcext:value-type="float">
            <text:p>2,44012840692043</text:p>
          </table:table-cell>
        </table:table-row>
        <table:table-row table:style-name="ro1">
          <table:table-cell/>
          <table:table-cell office:value-type="float" office:value="3.282" calcext:value-type="float">
            <text:p>3,282</text:p>
          </table:table-cell>
          <table:table-cell office:value-type="float" office:value="2.43768391180801" calcext:value-type="float">
            <text:p>2,43768391180801</text:p>
          </table:table-cell>
        </table:table-row>
        <table:table-row table:style-name="ro1">
          <table:table-cell/>
          <table:table-cell office:value-type="float" office:value="3.284" calcext:value-type="float">
            <text:p>3,284</text:p>
          </table:table-cell>
          <table:table-cell office:value-type="float" office:value="2.43524301811767" calcext:value-type="float">
            <text:p>2,43524301811767</text:p>
          </table:table-cell>
        </table:table-row>
        <table:table-row table:style-name="ro1">
          <table:table-cell/>
          <table:table-cell office:value-type="float" office:value="3.286" calcext:value-type="float">
            <text:p>3,286</text:p>
          </table:table-cell>
          <table:table-cell office:value-type="float" office:value="2.43280571898385" calcext:value-type="float">
            <text:p>2,43280571898385</text:p>
          </table:table-cell>
        </table:table-row>
        <table:table-row table:style-name="ro1">
          <table:table-cell/>
          <table:table-cell office:value-type="float" office:value="3.288" calcext:value-type="float">
            <text:p>3,288</text:p>
          </table:table-cell>
          <table:table-cell office:value-type="float" office:value="2.43037200755658" calcext:value-type="float">
            <text:p>2,43037200755658</text:p>
          </table:table-cell>
        </table:table-row>
        <table:table-row table:style-name="ro1">
          <table:table-cell/>
          <table:table-cell office:value-type="float" office:value="3.29" calcext:value-type="float">
            <text:p>3,29</text:p>
          </table:table-cell>
          <table:table-cell office:value-type="float" office:value="2.42794187700145" calcext:value-type="float">
            <text:p>2,42794187700145</text:p>
          </table:table-cell>
        </table:table-row>
        <table:table-row table:style-name="ro1">
          <table:table-cell/>
          <table:table-cell office:value-type="float" office:value="3.292" calcext:value-type="float">
            <text:p>3,292</text:p>
          </table:table-cell>
          <table:table-cell office:value-type="float" office:value="2.42551532049961" calcext:value-type="float">
            <text:p>2,42551532049961</text:p>
          </table:table-cell>
        </table:table-row>
        <table:table-row table:style-name="ro1">
          <table:table-cell/>
          <table:table-cell office:value-type="float" office:value="3.294" calcext:value-type="float">
            <text:p>3,294</text:p>
          </table:table-cell>
          <table:table-cell office:value-type="float" office:value="2.42309233124765" calcext:value-type="float">
            <text:p>2,42309233124765</text:p>
          </table:table-cell>
        </table:table-row>
        <table:table-row table:style-name="ro1">
          <table:table-cell/>
          <table:table-cell office:value-type="float" office:value="3.296" calcext:value-type="float">
            <text:p>3,296</text:p>
          </table:table-cell>
          <table:table-cell office:value-type="float" office:value="2.42067290245763" calcext:value-type="float">
            <text:p>2,42067290245763</text:p>
          </table:table-cell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2.41825702735704" calcext:value-type="float">
            <text:p>2,41825702735704</text:p>
          </table:table-cell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2.4158446991887" calcext:value-type="float">
            <text:p>2,4158446991887</text:p>
          </table:table-cell>
        </table:table-row>
        <table:table-row table:style-name="ro1">
          <table:table-cell/>
          <table:table-cell office:value-type="float" office:value="3.302" calcext:value-type="float">
            <text:p>3,302</text:p>
          </table:table-cell>
          <table:table-cell office:value-type="float" office:value="2.4134359112108" calcext:value-type="float">
            <text:p>2,4134359112108</text:p>
          </table:table-cell>
        </table:table-row>
        <table:table-row table:style-name="ro1">
          <table:table-cell/>
          <table:table-cell office:value-type="float" office:value="3.304" calcext:value-type="float">
            <text:p>3,304</text:p>
          </table:table-cell>
          <table:table-cell office:value-type="float" office:value="2.41103065669679" calcext:value-type="float">
            <text:p>2,41103065669679</text:p>
          </table:table-cell>
        </table:table-row>
        <table:table-row table:style-name="ro1">
          <table:table-cell/>
          <table:table-cell office:value-type="float" office:value="3.306" calcext:value-type="float">
            <text:p>3,306</text:p>
          </table:table-cell>
          <table:table-cell office:value-type="float" office:value="2.4086289289354" calcext:value-type="float">
            <text:p>2,4086289289354</text:p>
          </table:table-cell>
        </table:table-row>
        <table:table-row table:style-name="ro1">
          <table:table-cell/>
          <table:table-cell office:value-type="float" office:value="3.308" calcext:value-type="float">
            <text:p>3,308</text:p>
          </table:table-cell>
          <table:table-cell office:value-type="float" office:value="2.40623072123057" calcext:value-type="float">
            <text:p>2,40623072123057</text:p>
          </table:table-cell>
        </table:table-row>
        <table:table-row table:style-name="ro1">
          <table:table-cell/>
          <table:table-cell office:value-type="float" office:value="3.31" calcext:value-type="float">
            <text:p>3,31</text:p>
          </table:table-cell>
          <table:table-cell office:value-type="float" office:value="2.4038360269014" calcext:value-type="float">
            <text:p>2,4038360269014</text:p>
          </table:table-cell>
        </table:table-row>
        <table:table-row table:style-name="ro1">
          <table:table-cell/>
          <table:table-cell office:value-type="float" office:value="3.312" calcext:value-type="float">
            <text:p>3,312</text:p>
          </table:table-cell>
          <table:table-cell office:value-type="float" office:value="2.40144483928216" calcext:value-type="float">
            <text:p>2,40144483928216</text:p>
          </table:table-cell>
        </table:table-row>
        <table:table-row table:style-name="ro1">
          <table:table-cell/>
          <table:table-cell office:value-type="float" office:value="3.314" calcext:value-type="float">
            <text:p>3,314</text:p>
          </table:table-cell>
          <table:table-cell office:value-type="float" office:value="2.3990571517222" calcext:value-type="float">
            <text:p>2,3990571517222</text:p>
          </table:table-cell>
        </table:table-row>
        <table:table-row table:style-name="ro1">
          <table:table-cell/>
          <table:table-cell office:value-type="float" office:value="3.316" calcext:value-type="float">
            <text:p>3,316</text:p>
          </table:table-cell>
          <table:table-cell office:value-type="float" office:value="2.39667295758595" calcext:value-type="float">
            <text:p>2,39667295758595</text:p>
          </table:table-cell>
        </table:table-row>
        <table:table-row table:style-name="ro1">
          <table:table-cell/>
          <table:table-cell office:value-type="float" office:value="3.318" calcext:value-type="float">
            <text:p>3,318</text:p>
          </table:table-cell>
          <table:table-cell office:value-type="float" office:value="2.39429225025284" calcext:value-type="float">
            <text:p>2,39429225025284</text:p>
          </table:table-cell>
        </table:table-row>
        <table:table-row table:style-name="ro1">
          <table:table-cell/>
          <table:table-cell office:value-type="float" office:value="3.32" calcext:value-type="float">
            <text:p>3,32</text:p>
          </table:table-cell>
          <table:table-cell office:value-type="float" office:value="2.39191502311731" calcext:value-type="float">
            <text:p>2,39191502311731</text:p>
          </table:table-cell>
        </table:table-row>
        <table:table-row table:style-name="ro1">
          <table:table-cell/>
          <table:table-cell office:value-type="float" office:value="3.322" calcext:value-type="float">
            <text:p>3,322</text:p>
          </table:table-cell>
          <table:table-cell office:value-type="float" office:value="2.38954126958876" calcext:value-type="float">
            <text:p>2,38954126958876</text:p>
          </table:table-cell>
        </table:table-row>
        <table:table-row table:style-name="ro1">
          <table:table-cell/>
          <table:table-cell office:value-type="float" office:value="3.324" calcext:value-type="float">
            <text:p>3,324</text:p>
          </table:table-cell>
          <table:table-cell office:value-type="float" office:value="2.38717098309148" calcext:value-type="float">
            <text:p>2,38717098309148</text:p>
          </table:table-cell>
        </table:table-row>
        <table:table-row table:style-name="ro1">
          <table:table-cell/>
          <table:table-cell office:value-type="float" office:value="3.326" calcext:value-type="float">
            <text:p>3,326</text:p>
          </table:table-cell>
          <table:table-cell office:value-type="float" office:value="2.38480415706464" calcext:value-type="float">
            <text:p>2,38480415706464</text:p>
          </table:table-cell>
        </table:table-row>
        <table:table-row table:style-name="ro1">
          <table:table-cell/>
          <table:table-cell office:value-type="float" office:value="3.328" calcext:value-type="float">
            <text:p>3,328</text:p>
          </table:table-cell>
          <table:table-cell office:value-type="float" office:value="2.38244078496226" calcext:value-type="float">
            <text:p>2,38244078496226</text:p>
          </table:table-cell>
        </table:table-row>
        <table:table-row table:style-name="ro1">
          <table:table-cell/>
          <table:table-cell office:value-type="float" office:value="3.33" calcext:value-type="float">
            <text:p>3,33</text:p>
          </table:table-cell>
          <table:table-cell office:value-type="float" office:value="2.38008086025315" calcext:value-type="float">
            <text:p>2,38008086025315</text:p>
          </table:table-cell>
        </table:table-row>
        <table:table-row table:style-name="ro1">
          <table:table-cell/>
          <table:table-cell office:value-type="float" office:value="3.332" calcext:value-type="float">
            <text:p>3,332</text:p>
          </table:table-cell>
          <table:table-cell office:value-type="float" office:value="2.37772437642089" calcext:value-type="float">
            <text:p>2,37772437642089</text:p>
          </table:table-cell>
        </table:table-row>
        <table:table-row table:style-name="ro1">
          <table:table-cell/>
          <table:table-cell office:value-type="float" office:value="3.334" calcext:value-type="float">
            <text:p>3,334</text:p>
          </table:table-cell>
          <table:table-cell office:value-type="float" office:value="2.37537132696378" calcext:value-type="float">
            <text:p>2,37537132696378</text:p>
          </table:table-cell>
        </table:table-row>
        <table:table-row table:style-name="ro1">
          <table:table-cell/>
          <table:table-cell office:value-type="float" office:value="3.336" calcext:value-type="float">
            <text:p>3,336</text:p>
          </table:table-cell>
          <table:table-cell office:value-type="float" office:value="2.37302170539482" calcext:value-type="float">
            <text:p>2,37302170539482</text:p>
          </table:table-cell>
        </table:table-row>
        <table:table-row table:style-name="ro1">
          <table:table-cell/>
          <table:table-cell office:value-type="float" office:value="3.338" calcext:value-type="float">
            <text:p>3,338</text:p>
          </table:table-cell>
          <table:table-cell office:value-type="float" office:value="2.37067550524164" calcext:value-type="float">
            <text:p>2,37067550524164</text:p>
          </table:table-cell>
        </table:table-row>
        <table:table-row table:style-name="ro1">
          <table:table-cell/>
          <table:table-cell office:value-type="float" office:value="3.34" calcext:value-type="float">
            <text:p>3,34</text:p>
          </table:table-cell>
          <table:table-cell office:value-type="float" office:value="2.36833272004652" calcext:value-type="float">
            <text:p>2,36833272004652</text:p>
          </table:table-cell>
        </table:table-row>
        <table:table-row table:style-name="ro1">
          <table:table-cell/>
          <table:table-cell office:value-type="float" office:value="3.342" calcext:value-type="float">
            <text:p>3,342</text:p>
          </table:table-cell>
          <table:table-cell office:value-type="float" office:value="2.36599334336629" calcext:value-type="float">
            <text:p>2,36599334336629</text:p>
          </table:table-cell>
        </table:table-row>
        <table:table-row table:style-name="ro1">
          <table:table-cell/>
          <table:table-cell office:value-type="float" office:value="3.344" calcext:value-type="float">
            <text:p>3,344</text:p>
          </table:table-cell>
          <table:table-cell office:value-type="float" office:value="2.36365736877234" calcext:value-type="float">
            <text:p>2,36365736877234</text:p>
          </table:table-cell>
        </table:table-row>
        <table:table-row table:style-name="ro1">
          <table:table-cell/>
          <table:table-cell office:value-type="float" office:value="3.346" calcext:value-type="float">
            <text:p>3,346</text:p>
          </table:table-cell>
          <table:table-cell office:value-type="float" office:value="2.36132478985055" calcext:value-type="float">
            <text:p>2,36132478985055</text:p>
          </table:table-cell>
        </table:table-row>
        <table:table-row table:style-name="ro1">
          <table:table-cell/>
          <table:table-cell office:value-type="float" office:value="3.348" calcext:value-type="float">
            <text:p>3,348</text:p>
          </table:table-cell>
          <table:table-cell office:value-type="float" office:value="2.35899560020127" calcext:value-type="float">
            <text:p>2,35899560020127</text:p>
          </table:table-cell>
        </table:table-row>
        <table:table-row table:style-name="ro1">
          <table:table-cell/>
          <table:table-cell office:value-type="float" office:value="3.35" calcext:value-type="float">
            <text:p>3,35</text:p>
          </table:table-cell>
          <table:table-cell office:value-type="float" office:value="2.35666979343931" calcext:value-type="float">
            <text:p>2,35666979343931</text:p>
          </table:table-cell>
        </table:table-row>
        <table:table-row table:style-name="ro1">
          <table:table-cell/>
          <table:table-cell office:value-type="float" office:value="3.352" calcext:value-type="float">
            <text:p>3,352</text:p>
          </table:table-cell>
          <table:table-cell office:value-type="float" office:value="2.35434736319385" calcext:value-type="float">
            <text:p>2,35434736319385</text:p>
          </table:table-cell>
        </table:table-row>
        <table:table-row table:style-name="ro1">
          <table:table-cell/>
          <table:table-cell office:value-type="float" office:value="3.354" calcext:value-type="float">
            <text:p>3,354</text:p>
          </table:table-cell>
          <table:table-cell office:value-type="float" office:value="2.35202830310842" calcext:value-type="float">
            <text:p>2,35202830310842</text:p>
          </table:table-cell>
        </table:table-row>
        <table:table-row table:style-name="ro1">
          <table:table-cell/>
          <table:table-cell office:value-type="float" office:value="3.356" calcext:value-type="float">
            <text:p>3,356</text:p>
          </table:table-cell>
          <table:table-cell office:value-type="float" office:value="2.34971260684092" calcext:value-type="float">
            <text:p>2,34971260684092</text:p>
          </table:table-cell>
        </table:table-row>
        <table:table-row table:style-name="ro1">
          <table:table-cell/>
          <table:table-cell office:value-type="float" office:value="3.358" calcext:value-type="float">
            <text:p>3,358</text:p>
          </table:table-cell>
          <table:table-cell office:value-type="float" office:value="2.34740026806349" calcext:value-type="float">
            <text:p>2,34740026806349</text:p>
          </table:table-cell>
        </table:table-row>
        <table:table-row table:style-name="ro1">
          <table:table-cell/>
          <table:table-cell office:value-type="float" office:value="3.36" calcext:value-type="float">
            <text:p>3,36</text:p>
          </table:table-cell>
          <table:table-cell office:value-type="float" office:value="2.34509128046254" calcext:value-type="float">
            <text:p>2,34509128046254</text:p>
          </table:table-cell>
        </table:table-row>
        <table:table-row table:style-name="ro1">
          <table:table-cell/>
          <table:table-cell office:value-type="float" office:value="3.362" calcext:value-type="float">
            <text:p>3,362</text:p>
          </table:table-cell>
          <table:table-cell office:value-type="float" office:value="2.34278563773871" calcext:value-type="float">
            <text:p>2,34278563773871</text:p>
          </table:table-cell>
        </table:table-row>
        <table:table-row table:style-name="ro1">
          <table:table-cell/>
          <table:table-cell office:value-type="float" office:value="3.364" calcext:value-type="float">
            <text:p>3,364</text:p>
          </table:table-cell>
          <table:table-cell office:value-type="float" office:value="2.34048333360681" calcext:value-type="float">
            <text:p>2,34048333360681</text:p>
          </table:table-cell>
        </table:table-row>
        <table:table-row table:style-name="ro1">
          <table:table-cell/>
          <table:table-cell office:value-type="float" office:value="3.366" calcext:value-type="float">
            <text:p>3,366</text:p>
          </table:table-cell>
          <table:table-cell office:value-type="float" office:value="2.33818436179578" calcext:value-type="float">
            <text:p>2,33818436179578</text:p>
          </table:table-cell>
        </table:table-row>
        <table:table-row table:style-name="ro1">
          <table:table-cell/>
          <table:table-cell office:value-type="float" office:value="3.368" calcext:value-type="float">
            <text:p>3,368</text:p>
          </table:table-cell>
          <table:table-cell office:value-type="float" office:value="2.3358887160487" calcext:value-type="float">
            <text:p>2,3358887160487</text:p>
          </table:table-cell>
        </table:table-row>
        <table:table-row table:style-name="ro1">
          <table:table-cell/>
          <table:table-cell office:value-type="float" office:value="3.37" calcext:value-type="float">
            <text:p>3,37</text:p>
          </table:table-cell>
          <table:table-cell office:value-type="float" office:value="2.3335963901227" calcext:value-type="float">
            <text:p>2,3335963901227</text:p>
          </table:table-cell>
        </table:table-row>
        <table:table-row table:style-name="ro1">
          <table:table-cell/>
          <table:table-cell office:value-type="float" office:value="3.372" calcext:value-type="float">
            <text:p>3,372</text:p>
          </table:table-cell>
          <table:table-cell office:value-type="float" office:value="2.33130737778895" calcext:value-type="float">
            <text:p>2,33130737778895</text:p>
          </table:table-cell>
        </table:table-row>
        <table:table-row table:style-name="ro1">
          <table:table-cell/>
          <table:table-cell office:value-type="float" office:value="3.374" calcext:value-type="float">
            <text:p>3,374</text:p>
          </table:table-cell>
          <table:table-cell office:value-type="float" office:value="2.32902167283264" calcext:value-type="float">
            <text:p>2,32902167283264</text:p>
          </table:table-cell>
        </table:table-row>
        <table:table-row table:style-name="ro1">
          <table:table-cell/>
          <table:table-cell office:value-type="float" office:value="3.376" calcext:value-type="float">
            <text:p>3,376</text:p>
          </table:table-cell>
          <table:table-cell office:value-type="float" office:value="2.32673926905292" calcext:value-type="float">
            <text:p>2,32673926905292</text:p>
          </table:table-cell>
        </table:table-row>
        <table:table-row table:style-name="ro1">
          <table:table-cell/>
          <table:table-cell office:value-type="float" office:value="3.378" calcext:value-type="float">
            <text:p>3,378</text:p>
          </table:table-cell>
          <table:table-cell office:value-type="float" office:value="2.32446016026286" calcext:value-type="float">
            <text:p>2,32446016026286</text:p>
          </table:table-cell>
        </table:table-row>
        <table:table-row table:style-name="ro1">
          <table:table-cell/>
          <table:table-cell office:value-type="float" office:value="3.38" calcext:value-type="float">
            <text:p>3,38</text:p>
          </table:table-cell>
          <table:table-cell office:value-type="float" office:value="2.32218434028944" calcext:value-type="float">
            <text:p>2,32218434028944</text:p>
          </table:table-cell>
        </table:table-row>
        <table:table-row table:style-name="ro1">
          <table:table-cell/>
          <table:table-cell office:value-type="float" office:value="3.382" calcext:value-type="float">
            <text:p>3,382</text:p>
          </table:table-cell>
          <table:table-cell office:value-type="float" office:value="2.31991180297352" calcext:value-type="float">
            <text:p>2,31991180297352</text:p>
          </table:table-cell>
        </table:table-row>
        <table:table-row table:style-name="ro1">
          <table:table-cell/>
          <table:table-cell office:value-type="float" office:value="3.384" calcext:value-type="float">
            <text:p>3,384</text:p>
          </table:table-cell>
          <table:table-cell office:value-type="float" office:value="2.31764254216975" calcext:value-type="float">
            <text:p>2,31764254216975</text:p>
          </table:table-cell>
        </table:table-row>
        <table:table-row table:style-name="ro1">
          <table:table-cell/>
          <table:table-cell office:value-type="float" office:value="3.386" calcext:value-type="float">
            <text:p>3,386</text:p>
          </table:table-cell>
          <table:table-cell office:value-type="float" office:value="2.31537655174661" calcext:value-type="float">
            <text:p>2,31537655174661</text:p>
          </table:table-cell>
        </table:table-row>
        <table:table-row table:style-name="ro1">
          <table:table-cell/>
          <table:table-cell office:value-type="float" office:value="3.388" calcext:value-type="float">
            <text:p>3,388</text:p>
          </table:table-cell>
          <table:table-cell office:value-type="float" office:value="2.31311382558632" calcext:value-type="float">
            <text:p>2,31311382558632</text:p>
          </table:table-cell>
        </table:table-row>
        <table:table-row table:style-name="ro1">
          <table:table-cell/>
          <table:table-cell office:value-type="float" office:value="3.39" calcext:value-type="float">
            <text:p>3,39</text:p>
          </table:table-cell>
          <table:table-cell office:value-type="float" office:value="2.31085435758482" calcext:value-type="float">
            <text:p>2,31085435758482</text:p>
          </table:table-cell>
        </table:table-row>
        <table:table-row table:style-name="ro1">
          <table:table-cell/>
          <table:table-cell office:value-type="float" office:value="3.392" calcext:value-type="float">
            <text:p>3,392</text:p>
          </table:table-cell>
          <table:table-cell office:value-type="float" office:value="2.30859814165175" calcext:value-type="float">
            <text:p>2,30859814165175</text:p>
          </table:table-cell>
        </table:table-row>
        <table:table-row table:style-name="ro1">
          <table:table-cell/>
          <table:table-cell office:value-type="float" office:value="3.394" calcext:value-type="float">
            <text:p>3,394</text:p>
          </table:table-cell>
          <table:table-cell office:value-type="float" office:value="2.30634517171041" calcext:value-type="float">
            <text:p>2,30634517171041</text:p>
          </table:table-cell>
        </table:table-row>
        <table:table-row table:style-name="ro1">
          <table:table-cell/>
          <table:table-cell office:value-type="float" office:value="3.396" calcext:value-type="float">
            <text:p>3,396</text:p>
          </table:table-cell>
          <table:table-cell office:value-type="float" office:value="2.30409544169771" calcext:value-type="float">
            <text:p>2,30409544169771</text:p>
          </table:table-cell>
        </table:table-row>
        <table:table-row table:style-name="ro1">
          <table:table-cell/>
          <table:table-cell office:value-type="float" office:value="3.398" calcext:value-type="float">
            <text:p>3,398</text:p>
          </table:table-cell>
          <table:table-cell office:value-type="float" office:value="2.30184894556415" calcext:value-type="float">
            <text:p>2,30184894556415</text:p>
          </table:table-cell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2.29960567727378" calcext:value-type="float">
            <text:p>2,29960567727378</text:p>
          </table:table-cell>
        </table:table-row>
        <table:table-row table:style-name="ro1">
          <table:table-cell/>
          <table:table-cell office:value-type="float" office:value="3.402" calcext:value-type="float">
            <text:p>3,402</text:p>
          </table:table-cell>
          <table:table-cell office:value-type="float" office:value="2.29736563080418" calcext:value-type="float">
            <text:p>2,29736563080418</text:p>
          </table:table-cell>
        </table:table-row>
        <table:table-row table:style-name="ro1">
          <table:table-cell/>
          <table:table-cell office:value-type="float" office:value="3.404" calcext:value-type="float">
            <text:p>3,404</text:p>
          </table:table-cell>
          <table:table-cell office:value-type="float" office:value="2.29512880014641" calcext:value-type="float">
            <text:p>2,29512880014641</text:p>
          </table:table-cell>
        </table:table-row>
        <table:table-row table:style-name="ro1">
          <table:table-cell/>
          <table:table-cell office:value-type="float" office:value="3.406" calcext:value-type="float">
            <text:p>3,406</text:p>
          </table:table-cell>
          <table:table-cell office:value-type="float" office:value="2.29289517930497" calcext:value-type="float">
            <text:p>2,29289517930497</text:p>
          </table:table-cell>
        </table:table-row>
        <table:table-row table:style-name="ro1">
          <table:table-cell/>
          <table:table-cell office:value-type="float" office:value="3.408" calcext:value-type="float">
            <text:p>3,408</text:p>
          </table:table-cell>
          <table:table-cell office:value-type="float" office:value="2.29066476229779" calcext:value-type="float">
            <text:p>2,29066476229779</text:p>
          </table:table-cell>
        </table:table-row>
        <table:table-row table:style-name="ro1">
          <table:table-cell/>
          <table:table-cell office:value-type="float" office:value="3.41" calcext:value-type="float">
            <text:p>3,41</text:p>
          </table:table-cell>
          <table:table-cell office:value-type="float" office:value="2.28843754315619" calcext:value-type="float">
            <text:p>2,28843754315619</text:p>
          </table:table-cell>
        </table:table-row>
        <table:table-row table:style-name="ro1">
          <table:table-cell/>
          <table:table-cell office:value-type="float" office:value="3.412" calcext:value-type="float">
            <text:p>3,412</text:p>
          </table:table-cell>
          <table:table-cell office:value-type="float" office:value="2.28621351592481" calcext:value-type="float">
            <text:p>2,28621351592481</text:p>
          </table:table-cell>
        </table:table-row>
        <table:table-row table:style-name="ro1">
          <table:table-cell/>
          <table:table-cell office:value-type="float" office:value="3.414" calcext:value-type="float">
            <text:p>3,414</text:p>
          </table:table-cell>
          <table:table-cell office:value-type="float" office:value="2.28399267466163" calcext:value-type="float">
            <text:p>2,28399267466163</text:p>
          </table:table-cell>
        </table:table-row>
        <table:table-row table:style-name="ro1">
          <table:table-cell/>
          <table:table-cell office:value-type="float" office:value="3.416" calcext:value-type="float">
            <text:p>3,416</text:p>
          </table:table-cell>
          <table:table-cell office:value-type="float" office:value="2.28177501343792" calcext:value-type="float">
            <text:p>2,28177501343792</text:p>
          </table:table-cell>
        </table:table-row>
        <table:table-row table:style-name="ro1">
          <table:table-cell/>
          <table:table-cell office:value-type="float" office:value="3.418" calcext:value-type="float">
            <text:p>3,418</text:p>
          </table:table-cell>
          <table:table-cell office:value-type="float" office:value="2.27956052633818" calcext:value-type="float">
            <text:p>2,27956052633818</text:p>
          </table:table-cell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office:value-type="float" office:value="2.27734920746014" calcext:value-type="float">
            <text:p>2,27734920746014</text:p>
          </table:table-cell>
        </table:table-row>
        <table:table-row table:style-name="ro1">
          <table:table-cell/>
          <table:table-cell office:value-type="float" office:value="3.422" calcext:value-type="float">
            <text:p>3,422</text:p>
          </table:table-cell>
          <table:table-cell office:value-type="float" office:value="2.2751410509147" calcext:value-type="float">
            <text:p>2,2751410509147</text:p>
          </table:table-cell>
        </table:table-row>
        <table:table-row table:style-name="ro1">
          <table:table-cell/>
          <table:table-cell office:value-type="float" office:value="3.424" calcext:value-type="float">
            <text:p>3,424</text:p>
          </table:table-cell>
          <table:table-cell office:value-type="float" office:value="2.27293605082592" calcext:value-type="float">
            <text:p>2,27293605082592</text:p>
          </table:table-cell>
        </table:table-row>
        <table:table-row table:style-name="ro1">
          <table:table-cell/>
          <table:table-cell office:value-type="float" office:value="3.426" calcext:value-type="float">
            <text:p>3,426</text:p>
          </table:table-cell>
          <table:table-cell office:value-type="float" office:value="2.27073420133098" calcext:value-type="float">
            <text:p>2,27073420133098</text:p>
          </table:table-cell>
        </table:table-row>
        <table:table-row table:style-name="ro1">
          <table:table-cell/>
          <table:table-cell office:value-type="float" office:value="3.428" calcext:value-type="float">
            <text:p>3,428</text:p>
          </table:table-cell>
          <table:table-cell office:value-type="float" office:value="2.26853549658014" calcext:value-type="float">
            <text:p>2,26853549658014</text:p>
          </table:table-cell>
        </table:table-row>
        <table:table-row table:style-name="ro1">
          <table:table-cell/>
          <table:table-cell office:value-type="float" office:value="3.43" calcext:value-type="float">
            <text:p>3,43</text:p>
          </table:table-cell>
          <table:table-cell office:value-type="float" office:value="2.26633993073669" calcext:value-type="float">
            <text:p>2,26633993073669</text:p>
          </table:table-cell>
        </table:table-row>
        <table:table-row table:style-name="ro1">
          <table:table-cell/>
          <table:table-cell office:value-type="float" office:value="3.432" calcext:value-type="float">
            <text:p>3,432</text:p>
          </table:table-cell>
          <table:table-cell office:value-type="float" office:value="2.26414749797699" calcext:value-type="float">
            <text:p>2,26414749797699</text:p>
          </table:table-cell>
        </table:table-row>
        <table:table-row table:style-name="ro1">
          <table:table-cell/>
          <table:table-cell office:value-type="float" office:value="3.434" calcext:value-type="float">
            <text:p>3,434</text:p>
          </table:table-cell>
          <table:table-cell office:value-type="float" office:value="2.26195819249033" calcext:value-type="float">
            <text:p>2,26195819249033</text:p>
          </table:table-cell>
        </table:table-row>
        <table:table-row table:style-name="ro1">
          <table:table-cell/>
          <table:table-cell office:value-type="float" office:value="3.436" calcext:value-type="float">
            <text:p>3,436</text:p>
          </table:table-cell>
          <table:table-cell office:value-type="float" office:value="2.25977200847899" calcext:value-type="float">
            <text:p>2,25977200847899</text:p>
          </table:table-cell>
        </table:table-row>
        <table:table-row table:style-name="ro1">
          <table:table-cell/>
          <table:table-cell office:value-type="float" office:value="3.438" calcext:value-type="float">
            <text:p>3,438</text:p>
          </table:table-cell>
          <table:table-cell office:value-type="float" office:value="2.25758894015816" calcext:value-type="float">
            <text:p>2,25758894015816</text:p>
          </table:table-cell>
        </table:table-row>
        <table:table-row table:style-name="ro1">
          <table:table-cell/>
          <table:table-cell office:value-type="float" office:value="3.44" calcext:value-type="float">
            <text:p>3,44</text:p>
          </table:table-cell>
          <table:table-cell office:value-type="float" office:value="2.25540898175591" calcext:value-type="float">
            <text:p>2,25540898175591</text:p>
          </table:table-cell>
        </table:table-row>
        <table:table-row table:style-name="ro1">
          <table:table-cell/>
          <table:table-cell office:value-type="float" office:value="3.442" calcext:value-type="float">
            <text:p>3,442</text:p>
          </table:table-cell>
          <table:table-cell office:value-type="float" office:value="2.25323212751318" calcext:value-type="float">
            <text:p>2,25323212751318</text:p>
          </table:table-cell>
        </table:table-row>
        <table:table-row table:style-name="ro1">
          <table:table-cell/>
          <table:table-cell office:value-type="float" office:value="3.444" calcext:value-type="float">
            <text:p>3,444</text:p>
          </table:table-cell>
          <table:table-cell office:value-type="float" office:value="2.25105837168372" calcext:value-type="float">
            <text:p>2,25105837168372</text:p>
          </table:table-cell>
        </table:table-row>
        <table:table-row table:style-name="ro1">
          <table:table-cell/>
          <table:table-cell office:value-type="float" office:value="3.446" calcext:value-type="float">
            <text:p>3,446</text:p>
          </table:table-cell>
          <table:table-cell office:value-type="float" office:value="2.24888770853409" calcext:value-type="float">
            <text:p>2,24888770853409</text:p>
          </table:table-cell>
        </table:table-row>
        <table:table-row table:style-name="ro1">
          <table:table-cell/>
          <table:table-cell office:value-type="float" office:value="3.448" calcext:value-type="float">
            <text:p>3,448</text:p>
          </table:table-cell>
          <table:table-cell office:value-type="float" office:value="2.24672013234359" calcext:value-type="float">
            <text:p>2,24672013234359</text:p>
          </table:table-cell>
        </table:table-row>
        <table:table-row table:style-name="ro1">
          <table:table-cell/>
          <table:table-cell office:value-type="float" office:value="3.45" calcext:value-type="float">
            <text:p>3,45</text:p>
          </table:table-cell>
          <table:table-cell office:value-type="float" office:value="2.24455563740426" calcext:value-type="float">
            <text:p>2,24455563740426</text:p>
          </table:table-cell>
        </table:table-row>
        <table:table-row table:style-name="ro1">
          <table:table-cell/>
          <table:table-cell office:value-type="float" office:value="3.452" calcext:value-type="float">
            <text:p>3,452</text:p>
          </table:table-cell>
          <table:table-cell office:value-type="float" office:value="2.24239421802084" calcext:value-type="float">
            <text:p>2,24239421802084</text:p>
          </table:table-cell>
        </table:table-row>
        <table:table-row table:style-name="ro1">
          <table:table-cell/>
          <table:table-cell office:value-type="float" office:value="3.454" calcext:value-type="float">
            <text:p>3,454</text:p>
          </table:table-cell>
          <table:table-cell office:value-type="float" office:value="2.24023586851071" calcext:value-type="float">
            <text:p>2,24023586851071</text:p>
          </table:table-cell>
        </table:table-row>
        <table:table-row table:style-name="ro1">
          <table:table-cell/>
          <table:table-cell office:value-type="float" office:value="3.456" calcext:value-type="float">
            <text:p>3,456</text:p>
          </table:table-cell>
          <table:table-cell office:value-type="float" office:value="2.2380805832039" calcext:value-type="float">
            <text:p>2,2380805832039</text:p>
          </table:table-cell>
        </table:table-row>
        <table:table-row table:style-name="ro1">
          <table:table-cell/>
          <table:table-cell office:value-type="float" office:value="3.458" calcext:value-type="float">
            <text:p>3,458</text:p>
          </table:table-cell>
          <table:table-cell office:value-type="float" office:value="2.23592835644305" calcext:value-type="float">
            <text:p>2,23592835644305</text:p>
          </table:table-cell>
        </table:table-row>
        <table:table-row table:style-name="ro1">
          <table:table-cell/>
          <table:table-cell office:value-type="float" office:value="3.46" calcext:value-type="float">
            <text:p>3,46</text:p>
          </table:table-cell>
          <table:table-cell office:value-type="float" office:value="2.23377918258336" calcext:value-type="float">
            <text:p>2,23377918258336</text:p>
          </table:table-cell>
        </table:table-row>
        <table:table-row table:style-name="ro1">
          <table:table-cell/>
          <table:table-cell office:value-type="float" office:value="3.462" calcext:value-type="float">
            <text:p>3,462</text:p>
          </table:table-cell>
          <table:table-cell office:value-type="float" office:value="2.23163305599255" calcext:value-type="float">
            <text:p>2,23163305599255</text:p>
          </table:table-cell>
        </table:table-row>
        <table:table-row table:style-name="ro1">
          <table:table-cell/>
          <table:table-cell office:value-type="float" office:value="3.464" calcext:value-type="float">
            <text:p>3,464</text:p>
          </table:table-cell>
          <table:table-cell office:value-type="float" office:value="2.22948997105087" calcext:value-type="float">
            <text:p>2,22948997105087</text:p>
          </table:table-cell>
        </table:table-row>
        <table:table-row table:style-name="ro1">
          <table:table-cell/>
          <table:table-cell office:value-type="float" office:value="3.466" calcext:value-type="float">
            <text:p>3,466</text:p>
          </table:table-cell>
          <table:table-cell office:value-type="float" office:value="2.22734992215104" calcext:value-type="float">
            <text:p>2,22734992215104</text:p>
          </table:table-cell>
        </table:table-row>
        <table:table-row table:style-name="ro1">
          <table:table-cell/>
          <table:table-cell office:value-type="float" office:value="3.468" calcext:value-type="float">
            <text:p>3,468</text:p>
          </table:table-cell>
          <table:table-cell office:value-type="float" office:value="2.22521290369821" calcext:value-type="float">
            <text:p>2,22521290369821</text:p>
          </table:table-cell>
        </table:table-row>
        <table:table-row table:style-name="ro1">
          <table:table-cell/>
          <table:table-cell office:value-type="float" office:value="3.47" calcext:value-type="float">
            <text:p>3,47</text:p>
          </table:table-cell>
          <table:table-cell office:value-type="float" office:value="2.22307891010995" calcext:value-type="float">
            <text:p>2,22307891010995</text:p>
          </table:table-cell>
        </table:table-row>
        <table:table-row table:style-name="ro1">
          <table:table-cell/>
          <table:table-cell office:value-type="float" office:value="3.472" calcext:value-type="float">
            <text:p>3,472</text:p>
          </table:table-cell>
          <table:table-cell office:value-type="float" office:value="2.22094793581623" calcext:value-type="float">
            <text:p>2,22094793581623</text:p>
          </table:table-cell>
        </table:table-row>
        <table:table-row table:style-name="ro1">
          <table:table-cell/>
          <table:table-cell office:value-type="float" office:value="3.474" calcext:value-type="float">
            <text:p>3,474</text:p>
          </table:table-cell>
          <table:table-cell office:value-type="float" office:value="2.21881997525934" calcext:value-type="float">
            <text:p>2,21881997525934</text:p>
          </table:table-cell>
        </table:table-row>
        <table:table-row table:style-name="ro1">
          <table:table-cell/>
          <table:table-cell office:value-type="float" office:value="3.476" calcext:value-type="float">
            <text:p>3,476</text:p>
          </table:table-cell>
          <table:table-cell office:value-type="float" office:value="2.2166950228939" calcext:value-type="float">
            <text:p>2,2166950228939</text:p>
          </table:table-cell>
        </table:table-row>
        <table:table-row table:style-name="ro1">
          <table:table-cell/>
          <table:table-cell office:value-type="float" office:value="3.478" calcext:value-type="float">
            <text:p>3,478</text:p>
          </table:table-cell>
          <table:table-cell office:value-type="float" office:value="2.21457307318683" calcext:value-type="float">
            <text:p>2,21457307318683</text:p>
          </table:table-cell>
        </table:table-row>
        <table:table-row table:style-name="ro1">
          <table:table-cell/>
          <table:table-cell office:value-type="float" office:value="3.48" calcext:value-type="float">
            <text:p>3,48</text:p>
          </table:table-cell>
          <table:table-cell office:value-type="float" office:value="2.21245412061729" calcext:value-type="float">
            <text:p>2,21245412061729</text:p>
          </table:table-cell>
        </table:table-row>
        <table:table-row table:style-name="ro1">
          <table:table-cell/>
          <table:table-cell office:value-type="float" office:value="3.482" calcext:value-type="float">
            <text:p>3,482</text:p>
          </table:table-cell>
          <table:table-cell office:value-type="float" office:value="2.21033815967668" calcext:value-type="float">
            <text:p>2,21033815967668</text:p>
          </table:table-cell>
        </table:table-row>
        <table:table-row table:style-name="ro1">
          <table:table-cell/>
          <table:table-cell office:value-type="float" office:value="3.484" calcext:value-type="float">
            <text:p>3,484</text:p>
          </table:table-cell>
          <table:table-cell office:value-type="float" office:value="2.2082251848686" calcext:value-type="float">
            <text:p>2,2082251848686</text:p>
          </table:table-cell>
        </table:table-row>
        <table:table-row table:style-name="ro1">
          <table:table-cell/>
          <table:table-cell office:value-type="float" office:value="3.486" calcext:value-type="float">
            <text:p>3,486</text:p>
          </table:table-cell>
          <table:table-cell office:value-type="float" office:value="2.20611519070879" calcext:value-type="float">
            <text:p>2,20611519070879</text:p>
          </table:table-cell>
        </table:table-row>
        <table:table-row table:style-name="ro1">
          <table:table-cell/>
          <table:table-cell office:value-type="float" office:value="3.488" calcext:value-type="float">
            <text:p>3,488</text:p>
          </table:table-cell>
          <table:table-cell office:value-type="float" office:value="2.20400817172516" calcext:value-type="float">
            <text:p>2,20400817172516</text:p>
          </table:table-cell>
        </table:table-row>
        <table:table-row table:style-name="ro1">
          <table:table-cell/>
          <table:table-cell office:value-type="float" office:value="3.49" calcext:value-type="float">
            <text:p>3,49</text:p>
          </table:table-cell>
          <table:table-cell office:value-type="float" office:value="2.20190412245769" calcext:value-type="float">
            <text:p>2,20190412245769</text:p>
          </table:table-cell>
        </table:table-row>
        <table:table-row table:style-name="ro1">
          <table:table-cell/>
          <table:table-cell office:value-type="float" office:value="3.492" calcext:value-type="float">
            <text:p>3,492</text:p>
          </table:table-cell>
          <table:table-cell office:value-type="float" office:value="2.19980303745847" calcext:value-type="float">
            <text:p>2,19980303745847</text:p>
          </table:table-cell>
        </table:table-row>
        <table:table-row table:style-name="ro1">
          <table:table-cell/>
          <table:table-cell office:value-type="float" office:value="3.494" calcext:value-type="float">
            <text:p>3,494</text:p>
          </table:table-cell>
          <table:table-cell office:value-type="float" office:value="2.19770491129161" calcext:value-type="float">
            <text:p>2,19770491129161</text:p>
          </table:table-cell>
        </table:table-row>
        <table:table-row table:style-name="ro1">
          <table:table-cell/>
          <table:table-cell office:value-type="float" office:value="3.496" calcext:value-type="float">
            <text:p>3,496</text:p>
          </table:table-cell>
          <table:table-cell office:value-type="float" office:value="2.19560973853344" calcext:value-type="float">
            <text:p>2,19560973853344</text:p>
          </table:table-cell>
        </table:table-row>
        <table:table-row table:style-name="ro1">
          <table:table-cell/>
          <table:table-cell office:value-type="float" office:value="3.498" calcext:value-type="float">
            <text:p>3,498</text:p>
          </table:table-cell>
          <table:table-cell office:value-type="float" office:value="2.19351751377165" calcext:value-type="float">
            <text:p>2,1935175137716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.19142823160654" calcext:value-type="float">
            <text:p>2,19142823160654</text:p>
          </table:table-cell>
        </table:table-row>
        <table:table-row table:style-name="ro1">
          <table:table-cell/>
          <table:table-cell office:value-type="float" office:value="3.502" calcext:value-type="float">
            <text:p>3,502</text:p>
          </table:table-cell>
          <table:table-cell office:value-type="float" office:value="2.18934188665012" calcext:value-type="float">
            <text:p>2,18934188665012</text:p>
          </table:table-cell>
        </table:table-row>
        <table:table-row table:style-name="ro1">
          <table:table-cell/>
          <table:table-cell office:value-type="float" office:value="3.504" calcext:value-type="float">
            <text:p>3,504</text:p>
          </table:table-cell>
          <table:table-cell office:value-type="float" office:value="2.18725847352627" calcext:value-type="float">
            <text:p>2,18725847352627</text:p>
          </table:table-cell>
        </table:table-row>
        <table:table-row table:style-name="ro1">
          <table:table-cell/>
          <table:table-cell office:value-type="float" office:value="3.506" calcext:value-type="float">
            <text:p>3,506</text:p>
          </table:table-cell>
          <table:table-cell office:value-type="float" office:value="2.18517798687074" calcext:value-type="float">
            <text:p>2,18517798687074</text:p>
          </table:table-cell>
        </table:table-row>
        <table:table-row table:style-name="ro1">
          <table:table-cell/>
          <table:table-cell office:value-type="float" office:value="3.508" calcext:value-type="float">
            <text:p>3,508</text:p>
          </table:table-cell>
          <table:table-cell office:value-type="float" office:value="2.18310042133114" calcext:value-type="float">
            <text:p>2,18310042133114</text:p>
          </table:table-cell>
        </table:table-row>
        <table:table-row table:style-name="ro1">
          <table:table-cell/>
          <table:table-cell office:value-type="float" office:value="3.51" calcext:value-type="float">
            <text:p>3,51</text:p>
          </table:table-cell>
          <table:table-cell office:value-type="float" office:value="2.18102577156684" calcext:value-type="float">
            <text:p>2,18102577156684</text:p>
          </table:table-cell>
        </table:table-row>
        <table:table-row table:style-name="ro1">
          <table:table-cell/>
          <table:table-cell office:value-type="float" office:value="3.512" calcext:value-type="float">
            <text:p>3,512</text:p>
          </table:table-cell>
          <table:table-cell office:value-type="float" office:value="2.17895403224903" calcext:value-type="float">
            <text:p>2,17895403224903</text:p>
          </table:table-cell>
        </table:table-row>
        <table:table-row table:style-name="ro1">
          <table:table-cell/>
          <table:table-cell office:value-type="float" office:value="3.514" calcext:value-type="float">
            <text:p>3,514</text:p>
          </table:table-cell>
          <table:table-cell office:value-type="float" office:value="2.17688519806062" calcext:value-type="float">
            <text:p>2,17688519806062</text:p>
          </table:table-cell>
        </table:table-row>
        <table:table-row table:style-name="ro1">
          <table:table-cell/>
          <table:table-cell office:value-type="float" office:value="3.516" calcext:value-type="float">
            <text:p>3,516</text:p>
          </table:table-cell>
          <table:table-cell office:value-type="float" office:value="2.17481926369625" calcext:value-type="float">
            <text:p>2,17481926369625</text:p>
          </table:table-cell>
        </table:table-row>
        <table:table-row table:style-name="ro1">
          <table:table-cell/>
          <table:table-cell office:value-type="float" office:value="3.518" calcext:value-type="float">
            <text:p>3,518</text:p>
          </table:table-cell>
          <table:table-cell office:value-type="float" office:value="2.17275622386225" calcext:value-type="float">
            <text:p>2,17275622386225</text:p>
          </table:table-cell>
        </table:table-row>
        <table:table-row table:style-name="ro1">
          <table:table-cell/>
          <table:table-cell office:value-type="float" office:value="3.52" calcext:value-type="float">
            <text:p>3,52</text:p>
          </table:table-cell>
          <table:table-cell office:value-type="float" office:value="2.1706960732766" calcext:value-type="float">
            <text:p>2,1706960732766</text:p>
          </table:table-cell>
        </table:table-row>
        <table:table-row table:style-name="ro1">
          <table:table-cell/>
          <table:table-cell office:value-type="float" office:value="3.522" calcext:value-type="float">
            <text:p>3,522</text:p>
          </table:table-cell>
          <table:table-cell office:value-type="float" office:value="2.16863880666891" calcext:value-type="float">
            <text:p>2,16863880666891</text:p>
          </table:table-cell>
        </table:table-row>
        <table:table-row table:style-name="ro1">
          <table:table-cell/>
          <table:table-cell office:value-type="float" office:value="3.524" calcext:value-type="float">
            <text:p>3,524</text:p>
          </table:table-cell>
          <table:table-cell office:value-type="float" office:value="2.1665844187804" calcext:value-type="float">
            <text:p>2,1665844187804</text:p>
          </table:table-cell>
        </table:table-row>
        <table:table-row table:style-name="ro1">
          <table:table-cell/>
          <table:table-cell office:value-type="float" office:value="3.526" calcext:value-type="float">
            <text:p>3,526</text:p>
          </table:table-cell>
          <table:table-cell office:value-type="float" office:value="2.16453290436386" calcext:value-type="float">
            <text:p>2,16453290436386</text:p>
          </table:table-cell>
        </table:table-row>
        <table:table-row table:style-name="ro1">
          <table:table-cell/>
          <table:table-cell office:value-type="float" office:value="3.528" calcext:value-type="float">
            <text:p>3,528</text:p>
          </table:table-cell>
          <table:table-cell office:value-type="float" office:value="2.16248425818361" calcext:value-type="float">
            <text:p>2,16248425818361</text:p>
          </table:table-cell>
        </table:table-row>
        <table:table-row table:style-name="ro1">
          <table:table-cell/>
          <table:table-cell office:value-type="float" office:value="3.53" calcext:value-type="float">
            <text:p>3,53</text:p>
          </table:table-cell>
          <table:table-cell office:value-type="float" office:value="2.1604384750155" calcext:value-type="float">
            <text:p>2,1604384750155</text:p>
          </table:table-cell>
        </table:table-row>
        <table:table-row table:style-name="ro1">
          <table:table-cell/>
          <table:table-cell office:value-type="float" office:value="3.532" calcext:value-type="float">
            <text:p>3,532</text:p>
          </table:table-cell>
          <table:table-cell office:value-type="float" office:value="2.15839554964687" calcext:value-type="float">
            <text:p>2,15839554964687</text:p>
          </table:table-cell>
        </table:table-row>
        <table:table-row table:style-name="ro1">
          <table:table-cell/>
          <table:table-cell office:value-type="float" office:value="3.534" calcext:value-type="float">
            <text:p>3,534</text:p>
          </table:table-cell>
          <table:table-cell office:value-type="float" office:value="2.15635547687649" calcext:value-type="float">
            <text:p>2,15635547687649</text:p>
          </table:table-cell>
        </table:table-row>
        <table:table-row table:style-name="ro1">
          <table:table-cell/>
          <table:table-cell office:value-type="float" office:value="3.536" calcext:value-type="float">
            <text:p>3,536</text:p>
          </table:table-cell>
          <table:table-cell office:value-type="float" office:value="2.15431825151458" calcext:value-type="float">
            <text:p>2,15431825151458</text:p>
          </table:table-cell>
        </table:table-row>
        <table:table-row table:style-name="ro1">
          <table:table-cell/>
          <table:table-cell office:value-type="float" office:value="3.538" calcext:value-type="float">
            <text:p>3,538</text:p>
          </table:table-cell>
          <table:table-cell office:value-type="float" office:value="2.15228386838276" calcext:value-type="float">
            <text:p>2,15228386838276</text:p>
          </table:table-cell>
        </table:table-row>
        <table:table-row table:style-name="ro1">
          <table:table-cell/>
          <table:table-cell office:value-type="float" office:value="3.54" calcext:value-type="float">
            <text:p>3,54</text:p>
          </table:table-cell>
          <table:table-cell office:value-type="float" office:value="2.15025232231402" calcext:value-type="float">
            <text:p>2,15025232231402</text:p>
          </table:table-cell>
        </table:table-row>
        <table:table-row table:style-name="ro1">
          <table:table-cell/>
          <table:table-cell office:value-type="float" office:value="3.542" calcext:value-type="float">
            <text:p>3,542</text:p>
          </table:table-cell>
          <table:table-cell office:value-type="float" office:value="2.14822360815268" calcext:value-type="float">
            <text:p>2,14822360815268</text:p>
          </table:table-cell>
        </table:table-row>
        <table:table-row table:style-name="ro1">
          <table:table-cell/>
          <table:table-cell office:value-type="float" office:value="3.544" calcext:value-type="float">
            <text:p>3,544</text:p>
          </table:table-cell>
          <table:table-cell office:value-type="float" office:value="2.14619772075439" calcext:value-type="float">
            <text:p>2,14619772075439</text:p>
          </table:table-cell>
        </table:table-row>
        <table:table-row table:style-name="ro1">
          <table:table-cell/>
          <table:table-cell office:value-type="float" office:value="3.546" calcext:value-type="float">
            <text:p>3,546</text:p>
          </table:table-cell>
          <table:table-cell office:value-type="float" office:value="2.14417465498608" calcext:value-type="float">
            <text:p>2,14417465498608</text:p>
          </table:table-cell>
        </table:table-row>
        <table:table-row table:style-name="ro1">
          <table:table-cell/>
          <table:table-cell office:value-type="float" office:value="3.548" calcext:value-type="float">
            <text:p>3,548</text:p>
          </table:table-cell>
          <table:table-cell office:value-type="float" office:value="2.14215440572593" calcext:value-type="float">
            <text:p>2,14215440572593</text:p>
          </table:table-cell>
        </table:table-row>
        <table:table-row table:style-name="ro1">
          <table:table-cell/>
          <table:table-cell office:value-type="float" office:value="3.55" calcext:value-type="float">
            <text:p>3,55</text:p>
          </table:table-cell>
          <table:table-cell office:value-type="float" office:value="2.14013696786337" calcext:value-type="float">
            <text:p>2,14013696786337</text:p>
          </table:table-cell>
        </table:table-row>
        <table:table-row table:style-name="ro1">
          <table:table-cell/>
          <table:table-cell office:value-type="float" office:value="3.552" calcext:value-type="float">
            <text:p>3,552</text:p>
          </table:table-cell>
          <table:table-cell office:value-type="float" office:value="2.13812233629902" calcext:value-type="float">
            <text:p>2,13812233629902</text:p>
          </table:table-cell>
        </table:table-row>
        <table:table-row table:style-name="ro1">
          <table:table-cell/>
          <table:table-cell office:value-type="float" office:value="3.554" calcext:value-type="float">
            <text:p>3,554</text:p>
          </table:table-cell>
          <table:table-cell office:value-type="float" office:value="2.13611050594468" calcext:value-type="float">
            <text:p>2,13611050594468</text:p>
          </table:table-cell>
        </table:table-row>
        <table:table-row table:style-name="ro1">
          <table:table-cell/>
          <table:table-cell office:value-type="float" office:value="3.556" calcext:value-type="float">
            <text:p>3,556</text:p>
          </table:table-cell>
          <table:table-cell office:value-type="float" office:value="2.13410147172329" calcext:value-type="float">
            <text:p>2,13410147172329</text:p>
          </table:table-cell>
        </table:table-row>
        <table:table-row table:style-name="ro1">
          <table:table-cell/>
          <table:table-cell office:value-type="float" office:value="3.558" calcext:value-type="float">
            <text:p>3,558</text:p>
          </table:table-cell>
          <table:table-cell office:value-type="float" office:value="2.1320952285689" calcext:value-type="float">
            <text:p>2,1320952285689</text:p>
          </table:table-cell>
        </table:table-row>
        <table:table-row table:style-name="ro1">
          <table:table-cell/>
          <table:table-cell office:value-type="float" office:value="3.56" calcext:value-type="float">
            <text:p>3,56</text:p>
          </table:table-cell>
          <table:table-cell office:value-type="float" office:value="2.13009177142668" calcext:value-type="float">
            <text:p>2,13009177142668</text:p>
          </table:table-cell>
        </table:table-row>
        <table:table-row table:style-name="ro1">
          <table:table-cell/>
          <table:table-cell office:value-type="float" office:value="3.562" calcext:value-type="float">
            <text:p>3,562</text:p>
          </table:table-cell>
          <table:table-cell office:value-type="float" office:value="2.12809109525284" calcext:value-type="float">
            <text:p>2,12809109525284</text:p>
          </table:table-cell>
        </table:table-row>
        <table:table-row table:style-name="ro1">
          <table:table-cell/>
          <table:table-cell office:value-type="float" office:value="3.564" calcext:value-type="float">
            <text:p>3,564</text:p>
          </table:table-cell>
          <table:table-cell office:value-type="float" office:value="2.12609319501463" calcext:value-type="float">
            <text:p>2,12609319501463</text:p>
          </table:table-cell>
        </table:table-row>
        <table:table-row table:style-name="ro1">
          <table:table-cell/>
          <table:table-cell office:value-type="float" office:value="3.566" calcext:value-type="float">
            <text:p>3,566</text:p>
          </table:table-cell>
          <table:table-cell office:value-type="float" office:value="2.12409806569032" calcext:value-type="float">
            <text:p>2,12409806569032</text:p>
          </table:table-cell>
        </table:table-row>
        <table:table-row table:style-name="ro1">
          <table:table-cell/>
          <table:table-cell office:value-type="float" office:value="3.568" calcext:value-type="float">
            <text:p>3,568</text:p>
          </table:table-cell>
          <table:table-cell office:value-type="float" office:value="2.12210570226936" calcext:value-type="float">
            <text:p>2,12210570226936</text:p>
          </table:table-cell>
        </table:table-row>
        <table:table-row table:style-name="ro1">
          <table:table-cell/>
          <table:table-cell office:value-type="float" office:value="3.57" calcext:value-type="float">
            <text:p>3,57</text:p>
          </table:table-cell>
          <table:table-cell office:value-type="float" office:value="2.12011609975154" calcext:value-type="float">
            <text:p>2,12011609975154</text:p>
          </table:table-cell>
        </table:table-row>
        <table:table-row table:style-name="ro1">
          <table:table-cell/>
          <table:table-cell office:value-type="float" office:value="3.572" calcext:value-type="float">
            <text:p>3,572</text:p>
          </table:table-cell>
          <table:table-cell office:value-type="float" office:value="2.11812925314818" calcext:value-type="float">
            <text:p>2,11812925314818</text:p>
          </table:table-cell>
        </table:table-row>
        <table:table-row table:style-name="ro1">
          <table:table-cell/>
          <table:table-cell office:value-type="float" office:value="3.574" calcext:value-type="float">
            <text:p>3,574</text:p>
          </table:table-cell>
          <table:table-cell office:value-type="float" office:value="2.1161451574813" calcext:value-type="float">
            <text:p>2,1161451574813</text:p>
          </table:table-cell>
        </table:table-row>
        <table:table-row table:style-name="ro1">
          <table:table-cell/>
          <table:table-cell office:value-type="float" office:value="3.576" calcext:value-type="float">
            <text:p>3,576</text:p>
          </table:table-cell>
          <table:table-cell office:value-type="float" office:value="2.11416380778379" calcext:value-type="float">
            <text:p>2,11416380778379</text:p>
          </table:table-cell>
        </table:table-row>
        <table:table-row table:style-name="ro1">
          <table:table-cell/>
          <table:table-cell office:value-type="float" office:value="3.578" calcext:value-type="float">
            <text:p>3,578</text:p>
          </table:table-cell>
          <table:table-cell office:value-type="float" office:value="2.11218519909939" calcext:value-type="float">
            <text:p>2,11218519909939</text:p>
          </table:table-cell>
        </table:table-row>
        <table:table-row table:style-name="ro1">
          <table:table-cell/>
          <table:table-cell office:value-type="float" office:value="3.58" calcext:value-type="float">
            <text:p>3,58</text:p>
          </table:table-cell>
          <table:table-cell office:value-type="float" office:value="2.11020932648267" calcext:value-type="float">
            <text:p>2,11020932648267</text:p>
          </table:table-cell>
        </table:table-row>
        <table:table-row table:style-name="ro1">
          <table:table-cell/>
          <table:table-cell office:value-type="float" office:value="3.582" calcext:value-type="float">
            <text:p>3,582</text:p>
          </table:table-cell>
          <table:table-cell office:value-type="float" office:value="2.10823618499896" calcext:value-type="float">
            <text:p>2,10823618499896</text:p>
          </table:table-cell>
        </table:table-row>
        <table:table-row table:style-name="ro1">
          <table:table-cell/>
          <table:table-cell office:value-type="float" office:value="3.584" calcext:value-type="float">
            <text:p>3,584</text:p>
          </table:table-cell>
          <table:table-cell office:value-type="float" office:value="2.10626576972439" calcext:value-type="float">
            <text:p>2,10626576972439</text:p>
          </table:table-cell>
        </table:table-row>
        <table:table-row table:style-name="ro1">
          <table:table-cell/>
          <table:table-cell office:value-type="float" office:value="3.586" calcext:value-type="float">
            <text:p>3,586</text:p>
          </table:table-cell>
          <table:table-cell office:value-type="float" office:value="2.1042980757458" calcext:value-type="float">
            <text:p>2,1042980757458</text:p>
          </table:table-cell>
        </table:table-row>
        <table:table-row table:style-name="ro1">
          <table:table-cell/>
          <table:table-cell office:value-type="float" office:value="3.588" calcext:value-type="float">
            <text:p>3,588</text:p>
          </table:table-cell>
          <table:table-cell office:value-type="float" office:value="2.10233309816076" calcext:value-type="float">
            <text:p>2,10233309816076</text:p>
          </table:table-cell>
        </table:table-row>
        <table:table-row table:style-name="ro1">
          <table:table-cell/>
          <table:table-cell office:value-type="float" office:value="3.59" calcext:value-type="float">
            <text:p>3,59</text:p>
          </table:table-cell>
          <table:table-cell office:value-type="float" office:value="2.10037083207752" calcext:value-type="float">
            <text:p>2,10037083207752</text:p>
          </table:table-cell>
        </table:table-row>
        <table:table-row table:style-name="ro1">
          <table:table-cell/>
          <table:table-cell office:value-type="float" office:value="3.592" calcext:value-type="float">
            <text:p>3,592</text:p>
          </table:table-cell>
          <table:table-cell office:value-type="float" office:value="2.09841127261497" calcext:value-type="float">
            <text:p>2,09841127261497</text:p>
          </table:table-cell>
        </table:table-row>
        <table:table-row table:style-name="ro1">
          <table:table-cell/>
          <table:table-cell office:value-type="float" office:value="3.594" calcext:value-type="float">
            <text:p>3,594</text:p>
          </table:table-cell>
          <table:table-cell office:value-type="float" office:value="2.09645441490266" calcext:value-type="float">
            <text:p>2,09645441490266</text:p>
          </table:table-cell>
        </table:table-row>
        <table:table-row table:style-name="ro1">
          <table:table-cell/>
          <table:table-cell office:value-type="float" office:value="3.596" calcext:value-type="float">
            <text:p>3,596</text:p>
          </table:table-cell>
          <table:table-cell office:value-type="float" office:value="2.09450025408073" calcext:value-type="float">
            <text:p>2,09450025408073</text:p>
          </table:table-cell>
        </table:table-row>
        <table:table-row table:style-name="ro1">
          <table:table-cell/>
          <table:table-cell office:value-type="float" office:value="3.598" calcext:value-type="float">
            <text:p>3,598</text:p>
          </table:table-cell>
          <table:table-cell office:value-type="float" office:value="2.0925487852999" calcext:value-type="float">
            <text:p>2,0925487852999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2.09060000372145" calcext:value-type="float">
            <text:p>2,09060000372145</text:p>
          </table:table-cell>
        </table:table-row>
        <table:table-row table:style-name="ro1">
          <table:table-cell/>
          <table:table-cell office:value-type="float" office:value="3.602" calcext:value-type="float">
            <text:p>3,602</text:p>
          </table:table-cell>
          <table:table-cell office:value-type="float" office:value="2.08865390451716" calcext:value-type="float">
            <text:p>2,08865390451716</text:p>
          </table:table-cell>
        </table:table-row>
        <table:table-row table:style-name="ro1">
          <table:table-cell/>
          <table:table-cell office:value-type="float" office:value="3.604" calcext:value-type="float">
            <text:p>3,604</text:p>
          </table:table-cell>
          <table:table-cell office:value-type="float" office:value="2.08671048286934" calcext:value-type="float">
            <text:p>2,08671048286934</text:p>
          </table:table-cell>
        </table:table-row>
        <table:table-row table:style-name="ro1">
          <table:table-cell/>
          <table:table-cell office:value-type="float" office:value="3.606" calcext:value-type="float">
            <text:p>3,606</text:p>
          </table:table-cell>
          <table:table-cell office:value-type="float" office:value="2.08476973397077" calcext:value-type="float">
            <text:p>2,08476973397077</text:p>
          </table:table-cell>
        </table:table-row>
        <table:table-row table:style-name="ro1">
          <table:table-cell/>
          <table:table-cell office:value-type="float" office:value="3.608" calcext:value-type="float">
            <text:p>3,608</text:p>
          </table:table-cell>
          <table:table-cell office:value-type="float" office:value="2.08283165302466" calcext:value-type="float">
            <text:p>2,08283165302466</text:p>
          </table:table-cell>
        </table:table-row>
        <table:table-row table:style-name="ro1">
          <table:table-cell/>
          <table:table-cell office:value-type="float" office:value="3.61" calcext:value-type="float">
            <text:p>3,61</text:p>
          </table:table-cell>
          <table:table-cell office:value-type="float" office:value="2.08089623524467" calcext:value-type="float">
            <text:p>2,08089623524467</text:p>
          </table:table-cell>
        </table:table-row>
        <table:table-row table:style-name="ro1">
          <table:table-cell/>
          <table:table-cell office:value-type="float" office:value="3.612" calcext:value-type="float">
            <text:p>3,612</text:p>
          </table:table-cell>
          <table:table-cell office:value-type="float" office:value="2.07896347585483" calcext:value-type="float">
            <text:p>2,07896347585483</text:p>
          </table:table-cell>
        </table:table-row>
        <table:table-row table:style-name="ro1">
          <table:table-cell/>
          <table:table-cell office:value-type="float" office:value="3.614" calcext:value-type="float">
            <text:p>3,614</text:p>
          </table:table-cell>
          <table:table-cell office:value-type="float" office:value="2.07703337008954" calcext:value-type="float">
            <text:p>2,07703337008954</text:p>
          </table:table-cell>
        </table:table-row>
        <table:table-row table:style-name="ro1">
          <table:table-cell/>
          <table:table-cell office:value-type="float" office:value="3.616" calcext:value-type="float">
            <text:p>3,616</text:p>
          </table:table-cell>
          <table:table-cell office:value-type="float" office:value="2.07510591319358" calcext:value-type="float">
            <text:p>2,07510591319358</text:p>
          </table:table-cell>
        </table:table-row>
        <table:table-row table:style-name="ro1">
          <table:table-cell/>
          <table:table-cell office:value-type="float" office:value="3.618" calcext:value-type="float">
            <text:p>3,618</text:p>
          </table:table-cell>
          <table:table-cell office:value-type="float" office:value="2.07318110042201" calcext:value-type="float">
            <text:p>2,07318110042201</text:p>
          </table:table-cell>
        </table:table-row>
        <table:table-row table:style-name="ro1">
          <table:table-cell/>
          <table:table-cell office:value-type="float" office:value="3.62" calcext:value-type="float">
            <text:p>3,62</text:p>
          </table:table-cell>
          <table:table-cell office:value-type="float" office:value="2.07125892704021" calcext:value-type="float">
            <text:p>2,07125892704021</text:p>
          </table:table-cell>
        </table:table-row>
        <table:table-row table:style-name="ro1">
          <table:table-cell/>
          <table:table-cell office:value-type="float" office:value="3.622" calcext:value-type="float">
            <text:p>3,622</text:p>
          </table:table-cell>
          <table:table-cell office:value-type="float" office:value="2.0693393883238" calcext:value-type="float">
            <text:p>2,0693393883238</text:p>
          </table:table-cell>
        </table:table-row>
        <table:table-row table:style-name="ro1">
          <table:table-cell/>
          <table:table-cell office:value-type="float" office:value="3.624" calcext:value-type="float">
            <text:p>3,624</text:p>
          </table:table-cell>
          <table:table-cell office:value-type="float" office:value="2.06742247955867" calcext:value-type="float">
            <text:p>2,06742247955867</text:p>
          </table:table-cell>
        </table:table-row>
        <table:table-row table:style-name="ro1">
          <table:table-cell/>
          <table:table-cell office:value-type="float" office:value="3.626" calcext:value-type="float">
            <text:p>3,626</text:p>
          </table:table-cell>
          <table:table-cell office:value-type="float" office:value="2.06550819604092" calcext:value-type="float">
            <text:p>2,06550819604092</text:p>
          </table:table-cell>
        </table:table-row>
        <table:table-row table:style-name="ro1">
          <table:table-cell/>
          <table:table-cell office:value-type="float" office:value="3.628" calcext:value-type="float">
            <text:p>3,628</text:p>
          </table:table-cell>
          <table:table-cell office:value-type="float" office:value="2.06359653307684" calcext:value-type="float">
            <text:p>2,06359653307684</text:p>
          </table:table-cell>
        </table:table-row>
        <table:table-row table:style-name="ro1">
          <table:table-cell/>
          <table:table-cell office:value-type="float" office:value="3.63" calcext:value-type="float">
            <text:p>3,63</text:p>
          </table:table-cell>
          <table:table-cell office:value-type="float" office:value="2.06168748598288" calcext:value-type="float">
            <text:p>2,06168748598288</text:p>
          </table:table-cell>
        </table:table-row>
        <table:table-row table:style-name="ro1">
          <table:table-cell/>
          <table:table-cell office:value-type="float" office:value="3.632" calcext:value-type="float">
            <text:p>3,632</text:p>
          </table:table-cell>
          <table:table-cell office:value-type="float" office:value="2.05978105008565" calcext:value-type="float">
            <text:p>2,05978105008565</text:p>
          </table:table-cell>
        </table:table-row>
        <table:table-row table:style-name="ro1">
          <table:table-cell/>
          <table:table-cell office:value-type="float" office:value="3.634" calcext:value-type="float">
            <text:p>3,634</text:p>
          </table:table-cell>
          <table:table-cell office:value-type="float" office:value="2.05787722072184" calcext:value-type="float">
            <text:p>2,05787722072184</text:p>
          </table:table-cell>
        </table:table-row>
        <table:table-row table:style-name="ro1">
          <table:table-cell/>
          <table:table-cell office:value-type="float" office:value="3.636" calcext:value-type="float">
            <text:p>3,636</text:p>
          </table:table-cell>
          <table:table-cell office:value-type="float" office:value="2.05597599323829" calcext:value-type="float">
            <text:p>2,05597599323829</text:p>
          </table:table-cell>
        </table:table-row>
        <table:table-row table:style-name="ro1">
          <table:table-cell/>
          <table:table-cell office:value-type="float" office:value="3.638" calcext:value-type="float">
            <text:p>3,638</text:p>
          </table:table-cell>
          <table:table-cell office:value-type="float" office:value="2.05407736299184" calcext:value-type="float">
            <text:p>2,05407736299184</text:p>
          </table:table-cell>
        </table:table-row>
        <table:table-row table:style-name="ro1">
          <table:table-cell/>
          <table:table-cell office:value-type="float" office:value="3.64" calcext:value-type="float">
            <text:p>3,64</text:p>
          </table:table-cell>
          <table:table-cell office:value-type="float" office:value="2.05218132534943" calcext:value-type="float">
            <text:p>2,05218132534943</text:p>
          </table:table-cell>
        </table:table-row>
        <table:table-row table:style-name="ro1">
          <table:table-cell/>
          <table:table-cell office:value-type="float" office:value="3.642" calcext:value-type="float">
            <text:p>3,642</text:p>
          </table:table-cell>
          <table:table-cell office:value-type="float" office:value="2.05028787568798" calcext:value-type="float">
            <text:p>2,05028787568798</text:p>
          </table:table-cell>
        </table:table-row>
        <table:table-row table:style-name="ro1">
          <table:table-cell/>
          <table:table-cell office:value-type="float" office:value="3.644" calcext:value-type="float">
            <text:p>3,644</text:p>
          </table:table-cell>
          <table:table-cell office:value-type="float" office:value="2.04839700939441" calcext:value-type="float">
            <text:p>2,04839700939441</text:p>
          </table:table-cell>
        </table:table-row>
        <table:table-row table:style-name="ro1">
          <table:table-cell/>
          <table:table-cell office:value-type="float" office:value="3.646" calcext:value-type="float">
            <text:p>3,646</text:p>
          </table:table-cell>
          <table:table-cell office:value-type="float" office:value="2.04650872186562" calcext:value-type="float">
            <text:p>2,04650872186562</text:p>
          </table:table-cell>
        </table:table-row>
        <table:table-row table:style-name="ro1">
          <table:table-cell/>
          <table:table-cell office:value-type="float" office:value="3.648" calcext:value-type="float">
            <text:p>3,648</text:p>
          </table:table-cell>
          <table:table-cell office:value-type="float" office:value="2.04462300850843" calcext:value-type="float">
            <text:p>2,04462300850843</text:p>
          </table:table-cell>
        </table:table-row>
        <table:table-row table:style-name="ro1">
          <table:table-cell/>
          <table:table-cell office:value-type="float" office:value="3.65" calcext:value-type="float">
            <text:p>3,65</text:p>
          </table:table-cell>
          <table:table-cell office:value-type="float" office:value="2.04273986473961" calcext:value-type="float">
            <text:p>2,04273986473961</text:p>
          </table:table-cell>
        </table:table-row>
        <table:table-row table:style-name="ro1">
          <table:table-cell/>
          <table:table-cell office:value-type="float" office:value="3.652" calcext:value-type="float">
            <text:p>3,652</text:p>
          </table:table-cell>
          <table:table-cell office:value-type="float" office:value="2.0408592859858" calcext:value-type="float">
            <text:p>2,0408592859858</text:p>
          </table:table-cell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2.0389812676835" calcext:value-type="float">
            <text:p>2,0389812676835</text:p>
          </table:table-cell>
        </table:table-row>
        <table:table-row table:style-name="ro1">
          <table:table-cell/>
          <table:table-cell office:value-type="float" office:value="3.656" calcext:value-type="float">
            <text:p>3,656</text:p>
          </table:table-cell>
          <table:table-cell office:value-type="float" office:value="2.03710580527909" calcext:value-type="float">
            <text:p>2,03710580527909</text:p>
          </table:table-cell>
        </table:table-row>
        <table:table-row table:style-name="ro1">
          <table:table-cell/>
          <table:table-cell office:value-type="float" office:value="3.658" calcext:value-type="float">
            <text:p>3,658</text:p>
          </table:table-cell>
          <table:table-cell office:value-type="float" office:value="2.03523289422873" calcext:value-type="float">
            <text:p>2,03523289422873</text:p>
          </table:table-cell>
        </table:table-row>
        <table:table-row table:style-name="ro1">
          <table:table-cell/>
          <table:table-cell office:value-type="float" office:value="3.66" calcext:value-type="float">
            <text:p>3,66</text:p>
          </table:table-cell>
          <table:table-cell office:value-type="float" office:value="2.03336252999842" calcext:value-type="float">
            <text:p>2,03336252999842</text:p>
          </table:table-cell>
        </table:table-row>
        <table:table-row table:style-name="ro1">
          <table:table-cell/>
          <table:table-cell office:value-type="float" office:value="3.662" calcext:value-type="float">
            <text:p>3,662</text:p>
          </table:table-cell>
          <table:table-cell office:value-type="float" office:value="2.03149470806389" calcext:value-type="float">
            <text:p>2,03149470806389</text:p>
          </table:table-cell>
        </table:table-row>
        <table:table-row table:style-name="ro1">
          <table:table-cell/>
          <table:table-cell office:value-type="float" office:value="3.664" calcext:value-type="float">
            <text:p>3,664</text:p>
          </table:table-cell>
          <table:table-cell office:value-type="float" office:value="2.02962942391064" calcext:value-type="float">
            <text:p>2,02962942391064</text:p>
          </table:table-cell>
        </table:table-row>
        <table:table-row table:style-name="ro1">
          <table:table-cell/>
          <table:table-cell office:value-type="float" office:value="3.666" calcext:value-type="float">
            <text:p>3,666</text:p>
          </table:table-cell>
          <table:table-cell office:value-type="float" office:value="2.0277666730339" calcext:value-type="float">
            <text:p>2,0277666730339</text:p>
          </table:table-cell>
        </table:table-row>
        <table:table-row table:style-name="ro1">
          <table:table-cell/>
          <table:table-cell office:value-type="float" office:value="3.668" calcext:value-type="float">
            <text:p>3,668</text:p>
          </table:table-cell>
          <table:table-cell office:value-type="float" office:value="2.02590645093857" calcext:value-type="float">
            <text:p>2,02590645093857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2.02404875313927" calcext:value-type="float">
            <text:p>2,02404875313927</text:p>
          </table:table-cell>
        </table:table-row>
        <table:table-row table:style-name="ro1">
          <table:table-cell/>
          <table:table-cell office:value-type="float" office:value="3.672" calcext:value-type="float">
            <text:p>3,672</text:p>
          </table:table-cell>
          <table:table-cell office:value-type="float" office:value="2.02219357516023" calcext:value-type="float">
            <text:p>2,02219357516023</text:p>
          </table:table-cell>
        </table:table-row>
        <table:table-row table:style-name="ro1">
          <table:table-cell/>
          <table:table-cell office:value-type="float" office:value="3.674" calcext:value-type="float">
            <text:p>3,674</text:p>
          </table:table-cell>
          <table:table-cell office:value-type="float" office:value="2.02034091253534" calcext:value-type="float">
            <text:p>2,02034091253534</text:p>
          </table:table-cell>
        </table:table-row>
        <table:table-row table:style-name="ro1">
          <table:table-cell/>
          <table:table-cell office:value-type="float" office:value="3.676" calcext:value-type="float">
            <text:p>3,676</text:p>
          </table:table-cell>
          <table:table-cell office:value-type="float" office:value="2.01849076080808" calcext:value-type="float">
            <text:p>2,01849076080808</text:p>
          </table:table-cell>
        </table:table-row>
        <table:table-row table:style-name="ro1">
          <table:table-cell/>
          <table:table-cell office:value-type="float" office:value="3.678" calcext:value-type="float">
            <text:p>3,678</text:p>
          </table:table-cell>
          <table:table-cell office:value-type="float" office:value="2.0166431155315" calcext:value-type="float">
            <text:p>2,0166431155315</text:p>
          </table:table-cell>
        </table:table-row>
        <table:table-row table:style-name="ro1">
          <table:table-cell/>
          <table:table-cell office:value-type="float" office:value="3.68" calcext:value-type="float">
            <text:p>3,68</text:p>
          </table:table-cell>
          <table:table-cell office:value-type="float" office:value="2.01479797226824" calcext:value-type="float">
            <text:p>2,01479797226824</text:p>
          </table:table-cell>
        </table:table-row>
        <table:table-row table:style-name="ro1">
          <table:table-cell/>
          <table:table-cell office:value-type="float" office:value="3.682" calcext:value-type="float">
            <text:p>3,682</text:p>
          </table:table-cell>
          <table:table-cell office:value-type="float" office:value="2.01295532659043" calcext:value-type="float">
            <text:p>2,01295532659043</text:p>
          </table:table-cell>
        </table:table-row>
        <table:table-row table:style-name="ro1">
          <table:table-cell/>
          <table:table-cell office:value-type="float" office:value="3.684" calcext:value-type="float">
            <text:p>3,684</text:p>
          </table:table-cell>
          <table:table-cell office:value-type="float" office:value="2.01111517407975" calcext:value-type="float">
            <text:p>2,01111517407975</text:p>
          </table:table-cell>
        </table:table-row>
        <table:table-row table:style-name="ro1">
          <table:table-cell/>
          <table:table-cell office:value-type="float" office:value="3.686" calcext:value-type="float">
            <text:p>3,686</text:p>
          </table:table-cell>
          <table:table-cell office:value-type="float" office:value="2.00927751032735" calcext:value-type="float">
            <text:p>2,00927751032735</text:p>
          </table:table-cell>
        </table:table-row>
        <table:table-row table:style-name="ro1">
          <table:table-cell/>
          <table:table-cell office:value-type="float" office:value="3.688" calcext:value-type="float">
            <text:p>3,688</text:p>
          </table:table-cell>
          <table:table-cell office:value-type="float" office:value="2.00744233093384" calcext:value-type="float">
            <text:p>2,00744233093384</text:p>
          </table:table-cell>
        </table:table-row>
        <table:table-row table:style-name="ro1">
          <table:table-cell/>
          <table:table-cell office:value-type="float" office:value="3.69" calcext:value-type="float">
            <text:p>3,69</text:p>
          </table:table-cell>
          <table:table-cell office:value-type="float" office:value="2.00560963150928" calcext:value-type="float">
            <text:p>2,00560963150928</text:p>
          </table:table-cell>
        </table:table-row>
        <table:table-row table:style-name="ro1">
          <table:table-cell/>
          <table:table-cell office:value-type="float" office:value="3.692" calcext:value-type="float">
            <text:p>3,692</text:p>
          </table:table-cell>
          <table:table-cell office:value-type="float" office:value="2.00377940767313" calcext:value-type="float">
            <text:p>2,00377940767313</text:p>
          </table:table-cell>
        </table:table-row>
        <table:table-row table:style-name="ro1">
          <table:table-cell/>
          <table:table-cell office:value-type="float" office:value="3.694" calcext:value-type="float">
            <text:p>3,694</text:p>
          </table:table-cell>
          <table:table-cell office:value-type="float" office:value="2.00195165505427" calcext:value-type="float">
            <text:p>2,00195165505427</text:p>
          </table:table-cell>
        </table:table-row>
        <table:table-row table:style-name="ro1">
          <table:table-cell/>
          <table:table-cell office:value-type="float" office:value="3.696" calcext:value-type="float">
            <text:p>3,696</text:p>
          </table:table-cell>
          <table:table-cell office:value-type="float" office:value="2.00012636929092" calcext:value-type="float">
            <text:p>2,00012636929092</text:p>
          </table:table-cell>
        </table:table-row>
        <table:table-row table:style-name="ro1">
          <table:table-cell/>
          <table:table-cell office:value-type="float" office:value="3.698" calcext:value-type="float">
            <text:p>3,698</text:p>
          </table:table-cell>
          <table:table-cell office:value-type="float" office:value="1.99830354603068" calcext:value-type="float">
            <text:p>1,99830354603068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1.99648318093045" calcext:value-type="float">
            <text:p>1,99648318093045</text:p>
          </table:table-cell>
        </table:table-row>
        <table:table-row table:style-name="ro1">
          <table:table-cell/>
          <table:table-cell office:value-type="float" office:value="3.702" calcext:value-type="float">
            <text:p>3,702</text:p>
          </table:table-cell>
          <table:table-cell office:value-type="float" office:value="1.99466526965644" calcext:value-type="float">
            <text:p>1,99466526965644</text:p>
          </table:table-cell>
        </table:table-row>
        <table:table-row table:style-name="ro1">
          <table:table-cell/>
          <table:table-cell office:value-type="float" office:value="3.704" calcext:value-type="float">
            <text:p>3,704</text:p>
          </table:table-cell>
          <table:table-cell office:value-type="float" office:value="1.99284980788414" calcext:value-type="float">
            <text:p>1,99284980788414</text:p>
          </table:table-cell>
        </table:table-row>
        <table:table-row table:style-name="ro1">
          <table:table-cell/>
          <table:table-cell office:value-type="float" office:value="3.706" calcext:value-type="float">
            <text:p>3,706</text:p>
          </table:table-cell>
          <table:table-cell office:value-type="float" office:value="1.9910367912983" calcext:value-type="float">
            <text:p>1,9910367912983</text:p>
          </table:table-cell>
        </table:table-row>
        <table:table-row table:style-name="ro1">
          <table:table-cell/>
          <table:table-cell office:value-type="float" office:value="3.708" calcext:value-type="float">
            <text:p>3,708</text:p>
          </table:table-cell>
          <table:table-cell office:value-type="float" office:value="1.98922621559289" calcext:value-type="float">
            <text:p>1,98922621559289</text:p>
          </table:table-cell>
        </table:table-row>
        <table:table-row table:style-name="ro1">
          <table:table-cell/>
          <table:table-cell office:value-type="float" office:value="3.71" calcext:value-type="float">
            <text:p>3,71</text:p>
          </table:table-cell>
          <table:table-cell office:value-type="float" office:value="1.9874180764711" calcext:value-type="float">
            <text:p>1,9874180764711</text:p>
          </table:table-cell>
        </table:table-row>
        <table:table-row table:style-name="ro1">
          <table:table-cell/>
          <table:table-cell office:value-type="float" office:value="3.712" calcext:value-type="float">
            <text:p>3,712</text:p>
          </table:table-cell>
          <table:table-cell office:value-type="float" office:value="1.98561236964532" calcext:value-type="float">
            <text:p>1,98561236964532</text:p>
          </table:table-cell>
        </table:table-row>
        <table:table-row table:style-name="ro1">
          <table:table-cell/>
          <table:table-cell office:value-type="float" office:value="3.714" calcext:value-type="float">
            <text:p>3,714</text:p>
          </table:table-cell>
          <table:table-cell office:value-type="float" office:value="1.98380909083707" calcext:value-type="float">
            <text:p>1,98380909083707</text:p>
          </table:table-cell>
        </table:table-row>
        <table:table-row table:style-name="ro1">
          <table:table-cell/>
          <table:table-cell office:value-type="float" office:value="3.716" calcext:value-type="float">
            <text:p>3,716</text:p>
          </table:table-cell>
          <table:table-cell office:value-type="float" office:value="1.98200823577706" calcext:value-type="float">
            <text:p>1,98200823577706</text:p>
          </table:table-cell>
        </table:table-row>
        <table:table-row table:style-name="ro1">
          <table:table-cell/>
          <table:table-cell office:value-type="float" office:value="3.718" calcext:value-type="float">
            <text:p>3,718</text:p>
          </table:table-cell>
          <table:table-cell office:value-type="float" office:value="1.98020980020508" calcext:value-type="float">
            <text:p>1,98020980020508</text:p>
          </table:table-cell>
        </table:table-row>
        <table:table-row table:style-name="ro1">
          <table:table-cell/>
          <table:table-cell office:value-type="float" office:value="3.72" calcext:value-type="float">
            <text:p>3,72</text:p>
          </table:table-cell>
          <table:table-cell office:value-type="float" office:value="1.97841377987004" calcext:value-type="float">
            <text:p>1,97841377987004</text:p>
          </table:table-cell>
        </table:table-row>
        <table:table-row table:style-name="ro1">
          <table:table-cell/>
          <table:table-cell office:value-type="float" office:value="3.722" calcext:value-type="float">
            <text:p>3,722</text:p>
          </table:table-cell>
          <table:table-cell office:value-type="float" office:value="1.97662017052991" calcext:value-type="float">
            <text:p>1,97662017052991</text:p>
          </table:table-cell>
        </table:table-row>
        <table:table-row table:style-name="ro1">
          <table:table-cell/>
          <table:table-cell office:value-type="float" office:value="3.724" calcext:value-type="float">
            <text:p>3,724</text:p>
          </table:table-cell>
          <table:table-cell office:value-type="float" office:value="1.97482896795174" calcext:value-type="float">
            <text:p>1,97482896795174</text:p>
          </table:table-cell>
        </table:table-row>
        <table:table-row table:style-name="ro1">
          <table:table-cell/>
          <table:table-cell office:value-type="float" office:value="3.726" calcext:value-type="float">
            <text:p>3,726</text:p>
          </table:table-cell>
          <table:table-cell office:value-type="float" office:value="1.97304016791158" calcext:value-type="float">
            <text:p>1,97304016791158</text:p>
          </table:table-cell>
        </table:table-row>
        <table:table-row table:style-name="ro1">
          <table:table-cell/>
          <table:table-cell office:value-type="float" office:value="3.728" calcext:value-type="float">
            <text:p>3,728</text:p>
          </table:table-cell>
          <table:table-cell office:value-type="float" office:value="1.97125376619452" calcext:value-type="float">
            <text:p>1,97125376619452</text:p>
          </table:table-cell>
        </table:table-row>
        <table:table-row table:style-name="ro1">
          <table:table-cell/>
          <table:table-cell office:value-type="float" office:value="3.73" calcext:value-type="float">
            <text:p>3,73</text:p>
          </table:table-cell>
          <table:table-cell office:value-type="float" office:value="1.9694697585946" calcext:value-type="float">
            <text:p>1,9694697585946</text:p>
          </table:table-cell>
        </table:table-row>
        <table:table-row table:style-name="ro1">
          <table:table-cell/>
          <table:table-cell office:value-type="float" office:value="3.732" calcext:value-type="float">
            <text:p>3,732</text:p>
          </table:table-cell>
          <table:table-cell office:value-type="float" office:value="1.96768814091486" calcext:value-type="float">
            <text:p>1,96768814091486</text:p>
          </table:table-cell>
        </table:table-row>
        <table:table-row table:style-name="ro1">
          <table:table-cell/>
          <table:table-cell office:value-type="float" office:value="3.734" calcext:value-type="float">
            <text:p>3,734</text:p>
          </table:table-cell>
          <table:table-cell office:value-type="float" office:value="1.96590890896727" calcext:value-type="float">
            <text:p>1,96590890896727</text:p>
          </table:table-cell>
        </table:table-row>
        <table:table-row table:style-name="ro1">
          <table:table-cell/>
          <table:table-cell office:value-type="float" office:value="3.736" calcext:value-type="float">
            <text:p>3,736</text:p>
          </table:table-cell>
          <table:table-cell office:value-type="float" office:value="1.96413205857272" calcext:value-type="float">
            <text:p>1,96413205857272</text:p>
          </table:table-cell>
        </table:table-row>
        <table:table-row table:style-name="ro1">
          <table:table-cell/>
          <table:table-cell office:value-type="float" office:value="3.738" calcext:value-type="float">
            <text:p>3,738</text:p>
          </table:table-cell>
          <table:table-cell office:value-type="float" office:value="1.96235758556099" calcext:value-type="float">
            <text:p>1,96235758556099</text:p>
          </table:table-cell>
        </table:table-row>
        <table:table-row table:style-name="ro1">
          <table:table-cell/>
          <table:table-cell office:value-type="float" office:value="3.74" calcext:value-type="float">
            <text:p>3,74</text:p>
          </table:table-cell>
          <table:table-cell office:value-type="float" office:value="1.96058548577076" calcext:value-type="float">
            <text:p>1,96058548577076</text:p>
          </table:table-cell>
        </table:table-row>
        <table:table-row table:style-name="ro1">
          <table:table-cell/>
          <table:table-cell office:value-type="float" office:value="3.742" calcext:value-type="float">
            <text:p>3,742</text:p>
          </table:table-cell>
          <table:table-cell office:value-type="float" office:value="1.95881575504954" calcext:value-type="float">
            <text:p>1,95881575504954</text:p>
          </table:table-cell>
        </table:table-row>
        <table:table-row table:style-name="ro1">
          <table:table-cell/>
          <table:table-cell office:value-type="float" office:value="3.744" calcext:value-type="float">
            <text:p>3,744</text:p>
          </table:table-cell>
          <table:table-cell office:value-type="float" office:value="1.9570483892537" calcext:value-type="float">
            <text:p>1,9570483892537</text:p>
          </table:table-cell>
        </table:table-row>
        <table:table-row table:style-name="ro1">
          <table:table-cell/>
          <table:table-cell office:value-type="float" office:value="3.746" calcext:value-type="float">
            <text:p>3,746</text:p>
          </table:table-cell>
          <table:table-cell office:value-type="float" office:value="1.9552833842484" calcext:value-type="float">
            <text:p>1,9552833842484</text:p>
          </table:table-cell>
        </table:table-row>
        <table:table-row table:style-name="ro1">
          <table:table-cell/>
          <table:table-cell office:value-type="float" office:value="3.748" calcext:value-type="float">
            <text:p>3,748</text:p>
          </table:table-cell>
          <table:table-cell office:value-type="float" office:value="1.95352073590761" calcext:value-type="float">
            <text:p>1,95352073590761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office:value-type="float" office:value="1.95176044011405" calcext:value-type="float">
            <text:p>1,95176044011405</text:p>
          </table:table-cell>
        </table:table-row>
        <table:table-row table:style-name="ro1">
          <table:table-cell/>
          <table:table-cell office:value-type="float" office:value="3.752" calcext:value-type="float">
            <text:p>3,752</text:p>
          </table:table-cell>
          <table:table-cell office:value-type="float" office:value="1.9500024927592" calcext:value-type="float">
            <text:p>1,9500024927592</text:p>
          </table:table-cell>
        </table:table-row>
        <table:table-row table:style-name="ro1">
          <table:table-cell/>
          <table:table-cell office:value-type="float" office:value="3.754" calcext:value-type="float">
            <text:p>3,754</text:p>
          </table:table-cell>
          <table:table-cell office:value-type="float" office:value="1.94824688974327" calcext:value-type="float">
            <text:p>1,94824688974327</text:p>
          </table:table-cell>
        </table:table-row>
        <table:table-row table:style-name="ro1">
          <table:table-cell/>
          <table:table-cell office:value-type="float" office:value="3.756" calcext:value-type="float">
            <text:p>3,756</text:p>
          </table:table-cell>
          <table:table-cell office:value-type="float" office:value="1.94649362697516" calcext:value-type="float">
            <text:p>1,94649362697516</text:p>
          </table:table-cell>
        </table:table-row>
        <table:table-row table:style-name="ro1">
          <table:table-cell/>
          <table:table-cell office:value-type="float" office:value="3.758" calcext:value-type="float">
            <text:p>3,758</text:p>
          </table:table-cell>
          <table:table-cell office:value-type="float" office:value="1.94474270037248" calcext:value-type="float">
            <text:p>1,94474270037248</text:p>
          </table:table-cell>
        </table:table-row>
        <table:table-row table:style-name="ro1">
          <table:table-cell/>
          <table:table-cell office:value-type="float" office:value="3.76" calcext:value-type="float">
            <text:p>3,76</text:p>
          </table:table-cell>
          <table:table-cell office:value-type="float" office:value="1.94299410586147" calcext:value-type="float">
            <text:p>1,94299410586147</text:p>
          </table:table-cell>
        </table:table-row>
        <table:table-row table:style-name="ro1">
          <table:table-cell/>
          <table:table-cell office:value-type="float" office:value="3.762" calcext:value-type="float">
            <text:p>3,762</text:p>
          </table:table-cell>
          <table:table-cell office:value-type="float" office:value="1.94124783937704" calcext:value-type="float">
            <text:p>1,94124783937704</text:p>
          </table:table-cell>
        </table:table-row>
        <table:table-row table:style-name="ro1">
          <table:table-cell/>
          <table:table-cell office:value-type="float" office:value="3.764" calcext:value-type="float">
            <text:p>3,764</text:p>
          </table:table-cell>
          <table:table-cell office:value-type="float" office:value="1.9395038968627" calcext:value-type="float">
            <text:p>1,9395038968627</text:p>
          </table:table-cell>
        </table:table-row>
        <table:table-row table:style-name="ro1">
          <table:table-cell/>
          <table:table-cell office:value-type="float" office:value="3.766" calcext:value-type="float">
            <text:p>3,766</text:p>
          </table:table-cell>
          <table:table-cell office:value-type="float" office:value="1.93776227427056" calcext:value-type="float">
            <text:p>1,93776227427056</text:p>
          </table:table-cell>
        </table:table-row>
        <table:table-row table:style-name="ro1">
          <table:table-cell/>
          <table:table-cell office:value-type="float" office:value="3.768" calcext:value-type="float">
            <text:p>3,768</text:p>
          </table:table-cell>
          <table:table-cell office:value-type="float" office:value="1.93602296756134" calcext:value-type="float">
            <text:p>1,93602296756134</text:p>
          </table:table-cell>
        </table:table-row>
        <table:table-row table:style-name="ro1">
          <table:table-cell/>
          <table:table-cell office:value-type="float" office:value="3.77" calcext:value-type="float">
            <text:p>3,77</text:p>
          </table:table-cell>
          <table:table-cell office:value-type="float" office:value="1.93428597270428" calcext:value-type="float">
            <text:p>1,93428597270428</text:p>
          </table:table-cell>
        </table:table-row>
        <table:table-row table:style-name="ro1">
          <table:table-cell/>
          <table:table-cell office:value-type="float" office:value="3.772" calcext:value-type="float">
            <text:p>3,772</text:p>
          </table:table-cell>
          <table:table-cell office:value-type="float" office:value="1.93255128567717" calcext:value-type="float">
            <text:p>1,93255128567717</text:p>
          </table:table-cell>
        </table:table-row>
        <table:table-row table:style-name="ro1">
          <table:table-cell/>
          <table:table-cell office:value-type="float" office:value="3.774" calcext:value-type="float">
            <text:p>3,774</text:p>
          </table:table-cell>
          <table:table-cell office:value-type="float" office:value="1.93081890246632" calcext:value-type="float">
            <text:p>1,93081890246632</text:p>
          </table:table-cell>
        </table:table-row>
        <table:table-row table:style-name="ro1">
          <table:table-cell/>
          <table:table-cell office:value-type="float" office:value="3.776" calcext:value-type="float">
            <text:p>3,776</text:p>
          </table:table-cell>
          <table:table-cell office:value-type="float" office:value="1.92908881906652" calcext:value-type="float">
            <text:p>1,92908881906652</text:p>
          </table:table-cell>
        </table:table-row>
        <table:table-row table:style-name="ro1">
          <table:table-cell/>
          <table:table-cell office:value-type="float" office:value="3.778" calcext:value-type="float">
            <text:p>3,778</text:p>
          </table:table-cell>
          <table:table-cell office:value-type="float" office:value="1.92736103148106" calcext:value-type="float">
            <text:p>1,92736103148106</text:p>
          </table:table-cell>
        </table:table-row>
        <table:table-row table:style-name="ro1">
          <table:table-cell/>
          <table:table-cell office:value-type="float" office:value="3.78" calcext:value-type="float">
            <text:p>3,78</text:p>
          </table:table-cell>
          <table:table-cell office:value-type="float" office:value="1.92563553572166" calcext:value-type="float">
            <text:p>1,92563553572166</text:p>
          </table:table-cell>
        </table:table-row>
        <table:table-row table:style-name="ro1">
          <table:table-cell/>
          <table:table-cell office:value-type="float" office:value="3.782" calcext:value-type="float">
            <text:p>3,782</text:p>
          </table:table-cell>
          <table:table-cell office:value-type="float" office:value="1.92391232780849" calcext:value-type="float">
            <text:p>1,92391232780849</text:p>
          </table:table-cell>
        </table:table-row>
        <table:table-row table:style-name="ro1">
          <table:table-cell/>
          <table:table-cell office:value-type="float" office:value="3.784" calcext:value-type="float">
            <text:p>3,784</text:p>
          </table:table-cell>
          <table:table-cell office:value-type="float" office:value="1.92219140377012" calcext:value-type="float">
            <text:p>1,92219140377012</text:p>
          </table:table-cell>
        </table:table-row>
        <table:table-row table:style-name="ro1">
          <table:table-cell/>
          <table:table-cell office:value-type="float" office:value="3.786" calcext:value-type="float">
            <text:p>3,786</text:p>
          </table:table-cell>
          <table:table-cell office:value-type="float" office:value="1.92047275964352" calcext:value-type="float">
            <text:p>1,92047275964352</text:p>
          </table:table-cell>
        </table:table-row>
        <table:table-row table:style-name="ro1">
          <table:table-cell/>
          <table:table-cell office:value-type="float" office:value="3.788" calcext:value-type="float">
            <text:p>3,788</text:p>
          </table:table-cell>
          <table:table-cell office:value-type="float" office:value="1.91875639147402" calcext:value-type="float">
            <text:p>1,91875639147402</text:p>
          </table:table-cell>
        </table:table-row>
        <table:table-row table:style-name="ro1">
          <table:table-cell/>
          <table:table-cell office:value-type="float" office:value="3.79" calcext:value-type="float">
            <text:p>3,79</text:p>
          </table:table-cell>
          <table:table-cell office:value-type="float" office:value="1.91704229531531" calcext:value-type="float">
            <text:p>1,91704229531531</text:p>
          </table:table-cell>
        </table:table-row>
        <table:table-row table:style-name="ro1">
          <table:table-cell/>
          <table:table-cell office:value-type="float" office:value="3.792" calcext:value-type="float">
            <text:p>3,792</text:p>
          </table:table-cell>
          <table:table-cell office:value-type="float" office:value="1.91533046722942" calcext:value-type="float">
            <text:p>1,91533046722942</text:p>
          </table:table-cell>
        </table:table-row>
        <table:table-row table:style-name="ro1">
          <table:table-cell/>
          <table:table-cell office:value-type="float" office:value="3.794" calcext:value-type="float">
            <text:p>3,794</text:p>
          </table:table-cell>
          <table:table-cell office:value-type="float" office:value="1.91362090328666" calcext:value-type="float">
            <text:p>1,91362090328666</text:p>
          </table:table-cell>
        </table:table-row>
        <table:table-row table:style-name="ro1">
          <table:table-cell/>
          <table:table-cell office:value-type="float" office:value="3.796" calcext:value-type="float">
            <text:p>3,796</text:p>
          </table:table-cell>
          <table:table-cell office:value-type="float" office:value="1.91191359956568" calcext:value-type="float">
            <text:p>1,91191359956568</text:p>
          </table:table-cell>
        </table:table-row>
        <table:table-row table:style-name="ro1">
          <table:table-cell/>
          <table:table-cell office:value-type="float" office:value="3.798" calcext:value-type="float">
            <text:p>3,798</text:p>
          </table:table-cell>
          <table:table-cell office:value-type="float" office:value="1.91020855215335" calcext:value-type="float">
            <text:p>1,91020855215335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1.90850575714481" calcext:value-type="float">
            <text:p>1,90850575714481</text:p>
          </table:table-cell>
        </table:table-row>
        <table:table-row table:style-name="ro1">
          <table:table-cell/>
          <table:table-cell office:value-type="float" office:value="3.802" calcext:value-type="float">
            <text:p>3,802</text:p>
          </table:table-cell>
          <table:table-cell office:value-type="float" office:value="1.90680521064344" calcext:value-type="float">
            <text:p>1,90680521064344</text:p>
          </table:table-cell>
        </table:table-row>
        <table:table-row table:style-name="ro1">
          <table:table-cell/>
          <table:table-cell office:value-type="float" office:value="3.804" calcext:value-type="float">
            <text:p>3,804</text:p>
          </table:table-cell>
          <table:table-cell office:value-type="float" office:value="1.90510690876082" calcext:value-type="float">
            <text:p>1,90510690876082</text:p>
          </table:table-cell>
        </table:table-row>
        <table:table-row table:style-name="ro1">
          <table:table-cell/>
          <table:table-cell office:value-type="float" office:value="3.806" calcext:value-type="float">
            <text:p>3,806</text:p>
          </table:table-cell>
          <table:table-cell office:value-type="float" office:value="1.90341084761672" calcext:value-type="float">
            <text:p>1,90341084761672</text:p>
          </table:table-cell>
        </table:table-row>
        <table:table-row table:style-name="ro1">
          <table:table-cell/>
          <table:table-cell office:value-type="float" office:value="3.808" calcext:value-type="float">
            <text:p>3,808</text:p>
          </table:table-cell>
          <table:table-cell office:value-type="float" office:value="1.90171702333907" calcext:value-type="float">
            <text:p>1,90171702333907</text:p>
          </table:table-cell>
        </table:table-row>
        <table:table-row table:style-name="ro1">
          <table:table-cell/>
          <table:table-cell office:value-type="float" office:value="3.81" calcext:value-type="float">
            <text:p>3,81</text:p>
          </table:table-cell>
          <table:table-cell office:value-type="float" office:value="1.90002543206397" calcext:value-type="float">
            <text:p>1,90002543206397</text:p>
          </table:table-cell>
        </table:table-row>
        <table:table-row table:style-name="ro1">
          <table:table-cell/>
          <table:table-cell office:value-type="float" office:value="3.812" calcext:value-type="float">
            <text:p>3,812</text:p>
          </table:table-cell>
          <table:table-cell office:value-type="float" office:value="1.89833606993564" calcext:value-type="float">
            <text:p>1,89833606993564</text:p>
          </table:table-cell>
        </table:table-row>
        <table:table-row table:style-name="ro1">
          <table:table-cell/>
          <table:table-cell office:value-type="float" office:value="3.814" calcext:value-type="float">
            <text:p>3,814</text:p>
          </table:table-cell>
          <table:table-cell office:value-type="float" office:value="1.89664893310641" calcext:value-type="float">
            <text:p>1,89664893310641</text:p>
          </table:table-cell>
        </table:table-row>
        <table:table-row table:style-name="ro1">
          <table:table-cell/>
          <table:table-cell office:value-type="float" office:value="3.816" calcext:value-type="float">
            <text:p>3,816</text:p>
          </table:table-cell>
          <table:table-cell office:value-type="float" office:value="1.89496401773671" calcext:value-type="float">
            <text:p>1,89496401773671</text:p>
          </table:table-cell>
        </table:table-row>
        <table:table-row table:style-name="ro1">
          <table:table-cell/>
          <table:table-cell office:value-type="float" office:value="3.818" calcext:value-type="float">
            <text:p>3,818</text:p>
          </table:table-cell>
          <table:table-cell office:value-type="float" office:value="1.89328131999502" calcext:value-type="float">
            <text:p>1,89328131999502</text:p>
          </table:table-cell>
        </table:table-row>
        <table:table-row table:style-name="ro1">
          <table:table-cell/>
          <table:table-cell office:value-type="float" office:value="3.82" calcext:value-type="float">
            <text:p>3,82</text:p>
          </table:table-cell>
          <table:table-cell office:value-type="float" office:value="1.8916008360579" calcext:value-type="float">
            <text:p>1,8916008360579</text:p>
          </table:table-cell>
        </table:table-row>
        <table:table-row table:style-name="ro1">
          <table:table-cell/>
          <table:table-cell office:value-type="float" office:value="3.822" calcext:value-type="float">
            <text:p>3,822</text:p>
          </table:table-cell>
          <table:table-cell office:value-type="float" office:value="1.88992256210992" calcext:value-type="float">
            <text:p>1,88992256210992</text:p>
          </table:table-cell>
        </table:table-row>
        <table:table-row table:style-name="ro1">
          <table:table-cell/>
          <table:table-cell office:value-type="float" office:value="3.824" calcext:value-type="float">
            <text:p>3,824</text:p>
          </table:table-cell>
          <table:table-cell office:value-type="float" office:value="1.88824649434367" calcext:value-type="float">
            <text:p>1,88824649434367</text:p>
          </table:table-cell>
        </table:table-row>
        <table:table-row table:style-name="ro1">
          <table:table-cell/>
          <table:table-cell office:value-type="float" office:value="3.826" calcext:value-type="float">
            <text:p>3,826</text:p>
          </table:table-cell>
          <table:table-cell office:value-type="float" office:value="1.88657262895974" calcext:value-type="float">
            <text:p>1,88657262895974</text:p>
          </table:table-cell>
        </table:table-row>
        <table:table-row table:style-name="ro1">
          <table:table-cell/>
          <table:table-cell office:value-type="float" office:value="3.828" calcext:value-type="float">
            <text:p>3,828</text:p>
          </table:table-cell>
          <table:table-cell office:value-type="float" office:value="1.88490096216668" calcext:value-type="float">
            <text:p>1,88490096216668</text:p>
          </table:table-cell>
        </table:table-row>
        <table:table-row table:style-name="ro1">
          <table:table-cell/>
          <table:table-cell office:value-type="float" office:value="3.83" calcext:value-type="float">
            <text:p>3,83</text:p>
          </table:table-cell>
          <table:table-cell office:value-type="float" office:value="1.883231490181" calcext:value-type="float">
            <text:p>1,883231490181</text:p>
          </table:table-cell>
        </table:table-row>
        <table:table-row table:style-name="ro1">
          <table:table-cell/>
          <table:table-cell office:value-type="float" office:value="3.832" calcext:value-type="float">
            <text:p>3,832</text:p>
          </table:table-cell>
          <table:table-cell office:value-type="float" office:value="1.88156420922716" calcext:value-type="float">
            <text:p>1,88156420922716</text:p>
          </table:table-cell>
        </table:table-row>
        <table:table-row table:style-name="ro1">
          <table:table-cell/>
          <table:table-cell office:value-type="float" office:value="3.834" calcext:value-type="float">
            <text:p>3,834</text:p>
          </table:table-cell>
          <table:table-cell office:value-type="float" office:value="1.87989911553751" calcext:value-type="float">
            <text:p>1,87989911553751</text:p>
          </table:table-cell>
        </table:table-row>
        <table:table-row table:style-name="ro1">
          <table:table-cell/>
          <table:table-cell office:value-type="float" office:value="3.836" calcext:value-type="float">
            <text:p>3,836</text:p>
          </table:table-cell>
          <table:table-cell office:value-type="float" office:value="1.87823620535232" calcext:value-type="float">
            <text:p>1,87823620535232</text:p>
          </table:table-cell>
        </table:table-row>
        <table:table-row table:style-name="ro1">
          <table:table-cell/>
          <table:table-cell office:value-type="float" office:value="3.838" calcext:value-type="float">
            <text:p>3,838</text:p>
          </table:table-cell>
          <table:table-cell office:value-type="float" office:value="1.87657547491973" calcext:value-type="float">
            <text:p>1,87657547491973</text:p>
          </table:table-cell>
        </table:table-row>
        <table:table-row table:style-name="ro1">
          <table:table-cell/>
          <table:table-cell office:value-type="float" office:value="3.84" calcext:value-type="float">
            <text:p>3,84</text:p>
          </table:table-cell>
          <table:table-cell office:value-type="float" office:value="1.87491692049572" calcext:value-type="float">
            <text:p>1,87491692049572</text:p>
          </table:table-cell>
        </table:table-row>
        <table:table-row table:style-name="ro1">
          <table:table-cell/>
          <table:table-cell office:value-type="float" office:value="3.842" calcext:value-type="float">
            <text:p>3,842</text:p>
          </table:table-cell>
          <table:table-cell office:value-type="float" office:value="1.87326053834414" calcext:value-type="float">
            <text:p>1,87326053834414</text:p>
          </table:table-cell>
        </table:table-row>
        <table:table-row table:style-name="ro1">
          <table:table-cell/>
          <table:table-cell office:value-type="float" office:value="3.844" calcext:value-type="float">
            <text:p>3,844</text:p>
          </table:table-cell>
          <table:table-cell office:value-type="float" office:value="1.87160632473665" calcext:value-type="float">
            <text:p>1,87160632473665</text:p>
          </table:table-cell>
        </table:table-row>
        <table:table-row table:style-name="ro1">
          <table:table-cell/>
          <table:table-cell office:value-type="float" office:value="3.846" calcext:value-type="float">
            <text:p>3,846</text:p>
          </table:table-cell>
          <table:table-cell office:value-type="float" office:value="1.8699542759527" calcext:value-type="float">
            <text:p>1,8699542759527</text:p>
          </table:table-cell>
        </table:table-row>
        <table:table-row table:style-name="ro1">
          <table:table-cell/>
          <table:table-cell office:value-type="float" office:value="3.848" calcext:value-type="float">
            <text:p>3,848</text:p>
          </table:table-cell>
          <table:table-cell office:value-type="float" office:value="1.86830438827953" calcext:value-type="float">
            <text:p>1,86830438827953</text:p>
          </table:table-cell>
        </table:table-row>
        <table:table-row table:style-name="ro1">
          <table:table-cell/>
          <table:table-cell office:value-type="float" office:value="3.85" calcext:value-type="float">
            <text:p>3,85</text:p>
          </table:table-cell>
          <table:table-cell office:value-type="float" office:value="1.86665665801215" calcext:value-type="float">
            <text:p>1,86665665801215</text:p>
          </table:table-cell>
        </table:table-row>
        <table:table-row table:style-name="ro1">
          <table:table-cell/>
          <table:table-cell office:value-type="float" office:value="3.852" calcext:value-type="float">
            <text:p>3,852</text:p>
          </table:table-cell>
          <table:table-cell office:value-type="float" office:value="1.86501108145331" calcext:value-type="float">
            <text:p>1,86501108145331</text:p>
          </table:table-cell>
        </table:table-row>
        <table:table-row table:style-name="ro1">
          <table:table-cell/>
          <table:table-cell office:value-type="float" office:value="3.854" calcext:value-type="float">
            <text:p>3,854</text:p>
          </table:table-cell>
          <table:table-cell office:value-type="float" office:value="1.86336765491349" calcext:value-type="float">
            <text:p>1,86336765491349</text:p>
          </table:table-cell>
        </table:table-row>
        <table:table-row table:style-name="ro1">
          <table:table-cell/>
          <table:table-cell office:value-type="float" office:value="3.856" calcext:value-type="float">
            <text:p>3,856</text:p>
          </table:table-cell>
          <table:table-cell office:value-type="float" office:value="1.86172637471087" calcext:value-type="float">
            <text:p>1,86172637471087</text:p>
          </table:table-cell>
        </table:table-row>
        <table:table-row table:style-name="ro1">
          <table:table-cell/>
          <table:table-cell office:value-type="float" office:value="3.858" calcext:value-type="float">
            <text:p>3,858</text:p>
          </table:table-cell>
          <table:table-cell office:value-type="float" office:value="1.86008723717133" calcext:value-type="float">
            <text:p>1,86008723717133</text:p>
          </table:table-cell>
        </table:table-row>
        <table:table-row table:style-name="ro1">
          <table:table-cell/>
          <table:table-cell office:value-type="float" office:value="3.86" calcext:value-type="float">
            <text:p>3,86</text:p>
          </table:table-cell>
          <table:table-cell office:value-type="float" office:value="1.85845023862841" calcext:value-type="float">
            <text:p>1,85845023862841</text:p>
          </table:table-cell>
        </table:table-row>
        <table:table-row table:style-name="ro1">
          <table:table-cell/>
          <table:table-cell office:value-type="float" office:value="3.862" calcext:value-type="float">
            <text:p>3,862</text:p>
          </table:table-cell>
          <table:table-cell office:value-type="float" office:value="1.85681537542331" calcext:value-type="float">
            <text:p>1,85681537542331</text:p>
          </table:table-cell>
        </table:table-row>
        <table:table-row table:style-name="ro1">
          <table:table-cell/>
          <table:table-cell office:value-type="float" office:value="3.864" calcext:value-type="float">
            <text:p>3,864</text:p>
          </table:table-cell>
          <table:table-cell office:value-type="float" office:value="1.85518264390486" calcext:value-type="float">
            <text:p>1,85518264390486</text:p>
          </table:table-cell>
        </table:table-row>
        <table:table-row table:style-name="ro1">
          <table:table-cell/>
          <table:table-cell office:value-type="float" office:value="3.866" calcext:value-type="float">
            <text:p>3,866</text:p>
          </table:table-cell>
          <table:table-cell office:value-type="float" office:value="1.85355204042951" calcext:value-type="float">
            <text:p>1,85355204042951</text:p>
          </table:table-cell>
        </table:table-row>
        <table:table-row table:style-name="ro1">
          <table:table-cell/>
          <table:table-cell office:value-type="float" office:value="3.868" calcext:value-type="float">
            <text:p>3,868</text:p>
          </table:table-cell>
          <table:table-cell office:value-type="float" office:value="1.85192356136129" calcext:value-type="float">
            <text:p>1,85192356136129</text:p>
          </table:table-cell>
        </table:table-row>
        <table:table-row table:style-name="ro1">
          <table:table-cell/>
          <table:table-cell office:value-type="float" office:value="3.87" calcext:value-type="float">
            <text:p>3,87</text:p>
          </table:table-cell>
          <table:table-cell office:value-type="float" office:value="1.85029720307183" calcext:value-type="float">
            <text:p>1,85029720307183</text:p>
          </table:table-cell>
        </table:table-row>
        <table:table-row table:style-name="ro1">
          <table:table-cell/>
          <table:table-cell office:value-type="float" office:value="3.872" calcext:value-type="float">
            <text:p>3,872</text:p>
          </table:table-cell>
          <table:table-cell office:value-type="float" office:value="1.84867296194032" calcext:value-type="float">
            <text:p>1,84867296194032</text:p>
          </table:table-cell>
        </table:table-row>
        <table:table-row table:style-name="ro1">
          <table:table-cell/>
          <table:table-cell office:value-type="float" office:value="3.874" calcext:value-type="float">
            <text:p>3,874</text:p>
          </table:table-cell>
          <table:table-cell office:value-type="float" office:value="1.84705083435347" calcext:value-type="float">
            <text:p>1,84705083435347</text:p>
          </table:table-cell>
        </table:table-row>
        <table:table-row table:style-name="ro1">
          <table:table-cell/>
          <table:table-cell office:value-type="float" office:value="3.876" calcext:value-type="float">
            <text:p>3,876</text:p>
          </table:table-cell>
          <table:table-cell office:value-type="float" office:value="1.84543081670553" calcext:value-type="float">
            <text:p>1,84543081670553</text:p>
          </table:table-cell>
        </table:table-row>
        <table:table-row table:style-name="ro1">
          <table:table-cell/>
          <table:table-cell office:value-type="float" office:value="3.878" calcext:value-type="float">
            <text:p>3,878</text:p>
          </table:table-cell>
          <table:table-cell office:value-type="float" office:value="1.84381290539825" calcext:value-type="float">
            <text:p>1,84381290539825</text:p>
          </table:table-cell>
        </table:table-row>
        <table:table-row table:style-name="ro1">
          <table:table-cell/>
          <table:table-cell office:value-type="float" office:value="3.88" calcext:value-type="float">
            <text:p>3,88</text:p>
          </table:table-cell>
          <table:table-cell office:value-type="float" office:value="1.84219709684089" calcext:value-type="float">
            <text:p>1,84219709684089</text:p>
          </table:table-cell>
        </table:table-row>
        <table:table-row table:style-name="ro1">
          <table:table-cell/>
          <table:table-cell office:value-type="float" office:value="3.882" calcext:value-type="float">
            <text:p>3,882</text:p>
          </table:table-cell>
          <table:table-cell office:value-type="float" office:value="1.84058338745014" calcext:value-type="float">
            <text:p>1,84058338745014</text:p>
          </table:table-cell>
        </table:table-row>
        <table:table-row table:style-name="ro1">
          <table:table-cell/>
          <table:table-cell office:value-type="float" office:value="3.884" calcext:value-type="float">
            <text:p>3,884</text:p>
          </table:table-cell>
          <table:table-cell office:value-type="float" office:value="1.83897177365017" calcext:value-type="float">
            <text:p>1,83897177365017</text:p>
          </table:table-cell>
        </table:table-row>
        <table:table-row table:style-name="ro1">
          <table:table-cell/>
          <table:table-cell office:value-type="float" office:value="3.886" calcext:value-type="float">
            <text:p>3,886</text:p>
          </table:table-cell>
          <table:table-cell office:value-type="float" office:value="1.83736225187257" calcext:value-type="float">
            <text:p>1,83736225187257</text:p>
          </table:table-cell>
        </table:table-row>
        <table:table-row table:style-name="ro1">
          <table:table-cell/>
          <table:table-cell office:value-type="float" office:value="3.888" calcext:value-type="float">
            <text:p>3,888</text:p>
          </table:table-cell>
          <table:table-cell office:value-type="float" office:value="1.83575481855636" calcext:value-type="float">
            <text:p>1,83575481855636</text:p>
          </table:table-cell>
        </table:table-row>
        <table:table-row table:style-name="ro1">
          <table:table-cell/>
          <table:table-cell office:value-type="float" office:value="3.89" calcext:value-type="float">
            <text:p>3,89</text:p>
          </table:table-cell>
          <table:table-cell office:value-type="float" office:value="1.83414947014794" calcext:value-type="float">
            <text:p>1,83414947014794</text:p>
          </table:table-cell>
        </table:table-row>
        <table:table-row table:style-name="ro1">
          <table:table-cell/>
          <table:table-cell office:value-type="float" office:value="3.892" calcext:value-type="float">
            <text:p>3,892</text:p>
          </table:table-cell>
          <table:table-cell office:value-type="float" office:value="1.8325462031011" calcext:value-type="float">
            <text:p>1,8325462031011</text:p>
          </table:table-cell>
        </table:table-row>
        <table:table-row table:style-name="ro1">
          <table:table-cell/>
          <table:table-cell office:value-type="float" office:value="3.894" calcext:value-type="float">
            <text:p>3,894</text:p>
          </table:table-cell>
          <table:table-cell office:value-type="float" office:value="1.830945013877" calcext:value-type="float">
            <text:p>1,830945013877</text:p>
          </table:table-cell>
        </table:table-row>
        <table:table-row table:style-name="ro1">
          <table:table-cell/>
          <table:table-cell office:value-type="float" office:value="3.896" calcext:value-type="float">
            <text:p>3,896</text:p>
          </table:table-cell>
          <table:table-cell office:value-type="float" office:value="1.82934589894413" calcext:value-type="float">
            <text:p>1,82934589894413</text:p>
          </table:table-cell>
        </table:table-row>
        <table:table-row table:style-name="ro1">
          <table:table-cell/>
          <table:table-cell office:value-type="float" office:value="3.898" calcext:value-type="float">
            <text:p>3,898</text:p>
          </table:table-cell>
          <table:table-cell office:value-type="float" office:value="1.82774885477832" calcext:value-type="float">
            <text:p>1,82774885477832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1.82615387786269" calcext:value-type="float">
            <text:p>1,82615387786269</text:p>
          </table:table-cell>
        </table:table-row>
        <table:table-row table:style-name="ro1">
          <table:table-cell/>
          <table:table-cell office:value-type="float" office:value="3.902" calcext:value-type="float">
            <text:p>3,902</text:p>
          </table:table-cell>
          <table:table-cell office:value-type="float" office:value="1.82456096468767" calcext:value-type="float">
            <text:p>1,82456096468767</text:p>
          </table:table-cell>
        </table:table-row>
        <table:table-row table:style-name="ro1">
          <table:table-cell/>
          <table:table-cell office:value-type="float" office:value="3.904" calcext:value-type="float">
            <text:p>3,904</text:p>
          </table:table-cell>
          <table:table-cell office:value-type="float" office:value="1.82297011175096" calcext:value-type="float">
            <text:p>1,82297011175096</text:p>
          </table:table-cell>
        </table:table-row>
        <table:table-row table:style-name="ro1">
          <table:table-cell/>
          <table:table-cell office:value-type="float" office:value="3.906" calcext:value-type="float">
            <text:p>3,906</text:p>
          </table:table-cell>
          <table:table-cell office:value-type="float" office:value="1.82138131555752" calcext:value-type="float">
            <text:p>1,82138131555752</text:p>
          </table:table-cell>
        </table:table-row>
        <table:table-row table:style-name="ro1">
          <table:table-cell/>
          <table:table-cell office:value-type="float" office:value="3.908" calcext:value-type="float">
            <text:p>3,908</text:p>
          </table:table-cell>
          <table:table-cell office:value-type="float" office:value="1.81979457261953" calcext:value-type="float">
            <text:p>1,81979457261953</text:p>
          </table:table-cell>
        </table:table-row>
        <table:table-row table:style-name="ro1">
          <table:table-cell/>
          <table:table-cell office:value-type="float" office:value="3.91" calcext:value-type="float">
            <text:p>3,91</text:p>
          </table:table-cell>
          <table:table-cell office:value-type="float" office:value="1.81820987945642" calcext:value-type="float">
            <text:p>1,81820987945642</text:p>
          </table:table-cell>
        </table:table-row>
        <table:table-row table:style-name="ro1">
          <table:table-cell/>
          <table:table-cell office:value-type="float" office:value="3.912" calcext:value-type="float">
            <text:p>3,912</text:p>
          </table:table-cell>
          <table:table-cell office:value-type="float" office:value="1.81662723259481" calcext:value-type="float">
            <text:p>1,81662723259481</text:p>
          </table:table-cell>
        </table:table-row>
        <table:table-row table:style-name="ro1">
          <table:table-cell/>
          <table:table-cell office:value-type="float" office:value="3.914" calcext:value-type="float">
            <text:p>3,914</text:p>
          </table:table-cell>
          <table:table-cell office:value-type="float" office:value="1.8150466285685" calcext:value-type="float">
            <text:p>1,8150466285685</text:p>
          </table:table-cell>
        </table:table-row>
        <table:table-row table:style-name="ro1">
          <table:table-cell/>
          <table:table-cell office:value-type="float" office:value="3.916" calcext:value-type="float">
            <text:p>3,916</text:p>
          </table:table-cell>
          <table:table-cell office:value-type="float" office:value="1.81346806391848" calcext:value-type="float">
            <text:p>1,81346806391848</text:p>
          </table:table-cell>
        </table:table-row>
        <table:table-row table:style-name="ro1">
          <table:table-cell/>
          <table:table-cell office:value-type="float" office:value="3.918" calcext:value-type="float">
            <text:p>3,918</text:p>
          </table:table-cell>
          <table:table-cell office:value-type="float" office:value="1.81189153519288" calcext:value-type="float">
            <text:p>1,81189153519288</text:p>
          </table:table-cell>
        </table:table-row>
        <table:table-row table:style-name="ro1">
          <table:table-cell/>
          <table:table-cell office:value-type="float" office:value="3.92" calcext:value-type="float">
            <text:p>3,92</text:p>
          </table:table-cell>
          <table:table-cell office:value-type="float" office:value="1.81031703894696" calcext:value-type="float">
            <text:p>1,81031703894696</text:p>
          </table:table-cell>
        </table:table-row>
        <table:table-row table:style-name="ro1">
          <table:table-cell/>
          <table:table-cell office:value-type="float" office:value="3.922" calcext:value-type="float">
            <text:p>3,922</text:p>
          </table:table-cell>
          <table:table-cell office:value-type="float" office:value="1.80874457174311" calcext:value-type="float">
            <text:p>1,80874457174311</text:p>
          </table:table-cell>
        </table:table-row>
        <table:table-row table:style-name="ro1">
          <table:table-cell/>
          <table:table-cell office:value-type="float" office:value="3.924" calcext:value-type="float">
            <text:p>3,924</text:p>
          </table:table-cell>
          <table:table-cell office:value-type="float" office:value="1.80717413015082" calcext:value-type="float">
            <text:p>1,80717413015082</text:p>
          </table:table-cell>
        </table:table-row>
        <table:table-row table:style-name="ro1">
          <table:table-cell/>
          <table:table-cell office:value-type="float" office:value="3.926" calcext:value-type="float">
            <text:p>3,926</text:p>
          </table:table-cell>
          <table:table-cell office:value-type="float" office:value="1.80560571074665" calcext:value-type="float">
            <text:p>1,80560571074665</text:p>
          </table:table-cell>
        </table:table-row>
        <table:table-row table:style-name="ro1">
          <table:table-cell/>
          <table:table-cell office:value-type="float" office:value="3.928" calcext:value-type="float">
            <text:p>3,928</text:p>
          </table:table-cell>
          <table:table-cell office:value-type="float" office:value="1.80403931011426" calcext:value-type="float">
            <text:p>1,80403931011426</text:p>
          </table:table-cell>
        </table:table-row>
        <table:table-row table:style-name="ro1">
          <table:table-cell/>
          <table:table-cell office:value-type="float" office:value="3.93" calcext:value-type="float">
            <text:p>3,93</text:p>
          </table:table-cell>
          <table:table-cell office:value-type="float" office:value="1.80247492484433" calcext:value-type="float">
            <text:p>1,80247492484433</text:p>
          </table:table-cell>
        </table:table-row>
        <table:table-row table:style-name="ro1">
          <table:table-cell/>
          <table:table-cell office:value-type="float" office:value="3.932" calcext:value-type="float">
            <text:p>3,932</text:p>
          </table:table-cell>
          <table:table-cell office:value-type="float" office:value="1.80091255153459" calcext:value-type="float">
            <text:p>1,80091255153459</text:p>
          </table:table-cell>
        </table:table-row>
        <table:table-row table:style-name="ro1">
          <table:table-cell/>
          <table:table-cell office:value-type="float" office:value="3.934" calcext:value-type="float">
            <text:p>3,934</text:p>
          </table:table-cell>
          <table:table-cell office:value-type="float" office:value="1.79935218678977" calcext:value-type="float">
            <text:p>1,79935218678977</text:p>
          </table:table-cell>
        </table:table-row>
        <table:table-row table:style-name="ro1">
          <table:table-cell/>
          <table:table-cell office:value-type="float" office:value="3.936" calcext:value-type="float">
            <text:p>3,936</text:p>
          </table:table-cell>
          <table:table-cell office:value-type="float" office:value="1.79779382722162" calcext:value-type="float">
            <text:p>1,79779382722162</text:p>
          </table:table-cell>
        </table:table-row>
        <table:table-row table:style-name="ro1">
          <table:table-cell/>
          <table:table-cell office:value-type="float" office:value="3.938" calcext:value-type="float">
            <text:p>3,938</text:p>
          </table:table-cell>
          <table:table-cell office:value-type="float" office:value="1.79623746944887" calcext:value-type="float">
            <text:p>1,79623746944887</text:p>
          </table:table-cell>
        </table:table-row>
        <table:table-row table:style-name="ro1">
          <table:table-cell/>
          <table:table-cell office:value-type="float" office:value="3.94" calcext:value-type="float">
            <text:p>3,94</text:p>
          </table:table-cell>
          <table:table-cell office:value-type="float" office:value="1.7946831100972" calcext:value-type="float">
            <text:p>1,7946831100972</text:p>
          </table:table-cell>
        </table:table-row>
        <table:table-row table:style-name="ro1">
          <table:table-cell/>
          <table:table-cell office:value-type="float" office:value="3.942" calcext:value-type="float">
            <text:p>3,942</text:p>
          </table:table-cell>
          <table:table-cell office:value-type="float" office:value="1.79313074579926" calcext:value-type="float">
            <text:p>1,79313074579926</text:p>
          </table:table-cell>
        </table:table-row>
        <table:table-row table:style-name="ro1">
          <table:table-cell/>
          <table:table-cell office:value-type="float" office:value="3.944" calcext:value-type="float">
            <text:p>3,944</text:p>
          </table:table-cell>
          <table:table-cell office:value-type="float" office:value="1.79158037319463" calcext:value-type="float">
            <text:p>1,79158037319463</text:p>
          </table:table-cell>
        </table:table-row>
        <table:table-row table:style-name="ro1">
          <table:table-cell/>
          <table:table-cell office:value-type="float" office:value="3.946" calcext:value-type="float">
            <text:p>3,946</text:p>
          </table:table-cell>
          <table:table-cell office:value-type="float" office:value="1.79003198892979" calcext:value-type="float">
            <text:p>1,79003198892979</text:p>
          </table:table-cell>
        </table:table-row>
        <table:table-row table:style-name="ro1">
          <table:table-cell/>
          <table:table-cell office:value-type="float" office:value="3.948" calcext:value-type="float">
            <text:p>3,948</text:p>
          </table:table-cell>
          <table:table-cell office:value-type="float" office:value="1.78848558965814" calcext:value-type="float">
            <text:p>1,78848558965814</text:p>
          </table:table-cell>
        </table:table-row>
        <table:table-row table:style-name="ro1">
          <table:table-cell/>
          <table:table-cell office:value-type="float" office:value="3.95" calcext:value-type="float">
            <text:p>3,95</text:p>
          </table:table-cell>
          <table:table-cell office:value-type="float" office:value="1.78694117203995" calcext:value-type="float">
            <text:p>1,78694117203995</text:p>
          </table:table-cell>
        </table:table-row>
        <table:table-row table:style-name="ro1">
          <table:table-cell/>
          <table:table-cell office:value-type="float" office:value="3.952" calcext:value-type="float">
            <text:p>3,952</text:p>
          </table:table-cell>
          <table:table-cell office:value-type="float" office:value="1.78539873274238" calcext:value-type="float">
            <text:p>1,78539873274238</text:p>
          </table:table-cell>
        </table:table-row>
        <table:table-row table:style-name="ro1">
          <table:table-cell/>
          <table:table-cell office:value-type="float" office:value="3.954" calcext:value-type="float">
            <text:p>3,954</text:p>
          </table:table-cell>
          <table:table-cell office:value-type="float" office:value="1.7838582684394" calcext:value-type="float">
            <text:p>1,7838582684394</text:p>
          </table:table-cell>
        </table:table-row>
        <table:table-row table:style-name="ro1">
          <table:table-cell/>
          <table:table-cell office:value-type="float" office:value="3.956" calcext:value-type="float">
            <text:p>3,956</text:p>
          </table:table-cell>
          <table:table-cell office:value-type="float" office:value="1.78231977581187" calcext:value-type="float">
            <text:p>1,78231977581187</text:p>
          </table:table-cell>
        </table:table-row>
        <table:table-row table:style-name="ro1">
          <table:table-cell/>
          <table:table-cell office:value-type="float" office:value="3.958" calcext:value-type="float">
            <text:p>3,958</text:p>
          </table:table-cell>
          <table:table-cell office:value-type="float" office:value="1.78078325154742" calcext:value-type="float">
            <text:p>1,78078325154742</text:p>
          </table:table-cell>
        </table:table-row>
        <table:table-row table:style-name="ro1">
          <table:table-cell/>
          <table:table-cell office:value-type="float" office:value="3.96" calcext:value-type="float">
            <text:p>3,96</text:p>
          </table:table-cell>
          <table:table-cell office:value-type="float" office:value="1.7792486923405" calcext:value-type="float">
            <text:p>1,7792486923405</text:p>
          </table:table-cell>
        </table:table-row>
        <table:table-row table:style-name="ro1">
          <table:table-cell/>
          <table:table-cell office:value-type="float" office:value="3.962" calcext:value-type="float">
            <text:p>3,962</text:p>
          </table:table-cell>
          <table:table-cell office:value-type="float" office:value="1.77771609489234" calcext:value-type="float">
            <text:p>1,77771609489234</text:p>
          </table:table-cell>
        </table:table-row>
        <table:table-row table:style-name="ro1">
          <table:table-cell/>
          <table:table-cell office:value-type="float" office:value="3.964" calcext:value-type="float">
            <text:p>3,964</text:p>
          </table:table-cell>
          <table:table-cell office:value-type="float" office:value="1.77618545591097" calcext:value-type="float">
            <text:p>1,77618545591097</text:p>
          </table:table-cell>
        </table:table-row>
        <table:table-row table:style-name="ro1">
          <table:table-cell/>
          <table:table-cell office:value-type="float" office:value="3.966" calcext:value-type="float">
            <text:p>3,966</text:p>
          </table:table-cell>
          <table:table-cell office:value-type="float" office:value="1.77465677211113" calcext:value-type="float">
            <text:p>1,77465677211113</text:p>
          </table:table-cell>
        </table:table-row>
        <table:table-row table:style-name="ro1">
          <table:table-cell/>
          <table:table-cell office:value-type="float" office:value="3.968" calcext:value-type="float">
            <text:p>3,968</text:p>
          </table:table-cell>
          <table:table-cell office:value-type="float" office:value="1.77313004021433" calcext:value-type="float">
            <text:p>1,77313004021433</text:p>
          </table:table-cell>
        </table:table-row>
        <table:table-row table:style-name="ro1">
          <table:table-cell/>
          <table:table-cell office:value-type="float" office:value="3.97" calcext:value-type="float">
            <text:p>3,97</text:p>
          </table:table-cell>
          <table:table-cell office:value-type="float" office:value="1.77160525694877" calcext:value-type="float">
            <text:p>1,77160525694877</text:p>
          </table:table-cell>
        </table:table-row>
        <table:table-row table:style-name="ro1">
          <table:table-cell/>
          <table:table-cell office:value-type="float" office:value="3.972" calcext:value-type="float">
            <text:p>3,972</text:p>
          </table:table-cell>
          <table:table-cell office:value-type="float" office:value="1.7700824190494" calcext:value-type="float">
            <text:p>1,7700824190494</text:p>
          </table:table-cell>
        </table:table-row>
        <table:table-row table:style-name="ro1">
          <table:table-cell/>
          <table:table-cell office:value-type="float" office:value="3.974" calcext:value-type="float">
            <text:p>3,974</text:p>
          </table:table-cell>
          <table:table-cell office:value-type="float" office:value="1.76856152325781" calcext:value-type="float">
            <text:p>1,76856152325781</text:p>
          </table:table-cell>
        </table:table-row>
        <table:table-row table:style-name="ro1">
          <table:table-cell/>
          <table:table-cell office:value-type="float" office:value="3.976" calcext:value-type="float">
            <text:p>3,976</text:p>
          </table:table-cell>
          <table:table-cell office:value-type="float" office:value="1.76704256632229" calcext:value-type="float">
            <text:p>1,76704256632229</text:p>
          </table:table-cell>
        </table:table-row>
        <table:table-row table:style-name="ro1">
          <table:table-cell/>
          <table:table-cell office:value-type="float" office:value="3.978" calcext:value-type="float">
            <text:p>3,978</text:p>
          </table:table-cell>
          <table:table-cell office:value-type="float" office:value="1.7655255449978" calcext:value-type="float">
            <text:p>1,7655255449978</text:p>
          </table:table-cell>
        </table:table-row>
        <table:table-row table:style-name="ro1">
          <table:table-cell/>
          <table:table-cell office:value-type="float" office:value="3.98" calcext:value-type="float">
            <text:p>3,98</text:p>
          </table:table-cell>
          <table:table-cell office:value-type="float" office:value="1.76401045604592" calcext:value-type="float">
            <text:p>1,76401045604592</text:p>
          </table:table-cell>
        </table:table-row>
        <table:table-row table:style-name="ro1">
          <table:table-cell/>
          <table:table-cell office:value-type="float" office:value="3.982" calcext:value-type="float">
            <text:p>3,982</text:p>
          </table:table-cell>
          <table:table-cell office:value-type="float" office:value="1.76249729623486" calcext:value-type="float">
            <text:p>1,76249729623486</text:p>
          </table:table-cell>
        </table:table-row>
        <table:table-row table:style-name="ro1">
          <table:table-cell/>
          <table:table-cell office:value-type="float" office:value="3.984" calcext:value-type="float">
            <text:p>3,984</text:p>
          </table:table-cell>
          <table:table-cell office:value-type="float" office:value="1.76098606233944" calcext:value-type="float">
            <text:p>1,76098606233944</text:p>
          </table:table-cell>
        </table:table-row>
        <table:table-row table:style-name="ro1">
          <table:table-cell/>
          <table:table-cell office:value-type="float" office:value="3.986" calcext:value-type="float">
            <text:p>3,986</text:p>
          </table:table-cell>
          <table:table-cell office:value-type="float" office:value="1.75947675114108" calcext:value-type="float">
            <text:p>1,75947675114108</text:p>
          </table:table-cell>
        </table:table-row>
        <table:table-row table:style-name="ro1">
          <table:table-cell/>
          <table:table-cell office:value-type="float" office:value="3.988" calcext:value-type="float">
            <text:p>3,988</text:p>
          </table:table-cell>
          <table:table-cell office:value-type="float" office:value="1.75796935942778" calcext:value-type="float">
            <text:p>1,75796935942778</text:p>
          </table:table-cell>
        </table:table-row>
        <table:table-row table:style-name="ro1">
          <table:table-cell/>
          <table:table-cell office:value-type="float" office:value="3.99" calcext:value-type="float">
            <text:p>3,99</text:p>
          </table:table-cell>
          <table:table-cell office:value-type="float" office:value="1.7564638839941" calcext:value-type="float">
            <text:p>1,7564638839941</text:p>
          </table:table-cell>
        </table:table-row>
        <table:table-row table:style-name="ro1">
          <table:table-cell/>
          <table:table-cell office:value-type="float" office:value="3.992" calcext:value-type="float">
            <text:p>3,992</text:p>
          </table:table-cell>
          <table:table-cell office:value-type="float" office:value="1.75496032164114" calcext:value-type="float">
            <text:p>1,75496032164114</text:p>
          </table:table-cell>
        </table:table-row>
        <table:table-row table:style-name="ro1">
          <table:table-cell/>
          <table:table-cell office:value-type="float" office:value="3.994" calcext:value-type="float">
            <text:p>3,994</text:p>
          </table:table-cell>
          <table:table-cell office:value-type="float" office:value="1.75345866917655" calcext:value-type="float">
            <text:p>1,75345866917655</text:p>
          </table:table-cell>
        </table:table-row>
        <table:table-row table:style-name="ro1">
          <table:table-cell/>
          <table:table-cell office:value-type="float" office:value="3.996" calcext:value-type="float">
            <text:p>3,996</text:p>
          </table:table-cell>
          <table:table-cell office:value-type="float" office:value="1.75195892341447" calcext:value-type="float">
            <text:p>1,75195892341447</text:p>
          </table:table-cell>
        </table:table-row>
        <table:table-row table:style-name="ro1">
          <table:table-cell/>
          <table:table-cell office:value-type="float" office:value="3.998" calcext:value-type="float">
            <text:p>3,998</text:p>
          </table:table-cell>
          <table:table-cell office:value-type="float" office:value="1.75046108117558" calcext:value-type="float">
            <text:p>1,750461081175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748965139287" calcext:value-type="float">
            <text:p>1,748965139287</text:p>
          </table:table-cell>
        </table:table-row>
        <table:table-row table:style-name="ro1">
          <table:table-cell/>
          <table:table-cell office:value-type="float" office:value="4.002" calcext:value-type="float">
            <text:p>4,002</text:p>
          </table:table-cell>
          <table:table-cell office:value-type="float" office:value="1.74747109458236" calcext:value-type="float">
            <text:p>1,74747109458236</text:p>
          </table:table-cell>
        </table:table-row>
        <table:table-row table:style-name="ro1">
          <table:table-cell/>
          <table:table-cell office:value-type="float" office:value="4.004" calcext:value-type="float">
            <text:p>4,004</text:p>
          </table:table-cell>
          <table:table-cell office:value-type="float" office:value="1.74597894390171" calcext:value-type="float">
            <text:p>1,74597894390171</text:p>
          </table:table-cell>
        </table:table-row>
        <table:table-row table:style-name="ro1">
          <table:table-cell/>
          <table:table-cell office:value-type="float" office:value="4.006" calcext:value-type="float">
            <text:p>4,006</text:p>
          </table:table-cell>
          <table:table-cell office:value-type="float" office:value="1.74448868409158" calcext:value-type="float">
            <text:p>1,74448868409158</text:p>
          </table:table-cell>
        </table:table-row>
        <table:table-row table:style-name="ro1">
          <table:table-cell/>
          <table:table-cell office:value-type="float" office:value="4.008" calcext:value-type="float">
            <text:p>4,008</text:p>
          </table:table-cell>
          <table:table-cell office:value-type="float" office:value="1.74300031200489" calcext:value-type="float">
            <text:p>1,74300031200489</text:p>
          </table:table-cell>
        </table:table-row>
        <table:table-row table:style-name="ro1">
          <table:table-cell/>
          <table:table-cell office:value-type="float" office:value="4.01" calcext:value-type="float">
            <text:p>4,01</text:p>
          </table:table-cell>
          <table:table-cell office:value-type="float" office:value="1.74151382450099" calcext:value-type="float">
            <text:p>1,74151382450099</text:p>
          </table:table-cell>
        </table:table-row>
        <table:table-row table:style-name="ro1">
          <table:table-cell/>
          <table:table-cell office:value-type="float" office:value="4.012" calcext:value-type="float">
            <text:p>4,012</text:p>
          </table:table-cell>
          <table:table-cell office:value-type="float" office:value="1.7400292184456" calcext:value-type="float">
            <text:p>1,7400292184456</text:p>
          </table:table-cell>
        </table:table-row>
        <table:table-row table:style-name="ro1">
          <table:table-cell/>
          <table:table-cell office:value-type="float" office:value="4.014" calcext:value-type="float">
            <text:p>4,014</text:p>
          </table:table-cell>
          <table:table-cell office:value-type="float" office:value="1.73854649071085" calcext:value-type="float">
            <text:p>1,73854649071085</text:p>
          </table:table-cell>
        </table:table-row>
        <table:table-row table:style-name="ro1">
          <table:table-cell/>
          <table:table-cell office:value-type="float" office:value="4.016" calcext:value-type="float">
            <text:p>4,016</text:p>
          </table:table-cell>
          <table:table-cell office:value-type="float" office:value="1.7370656381752" calcext:value-type="float">
            <text:p>1,7370656381752</text:p>
          </table:table-cell>
        </table:table-row>
        <table:table-row table:style-name="ro1">
          <table:table-cell/>
          <table:table-cell office:value-type="float" office:value="4.018" calcext:value-type="float">
            <text:p>4,018</text:p>
          </table:table-cell>
          <table:table-cell office:value-type="float" office:value="1.7355866577235" calcext:value-type="float">
            <text:p>1,7355866577235</text:p>
          </table:table-cell>
        </table:table-row>
        <table:table-row table:style-name="ro1">
          <table:table-cell/>
          <table:table-cell office:value-type="float" office:value="4.02" calcext:value-type="float">
            <text:p>4,02</text:p>
          </table:table-cell>
          <table:table-cell office:value-type="float" office:value="1.73410954624689" calcext:value-type="float">
            <text:p>1,73410954624689</text:p>
          </table:table-cell>
        </table:table-row>
        <table:table-row table:style-name="ro1">
          <table:table-cell/>
          <table:table-cell office:value-type="float" office:value="4.022" calcext:value-type="float">
            <text:p>4,022</text:p>
          </table:table-cell>
          <table:table-cell office:value-type="float" office:value="1.73263430064286" calcext:value-type="float">
            <text:p>1,73263430064286</text:p>
          </table:table-cell>
        </table:table-row>
        <table:table-row table:style-name="ro1">
          <table:table-cell/>
          <table:table-cell office:value-type="float" office:value="4.024" calcext:value-type="float">
            <text:p>4,024</text:p>
          </table:table-cell>
          <table:table-cell office:value-type="float" office:value="1.73116091781519" calcext:value-type="float">
            <text:p>1,73116091781519</text:p>
          </table:table-cell>
        </table:table-row>
        <table:table-row table:style-name="ro1">
          <table:table-cell/>
          <table:table-cell office:value-type="float" office:value="4.026" calcext:value-type="float">
            <text:p>4,026</text:p>
          </table:table-cell>
          <table:table-cell office:value-type="float" office:value="1.72968939467396" calcext:value-type="float">
            <text:p>1,72968939467396</text:p>
          </table:table-cell>
        </table:table-row>
        <table:table-row table:style-name="ro1">
          <table:table-cell/>
          <table:table-cell office:value-type="float" office:value="4.028" calcext:value-type="float">
            <text:p>4,028</text:p>
          </table:table-cell>
          <table:table-cell office:value-type="float" office:value="1.7282197281355" calcext:value-type="float">
            <text:p>1,7282197281355</text:p>
          </table:table-cell>
        </table:table-row>
        <table:table-row table:style-name="ro1">
          <table:table-cell/>
          <table:table-cell office:value-type="float" office:value="4.03" calcext:value-type="float">
            <text:p>4,03</text:p>
          </table:table-cell>
          <table:table-cell office:value-type="float" office:value="1.72675191512231" calcext:value-type="float">
            <text:p>1,72675191512231</text:p>
          </table:table-cell>
        </table:table-row>
        <table:table-row table:style-name="ro1">
          <table:table-cell/>
          <table:table-cell office:value-type="float" office:value="4.032" calcext:value-type="float">
            <text:p>4,032</text:p>
          </table:table-cell>
          <table:table-cell office:value-type="float" office:value="1.72528595256347" calcext:value-type="float">
            <text:p>1,72528595256347</text:p>
          </table:table-cell>
        </table:table-row>
        <table:table-row table:style-name="ro1">
          <table:table-cell/>
          <table:table-cell office:value-type="float" office:value="4.034" calcext:value-type="float">
            <text:p>4,034</text:p>
          </table:table-cell>
          <table:table-cell office:value-type="float" office:value="1.72382183739394" calcext:value-type="float">
            <text:p>1,72382183739394</text:p>
          </table:table-cell>
        </table:table-row>
        <table:table-row table:style-name="ro1">
          <table:table-cell/>
          <table:table-cell office:value-type="float" office:value="4.036" calcext:value-type="float">
            <text:p>4,036</text:p>
          </table:table-cell>
          <table:table-cell office:value-type="float" office:value="1.72235956655501" calcext:value-type="float">
            <text:p>1,72235956655501</text:p>
          </table:table-cell>
        </table:table-row>
        <table:table-row table:style-name="ro1">
          <table:table-cell/>
          <table:table-cell office:value-type="float" office:value="4.038" calcext:value-type="float">
            <text:p>4,038</text:p>
          </table:table-cell>
          <table:table-cell office:value-type="float" office:value="1.72089913699418" calcext:value-type="float">
            <text:p>1,72089913699418</text:p>
          </table:table-cell>
        </table:table-row>
        <table:table-row table:style-name="ro1">
          <table:table-cell/>
          <table:table-cell office:value-type="float" office:value="4.04" calcext:value-type="float">
            <text:p>4,04</text:p>
          </table:table-cell>
          <table:table-cell office:value-type="float" office:value="1.71944054566513" calcext:value-type="float">
            <text:p>1,71944054566513</text:p>
          </table:table-cell>
        </table:table-row>
        <table:table-row table:style-name="ro1">
          <table:table-cell/>
          <table:table-cell office:value-type="float" office:value="4.042" calcext:value-type="float">
            <text:p>4,042</text:p>
          </table:table-cell>
          <table:table-cell office:value-type="float" office:value="1.7179837895277" calcext:value-type="float">
            <text:p>1,7179837895277</text:p>
          </table:table-cell>
        </table:table-row>
        <table:table-row table:style-name="ro1">
          <table:table-cell/>
          <table:table-cell office:value-type="float" office:value="4.044" calcext:value-type="float">
            <text:p>4,044</text:p>
          </table:table-cell>
          <table:table-cell office:value-type="float" office:value="1.7165288655479" calcext:value-type="float">
            <text:p>1,7165288655479</text:p>
          </table:table-cell>
        </table:table-row>
        <table:table-row table:style-name="ro1">
          <table:table-cell/>
          <table:table-cell office:value-type="float" office:value="4.046" calcext:value-type="float">
            <text:p>4,046</text:p>
          </table:table-cell>
          <table:table-cell office:value-type="float" office:value="1.71507577069789" calcext:value-type="float">
            <text:p>1,71507577069789</text:p>
          </table:table-cell>
        </table:table-row>
        <table:table-row table:style-name="ro1">
          <table:table-cell/>
          <table:table-cell office:value-type="float" office:value="4.048" calcext:value-type="float">
            <text:p>4,048</text:p>
          </table:table-cell>
          <table:table-cell office:value-type="float" office:value="1.71362450195593" calcext:value-type="float">
            <text:p>1,71362450195593</text:p>
          </table:table-cell>
        </table:table-row>
        <table:table-row table:style-name="ro1">
          <table:table-cell/>
          <table:table-cell office:value-type="float" office:value="4.05" calcext:value-type="float">
            <text:p>4,05</text:p>
          </table:table-cell>
          <table:table-cell office:value-type="float" office:value="1.71217505630642" calcext:value-type="float">
            <text:p>1,71217505630642</text:p>
          </table:table-cell>
        </table:table-row>
        <table:table-row table:style-name="ro1">
          <table:table-cell/>
          <table:table-cell office:value-type="float" office:value="4.052" calcext:value-type="float">
            <text:p>4,052</text:p>
          </table:table-cell>
          <table:table-cell office:value-type="float" office:value="1.71072743073984" calcext:value-type="float">
            <text:p>1,71072743073984</text:p>
          </table:table-cell>
        </table:table-row>
        <table:table-row table:style-name="ro1">
          <table:table-cell/>
          <table:table-cell office:value-type="float" office:value="4.054" calcext:value-type="float">
            <text:p>4,054</text:p>
          </table:table-cell>
          <table:table-cell office:value-type="float" office:value="1.70928162225277" calcext:value-type="float">
            <text:p>1,70928162225277</text:p>
          </table:table-cell>
        </table:table-row>
        <table:table-row table:style-name="ro1">
          <table:table-cell/>
          <table:table-cell office:value-type="float" office:value="4.056" calcext:value-type="float">
            <text:p>4,056</text:p>
          </table:table-cell>
          <table:table-cell office:value-type="float" office:value="1.70783762784784" calcext:value-type="float">
            <text:p>1,70783762784784</text:p>
          </table:table-cell>
        </table:table-row>
        <table:table-row table:style-name="ro1">
          <table:table-cell/>
          <table:table-cell office:value-type="float" office:value="4.058" calcext:value-type="float">
            <text:p>4,058</text:p>
          </table:table-cell>
          <table:table-cell office:value-type="float" office:value="1.70639544453376" calcext:value-type="float">
            <text:p>1,70639544453376</text:p>
          </table:table-cell>
        </table:table-row>
        <table:table-row table:style-name="ro1">
          <table:table-cell/>
          <table:table-cell office:value-type="float" office:value="4.06" calcext:value-type="float">
            <text:p>4,06</text:p>
          </table:table-cell>
          <table:table-cell office:value-type="float" office:value="1.70495506932526" calcext:value-type="float">
            <text:p>1,70495506932526</text:p>
          </table:table-cell>
        </table:table-row>
        <table:table-row table:style-name="ro1">
          <table:table-cell/>
          <table:table-cell office:value-type="float" office:value="4.062" calcext:value-type="float">
            <text:p>4,062</text:p>
          </table:table-cell>
          <table:table-cell office:value-type="float" office:value="1.70351649924311" calcext:value-type="float">
            <text:p>1,70351649924311</text:p>
          </table:table-cell>
        </table:table-row>
        <table:table-row table:style-name="ro1">
          <table:table-cell/>
          <table:table-cell office:value-type="float" office:value="4.064" calcext:value-type="float">
            <text:p>4,064</text:p>
          </table:table-cell>
          <table:table-cell office:value-type="float" office:value="1.70207973131408" calcext:value-type="float">
            <text:p>1,70207973131408</text:p>
          </table:table-cell>
        </table:table-row>
        <table:table-row table:style-name="ro1">
          <table:table-cell/>
          <table:table-cell office:value-type="float" office:value="4.066" calcext:value-type="float">
            <text:p>4,066</text:p>
          </table:table-cell>
          <table:table-cell office:value-type="float" office:value="1.70064476257096" calcext:value-type="float">
            <text:p>1,70064476257096</text:p>
          </table:table-cell>
        </table:table-row>
        <table:table-row table:style-name="ro1">
          <table:table-cell/>
          <table:table-cell office:value-type="float" office:value="4.068" calcext:value-type="float">
            <text:p>4,068</text:p>
          </table:table-cell>
          <table:table-cell office:value-type="float" office:value="1.6992115900525" calcext:value-type="float">
            <text:p>1,6992115900525</text:p>
          </table:table-cell>
        </table:table-row>
        <table:table-row table:style-name="ro1">
          <table:table-cell/>
          <table:table-cell office:value-type="float" office:value="4.07" calcext:value-type="float">
            <text:p>4,07</text:p>
          </table:table-cell>
          <table:table-cell office:value-type="float" office:value="1.69778021080344" calcext:value-type="float">
            <text:p>1,69778021080344</text:p>
          </table:table-cell>
        </table:table-row>
        <table:table-row table:style-name="ro1">
          <table:table-cell/>
          <table:table-cell office:value-type="float" office:value="4.072" calcext:value-type="float">
            <text:p>4,072</text:p>
          </table:table-cell>
          <table:table-cell office:value-type="float" office:value="1.69635062187446" calcext:value-type="float">
            <text:p>1,69635062187446</text:p>
          </table:table-cell>
        </table:table-row>
        <table:table-row table:style-name="ro1">
          <table:table-cell/>
          <table:table-cell office:value-type="float" office:value="4.074" calcext:value-type="float">
            <text:p>4,074</text:p>
          </table:table-cell>
          <table:table-cell office:value-type="float" office:value="1.6949228203222" calcext:value-type="float">
            <text:p>1,6949228203222</text:p>
          </table:table-cell>
        </table:table-row>
        <table:table-row table:style-name="ro1">
          <table:table-cell/>
          <table:table-cell office:value-type="float" office:value="4.076" calcext:value-type="float">
            <text:p>4,076</text:p>
          </table:table-cell>
          <table:table-cell office:value-type="float" office:value="1.69349680320922" calcext:value-type="float">
            <text:p>1,69349680320922</text:p>
          </table:table-cell>
        </table:table-row>
        <table:table-row table:style-name="ro1">
          <table:table-cell/>
          <table:table-cell office:value-type="float" office:value="4.078" calcext:value-type="float">
            <text:p>4,078</text:p>
          </table:table-cell>
          <table:table-cell office:value-type="float" office:value="1.692072567604" calcext:value-type="float">
            <text:p>1,692072567604</text:p>
          </table:table-cell>
        </table:table-row>
        <table:table-row table:style-name="ro1">
          <table:table-cell/>
          <table:table-cell office:value-type="float" office:value="4.08" calcext:value-type="float">
            <text:p>4,08</text:p>
          </table:table-cell>
          <table:table-cell office:value-type="float" office:value="1.6906501105809" calcext:value-type="float">
            <text:p>1,6906501105809</text:p>
          </table:table-cell>
        </table:table-row>
        <table:table-row table:style-name="ro1">
          <table:table-cell/>
          <table:table-cell office:value-type="float" office:value="4.082" calcext:value-type="float">
            <text:p>4,082</text:p>
          </table:table-cell>
          <table:table-cell office:value-type="float" office:value="1.68922942922019" calcext:value-type="float">
            <text:p>1,68922942922019</text:p>
          </table:table-cell>
        </table:table-row>
        <table:table-row table:style-name="ro1">
          <table:table-cell/>
          <table:table-cell office:value-type="float" office:value="4.084" calcext:value-type="float">
            <text:p>4,084</text:p>
          </table:table-cell>
          <table:table-cell office:value-type="float" office:value="1.68781052060801" calcext:value-type="float">
            <text:p>1,68781052060801</text:p>
          </table:table-cell>
        </table:table-row>
        <table:table-row table:style-name="ro1">
          <table:table-cell/>
          <table:table-cell office:value-type="float" office:value="4.086" calcext:value-type="float">
            <text:p>4,086</text:p>
          </table:table-cell>
          <table:table-cell office:value-type="float" office:value="1.68639338183636" calcext:value-type="float">
            <text:p>1,68639338183636</text:p>
          </table:table-cell>
        </table:table-row>
        <table:table-row table:style-name="ro1">
          <table:table-cell/>
          <table:table-cell office:value-type="float" office:value="4.088" calcext:value-type="float">
            <text:p>4,088</text:p>
          </table:table-cell>
          <table:table-cell office:value-type="float" office:value="1.68497801000306" calcext:value-type="float">
            <text:p>1,68497801000306</text:p>
          </table:table-cell>
        </table:table-row>
        <table:table-row table:style-name="ro1">
          <table:table-cell/>
          <table:table-cell office:value-type="float" office:value="4.09" calcext:value-type="float">
            <text:p>4,09</text:p>
          </table:table-cell>
          <table:table-cell office:value-type="float" office:value="1.68356440221181" calcext:value-type="float">
            <text:p>1,68356440221181</text:p>
          </table:table-cell>
        </table:table-row>
        <table:table-row table:style-name="ro1">
          <table:table-cell/>
          <table:table-cell office:value-type="float" office:value="4.092" calcext:value-type="float">
            <text:p>4,092</text:p>
          </table:table-cell>
          <table:table-cell office:value-type="float" office:value="1.68215255557208" calcext:value-type="float">
            <text:p>1,68215255557208</text:p>
          </table:table-cell>
        </table:table-row>
        <table:table-row table:style-name="ro1">
          <table:table-cell/>
          <table:table-cell office:value-type="float" office:value="4.094" calcext:value-type="float">
            <text:p>4,094</text:p>
          </table:table-cell>
          <table:table-cell office:value-type="float" office:value="1.68074246719917" calcext:value-type="float">
            <text:p>1,68074246719917</text:p>
          </table:table-cell>
        </table:table-row>
        <table:table-row table:style-name="ro1">
          <table:table-cell/>
          <table:table-cell office:value-type="float" office:value="4.096" calcext:value-type="float">
            <text:p>4,096</text:p>
          </table:table-cell>
          <table:table-cell office:value-type="float" office:value="1.67933413421417" calcext:value-type="float">
            <text:p>1,67933413421417</text:p>
          </table:table-cell>
        </table:table-row>
        <table:table-row table:style-name="ro1">
          <table:table-cell/>
          <table:table-cell office:value-type="float" office:value="4.098" calcext:value-type="float">
            <text:p>4,098</text:p>
          </table:table-cell>
          <table:table-cell office:value-type="float" office:value="1.67792755374394" calcext:value-type="float">
            <text:p>1,67792755374394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1.67652272292112" calcext:value-type="float">
            <text:p>1,67652272292112</text:p>
          </table:table-cell>
        </table:table-row>
        <table:table-row table:style-name="ro1">
          <table:table-cell/>
          <table:table-cell office:value-type="float" office:value="4.102" calcext:value-type="float">
            <text:p>4,102</text:p>
          </table:table-cell>
          <table:table-cell office:value-type="float" office:value="1.67511963888408" calcext:value-type="float">
            <text:p>1,67511963888408</text:p>
          </table:table-cell>
        </table:table-row>
        <table:table-row table:style-name="ro1">
          <table:table-cell/>
          <table:table-cell office:value-type="float" office:value="4.104" calcext:value-type="float">
            <text:p>4,104</text:p>
          </table:table-cell>
          <table:table-cell office:value-type="float" office:value="1.67371829877693" calcext:value-type="float">
            <text:p>1,67371829877693</text:p>
          </table:table-cell>
        </table:table-row>
        <table:table-row table:style-name="ro1">
          <table:table-cell/>
          <table:table-cell office:value-type="float" office:value="4.106" calcext:value-type="float">
            <text:p>4,106</text:p>
          </table:table-cell>
          <table:table-cell office:value-type="float" office:value="1.67231869974952" calcext:value-type="float">
            <text:p>1,67231869974952</text:p>
          </table:table-cell>
        </table:table-row>
        <table:table-row table:style-name="ro1">
          <table:table-cell/>
          <table:table-cell office:value-type="float" office:value="4.108" calcext:value-type="float">
            <text:p>4,108</text:p>
          </table:table-cell>
          <table:table-cell office:value-type="float" office:value="1.67092083895739" calcext:value-type="float">
            <text:p>1,67092083895739</text:p>
          </table:table-cell>
        </table:table-row>
        <table:table-row table:style-name="ro1">
          <table:table-cell/>
          <table:table-cell office:value-type="float" office:value="4.11" calcext:value-type="float">
            <text:p>4,11</text:p>
          </table:table-cell>
          <table:table-cell office:value-type="float" office:value="1.66952471356179" calcext:value-type="float">
            <text:p>1,66952471356179</text:p>
          </table:table-cell>
        </table:table-row>
        <table:table-row table:style-name="ro1">
          <table:table-cell/>
          <table:table-cell office:value-type="float" office:value="4.112" calcext:value-type="float">
            <text:p>4,112</text:p>
          </table:table-cell>
          <table:table-cell office:value-type="float" office:value="1.66813032072965" calcext:value-type="float">
            <text:p>1,66813032072965</text:p>
          </table:table-cell>
        </table:table-row>
        <table:table-row table:style-name="ro1">
          <table:table-cell/>
          <table:table-cell office:value-type="float" office:value="4.114" calcext:value-type="float">
            <text:p>4,114</text:p>
          </table:table-cell>
          <table:table-cell office:value-type="float" office:value="1.66673765763357" calcext:value-type="float">
            <text:p>1,66673765763357</text:p>
          </table:table-cell>
        </table:table-row>
        <table:table-row table:style-name="ro1">
          <table:table-cell/>
          <table:table-cell office:value-type="float" office:value="4.116" calcext:value-type="float">
            <text:p>4,116</text:p>
          </table:table-cell>
          <table:table-cell office:value-type="float" office:value="1.66534672145181" calcext:value-type="float">
            <text:p>1,66534672145181</text:p>
          </table:table-cell>
        </table:table-row>
        <table:table-row table:style-name="ro1">
          <table:table-cell/>
          <table:table-cell office:value-type="float" office:value="4.118" calcext:value-type="float">
            <text:p>4,118</text:p>
          </table:table-cell>
          <table:table-cell office:value-type="float" office:value="1.66395750936827" calcext:value-type="float">
            <text:p>1,66395750936827</text:p>
          </table:table-cell>
        </table:table-row>
        <table:table-row table:style-name="ro1">
          <table:table-cell/>
          <table:table-cell office:value-type="float" office:value="4.12" calcext:value-type="float">
            <text:p>4,12</text:p>
          </table:table-cell>
          <table:table-cell office:value-type="float" office:value="1.66257001857247" calcext:value-type="float">
            <text:p>1,66257001857247</text:p>
          </table:table-cell>
        </table:table-row>
        <table:table-row table:style-name="ro1">
          <table:table-cell/>
          <table:table-cell office:value-type="float" office:value="4.122" calcext:value-type="float">
            <text:p>4,122</text:p>
          </table:table-cell>
          <table:table-cell office:value-type="float" office:value="1.66118424625958" calcext:value-type="float">
            <text:p>1,66118424625958</text:p>
          </table:table-cell>
        </table:table-row>
        <table:table-row table:style-name="ro1">
          <table:table-cell/>
          <table:table-cell office:value-type="float" office:value="4.124" calcext:value-type="float">
            <text:p>4,124</text:p>
          </table:table-cell>
          <table:table-cell office:value-type="float" office:value="1.65980018963034" calcext:value-type="float">
            <text:p>1,65980018963034</text:p>
          </table:table-cell>
        </table:table-row>
        <table:table-row table:style-name="ro1">
          <table:table-cell/>
          <table:table-cell office:value-type="float" office:value="4.126" calcext:value-type="float">
            <text:p>4,126</text:p>
          </table:table-cell>
          <table:table-cell office:value-type="float" office:value="1.65841784589109" calcext:value-type="float">
            <text:p>1,65841784589109</text:p>
          </table:table-cell>
        </table:table-row>
        <table:table-row table:style-name="ro1">
          <table:table-cell/>
          <table:table-cell office:value-type="float" office:value="4.128" calcext:value-type="float">
            <text:p>4,128</text:p>
          </table:table-cell>
          <table:table-cell office:value-type="float" office:value="1.65703721225376" calcext:value-type="float">
            <text:p>1,65703721225376</text:p>
          </table:table-cell>
        </table:table-row>
        <table:table-row table:style-name="ro1">
          <table:table-cell/>
          <table:table-cell office:value-type="float" office:value="4.13" calcext:value-type="float">
            <text:p>4,13</text:p>
          </table:table-cell>
          <table:table-cell office:value-type="float" office:value="1.65565828593584" calcext:value-type="float">
            <text:p>1,65565828593584</text:p>
          </table:table-cell>
        </table:table-row>
        <table:table-row table:style-name="ro1">
          <table:table-cell/>
          <table:table-cell office:value-type="float" office:value="4.132" calcext:value-type="float">
            <text:p>4,132</text:p>
          </table:table-cell>
          <table:table-cell office:value-type="float" office:value="1.65428106416036" calcext:value-type="float">
            <text:p>1,65428106416036</text:p>
          </table:table-cell>
        </table:table-row>
        <table:table-row table:style-name="ro1">
          <table:table-cell/>
          <table:table-cell office:value-type="float" office:value="4.134" calcext:value-type="float">
            <text:p>4,134</text:p>
          </table:table-cell>
          <table:table-cell office:value-type="float" office:value="1.65290554415592" calcext:value-type="float">
            <text:p>1,65290554415592</text:p>
          </table:table-cell>
        </table:table-row>
        <table:table-row table:style-name="ro1">
          <table:table-cell/>
          <table:table-cell office:value-type="float" office:value="4.136" calcext:value-type="float">
            <text:p>4,136</text:p>
          </table:table-cell>
          <table:table-cell office:value-type="float" office:value="1.6515317231566" calcext:value-type="float">
            <text:p>1,6515317231566</text:p>
          </table:table-cell>
        </table:table-row>
        <table:table-row table:style-name="ro1">
          <table:table-cell/>
          <table:table-cell office:value-type="float" office:value="4.138" calcext:value-type="float">
            <text:p>4,138</text:p>
          </table:table-cell>
          <table:table-cell office:value-type="float" office:value="1.65015959840204" calcext:value-type="float">
            <text:p>1,65015959840204</text:p>
          </table:table-cell>
        </table:table-row>
        <table:table-row table:style-name="ro1">
          <table:table-cell/>
          <table:table-cell office:value-type="float" office:value="4.14" calcext:value-type="float">
            <text:p>4,14</text:p>
          </table:table-cell>
          <table:table-cell office:value-type="float" office:value="1.64878916713736" calcext:value-type="float">
            <text:p>1,64878916713736</text:p>
          </table:table-cell>
        </table:table-row>
        <table:table-row table:style-name="ro1">
          <table:table-cell/>
          <table:table-cell office:value-type="float" office:value="4.142" calcext:value-type="float">
            <text:p>4,142</text:p>
          </table:table-cell>
          <table:table-cell office:value-type="float" office:value="1.64742042661315" calcext:value-type="float">
            <text:p>1,64742042661315</text:p>
          </table:table-cell>
        </table:table-row>
        <table:table-row table:style-name="ro1">
          <table:table-cell/>
          <table:table-cell office:value-type="float" office:value="4.144" calcext:value-type="float">
            <text:p>4,144</text:p>
          </table:table-cell>
          <table:table-cell office:value-type="float" office:value="1.64605337408551" calcext:value-type="float">
            <text:p>1,64605337408551</text:p>
          </table:table-cell>
        </table:table-row>
        <table:table-row table:style-name="ro1">
          <table:table-cell/>
          <table:table-cell office:value-type="float" office:value="4.146" calcext:value-type="float">
            <text:p>4,146</text:p>
          </table:table-cell>
          <table:table-cell office:value-type="float" office:value="1.64468800681599" calcext:value-type="float">
            <text:p>1,64468800681599</text:p>
          </table:table-cell>
        </table:table-row>
        <table:table-row table:style-name="ro1">
          <table:table-cell/>
          <table:table-cell office:value-type="float" office:value="4.148" calcext:value-type="float">
            <text:p>4,148</text:p>
          </table:table-cell>
          <table:table-cell office:value-type="float" office:value="1.64332432207157" calcext:value-type="float">
            <text:p>1,64332432207157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1.64196231712469" calcext:value-type="float">
            <text:p>1,64196231712469</text:p>
          </table:table-cell>
        </table:table-row>
        <table:table-row table:style-name="ro1">
          <table:table-cell/>
          <table:table-cell office:value-type="float" office:value="4.152" calcext:value-type="float">
            <text:p>4,152</text:p>
          </table:table-cell>
          <table:table-cell office:value-type="float" office:value="1.64060198925321" calcext:value-type="float">
            <text:p>1,64060198925321</text:p>
          </table:table-cell>
        </table:table-row>
        <table:table-row table:style-name="ro1">
          <table:table-cell/>
          <table:table-cell office:value-type="float" office:value="4.154" calcext:value-type="float">
            <text:p>4,154</text:p>
          </table:table-cell>
          <table:table-cell office:value-type="float" office:value="1.6392433357404" calcext:value-type="float">
            <text:p>1,6392433357404</text:p>
          </table:table-cell>
        </table:table-row>
        <table:table-row table:style-name="ro1">
          <table:table-cell/>
          <table:table-cell office:value-type="float" office:value="4.156" calcext:value-type="float">
            <text:p>4,156</text:p>
          </table:table-cell>
          <table:table-cell office:value-type="float" office:value="1.63788635387492" calcext:value-type="float">
            <text:p>1,63788635387492</text:p>
          </table:table-cell>
        </table:table-row>
        <table:table-row table:style-name="ro1">
          <table:table-cell/>
          <table:table-cell office:value-type="float" office:value="4.158" calcext:value-type="float">
            <text:p>4,158</text:p>
          </table:table-cell>
          <table:table-cell office:value-type="float" office:value="1.63653104095084" calcext:value-type="float">
            <text:p>1,63653104095084</text:p>
          </table:table-cell>
        </table:table-row>
        <table:table-row table:style-name="ro1">
          <table:table-cell/>
          <table:table-cell office:value-type="float" office:value="4.16" calcext:value-type="float">
            <text:p>4,16</text:p>
          </table:table-cell>
          <table:table-cell office:value-type="float" office:value="1.63517739426757" calcext:value-type="float">
            <text:p>1,63517739426757</text:p>
          </table:table-cell>
        </table:table-row>
        <table:table-row table:style-name="ro1">
          <table:table-cell/>
          <table:table-cell office:value-type="float" office:value="4.162" calcext:value-type="float">
            <text:p>4,162</text:p>
          </table:table-cell>
          <table:table-cell office:value-type="float" office:value="1.63382541112992" calcext:value-type="float">
            <text:p>1,63382541112992</text:p>
          </table:table-cell>
        </table:table-row>
        <table:table-row table:style-name="ro1">
          <table:table-cell/>
          <table:table-cell office:value-type="float" office:value="4.164" calcext:value-type="float">
            <text:p>4,164</text:p>
          </table:table-cell>
          <table:table-cell office:value-type="float" office:value="1.63247508884801" calcext:value-type="float">
            <text:p>1,63247508884801</text:p>
          </table:table-cell>
        </table:table-row>
        <table:table-row table:style-name="ro1">
          <table:table-cell/>
          <table:table-cell office:value-type="float" office:value="4.166" calcext:value-type="float">
            <text:p>4,166</text:p>
          </table:table-cell>
          <table:table-cell office:value-type="float" office:value="1.63112642473734" calcext:value-type="float">
            <text:p>1,63112642473734</text:p>
          </table:table-cell>
        </table:table-row>
        <table:table-row table:style-name="ro1">
          <table:table-cell/>
          <table:table-cell office:value-type="float" office:value="4.168" calcext:value-type="float">
            <text:p>4,168</text:p>
          </table:table-cell>
          <table:table-cell office:value-type="float" office:value="1.62977941611869" calcext:value-type="float">
            <text:p>1,62977941611869</text:p>
          </table:table-cell>
        </table:table-row>
        <table:table-row table:style-name="ro1">
          <table:table-cell/>
          <table:table-cell office:value-type="float" office:value="4.17" calcext:value-type="float">
            <text:p>4,17</text:p>
          </table:table-cell>
          <table:table-cell office:value-type="float" office:value="1.62843406031819" calcext:value-type="float">
            <text:p>1,62843406031819</text:p>
          </table:table-cell>
        </table:table-row>
        <table:table-row table:style-name="ro1">
          <table:table-cell/>
          <table:table-cell office:value-type="float" office:value="4.172" calcext:value-type="float">
            <text:p>4,172</text:p>
          </table:table-cell>
          <table:table-cell office:value-type="float" office:value="1.62709035466725" calcext:value-type="float">
            <text:p>1,62709035466725</text:p>
          </table:table-cell>
        </table:table-row>
        <table:table-row table:style-name="ro1">
          <table:table-cell/>
          <table:table-cell office:value-type="float" office:value="4.174" calcext:value-type="float">
            <text:p>4,174</text:p>
          </table:table-cell>
          <table:table-cell office:value-type="float" office:value="1.62574829650257" calcext:value-type="float">
            <text:p>1,62574829650257</text:p>
          </table:table-cell>
        </table:table-row>
        <table:table-row table:style-name="ro1">
          <table:table-cell/>
          <table:table-cell office:value-type="float" office:value="4.176" calcext:value-type="float">
            <text:p>4,176</text:p>
          </table:table-cell>
          <table:table-cell office:value-type="float" office:value="1.62440788316612" calcext:value-type="float">
            <text:p>1,62440788316612</text:p>
          </table:table-cell>
        </table:table-row>
        <table:table-row table:style-name="ro1">
          <table:table-cell/>
          <table:table-cell office:value-type="float" office:value="4.178" calcext:value-type="float">
            <text:p>4,178</text:p>
          </table:table-cell>
          <table:table-cell office:value-type="float" office:value="1.62306911200515" calcext:value-type="float">
            <text:p>1,62306911200515</text:p>
          </table:table-cell>
        </table:table-row>
        <table:table-row table:style-name="ro1">
          <table:table-cell/>
          <table:table-cell office:value-type="float" office:value="4.18" calcext:value-type="float">
            <text:p>4,18</text:p>
          </table:table-cell>
          <table:table-cell office:value-type="float" office:value="1.62173198037215" calcext:value-type="float">
            <text:p>1,62173198037215</text:p>
          </table:table-cell>
        </table:table-row>
        <table:table-row table:style-name="ro1">
          <table:table-cell/>
          <table:table-cell office:value-type="float" office:value="4.182" calcext:value-type="float">
            <text:p>4,182</text:p>
          </table:table-cell>
          <table:table-cell office:value-type="float" office:value="1.62039648562484" calcext:value-type="float">
            <text:p>1,62039648562484</text:p>
          </table:table-cell>
        </table:table-row>
        <table:table-row table:style-name="ro1">
          <table:table-cell/>
          <table:table-cell office:value-type="float" office:value="4.184" calcext:value-type="float">
            <text:p>4,184</text:p>
          </table:table-cell>
          <table:table-cell office:value-type="float" office:value="1.61906262512618" calcext:value-type="float">
            <text:p>1,61906262512618</text:p>
          </table:table-cell>
        </table:table-row>
        <table:table-row table:style-name="ro1">
          <table:table-cell/>
          <table:table-cell office:value-type="float" office:value="4.186" calcext:value-type="float">
            <text:p>4,186</text:p>
          </table:table-cell>
          <table:table-cell office:value-type="float" office:value="1.61773039624435" calcext:value-type="float">
            <text:p>1,61773039624435</text:p>
          </table:table-cell>
        </table:table-row>
        <table:table-row table:style-name="ro1">
          <table:table-cell/>
          <table:table-cell office:value-type="float" office:value="4.188" calcext:value-type="float">
            <text:p>4,188</text:p>
          </table:table-cell>
          <table:table-cell office:value-type="float" office:value="1.61639979635272" calcext:value-type="float">
            <text:p>1,61639979635272</text:p>
          </table:table-cell>
        </table:table-row>
        <table:table-row table:style-name="ro1">
          <table:table-cell/>
          <table:table-cell office:value-type="float" office:value="4.19" calcext:value-type="float">
            <text:p>4,19</text:p>
          </table:table-cell>
          <table:table-cell office:value-type="float" office:value="1.61507082282984" calcext:value-type="float">
            <text:p>1,61507082282984</text:p>
          </table:table-cell>
        </table:table-row>
        <table:table-row table:style-name="ro1">
          <table:table-cell/>
          <table:table-cell office:value-type="float" office:value="4.192" calcext:value-type="float">
            <text:p>4,192</text:p>
          </table:table-cell>
          <table:table-cell office:value-type="float" office:value="1.61374347305947" calcext:value-type="float">
            <text:p>1,61374347305947</text:p>
          </table:table-cell>
        </table:table-row>
        <table:table-row table:style-name="ro1">
          <table:table-cell/>
          <table:table-cell office:value-type="float" office:value="4.194" calcext:value-type="float">
            <text:p>4,194</text:p>
          </table:table-cell>
          <table:table-cell office:value-type="float" office:value="1.61241774443051" calcext:value-type="float">
            <text:p>1,61241774443051</text:p>
          </table:table-cell>
        </table:table-row>
        <table:table-row table:style-name="ro1">
          <table:table-cell/>
          <table:table-cell office:value-type="float" office:value="4.196" calcext:value-type="float">
            <text:p>4,196</text:p>
          </table:table-cell>
          <table:table-cell office:value-type="float" office:value="1.61109363433702" calcext:value-type="float">
            <text:p>1,61109363433702</text:p>
          </table:table-cell>
        </table:table-row>
        <table:table-row table:style-name="ro1">
          <table:table-cell/>
          <table:table-cell office:value-type="float" office:value="4.198" calcext:value-type="float">
            <text:p>4,198</text:p>
          </table:table-cell>
          <table:table-cell office:value-type="float" office:value="1.60977114017821" calcext:value-type="float">
            <text:p>1,60977114017821</text:p>
          </table:table-cell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1.60845025935843" calcext:value-type="float">
            <text:p>1,60845025935843</text:p>
          </table:table-cell>
        </table:table-row>
        <table:table-row table:style-name="ro1">
          <table:table-cell/>
          <table:table-cell office:value-type="float" office:value="4.202" calcext:value-type="float">
            <text:p>4,202</text:p>
          </table:table-cell>
          <table:table-cell office:value-type="float" office:value="1.60713098928711" calcext:value-type="float">
            <text:p>1,60713098928711</text:p>
          </table:table-cell>
        </table:table-row>
        <table:table-row table:style-name="ro1">
          <table:table-cell/>
          <table:table-cell office:value-type="float" office:value="4.204" calcext:value-type="float">
            <text:p>4,204</text:p>
          </table:table-cell>
          <table:table-cell office:value-type="float" office:value="1.60581332737884" calcext:value-type="float">
            <text:p>1,60581332737884</text:p>
          </table:table-cell>
        </table:table-row>
        <table:table-row table:style-name="ro1">
          <table:table-cell/>
          <table:table-cell office:value-type="float" office:value="4.206" calcext:value-type="float">
            <text:p>4,206</text:p>
          </table:table-cell>
          <table:table-cell office:value-type="float" office:value="1.60449727105325" calcext:value-type="float">
            <text:p>1,60449727105325</text:p>
          </table:table-cell>
        </table:table-row>
        <table:table-row table:style-name="ro1">
          <table:table-cell/>
          <table:table-cell office:value-type="float" office:value="4.208" calcext:value-type="float">
            <text:p>4,208</text:p>
          </table:table-cell>
          <table:table-cell office:value-type="float" office:value="1.60318281773511" calcext:value-type="float">
            <text:p>1,60318281773511</text:p>
          </table:table-cell>
        </table:table-row>
        <table:table-row table:style-name="ro1">
          <table:table-cell/>
          <table:table-cell office:value-type="float" office:value="4.21" calcext:value-type="float">
            <text:p>4,21</text:p>
          </table:table-cell>
          <table:table-cell office:value-type="float" office:value="1.60186996485418" calcext:value-type="float">
            <text:p>1,60186996485418</text:p>
          </table:table-cell>
        </table:table-row>
        <table:table-row table:style-name="ro1">
          <table:table-cell/>
          <table:table-cell office:value-type="float" office:value="4.212" calcext:value-type="float">
            <text:p>4,212</text:p>
          </table:table-cell>
          <table:table-cell office:value-type="float" office:value="1.60055870984544" calcext:value-type="float">
            <text:p>1,60055870984544</text:p>
          </table:table-cell>
        </table:table-row>
        <table:table-row table:style-name="ro1">
          <table:table-cell/>
          <table:table-cell office:value-type="float" office:value="4.214" calcext:value-type="float">
            <text:p>4,214</text:p>
          </table:table-cell>
          <table:table-cell office:value-type="float" office:value="1.59924905014873" calcext:value-type="float">
            <text:p>1,59924905014873</text:p>
          </table:table-cell>
        </table:table-row>
        <table:table-row table:style-name="ro1">
          <table:table-cell/>
          <table:table-cell office:value-type="float" office:value="4.216" calcext:value-type="float">
            <text:p>4,216</text:p>
          </table:table-cell>
          <table:table-cell office:value-type="float" office:value="1.59794098320905" calcext:value-type="float">
            <text:p>1,59794098320905</text:p>
          </table:table-cell>
        </table:table-row>
        <table:table-row table:style-name="ro1">
          <table:table-cell/>
          <table:table-cell office:value-type="float" office:value="4.218" calcext:value-type="float">
            <text:p>4,218</text:p>
          </table:table-cell>
          <table:table-cell office:value-type="float" office:value="1.59663450647629" calcext:value-type="float">
            <text:p>1,59663450647629</text:p>
          </table:table-cell>
        </table:table-row>
        <table:table-row table:style-name="ro1">
          <table:table-cell/>
          <table:table-cell office:value-type="float" office:value="4.22" calcext:value-type="float">
            <text:p>4,22</text:p>
          </table:table-cell>
          <table:table-cell office:value-type="float" office:value="1.59532961740557" calcext:value-type="float">
            <text:p>1,59532961740557</text:p>
          </table:table-cell>
        </table:table-row>
        <table:table-row table:style-name="ro1">
          <table:table-cell/>
          <table:table-cell office:value-type="float" office:value="4.222" calcext:value-type="float">
            <text:p>4,222</text:p>
          </table:table-cell>
          <table:table-cell office:value-type="float" office:value="1.59402631345683" calcext:value-type="float">
            <text:p>1,59402631345683</text:p>
          </table:table-cell>
        </table:table-row>
        <table:table-row table:style-name="ro1">
          <table:table-cell/>
          <table:table-cell office:value-type="float" office:value="4.224" calcext:value-type="float">
            <text:p>4,224</text:p>
          </table:table-cell>
          <table:table-cell office:value-type="float" office:value="1.59272459209508" calcext:value-type="float">
            <text:p>1,59272459209508</text:p>
          </table:table-cell>
        </table:table-row>
        <table:table-row table:style-name="ro1">
          <table:table-cell/>
          <table:table-cell office:value-type="float" office:value="4.226" calcext:value-type="float">
            <text:p>4,226</text:p>
          </table:table-cell>
          <table:table-cell office:value-type="float" office:value="1.59142445079029" calcext:value-type="float">
            <text:p>1,59142445079029</text:p>
          </table:table-cell>
        </table:table-row>
        <table:table-row table:style-name="ro1">
          <table:table-cell/>
          <table:table-cell office:value-type="float" office:value="4.228" calcext:value-type="float">
            <text:p>4,228</text:p>
          </table:table-cell>
          <table:table-cell office:value-type="float" office:value="1.5901258870174" calcext:value-type="float">
            <text:p>1,5901258870174</text:p>
          </table:table-cell>
        </table:table-row>
        <table:table-row table:style-name="ro1">
          <table:table-cell/>
          <table:table-cell office:value-type="float" office:value="4.23" calcext:value-type="float">
            <text:p>4,23</text:p>
          </table:table-cell>
          <table:table-cell office:value-type="float" office:value="1.58882889825629" calcext:value-type="float">
            <text:p>1,58882889825629</text:p>
          </table:table-cell>
        </table:table-row>
        <table:table-row table:style-name="ro1">
          <table:table-cell/>
          <table:table-cell office:value-type="float" office:value="4.232" calcext:value-type="float">
            <text:p>4,232</text:p>
          </table:table-cell>
          <table:table-cell office:value-type="float" office:value="1.58753348199182" calcext:value-type="float">
            <text:p>1,58753348199182</text:p>
          </table:table-cell>
        </table:table-row>
        <table:table-row table:style-name="ro1">
          <table:table-cell/>
          <table:table-cell office:value-type="float" office:value="4.234" calcext:value-type="float">
            <text:p>4,234</text:p>
          </table:table-cell>
          <table:table-cell office:value-type="float" office:value="1.58623963571375" calcext:value-type="float">
            <text:p>1,58623963571375</text:p>
          </table:table-cell>
        </table:table-row>
        <table:table-row table:style-name="ro1">
          <table:table-cell/>
          <table:table-cell office:value-type="float" office:value="4.236" calcext:value-type="float">
            <text:p>4,236</text:p>
          </table:table-cell>
          <table:table-cell office:value-type="float" office:value="1.58494735691678" calcext:value-type="float">
            <text:p>1,58494735691678</text:p>
          </table:table-cell>
        </table:table-row>
        <table:table-row table:style-name="ro1">
          <table:table-cell/>
          <table:table-cell office:value-type="float" office:value="4.238" calcext:value-type="float">
            <text:p>4,238</text:p>
          </table:table-cell>
          <table:table-cell office:value-type="float" office:value="1.58365664310052" calcext:value-type="float">
            <text:p>1,58365664310052</text:p>
          </table:table-cell>
        </table:table-row>
        <table:table-row table:style-name="ro1">
          <table:table-cell/>
          <table:table-cell office:value-type="float" office:value="4.24" calcext:value-type="float">
            <text:p>4,24</text:p>
          </table:table-cell>
          <table:table-cell office:value-type="float" office:value="1.58236749176948" calcext:value-type="float">
            <text:p>1,58236749176948</text:p>
          </table:table-cell>
        </table:table-row>
        <table:table-row table:style-name="ro1">
          <table:table-cell/>
          <table:table-cell office:value-type="float" office:value="4.242" calcext:value-type="float">
            <text:p>4,242</text:p>
          </table:table-cell>
          <table:table-cell office:value-type="float" office:value="1.58107990043305" calcext:value-type="float">
            <text:p>1,58107990043305</text:p>
          </table:table-cell>
        </table:table-row>
        <table:table-row table:style-name="ro1">
          <table:table-cell/>
          <table:table-cell office:value-type="float" office:value="4.244" calcext:value-type="float">
            <text:p>4,244</text:p>
          </table:table-cell>
          <table:table-cell office:value-type="float" office:value="1.5797938666055" calcext:value-type="float">
            <text:p>1,5797938666055</text:p>
          </table:table-cell>
        </table:table-row>
        <table:table-row table:style-name="ro1">
          <table:table-cell/>
          <table:table-cell office:value-type="float" office:value="4.246" calcext:value-type="float">
            <text:p>4,246</text:p>
          </table:table-cell>
          <table:table-cell office:value-type="float" office:value="1.57850938780598" calcext:value-type="float">
            <text:p>1,57850938780598</text:p>
          </table:table-cell>
        </table:table-row>
        <table:table-row table:style-name="ro1">
          <table:table-cell/>
          <table:table-cell office:value-type="float" office:value="4.248" calcext:value-type="float">
            <text:p>4,248</text:p>
          </table:table-cell>
          <table:table-cell office:value-type="float" office:value="1.57722646155847" calcext:value-type="float">
            <text:p>1,57722646155847</text:p>
          </table:table-cell>
        </table:table-row>
        <table:table-row table:style-name="ro1">
          <table:table-cell/>
          <table:table-cell office:value-type="float" office:value="4.25" calcext:value-type="float">
            <text:p>4,25</text:p>
          </table:table-cell>
          <table:table-cell office:value-type="float" office:value="1.57594508539183" calcext:value-type="float">
            <text:p>1,57594508539183</text:p>
          </table:table-cell>
        </table:table-row>
        <table:table-row table:style-name="ro1">
          <table:table-cell/>
          <table:table-cell office:value-type="float" office:value="4.252" calcext:value-type="float">
            <text:p>4,252</text:p>
          </table:table-cell>
          <table:table-cell office:value-type="float" office:value="1.5746652568397" calcext:value-type="float">
            <text:p>1,5746652568397</text:p>
          </table:table-cell>
        </table:table-row>
        <table:table-row table:style-name="ro1">
          <table:table-cell/>
          <table:table-cell office:value-type="float" office:value="4.254" calcext:value-type="float">
            <text:p>4,254</text:p>
          </table:table-cell>
          <table:table-cell office:value-type="float" office:value="1.5733869734406" calcext:value-type="float">
            <text:p>1,5733869734406</text:p>
          </table:table-cell>
        </table:table-row>
        <table:table-row table:style-name="ro1">
          <table:table-cell/>
          <table:table-cell office:value-type="float" office:value="4.256" calcext:value-type="float">
            <text:p>4,256</text:p>
          </table:table-cell>
          <table:table-cell office:value-type="float" office:value="1.57211023273782" calcext:value-type="float">
            <text:p>1,57211023273782</text:p>
          </table:table-cell>
        </table:table-row>
        <table:table-row table:style-name="ro1">
          <table:table-cell/>
          <table:table-cell office:value-type="float" office:value="4.258" calcext:value-type="float">
            <text:p>4,258</text:p>
          </table:table-cell>
          <table:table-cell office:value-type="float" office:value="1.57083503227946" calcext:value-type="float">
            <text:p>1,57083503227946</text:p>
          </table:table-cell>
        </table:table-row>
        <table:table-row table:style-name="ro1">
          <table:table-cell/>
          <table:table-cell office:value-type="float" office:value="4.26" calcext:value-type="float">
            <text:p>4,26</text:p>
          </table:table-cell>
          <table:table-cell office:value-type="float" office:value="1.56956136961842" calcext:value-type="float">
            <text:p>1,56956136961842</text:p>
          </table:table-cell>
        </table:table-row>
        <table:table-row table:style-name="ro1">
          <table:table-cell/>
          <table:table-cell office:value-type="float" office:value="4.262" calcext:value-type="float">
            <text:p>4,262</text:p>
          </table:table-cell>
          <table:table-cell office:value-type="float" office:value="1.56828924231236" calcext:value-type="float">
            <text:p>1,56828924231236</text:p>
          </table:table-cell>
        </table:table-row>
        <table:table-row table:style-name="ro1">
          <table:table-cell/>
          <table:table-cell office:value-type="float" office:value="4.264" calcext:value-type="float">
            <text:p>4,264</text:p>
          </table:table-cell>
          <table:table-cell office:value-type="float" office:value="1.56701864792372" calcext:value-type="float">
            <text:p>1,56701864792372</text:p>
          </table:table-cell>
        </table:table-row>
        <table:table-row table:style-name="ro1">
          <table:table-cell/>
          <table:table-cell office:value-type="float" office:value="4.266" calcext:value-type="float">
            <text:p>4,266</text:p>
          </table:table-cell>
          <table:table-cell office:value-type="float" office:value="1.56574958401969" calcext:value-type="float">
            <text:p>1,56574958401969</text:p>
          </table:table-cell>
        </table:table-row>
        <table:table-row table:style-name="ro1">
          <table:table-cell/>
          <table:table-cell office:value-type="float" office:value="4.268" calcext:value-type="float">
            <text:p>4,268</text:p>
          </table:table-cell>
          <table:table-cell office:value-type="float" office:value="1.5644820481722" calcext:value-type="float">
            <text:p>1,5644820481722</text:p>
          </table:table-cell>
        </table:table-row>
        <table:table-row table:style-name="ro1">
          <table:table-cell/>
          <table:table-cell office:value-type="float" office:value="4.27" calcext:value-type="float">
            <text:p>4,27</text:p>
          </table:table-cell>
          <table:table-cell office:value-type="float" office:value="1.56321603795793" calcext:value-type="float">
            <text:p>1,56321603795793</text:p>
          </table:table-cell>
        </table:table-row>
        <table:table-row table:style-name="ro1">
          <table:table-cell/>
          <table:table-cell office:value-type="float" office:value="4.272" calcext:value-type="float">
            <text:p>4,272</text:p>
          </table:table-cell>
          <table:table-cell office:value-type="float" office:value="1.56195155095828" calcext:value-type="float">
            <text:p>1,56195155095828</text:p>
          </table:table-cell>
        </table:table-row>
        <table:table-row table:style-name="ro1">
          <table:table-cell/>
          <table:table-cell office:value-type="float" office:value="4.274" calcext:value-type="float">
            <text:p>4,274</text:p>
          </table:table-cell>
          <table:table-cell office:value-type="float" office:value="1.56068858475934" calcext:value-type="float">
            <text:p>1,56068858475934</text:p>
          </table:table-cell>
        </table:table-row>
        <table:table-row table:style-name="ro1">
          <table:table-cell/>
          <table:table-cell office:value-type="float" office:value="4.276" calcext:value-type="float">
            <text:p>4,276</text:p>
          </table:table-cell>
          <table:table-cell office:value-type="float" office:value="1.55942713695192" calcext:value-type="float">
            <text:p>1,55942713695192</text:p>
          </table:table-cell>
        </table:table-row>
        <table:table-row table:style-name="ro1">
          <table:table-cell/>
          <table:table-cell office:value-type="float" office:value="4.278" calcext:value-type="float">
            <text:p>4,278</text:p>
          </table:table-cell>
          <table:table-cell office:value-type="float" office:value="1.55816720513153" calcext:value-type="float">
            <text:p>1,55816720513153</text:p>
          </table:table-cell>
        </table:table-row>
        <table:table-row table:style-name="ro1">
          <table:table-cell/>
          <table:table-cell office:value-type="float" office:value="4.28" calcext:value-type="float">
            <text:p>4,28</text:p>
          </table:table-cell>
          <table:table-cell office:value-type="float" office:value="1.55690878689834" calcext:value-type="float">
            <text:p>1,55690878689834</text:p>
          </table:table-cell>
        </table:table-row>
        <table:table-row table:style-name="ro1">
          <table:table-cell/>
          <table:table-cell office:value-type="float" office:value="4.282" calcext:value-type="float">
            <text:p>4,282</text:p>
          </table:table-cell>
          <table:table-cell office:value-type="float" office:value="1.55565187985721" calcext:value-type="float">
            <text:p>1,55565187985721</text:p>
          </table:table-cell>
        </table:table-row>
        <table:table-row table:style-name="ro1">
          <table:table-cell/>
          <table:table-cell office:value-type="float" office:value="4.284" calcext:value-type="float">
            <text:p>4,284</text:p>
          </table:table-cell>
          <table:table-cell office:value-type="float" office:value="1.55439648161763" calcext:value-type="float">
            <text:p>1,55439648161763</text:p>
          </table:table-cell>
        </table:table-row>
        <table:table-row table:style-name="ro1">
          <table:table-cell/>
          <table:table-cell office:value-type="float" office:value="4.286" calcext:value-type="float">
            <text:p>4,286</text:p>
          </table:table-cell>
          <table:table-cell office:value-type="float" office:value="1.55314258979377" calcext:value-type="float">
            <text:p>1,55314258979377</text:p>
          </table:table-cell>
        </table:table-row>
        <table:table-row table:style-name="ro1">
          <table:table-cell/>
          <table:table-cell office:value-type="float" office:value="4.288" calcext:value-type="float">
            <text:p>4,288</text:p>
          </table:table-cell>
          <table:table-cell office:value-type="float" office:value="1.55189020200443" calcext:value-type="float">
            <text:p>1,55189020200443</text:p>
          </table:table-cell>
        </table:table-row>
        <table:table-row table:style-name="ro1">
          <table:table-cell/>
          <table:table-cell office:value-type="float" office:value="4.29" calcext:value-type="float">
            <text:p>4,29</text:p>
          </table:table-cell>
          <table:table-cell office:value-type="float" office:value="1.55063931587301" calcext:value-type="float">
            <text:p>1,55063931587301</text:p>
          </table:table-cell>
        </table:table-row>
        <table:table-row table:style-name="ro1">
          <table:table-cell/>
          <table:table-cell office:value-type="float" office:value="4.292" calcext:value-type="float">
            <text:p>4,292</text:p>
          </table:table-cell>
          <table:table-cell office:value-type="float" office:value="1.54938992902756" calcext:value-type="float">
            <text:p>1,54938992902756</text:p>
          </table:table-cell>
        </table:table-row>
        <table:table-row table:style-name="ro1">
          <table:table-cell/>
          <table:table-cell office:value-type="float" office:value="4.294" calcext:value-type="float">
            <text:p>4,294</text:p>
          </table:table-cell>
          <table:table-cell office:value-type="float" office:value="1.54814203910073" calcext:value-type="float">
            <text:p>1,54814203910073</text:p>
          </table:table-cell>
        </table:table-row>
        <table:table-row table:style-name="ro1">
          <table:table-cell/>
          <table:table-cell office:value-type="float" office:value="4.296" calcext:value-type="float">
            <text:p>4,296</text:p>
          </table:table-cell>
          <table:table-cell office:value-type="float" office:value="1.54689564372975" calcext:value-type="float">
            <text:p>1,54689564372975</text:p>
          </table:table-cell>
        </table:table-row>
        <table:table-row table:style-name="ro1">
          <table:table-cell/>
          <table:table-cell office:value-type="float" office:value="4.298" calcext:value-type="float">
            <text:p>4,298</text:p>
          </table:table-cell>
          <table:table-cell office:value-type="float" office:value="1.54565074055645" calcext:value-type="float">
            <text:p>1,54565074055645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office:value-type="float" office:value="1.54440732722723" calcext:value-type="float">
            <text:p>1,54440732722723</text:p>
          </table:table-cell>
        </table:table-row>
        <table:table-row table:style-name="ro1">
          <table:table-cell/>
          <table:table-cell office:value-type="float" office:value="4.302" calcext:value-type="float">
            <text:p>4,302</text:p>
          </table:table-cell>
          <table:table-cell office:value-type="float" office:value="1.54316540139305" calcext:value-type="float">
            <text:p>1,54316540139305</text:p>
          </table:table-cell>
        </table:table-row>
        <table:table-row table:style-name="ro1">
          <table:table-cell/>
          <table:table-cell office:value-type="float" office:value="4.304" calcext:value-type="float">
            <text:p>4,304</text:p>
          </table:table-cell>
          <table:table-cell office:value-type="float" office:value="1.54192496070943" calcext:value-type="float">
            <text:p>1,54192496070943</text:p>
          </table:table-cell>
        </table:table-row>
        <table:table-row table:style-name="ro1">
          <table:table-cell/>
          <table:table-cell office:value-type="float" office:value="4.306" calcext:value-type="float">
            <text:p>4,306</text:p>
          </table:table-cell>
          <table:table-cell office:value-type="float" office:value="1.54068600283643" calcext:value-type="float">
            <text:p>1,54068600283643</text:p>
          </table:table-cell>
        </table:table-row>
        <table:table-row table:style-name="ro1">
          <table:table-cell/>
          <table:table-cell office:value-type="float" office:value="4.308" calcext:value-type="float">
            <text:p>4,308</text:p>
          </table:table-cell>
          <table:table-cell office:value-type="float" office:value="1.53944852543866" calcext:value-type="float">
            <text:p>1,53944852543866</text:p>
          </table:table-cell>
        </table:table-row>
        <table:table-row table:style-name="ro1">
          <table:table-cell/>
          <table:table-cell office:value-type="float" office:value="4.31" calcext:value-type="float">
            <text:p>4,31</text:p>
          </table:table-cell>
          <table:table-cell office:value-type="float" office:value="1.53821252618522" calcext:value-type="float">
            <text:p>1,53821252618522</text:p>
          </table:table-cell>
        </table:table-row>
        <table:table-row table:style-name="ro1">
          <table:table-cell/>
          <table:table-cell office:value-type="float" office:value="4.312" calcext:value-type="float">
            <text:p>4,312</text:p>
          </table:table-cell>
          <table:table-cell office:value-type="float" office:value="1.53697800274974" calcext:value-type="float">
            <text:p>1,53697800274974</text:p>
          </table:table-cell>
        </table:table-row>
        <table:table-row table:style-name="ro1">
          <table:table-cell/>
          <table:table-cell office:value-type="float" office:value="4.314" calcext:value-type="float">
            <text:p>4,314</text:p>
          </table:table-cell>
          <table:table-cell office:value-type="float" office:value="1.53574495281037" calcext:value-type="float">
            <text:p>1,53574495281037</text:p>
          </table:table-cell>
        </table:table-row>
        <table:table-row table:style-name="ro1">
          <table:table-cell/>
          <table:table-cell office:value-type="float" office:value="4.316" calcext:value-type="float">
            <text:p>4,316</text:p>
          </table:table-cell>
          <table:table-cell office:value-type="float" office:value="1.53451337404972" calcext:value-type="float">
            <text:p>1,53451337404972</text:p>
          </table:table-cell>
        </table:table-row>
        <table:table-row table:style-name="ro1">
          <table:table-cell/>
          <table:table-cell office:value-type="float" office:value="4.318" calcext:value-type="float">
            <text:p>4,318</text:p>
          </table:table-cell>
          <table:table-cell office:value-type="float" office:value="1.53328326415491" calcext:value-type="float">
            <text:p>1,53328326415491</text:p>
          </table:table-cell>
        </table:table-row>
        <table:table-row table:style-name="ro1">
          <table:table-cell/>
          <table:table-cell office:value-type="float" office:value="4.32" calcext:value-type="float">
            <text:p>4,32</text:p>
          </table:table-cell>
          <table:table-cell office:value-type="float" office:value="1.53205462081751" calcext:value-type="float">
            <text:p>1,53205462081751</text:p>
          </table:table-cell>
        </table:table-row>
        <table:table-row table:style-name="ro1">
          <table:table-cell/>
          <table:table-cell office:value-type="float" office:value="4.322" calcext:value-type="float">
            <text:p>4,322</text:p>
          </table:table-cell>
          <table:table-cell office:value-type="float" office:value="1.53082744173356" calcext:value-type="float">
            <text:p>1,53082744173356</text:p>
          </table:table-cell>
        </table:table-row>
        <table:table-row table:style-name="ro1">
          <table:table-cell/>
          <table:table-cell office:value-type="float" office:value="4.324" calcext:value-type="float">
            <text:p>4,324</text:p>
          </table:table-cell>
          <table:table-cell office:value-type="float" office:value="1.52960172460356" calcext:value-type="float">
            <text:p>1,52960172460356</text:p>
          </table:table-cell>
        </table:table-row>
        <table:table-row table:style-name="ro1">
          <table:table-cell/>
          <table:table-cell office:value-type="float" office:value="4.326" calcext:value-type="float">
            <text:p>4,326</text:p>
          </table:table-cell>
          <table:table-cell office:value-type="float" office:value="1.52837746713245" calcext:value-type="float">
            <text:p>1,52837746713245</text:p>
          </table:table-cell>
        </table:table-row>
        <table:table-row table:style-name="ro1">
          <table:table-cell/>
          <table:table-cell office:value-type="float" office:value="4.328" calcext:value-type="float">
            <text:p>4,328</text:p>
          </table:table-cell>
          <table:table-cell office:value-type="float" office:value="1.52715466702958" calcext:value-type="float">
            <text:p>1,52715466702958</text:p>
          </table:table-cell>
        </table:table-row>
        <table:table-row table:style-name="ro1">
          <table:table-cell/>
          <table:table-cell office:value-type="float" office:value="4.33" calcext:value-type="float">
            <text:p>4,33</text:p>
          </table:table-cell>
          <table:table-cell office:value-type="float" office:value="1.52593332200875" calcext:value-type="float">
            <text:p>1,52593332200875</text:p>
          </table:table-cell>
        </table:table-row>
        <table:table-row table:style-name="ro1">
          <table:table-cell/>
          <table:table-cell office:value-type="float" office:value="4.332" calcext:value-type="float">
            <text:p>4,332</text:p>
          </table:table-cell>
          <table:table-cell office:value-type="float" office:value="1.52471342978815" calcext:value-type="float">
            <text:p>1,52471342978815</text:p>
          </table:table-cell>
        </table:table-row>
        <table:table-row table:style-name="ro1">
          <table:table-cell/>
          <table:table-cell office:value-type="float" office:value="4.334" calcext:value-type="float">
            <text:p>4,334</text:p>
          </table:table-cell>
          <table:table-cell office:value-type="float" office:value="1.52349498809039" calcext:value-type="float">
            <text:p>1,52349498809039</text:p>
          </table:table-cell>
        </table:table-row>
        <table:table-row table:style-name="ro1">
          <table:table-cell/>
          <table:table-cell office:value-type="float" office:value="4.336" calcext:value-type="float">
            <text:p>4,336</text:p>
          </table:table-cell>
          <table:table-cell office:value-type="float" office:value="1.52227799464246" calcext:value-type="float">
            <text:p>1,52227799464246</text:p>
          </table:table-cell>
        </table:table-row>
        <table:table-row table:style-name="ro1">
          <table:table-cell/>
          <table:table-cell office:value-type="float" office:value="4.338" calcext:value-type="float">
            <text:p>4,338</text:p>
          </table:table-cell>
          <table:table-cell office:value-type="float" office:value="1.52106244717573" calcext:value-type="float">
            <text:p>1,52106244717573</text:p>
          </table:table-cell>
        </table:table-row>
        <table:table-row table:style-name="ro1">
          <table:table-cell/>
          <table:table-cell office:value-type="float" office:value="4.34" calcext:value-type="float">
            <text:p>4,34</text:p>
          </table:table-cell>
          <table:table-cell office:value-type="float" office:value="1.51984834342594" calcext:value-type="float">
            <text:p>1,51984834342594</text:p>
          </table:table-cell>
        </table:table-row>
        <table:table-row table:style-name="ro1">
          <table:table-cell/>
          <table:table-cell office:value-type="float" office:value="4.342" calcext:value-type="float">
            <text:p>4,342</text:p>
          </table:table-cell>
          <table:table-cell office:value-type="float" office:value="1.51863568113321" calcext:value-type="float">
            <text:p>1,51863568113321</text:p>
          </table:table-cell>
        </table:table-row>
        <table:table-row table:style-name="ro1">
          <table:table-cell/>
          <table:table-cell office:value-type="float" office:value="4.344" calcext:value-type="float">
            <text:p>4,344</text:p>
          </table:table-cell>
          <table:table-cell office:value-type="float" office:value="1.51742445804199" calcext:value-type="float">
            <text:p>1,51742445804199</text:p>
          </table:table-cell>
        </table:table-row>
        <table:table-row table:style-name="ro1">
          <table:table-cell/>
          <table:table-cell office:value-type="float" office:value="4.346" calcext:value-type="float">
            <text:p>4,346</text:p>
          </table:table-cell>
          <table:table-cell office:value-type="float" office:value="1.51621467190108" calcext:value-type="float">
            <text:p>1,51621467190108</text:p>
          </table:table-cell>
        </table:table-row>
        <table:table-row table:style-name="ro1">
          <table:table-cell/>
          <table:table-cell office:value-type="float" office:value="4.348" calcext:value-type="float">
            <text:p>4,348</text:p>
          </table:table-cell>
          <table:table-cell office:value-type="float" office:value="1.51500632046362" calcext:value-type="float">
            <text:p>1,51500632046362</text:p>
          </table:table-cell>
        </table:table-row>
        <table:table-row table:style-name="ro1">
          <table:table-cell/>
          <table:table-cell office:value-type="float" office:value="4.35" calcext:value-type="float">
            <text:p>4,35</text:p>
          </table:table-cell>
          <table:table-cell office:value-type="float" office:value="1.51379940148707" calcext:value-type="float">
            <text:p>1,51379940148707</text:p>
          </table:table-cell>
        </table:table-row>
        <table:table-row table:style-name="ro1">
          <table:table-cell/>
          <table:table-cell office:value-type="float" office:value="4.352" calcext:value-type="float">
            <text:p>4,352</text:p>
          </table:table-cell>
          <table:table-cell office:value-type="float" office:value="1.51259391273318" calcext:value-type="float">
            <text:p>1,51259391273318</text:p>
          </table:table-cell>
        </table:table-row>
        <table:table-row table:style-name="ro1">
          <table:table-cell/>
          <table:table-cell office:value-type="float" office:value="4.354" calcext:value-type="float">
            <text:p>4,354</text:p>
          </table:table-cell>
          <table:table-cell office:value-type="float" office:value="1.51138985196803" calcext:value-type="float">
            <text:p>1,51138985196803</text:p>
          </table:table-cell>
        </table:table-row>
        <table:table-row table:style-name="ro1">
          <table:table-cell/>
          <table:table-cell office:value-type="float" office:value="4.356" calcext:value-type="float">
            <text:p>4,356</text:p>
          </table:table-cell>
          <table:table-cell office:value-type="float" office:value="1.51018721696199" calcext:value-type="float">
            <text:p>1,51018721696199</text:p>
          </table:table-cell>
        </table:table-row>
        <table:table-row table:style-name="ro1">
          <table:table-cell/>
          <table:table-cell office:value-type="float" office:value="4.358" calcext:value-type="float">
            <text:p>4,358</text:p>
          </table:table-cell>
          <table:table-cell office:value-type="float" office:value="1.50898600548971" calcext:value-type="float">
            <text:p>1,50898600548971</text:p>
          </table:table-cell>
        </table:table-row>
        <table:table-row table:style-name="ro1">
          <table:table-cell/>
          <table:table-cell office:value-type="float" office:value="4.36" calcext:value-type="float">
            <text:p>4,36</text:p>
          </table:table-cell>
          <table:table-cell office:value-type="float" office:value="1.5077862153301" calcext:value-type="float">
            <text:p>1,5077862153301</text:p>
          </table:table-cell>
        </table:table-row>
        <table:table-row table:style-name="ro1">
          <table:table-cell/>
          <table:table-cell office:value-type="float" office:value="4.362" calcext:value-type="float">
            <text:p>4,362</text:p>
          </table:table-cell>
          <table:table-cell office:value-type="float" office:value="1.50658784426635" calcext:value-type="float">
            <text:p>1,50658784426635</text:p>
          </table:table-cell>
        </table:table-row>
        <table:table-row table:style-name="ro1">
          <table:table-cell/>
          <table:table-cell office:value-type="float" office:value="4.364" calcext:value-type="float">
            <text:p>4,364</text:p>
          </table:table-cell>
          <table:table-cell office:value-type="float" office:value="1.50539089008591" calcext:value-type="float">
            <text:p>1,50539089008591</text:p>
          </table:table-cell>
        </table:table-row>
        <table:table-row table:style-name="ro1">
          <table:table-cell/>
          <table:table-cell office:value-type="float" office:value="4.366" calcext:value-type="float">
            <text:p>4,366</text:p>
          </table:table-cell>
          <table:table-cell office:value-type="float" office:value="1.50419535058046" calcext:value-type="float">
            <text:p>1,50419535058046</text:p>
          </table:table-cell>
        </table:table-row>
        <table:table-row table:style-name="ro1">
          <table:table-cell/>
          <table:table-cell office:value-type="float" office:value="4.368" calcext:value-type="float">
            <text:p>4,368</text:p>
          </table:table-cell>
          <table:table-cell office:value-type="float" office:value="1.50300122354592" calcext:value-type="float">
            <text:p>1,50300122354592</text:p>
          </table:table-cell>
        </table:table-row>
        <table:table-row table:style-name="ro1">
          <table:table-cell/>
          <table:table-cell office:value-type="float" office:value="4.37" calcext:value-type="float">
            <text:p>4,37</text:p>
          </table:table-cell>
          <table:table-cell office:value-type="float" office:value="1.50180850678244" calcext:value-type="float">
            <text:p>1,50180850678244</text:p>
          </table:table-cell>
        </table:table-row>
        <table:table-row table:style-name="ro1">
          <table:table-cell/>
          <table:table-cell office:value-type="float" office:value="4.372" calcext:value-type="float">
            <text:p>4,372</text:p>
          </table:table-cell>
          <table:table-cell office:value-type="float" office:value="1.50061719809438" calcext:value-type="float">
            <text:p>1,50061719809438</text:p>
          </table:table-cell>
        </table:table-row>
        <table:table-row table:style-name="ro1">
          <table:table-cell/>
          <table:table-cell office:value-type="float" office:value="4.374" calcext:value-type="float">
            <text:p>4,374</text:p>
          </table:table-cell>
          <table:table-cell office:value-type="float" office:value="1.49942729529032" calcext:value-type="float">
            <text:p>1,49942729529032</text:p>
          </table:table-cell>
        </table:table-row>
        <table:table-row table:style-name="ro1">
          <table:table-cell/>
          <table:table-cell office:value-type="float" office:value="4.376" calcext:value-type="float">
            <text:p>4,376</text:p>
          </table:table-cell>
          <table:table-cell office:value-type="float" office:value="1.49823879618302" calcext:value-type="float">
            <text:p>1,49823879618302</text:p>
          </table:table-cell>
        </table:table-row>
        <table:table-row table:style-name="ro1">
          <table:table-cell/>
          <table:table-cell office:value-type="float" office:value="4.378" calcext:value-type="float">
            <text:p>4,378</text:p>
          </table:table-cell>
          <table:table-cell office:value-type="float" office:value="1.49705169858944" calcext:value-type="float">
            <text:p>1,49705169858944</text:p>
          </table:table-cell>
        </table:table-row>
        <table:table-row table:style-name="ro1">
          <table:table-cell/>
          <table:table-cell office:value-type="float" office:value="4.38" calcext:value-type="float">
            <text:p>4,38</text:p>
          </table:table-cell>
          <table:table-cell office:value-type="float" office:value="1.49586600033072" calcext:value-type="float">
            <text:p>1,49586600033072</text:p>
          </table:table-cell>
        </table:table-row>
        <table:table-row table:style-name="ro1">
          <table:table-cell/>
          <table:table-cell office:value-type="float" office:value="4.382" calcext:value-type="float">
            <text:p>4,382</text:p>
          </table:table-cell>
          <table:table-cell office:value-type="float" office:value="1.49468169923215" calcext:value-type="float">
            <text:p>1,49468169923215</text:p>
          </table:table-cell>
        </table:table-row>
        <table:table-row table:style-name="ro1">
          <table:table-cell/>
          <table:table-cell office:value-type="float" office:value="4.384" calcext:value-type="float">
            <text:p>4,384</text:p>
          </table:table-cell>
          <table:table-cell office:value-type="float" office:value="1.49349879312321" calcext:value-type="float">
            <text:p>1,49349879312321</text:p>
          </table:table-cell>
        </table:table-row>
        <table:table-row table:style-name="ro1">
          <table:table-cell/>
          <table:table-cell office:value-type="float" office:value="4.386" calcext:value-type="float">
            <text:p>4,386</text:p>
          </table:table-cell>
          <table:table-cell office:value-type="float" office:value="1.49231727983751" calcext:value-type="float">
            <text:p>1,49231727983751</text:p>
          </table:table-cell>
        </table:table-row>
        <table:table-row table:style-name="ro1">
          <table:table-cell/>
          <table:table-cell office:value-type="float" office:value="4.388" calcext:value-type="float">
            <text:p>4,388</text:p>
          </table:table-cell>
          <table:table-cell office:value-type="float" office:value="1.4911371572128" calcext:value-type="float">
            <text:p>1,4911371572128</text:p>
          </table:table-cell>
        </table:table-row>
        <table:table-row table:style-name="ro1">
          <table:table-cell/>
          <table:table-cell office:value-type="float" office:value="4.39" calcext:value-type="float">
            <text:p>4,39</text:p>
          </table:table-cell>
          <table:table-cell office:value-type="float" office:value="1.48995842309098" calcext:value-type="float">
            <text:p>1,48995842309098</text:p>
          </table:table-cell>
        </table:table-row>
        <table:table-row table:style-name="ro1">
          <table:table-cell/>
          <table:table-cell office:value-type="float" office:value="4.392" calcext:value-type="float">
            <text:p>4,392</text:p>
          </table:table-cell>
          <table:table-cell office:value-type="float" office:value="1.48878107531805" calcext:value-type="float">
            <text:p>1,48878107531805</text:p>
          </table:table-cell>
        </table:table-row>
        <table:table-row table:style-name="ro1">
          <table:table-cell/>
          <table:table-cell office:value-type="float" office:value="4.394" calcext:value-type="float">
            <text:p>4,394</text:p>
          </table:table-cell>
          <table:table-cell office:value-type="float" office:value="1.48760511174414" calcext:value-type="float">
            <text:p>1,48760511174414</text:p>
          </table:table-cell>
        </table:table-row>
        <table:table-row table:style-name="ro1">
          <table:table-cell/>
          <table:table-cell office:value-type="float" office:value="4.396" calcext:value-type="float">
            <text:p>4,396</text:p>
          </table:table-cell>
          <table:table-cell office:value-type="float" office:value="1.48643053022348" calcext:value-type="float">
            <text:p>1,48643053022348</text:p>
          </table:table-cell>
        </table:table-row>
        <table:table-row table:style-name="ro1">
          <table:table-cell/>
          <table:table-cell office:value-type="float" office:value="4.398" calcext:value-type="float">
            <text:p>4,398</text:p>
          </table:table-cell>
          <table:table-cell office:value-type="float" office:value="1.48525732861439" calcext:value-type="float">
            <text:p>1,48525732861439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1.48408550477927" calcext:value-type="float">
            <text:p>1,48408550477927</text:p>
          </table:table-cell>
        </table:table-row>
        <table:table-row table:style-name="ro1">
          <table:table-cell/>
          <table:table-cell office:value-type="float" office:value="4.402" calcext:value-type="float">
            <text:p>4,402</text:p>
          </table:table-cell>
          <table:table-cell office:value-type="float" office:value="1.48291505658462" calcext:value-type="float">
            <text:p>1,48291505658462</text:p>
          </table:table-cell>
        </table:table-row>
        <table:table-row table:style-name="ro1">
          <table:table-cell/>
          <table:table-cell office:value-type="float" office:value="4.404" calcext:value-type="float">
            <text:p>4,404</text:p>
          </table:table-cell>
          <table:table-cell office:value-type="float" office:value="1.48174598190099" calcext:value-type="float">
            <text:p>1,48174598190099</text:p>
          </table:table-cell>
        </table:table-row>
        <table:table-row table:style-name="ro1">
          <table:table-cell/>
          <table:table-cell office:value-type="float" office:value="4.406" calcext:value-type="float">
            <text:p>4,406</text:p>
          </table:table-cell>
          <table:table-cell office:value-type="float" office:value="1.48057827860299" calcext:value-type="float">
            <text:p>1,48057827860299</text:p>
          </table:table-cell>
        </table:table-row>
        <table:table-row table:style-name="ro1">
          <table:table-cell/>
          <table:table-cell office:value-type="float" office:value="4.408" calcext:value-type="float">
            <text:p>4,408</text:p>
          </table:table-cell>
          <table:table-cell office:value-type="float" office:value="1.47941194456928" calcext:value-type="float">
            <text:p>1,47941194456928</text:p>
          </table:table-cell>
        </table:table-row>
        <table:table-row table:style-name="ro1">
          <table:table-cell/>
          <table:table-cell office:value-type="float" office:value="4.41" calcext:value-type="float">
            <text:p>4,41</text:p>
          </table:table-cell>
          <table:table-cell office:value-type="float" office:value="1.47824697768256" calcext:value-type="float">
            <text:p>1,47824697768256</text:p>
          </table:table-cell>
        </table:table-row>
        <table:table-row table:style-name="ro1">
          <table:table-cell/>
          <table:table-cell office:value-type="float" office:value="4.412" calcext:value-type="float">
            <text:p>4,412</text:p>
          </table:table-cell>
          <table:table-cell office:value-type="float" office:value="1.47708337582956" calcext:value-type="float">
            <text:p>1,47708337582956</text:p>
          </table:table-cell>
        </table:table-row>
        <table:table-row table:style-name="ro1">
          <table:table-cell/>
          <table:table-cell office:value-type="float" office:value="4.414" calcext:value-type="float">
            <text:p>4,414</text:p>
          </table:table-cell>
          <table:table-cell office:value-type="float" office:value="1.47592113690104" calcext:value-type="float">
            <text:p>1,47592113690104</text:p>
          </table:table-cell>
        </table:table-row>
        <table:table-row table:style-name="ro1">
          <table:table-cell/>
          <table:table-cell office:value-type="float" office:value="4.416" calcext:value-type="float">
            <text:p>4,416</text:p>
          </table:table-cell>
          <table:table-cell office:value-type="float" office:value="1.47476025879177" calcext:value-type="float">
            <text:p>1,47476025879177</text:p>
          </table:table-cell>
        </table:table-row>
        <table:table-row table:style-name="ro1">
          <table:table-cell/>
          <table:table-cell office:value-type="float" office:value="4.418" calcext:value-type="float">
            <text:p>4,418</text:p>
          </table:table-cell>
          <table:table-cell office:value-type="float" office:value="1.47360073940051" calcext:value-type="float">
            <text:p>1,47360073940051</text:p>
          </table:table-cell>
        </table:table-row>
        <table:table-row table:style-name="ro1">
          <table:table-cell/>
          <table:table-cell office:value-type="float" office:value="4.42" calcext:value-type="float">
            <text:p>4,42</text:p>
          </table:table-cell>
          <table:table-cell office:value-type="float" office:value="1.47244257663004" calcext:value-type="float">
            <text:p>1,47244257663004</text:p>
          </table:table-cell>
        </table:table-row>
        <table:table-row table:style-name="ro1">
          <table:table-cell/>
          <table:table-cell office:value-type="float" office:value="4.422" calcext:value-type="float">
            <text:p>4,422</text:p>
          </table:table-cell>
          <table:table-cell office:value-type="float" office:value="1.47128576838711" calcext:value-type="float">
            <text:p>1,47128576838711</text:p>
          </table:table-cell>
        </table:table-row>
        <table:table-row table:style-name="ro1">
          <table:table-cell/>
          <table:table-cell office:value-type="float" office:value="4.424" calcext:value-type="float">
            <text:p>4,424</text:p>
          </table:table-cell>
          <table:table-cell office:value-type="float" office:value="1.47013031258244" calcext:value-type="float">
            <text:p>1,47013031258244</text:p>
          </table:table-cell>
        </table:table-row>
        <table:table-row table:style-name="ro1">
          <table:table-cell/>
          <table:table-cell office:value-type="float" office:value="4.426" calcext:value-type="float">
            <text:p>4,426</text:p>
          </table:table-cell>
          <table:table-cell office:value-type="float" office:value="1.46897620713074" calcext:value-type="float">
            <text:p>1,46897620713074</text:p>
          </table:table-cell>
        </table:table-row>
        <table:table-row table:style-name="ro1">
          <table:table-cell/>
          <table:table-cell office:value-type="float" office:value="4.428" calcext:value-type="float">
            <text:p>4,428</text:p>
          </table:table-cell>
          <table:table-cell office:value-type="float" office:value="1.46782344995067" calcext:value-type="float">
            <text:p>1,46782344995067</text:p>
          </table:table-cell>
        </table:table-row>
        <table:table-row table:style-name="ro1">
          <table:table-cell/>
          <table:table-cell office:value-type="float" office:value="4.43" calcext:value-type="float">
            <text:p>4,43</text:p>
          </table:table-cell>
          <table:table-cell office:value-type="float" office:value="1.46667203896483" calcext:value-type="float">
            <text:p>1,46667203896483</text:p>
          </table:table-cell>
        </table:table-row>
        <table:table-row table:style-name="ro1">
          <table:table-cell/>
          <table:table-cell office:value-type="float" office:value="4.432" calcext:value-type="float">
            <text:p>4,432</text:p>
          </table:table-cell>
          <table:table-cell office:value-type="float" office:value="1.46552197209978" calcext:value-type="float">
            <text:p>1,46552197209978</text:p>
          </table:table-cell>
        </table:table-row>
        <table:table-row table:style-name="ro1">
          <table:table-cell/>
          <table:table-cell office:value-type="float" office:value="4.434" calcext:value-type="float">
            <text:p>4,434</text:p>
          </table:table-cell>
          <table:table-cell office:value-type="float" office:value="1.46437324728601" calcext:value-type="float">
            <text:p>1,46437324728601</text:p>
          </table:table-cell>
        </table:table-row>
        <table:table-row table:style-name="ro1">
          <table:table-cell/>
          <table:table-cell office:value-type="float" office:value="4.436" calcext:value-type="float">
            <text:p>4,436</text:p>
          </table:table-cell>
          <table:table-cell office:value-type="float" office:value="1.46322586245791" calcext:value-type="float">
            <text:p>1,46322586245791</text:p>
          </table:table-cell>
        </table:table-row>
        <table:table-row table:style-name="ro1">
          <table:table-cell/>
          <table:table-cell office:value-type="float" office:value="4.438" calcext:value-type="float">
            <text:p>4,438</text:p>
          </table:table-cell>
          <table:table-cell office:value-type="float" office:value="1.46207981555383" calcext:value-type="float">
            <text:p>1,46207981555383</text:p>
          </table:table-cell>
        </table:table-row>
        <table:table-row table:style-name="ro1">
          <table:table-cell/>
          <table:table-cell office:value-type="float" office:value="4.44" calcext:value-type="float">
            <text:p>4,44</text:p>
          </table:table-cell>
          <table:table-cell office:value-type="float" office:value="1.46093510451598" calcext:value-type="float">
            <text:p>1,46093510451598</text:p>
          </table:table-cell>
        </table:table-row>
        <table:table-row table:style-name="ro1">
          <table:table-cell/>
          <table:table-cell office:value-type="float" office:value="4.442" calcext:value-type="float">
            <text:p>4,442</text:p>
          </table:table-cell>
          <table:table-cell office:value-type="float" office:value="1.4597917272905" calcext:value-type="float">
            <text:p>1,4597917272905</text:p>
          </table:table-cell>
        </table:table-row>
        <table:table-row table:style-name="ro1">
          <table:table-cell/>
          <table:table-cell office:value-type="float" office:value="4.444" calcext:value-type="float">
            <text:p>4,444</text:p>
          </table:table-cell>
          <table:table-cell office:value-type="float" office:value="1.45864968182741" calcext:value-type="float">
            <text:p>1,45864968182741</text:p>
          </table:table-cell>
        </table:table-row>
        <table:table-row table:style-name="ro1">
          <table:table-cell/>
          <table:table-cell office:value-type="float" office:value="4.446" calcext:value-type="float">
            <text:p>4,446</text:p>
          </table:table-cell>
          <table:table-cell office:value-type="float" office:value="1.4575089660806" calcext:value-type="float">
            <text:p>1,4575089660806</text:p>
          </table:table-cell>
        </table:table-row>
        <table:table-row table:style-name="ro1">
          <table:table-cell/>
          <table:table-cell office:value-type="float" office:value="4.448" calcext:value-type="float">
            <text:p>4,448</text:p>
          </table:table-cell>
          <table:table-cell office:value-type="float" office:value="1.45636957800787" calcext:value-type="float">
            <text:p>1,45636957800787</text:p>
          </table:table-cell>
        </table:table-row>
        <table:table-row table:style-name="ro1">
          <table:table-cell/>
          <table:table-cell office:value-type="float" office:value="4.45" calcext:value-type="float">
            <text:p>4,45</text:p>
          </table:table-cell>
          <table:table-cell office:value-type="float" office:value="1.45523151557082" calcext:value-type="float">
            <text:p>1,45523151557082</text:p>
          </table:table-cell>
        </table:table-row>
        <table:table-row table:style-name="ro1">
          <table:table-cell/>
          <table:table-cell office:value-type="float" office:value="4.452" calcext:value-type="float">
            <text:p>4,452</text:p>
          </table:table-cell>
          <table:table-cell office:value-type="float" office:value="1.45409477673498" calcext:value-type="float">
            <text:p>1,45409477673498</text:p>
          </table:table-cell>
        </table:table-row>
        <table:table-row table:style-name="ro1">
          <table:table-cell/>
          <table:table-cell office:value-type="float" office:value="4.454" calcext:value-type="float">
            <text:p>4,454</text:p>
          </table:table-cell>
          <table:table-cell office:value-type="float" office:value="1.45295935946966" calcext:value-type="float">
            <text:p>1,45295935946966</text:p>
          </table:table-cell>
        </table:table-row>
        <table:table-row table:style-name="ro1">
          <table:table-cell/>
          <table:table-cell office:value-type="float" office:value="4.456" calcext:value-type="float">
            <text:p>4,456</text:p>
          </table:table-cell>
          <table:table-cell office:value-type="float" office:value="1.45182526174804" calcext:value-type="float">
            <text:p>1,45182526174804</text:p>
          </table:table-cell>
        </table:table-row>
        <table:table-row table:style-name="ro1">
          <table:table-cell/>
          <table:table-cell office:value-type="float" office:value="4.458" calcext:value-type="float">
            <text:p>4,458</text:p>
          </table:table-cell>
          <table:table-cell office:value-type="float" office:value="1.45069248154713" calcext:value-type="float">
            <text:p>1,45069248154713</text:p>
          </table:table-cell>
        </table:table-row>
        <table:table-row table:style-name="ro1">
          <table:table-cell/>
          <table:table-cell office:value-type="float" office:value="4.46" calcext:value-type="float">
            <text:p>4,46</text:p>
          </table:table-cell>
          <table:table-cell office:value-type="float" office:value="1.44956101684777" calcext:value-type="float">
            <text:p>1,44956101684777</text:p>
          </table:table-cell>
        </table:table-row>
        <table:table-row table:style-name="ro1">
          <table:table-cell/>
          <table:table-cell office:value-type="float" office:value="4.462" calcext:value-type="float">
            <text:p>4,462</text:p>
          </table:table-cell>
          <table:table-cell office:value-type="float" office:value="1.44843086563457" calcext:value-type="float">
            <text:p>1,44843086563457</text:p>
          </table:table-cell>
        </table:table-row>
        <table:table-row table:style-name="ro1">
          <table:table-cell/>
          <table:table-cell office:value-type="float" office:value="4.464" calcext:value-type="float">
            <text:p>4,464</text:p>
          </table:table-cell>
          <table:table-cell office:value-type="float" office:value="1.447302025896" calcext:value-type="float">
            <text:p>1,447302025896</text:p>
          </table:table-cell>
        </table:table-row>
        <table:table-row table:style-name="ro1">
          <table:table-cell/>
          <table:table-cell office:value-type="float" office:value="4.466" calcext:value-type="float">
            <text:p>4,466</text:p>
          </table:table-cell>
          <table:table-cell office:value-type="float" office:value="1.44617449562428" calcext:value-type="float">
            <text:p>1,44617449562428</text:p>
          </table:table-cell>
        </table:table-row>
        <table:table-row table:style-name="ro1">
          <table:table-cell/>
          <table:table-cell office:value-type="float" office:value="4.468" calcext:value-type="float">
            <text:p>4,468</text:p>
          </table:table-cell>
          <table:table-cell office:value-type="float" office:value="1.44504827281558" calcext:value-type="float">
            <text:p>1,44504827281558</text:p>
          </table:table-cell>
        </table:table-row>
        <table:table-row table:style-name="ro1">
          <table:table-cell/>
          <table:table-cell office:value-type="float" office:value="4.47" calcext:value-type="float">
            <text:p>4,47</text:p>
          </table:table-cell>
          <table:table-cell office:value-type="float" office:value="1.44392335546944" calcext:value-type="float">
            <text:p>1,44392335546944</text:p>
          </table:table-cell>
        </table:table-row>
        <table:table-row table:style-name="ro1">
          <table:table-cell/>
          <table:table-cell office:value-type="float" office:value="4.472" calcext:value-type="float">
            <text:p>4,472</text:p>
          </table:table-cell>
          <table:table-cell office:value-type="float" office:value="1.44279974158957" calcext:value-type="float">
            <text:p>1,44279974158957</text:p>
          </table:table-cell>
        </table:table-row>
        <table:table-row table:style-name="ro1">
          <table:table-cell/>
          <table:table-cell office:value-type="float" office:value="4.474" calcext:value-type="float">
            <text:p>4,474</text:p>
          </table:table-cell>
          <table:table-cell office:value-type="float" office:value="1.44167742918329" calcext:value-type="float">
            <text:p>1,44167742918329</text:p>
          </table:table-cell>
        </table:table-row>
        <table:table-row table:style-name="ro1">
          <table:table-cell/>
          <table:table-cell office:value-type="float" office:value="4.476" calcext:value-type="float">
            <text:p>4,476</text:p>
          </table:table-cell>
          <table:table-cell office:value-type="float" office:value="1.4405564162617" calcext:value-type="float">
            <text:p>1,4405564162617</text:p>
          </table:table-cell>
        </table:table-row>
        <table:table-row table:style-name="ro1">
          <table:table-cell/>
          <table:table-cell office:value-type="float" office:value="4.478" calcext:value-type="float">
            <text:p>4,478</text:p>
          </table:table-cell>
          <table:table-cell office:value-type="float" office:value="1.43943670083963" calcext:value-type="float">
            <text:p>1,43943670083963</text:p>
          </table:table-cell>
        </table:table-row>
        <table:table-row table:style-name="ro1">
          <table:table-cell/>
          <table:table-cell office:value-type="float" office:value="4.48" calcext:value-type="float">
            <text:p>4,48</text:p>
          </table:table-cell>
          <table:table-cell office:value-type="float" office:value="1.43831828093566" calcext:value-type="float">
            <text:p>1,43831828093566</text:p>
          </table:table-cell>
        </table:table-row>
        <table:table-row table:style-name="ro1">
          <table:table-cell/>
          <table:table-cell office:value-type="float" office:value="4.482" calcext:value-type="float">
            <text:p>4,482</text:p>
          </table:table-cell>
          <table:table-cell office:value-type="float" office:value="1.43720115457208" calcext:value-type="float">
            <text:p>1,43720115457208</text:p>
          </table:table-cell>
        </table:table-row>
        <table:table-row table:style-name="ro1">
          <table:table-cell/>
          <table:table-cell office:value-type="float" office:value="4.484" calcext:value-type="float">
            <text:p>4,484</text:p>
          </table:table-cell>
          <table:table-cell office:value-type="float" office:value="1.43608531977492" calcext:value-type="float">
            <text:p>1,43608531977492</text:p>
          </table:table-cell>
        </table:table-row>
        <table:table-row table:style-name="ro1">
          <table:table-cell/>
          <table:table-cell office:value-type="float" office:value="4.486" calcext:value-type="float">
            <text:p>4,486</text:p>
          </table:table-cell>
          <table:table-cell office:value-type="float" office:value="1.4349707745739" calcext:value-type="float">
            <text:p>1,4349707745739</text:p>
          </table:table-cell>
        </table:table-row>
        <table:table-row table:style-name="ro1">
          <table:table-cell/>
          <table:table-cell office:value-type="float" office:value="4.488" calcext:value-type="float">
            <text:p>4,488</text:p>
          </table:table-cell>
          <table:table-cell office:value-type="float" office:value="1.43385751700248" calcext:value-type="float">
            <text:p>1,43385751700248</text:p>
          </table:table-cell>
        </table:table-row>
        <table:table-row table:style-name="ro1">
          <table:table-cell/>
          <table:table-cell office:value-type="float" office:value="4.49" calcext:value-type="float">
            <text:p>4,49</text:p>
          </table:table-cell>
          <table:table-cell office:value-type="float" office:value="1.43274554509777" calcext:value-type="float">
            <text:p>1,43274554509777</text:p>
          </table:table-cell>
        </table:table-row>
        <table:table-row table:style-name="ro1">
          <table:table-cell/>
          <table:table-cell office:value-type="float" office:value="4.492" calcext:value-type="float">
            <text:p>4,492</text:p>
          </table:table-cell>
          <table:table-cell office:value-type="float" office:value="1.4316348569006" calcext:value-type="float">
            <text:p>1,4316348569006</text:p>
          </table:table-cell>
        </table:table-row>
        <table:table-row table:style-name="ro1">
          <table:table-cell/>
          <table:table-cell office:value-type="float" office:value="4.494" calcext:value-type="float">
            <text:p>4,494</text:p>
          </table:table-cell>
          <table:table-cell office:value-type="float" office:value="1.43052545045547" calcext:value-type="float">
            <text:p>1,43052545045547</text:p>
          </table:table-cell>
        </table:table-row>
        <table:table-row table:style-name="ro1">
          <table:table-cell/>
          <table:table-cell office:value-type="float" office:value="4.496" calcext:value-type="float">
            <text:p>4,496</text:p>
          </table:table-cell>
          <table:table-cell office:value-type="float" office:value="1.42941732381056" calcext:value-type="float">
            <text:p>1,42941732381056</text:p>
          </table:table-cell>
        </table:table-row>
        <table:table-row table:style-name="ro1">
          <table:table-cell/>
          <table:table-cell office:value-type="float" office:value="4.498" calcext:value-type="float">
            <text:p>4,498</text:p>
          </table:table-cell>
          <table:table-cell office:value-type="float" office:value="1.42831047501769" calcext:value-type="float">
            <text:p>1,42831047501769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1.42720490213236" calcext:value-type="float">
            <text:p>1,42720490213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04T18:56:18.878326400</dc:date>
    <meta:editing-duration>PT2M12S</meta:editing-duration>
    <meta:editing-cycles>1</meta:editing-cycles>
    <meta:document-statistic meta:table-count="1" meta:cell-count="2002" meta:object-count="1"/>
    <meta:generator>LibreOffice/25.8.3.2$Windows_X86_64 LibreOffice_project/8ca8d55c161d602844f5428fa4b58097424e324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2cm" svg:y="4.201cm" style:legend-expansion="high" chart:style-name="ch2"/>
        <chart:plot-area chart:style-name="ch3" svg:x="0.32cm" svg:y="0.18cm" svg:width="12.582cm" svg:height="8.64cm">
          <chart:coordinate-region svg:x="1.049cm" svg:y="0.379cm" svg:width="11.75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impar.C1:graphimpar.C1001" chart:class="chart:scatter">
            <chart:domain table:cell-range-address="graphimpar.B1:graphimpar.B1001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graphimpar.B1:graphimpar.B1001</svg:desc>
                </draw:g>
              </table:table-cell>
              <table:table-cell office:value-type="float" office:value="3.75528434083043">
                <text:p>3.75528434083043</text:p>
                <draw:g>
                  <svg:desc>graphimpar.C1:graphimpar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2">
                <text:p>2.502</text:p>
              </table:table-cell>
              <table:table-cell office:value-type="float" office:value="3.75071024092938">
                <text:p>3.75071024092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04">
                <text:p>2.504</text:p>
              </table:table-cell>
              <table:table-cell office:value-type="float" office:value="3.74614409638475">
                <text:p>3.74614409638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06">
                <text:p>2.506</text:p>
              </table:table-cell>
              <table:table-cell office:value-type="float" office:value="3.74158589033975">
                <text:p>3.74158589033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08">
                <text:p>2.508</text:p>
              </table:table-cell>
              <table:table-cell office:value-type="float" office:value="3.73703560597412">
                <text:p>3.73703560597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">
                <text:p>2.51</text:p>
              </table:table-cell>
              <table:table-cell office:value-type="float" office:value="3.73249322650409">
                <text:p>3.732493226504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2">
                <text:p>2.512</text:p>
              </table:table-cell>
              <table:table-cell office:value-type="float" office:value="3.72795873518232">
                <text:p>3.72795873518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14">
                <text:p>2.514</text:p>
              </table:table-cell>
              <table:table-cell office:value-type="float" office:value="3.7234321152979">
                <text:p>3.7234321152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16">
                <text:p>2.516</text:p>
              </table:table-cell>
              <table:table-cell office:value-type="float" office:value="3.71891335017626">
                <text:p>3.71891335017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18">
                <text:p>2.518</text:p>
              </table:table-cell>
              <table:table-cell office:value-type="float" office:value="3.71440242317917">
                <text:p>3.714402423179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">
                <text:p>2.52</text:p>
              </table:table-cell>
              <table:table-cell office:value-type="float" office:value="3.70989931770465">
                <text:p>3.70989931770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22">
                <text:p>2.522</text:p>
              </table:table-cell>
              <table:table-cell office:value-type="float" office:value="3.70540401718698">
                <text:p>3.70540401718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24">
                <text:p>2.524</text:p>
              </table:table-cell>
              <table:table-cell office:value-type="float" office:value="3.7009165050966">
                <text:p>3.7009165050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26">
                <text:p>2.526</text:p>
              </table:table-cell>
              <table:table-cell office:value-type="float" office:value="3.69643676494013">
                <text:p>3.6964367649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28">
                <text:p>2.528</text:p>
              </table:table-cell>
              <table:table-cell office:value-type="float" office:value="3.69196478026025">
                <text:p>3.69196478026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">
                <text:p>2.53</text:p>
              </table:table-cell>
              <table:table-cell office:value-type="float" office:value="3.68750053463572">
                <text:p>3.687500534635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32">
                <text:p>2.532</text:p>
              </table:table-cell>
              <table:table-cell office:value-type="float" office:value="3.68304401168129">
                <text:p>3.68304401168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34">
                <text:p>2.534</text:p>
              </table:table-cell>
              <table:table-cell office:value-type="float" office:value="3.67859519504768">
                <text:p>3.67859519504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36">
                <text:p>2.536</text:p>
              </table:table-cell>
              <table:table-cell office:value-type="float" office:value="3.67415406842153">
                <text:p>3.67415406842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8">
                <text:p>2.538</text:p>
              </table:table-cell>
              <table:table-cell office:value-type="float" office:value="3.66972061552535">
                <text:p>3.66972061552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4">
                <text:p>2.54</text:p>
              </table:table-cell>
              <table:table-cell office:value-type="float" office:value="3.66529482011745">
                <text:p>3.66529482011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42">
                <text:p>2.542</text:p>
              </table:table-cell>
              <table:table-cell office:value-type="float" office:value="3.66087666599194">
                <text:p>3.66087666599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44">
                <text:p>2.544</text:p>
              </table:table-cell>
              <table:table-cell office:value-type="float" office:value="3.65646613697863">
                <text:p>3.65646613697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46">
                <text:p>2.546</text:p>
              </table:table-cell>
              <table:table-cell office:value-type="float" office:value="3.65206321694302">
                <text:p>3.65206321694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48">
                <text:p>2.548</text:p>
              </table:table-cell>
              <table:table-cell office:value-type="float" office:value="3.64766788978625">
                <text:p>3.64766788978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5">
                <text:p>2.55</text:p>
              </table:table-cell>
              <table:table-cell office:value-type="float" office:value="3.64328013944503">
                <text:p>3.64328013944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">
                <text:p>2.552</text:p>
              </table:table-cell>
              <table:table-cell office:value-type="float" office:value="3.63889994989158">
                <text:p>3.63889994989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54">
                <text:p>2.554</text:p>
              </table:table-cell>
              <table:table-cell office:value-type="float" office:value="3.63452730513364">
                <text:p>3.63452730513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56">
                <text:p>2.556</text:p>
              </table:table-cell>
              <table:table-cell office:value-type="float" office:value="3.63016218921434">
                <text:p>3.630162189214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58">
                <text:p>2.558</text:p>
              </table:table-cell>
              <table:table-cell office:value-type="float" office:value="3.62580458621223">
                <text:p>3.62580458621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6">
                <text:p>2.56</text:p>
              </table:table-cell>
              <table:table-cell office:value-type="float" office:value="3.62145448024116">
                <text:p>3.62145448024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62">
                <text:p>2.562</text:p>
              </table:table-cell>
              <table:table-cell office:value-type="float" office:value="3.61711185545028">
                <text:p>3.617111855450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564">
                <text:p>2.564</text:p>
              </table:table-cell>
              <table:table-cell office:value-type="float" office:value="3.61277669602394">
                <text:p>3.61277669602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66">
                <text:p>2.566</text:p>
              </table:table-cell>
              <table:table-cell office:value-type="float" office:value="3.6084489861817">
                <text:p>3.60844898618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68">
                <text:p>2.568</text:p>
              </table:table-cell>
              <table:table-cell office:value-type="float" office:value="3.60412871017822">
                <text:p>3.60412871017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7">
                <text:p>2.57</text:p>
              </table:table-cell>
              <table:table-cell office:value-type="float" office:value="3.59981585230326">
                <text:p>3.59981585230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72">
                <text:p>2.572</text:p>
              </table:table-cell>
              <table:table-cell office:value-type="float" office:value="3.59551039688156">
                <text:p>3.59551039688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74">
                <text:p>2.574</text:p>
              </table:table-cell>
              <table:table-cell office:value-type="float" office:value="3.59121232827286">
                <text:p>3.59121232827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76">
                <text:p>2.576</text:p>
              </table:table-cell>
              <table:table-cell office:value-type="float" office:value="3.58692163087181">
                <text:p>3.58692163087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578">
                <text:p>2.578</text:p>
              </table:table-cell>
              <table:table-cell office:value-type="float" office:value="3.58263828910792">
                <text:p>3.58263828910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8">
                <text:p>2.58</text:p>
              </table:table-cell>
              <table:table-cell office:value-type="float" office:value="3.57836228744551">
                <text:p>3.57836228744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2">
                <text:p>2.582</text:p>
              </table:table-cell>
              <table:table-cell office:value-type="float" office:value="3.57409361038364">
                <text:p>3.57409361038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84">
                <text:p>2.584</text:p>
              </table:table-cell>
              <table:table-cell office:value-type="float" office:value="3.56983224245609">
                <text:p>3.569832242456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6">
                <text:p>2.586</text:p>
              </table:table-cell>
              <table:table-cell office:value-type="float" office:value="3.56557816823128">
                <text:p>3.56557816823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8">
                <text:p>2.588</text:p>
              </table:table-cell>
              <table:table-cell office:value-type="float" office:value="3.56133137231223">
                <text:p>3.56133137231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9">
                <text:p>2.59</text:p>
              </table:table-cell>
              <table:table-cell office:value-type="float" office:value="3.55709183933649">
                <text:p>3.55709183933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92">
                <text:p>2.592</text:p>
              </table:table-cell>
              <table:table-cell office:value-type="float" office:value="3.5528595539761">
                <text:p>3.5528595539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94">
                <text:p>2.594</text:p>
              </table:table-cell>
              <table:table-cell office:value-type="float" office:value="3.54863450093751">
                <text:p>3.54863450093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6">
                <text:p>2.596</text:p>
              </table:table-cell>
              <table:table-cell office:value-type="float" office:value="3.54441666496157">
                <text:p>3.54441666496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98">
                <text:p>2.598</text:p>
              </table:table-cell>
              <table:table-cell office:value-type="float" office:value="3.54020603082344">
                <text:p>3.54020603082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3.53600258333253">
                <text:p>3.53600258333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02">
                <text:p>2.602</text:p>
              </table:table-cell>
              <table:table-cell office:value-type="float" office:value="3.53180630733247">
                <text:p>3.53180630733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04">
                <text:p>2.604</text:p>
              </table:table-cell>
              <table:table-cell office:value-type="float" office:value="3.52761718770104">
                <text:p>3.527617187701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06">
                <text:p>2.606</text:p>
              </table:table-cell>
              <table:table-cell office:value-type="float" office:value="3.52343520935009">
                <text:p>3.52343520935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08">
                <text:p>2.608</text:p>
              </table:table-cell>
              <table:table-cell office:value-type="float" office:value="3.51926035722554">
                <text:p>3.51926035722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1">
                <text:p>2.61</text:p>
              </table:table-cell>
              <table:table-cell office:value-type="float" office:value="3.51509261630728">
                <text:p>3.51509261630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12">
                <text:p>2.612</text:p>
              </table:table-cell>
              <table:table-cell office:value-type="float" office:value="3.51093197160912">
                <text:p>3.51093197160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14">
                <text:p>2.614</text:p>
              </table:table-cell>
              <table:table-cell office:value-type="float" office:value="3.50677840817873">
                <text:p>3.50677840817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16">
                <text:p>2.616</text:p>
              </table:table-cell>
              <table:table-cell office:value-type="float" office:value="3.50263191109761">
                <text:p>3.50263191109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618">
                <text:p>2.618</text:p>
              </table:table-cell>
              <table:table-cell office:value-type="float" office:value="3.49849246548099">
                <text:p>3.49849246548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2">
                <text:p>2.62</text:p>
              </table:table-cell>
              <table:table-cell office:value-type="float" office:value="3.4943600564778">
                <text:p>3.4943600564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2">
                <text:p>2.622</text:p>
              </table:table-cell>
              <table:table-cell office:value-type="float" office:value="3.49023466927064">
                <text:p>3.490234669270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624">
                <text:p>2.624</text:p>
              </table:table-cell>
              <table:table-cell office:value-type="float" office:value="3.48611628907563">
                <text:p>3.48611628907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6">
                <text:p>2.626</text:p>
              </table:table-cell>
              <table:table-cell office:value-type="float" office:value="3.48200490114246">
                <text:p>3.48200490114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28">
                <text:p>2.628</text:p>
              </table:table-cell>
              <table:table-cell office:value-type="float" office:value="3.47790049075425">
                <text:p>3.477900490754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3">
                <text:p>2.63</text:p>
              </table:table-cell>
              <table:table-cell office:value-type="float" office:value="3.47380304322756">
                <text:p>3.473803043227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32">
                <text:p>2.632</text:p>
              </table:table-cell>
              <table:table-cell office:value-type="float" office:value="3.46971254391227">
                <text:p>3.469712543912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34">
                <text:p>2.634</text:p>
              </table:table-cell>
              <table:table-cell office:value-type="float" office:value="3.46562897819154">
                <text:p>3.46562897819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636">
                <text:p>2.636</text:p>
              </table:table-cell>
              <table:table-cell office:value-type="float" office:value="3.46155233148178">
                <text:p>3.46155233148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38">
                <text:p>2.638</text:p>
              </table:table-cell>
              <table:table-cell office:value-type="float" office:value="3.45748258923257">
                <text:p>3.45748258923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4">
                <text:p>2.64</text:p>
              </table:table-cell>
              <table:table-cell office:value-type="float" office:value="3.45341973692657">
                <text:p>3.45341973692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42">
                <text:p>2.642</text:p>
              </table:table-cell>
              <table:table-cell office:value-type="float" office:value="3.44936376007953">
                <text:p>3.44936376007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44">
                <text:p>2.644</text:p>
              </table:table-cell>
              <table:table-cell office:value-type="float" office:value="3.44531464424017">
                <text:p>3.44531464424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46">
                <text:p>2.646</text:p>
              </table:table-cell>
              <table:table-cell office:value-type="float" office:value="3.44127237499014">
                <text:p>3.441272374990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48">
                <text:p>2.648</text:p>
              </table:table-cell>
              <table:table-cell office:value-type="float" office:value="3.43723693794397">
                <text:p>3.437236937943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5">
                <text:p>2.65</text:p>
              </table:table-cell>
              <table:table-cell office:value-type="float" office:value="3.43320831874901">
                <text:p>3.433208318749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52">
                <text:p>2.652</text:p>
              </table:table-cell>
              <table:table-cell office:value-type="float" office:value="3.42918650308535">
                <text:p>3.42918650308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54">
                <text:p>2.654</text:p>
              </table:table-cell>
              <table:table-cell office:value-type="float" office:value="3.42517147666578">
                <text:p>3.425171476665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56">
                <text:p>2.656</text:p>
              </table:table-cell>
              <table:table-cell office:value-type="float" office:value="3.42116322523571">
                <text:p>3.42116322523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8">
                <text:p>2.658</text:p>
              </table:table-cell>
              <table:table-cell office:value-type="float" office:value="3.41716173457315">
                <text:p>3.417161734573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3.4131669904886">
                <text:p>3.4131669904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662">
                <text:p>2.662</text:p>
              </table:table-cell>
              <table:table-cell office:value-type="float" office:value="3.40917897882502">
                <text:p>3.409178978825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64">
                <text:p>2.664</text:p>
              </table:table-cell>
              <table:table-cell office:value-type="float" office:value="3.40519768545776">
                <text:p>3.40519768545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666">
                <text:p>2.666</text:p>
              </table:table-cell>
              <table:table-cell office:value-type="float" office:value="3.4012230962945">
                <text:p>3.40122309629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668">
                <text:p>2.668</text:p>
              </table:table-cell>
              <table:table-cell office:value-type="float" office:value="3.39725519727519">
                <text:p>3.397255197275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7">
                <text:p>2.67</text:p>
              </table:table-cell>
              <table:table-cell office:value-type="float" office:value="3.39329397437199">
                <text:p>3.39329397437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672">
                <text:p>2.672</text:p>
              </table:table-cell>
              <table:table-cell office:value-type="float" office:value="3.38933941358922">
                <text:p>3.389339413589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674">
                <text:p>2.674</text:p>
              </table:table-cell>
              <table:table-cell office:value-type="float" office:value="3.38539150096328">
                <text:p>3.38539150096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676">
                <text:p>2.676</text:p>
              </table:table-cell>
              <table:table-cell office:value-type="float" office:value="3.38145022256258">
                <text:p>3.38145022256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78">
                <text:p>2.678</text:p>
              </table:table-cell>
              <table:table-cell office:value-type="float" office:value="3.37751556448753">
                <text:p>3.37751556448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8">
                <text:p>2.68</text:p>
              </table:table-cell>
              <table:table-cell office:value-type="float" office:value="3.3735875128704">
                <text:p>3.37358751287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682">
                <text:p>2.682</text:p>
              </table:table-cell>
              <table:table-cell office:value-type="float" office:value="3.36966605387536">
                <text:p>3.369666053875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84">
                <text:p>2.684</text:p>
              </table:table-cell>
              <table:table-cell office:value-type="float" office:value="3.36575117369831">
                <text:p>3.365751173698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86">
                <text:p>2.686</text:p>
              </table:table-cell>
              <table:table-cell office:value-type="float" office:value="3.36184285856689">
                <text:p>3.36184285856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88">
                <text:p>2.688</text:p>
              </table:table-cell>
              <table:table-cell office:value-type="float" office:value="3.35794109474041">
                <text:p>3.357941094740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9">
                <text:p>2.69</text:p>
              </table:table-cell>
              <table:table-cell office:value-type="float" office:value="3.35404586850977">
                <text:p>3.35404586850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92">
                <text:p>2.692</text:p>
              </table:table-cell>
              <table:table-cell office:value-type="float" office:value="3.35015716619739">
                <text:p>3.350157166197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4">
                <text:p>2.694</text:p>
              </table:table-cell>
              <table:table-cell office:value-type="float" office:value="3.3462749741572">
                <text:p>3.3462749741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96">
                <text:p>2.696</text:p>
              </table:table-cell>
              <table:table-cell office:value-type="float" office:value="3.3423992787745">
                <text:p>3.34239927877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98">
                <text:p>2.698</text:p>
              </table:table-cell>
              <table:table-cell office:value-type="float" office:value="3.33853006646597">
                <text:p>3.338530066465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">
                <text:p>2.7</text:p>
              </table:table-cell>
              <table:table-cell office:value-type="float" office:value="3.33466732367957">
                <text:p>3.334667323679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02">
                <text:p>2.702</text:p>
              </table:table-cell>
              <table:table-cell office:value-type="float" office:value="3.33081103689449">
                <text:p>3.330811036894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04">
                <text:p>2.704</text:p>
              </table:table-cell>
              <table:table-cell office:value-type="float" office:value="3.32696119262109">
                <text:p>3.32696119262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06">
                <text:p>2.706</text:p>
              </table:table-cell>
              <table:table-cell office:value-type="float" office:value="3.32311777740082">
                <text:p>3.323117777400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08">
                <text:p>2.708</text:p>
              </table:table-cell>
              <table:table-cell office:value-type="float" office:value="3.31928077780617">
                <text:p>3.319280777806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1">
                <text:p>2.71</text:p>
              </table:table-cell>
              <table:table-cell office:value-type="float" office:value="3.31545018044063">
                <text:p>3.31545018044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12">
                <text:p>2.712</text:p>
              </table:table-cell>
              <table:table-cell office:value-type="float" office:value="3.31162597193859">
                <text:p>3.31162597193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14">
                <text:p>2.714</text:p>
              </table:table-cell>
              <table:table-cell office:value-type="float" office:value="3.3078081389653">
                <text:p>3.30780813896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16">
                <text:p>2.716</text:p>
              </table:table-cell>
              <table:table-cell office:value-type="float" office:value="3.30399666821681">
                <text:p>3.30399666821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18">
                <text:p>2.718</text:p>
              </table:table-cell>
              <table:table-cell office:value-type="float" office:value="3.30019154641988">
                <text:p>3.30019154641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2">
                <text:p>2.72</text:p>
              </table:table-cell>
              <table:table-cell office:value-type="float" office:value="3.29639276033197">
                <text:p>3.296392760331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22">
                <text:p>2.722</text:p>
              </table:table-cell>
              <table:table-cell office:value-type="float" office:value="3.29260029674111">
                <text:p>3.29260029674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24">
                <text:p>2.724</text:p>
              </table:table-cell>
              <table:table-cell office:value-type="float" office:value="3.28881414246591">
                <text:p>3.288814142465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26">
                <text:p>2.726</text:p>
              </table:table-cell>
              <table:table-cell office:value-type="float" office:value="3.28503428435543">
                <text:p>3.285034284355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28">
                <text:p>2.728</text:p>
              </table:table-cell>
              <table:table-cell office:value-type="float" office:value="3.28126070928918">
                <text:p>3.281260709289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3">
                <text:p>2.73</text:p>
              </table:table-cell>
              <table:table-cell office:value-type="float" office:value="3.277493404177">
                <text:p>3.2774934041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32">
                <text:p>2.732</text:p>
              </table:table-cell>
              <table:table-cell office:value-type="float" office:value="3.27373235595904">
                <text:p>3.273732355959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34">
                <text:p>2.734</text:p>
              </table:table-cell>
              <table:table-cell office:value-type="float" office:value="3.26997755160568">
                <text:p>3.26997755160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36">
                <text:p>2.736</text:p>
              </table:table-cell>
              <table:table-cell office:value-type="float" office:value="3.26622897811747">
                <text:p>3.266228978117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38">
                <text:p>2.738</text:p>
              </table:table-cell>
              <table:table-cell office:value-type="float" office:value="3.26248662252507">
                <text:p>3.26248662252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4">
                <text:p>2.74</text:p>
              </table:table-cell>
              <table:table-cell office:value-type="float" office:value="3.25875047188918">
                <text:p>3.25875047188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42">
                <text:p>2.742</text:p>
              </table:table-cell>
              <table:table-cell office:value-type="float" office:value="3.25502051330048">
                <text:p>3.255020513300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44">
                <text:p>2.744</text:p>
              </table:table-cell>
              <table:table-cell office:value-type="float" office:value="3.25129673387959">
                <text:p>3.251296733879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46">
                <text:p>2.746</text:p>
              </table:table-cell>
              <table:table-cell office:value-type="float" office:value="3.24757912077696">
                <text:p>3.24757912077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748">
                <text:p>2.748</text:p>
              </table:table-cell>
              <table:table-cell office:value-type="float" office:value="3.24386766117286">
                <text:p>3.243867661172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5">
                <text:p>2.75</text:p>
              </table:table-cell>
              <table:table-cell office:value-type="float" office:value="3.24016234227728">
                <text:p>3.240162342277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52">
                <text:p>2.752</text:p>
              </table:table-cell>
              <table:table-cell office:value-type="float" office:value="3.23646315132989">
                <text:p>3.236463151329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54">
                <text:p>2.754</text:p>
              </table:table-cell>
              <table:table-cell office:value-type="float" office:value="3.23277007559996">
                <text:p>3.232770075599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56">
                <text:p>2.756</text:p>
              </table:table-cell>
              <table:table-cell office:value-type="float" office:value="3.22908310238631">
                <text:p>3.229083102386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58">
                <text:p>2.758</text:p>
              </table:table-cell>
              <table:table-cell office:value-type="float" office:value="3.22540221901724">
                <text:p>3.225402219017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6">
                <text:p>2.76</text:p>
              </table:table-cell>
              <table:table-cell office:value-type="float" office:value="3.22172741285048">
                <text:p>3.221727412850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62">
                <text:p>2.762</text:p>
              </table:table-cell>
              <table:table-cell office:value-type="float" office:value="3.21805867127312">
                <text:p>3.218058671273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64">
                <text:p>2.764</text:p>
              </table:table-cell>
              <table:table-cell office:value-type="float" office:value="3.21439598170153">
                <text:p>3.21439598170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66">
                <text:p>2.766</text:p>
              </table:table-cell>
              <table:table-cell office:value-type="float" office:value="3.21073933158132">
                <text:p>3.21073933158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68">
                <text:p>2.768</text:p>
              </table:table-cell>
              <table:table-cell office:value-type="float" office:value="3.20708870838729">
                <text:p>3.207088708387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7">
                <text:p>2.77</text:p>
              </table:table-cell>
              <table:table-cell office:value-type="float" office:value="3.20344409962334">
                <text:p>3.203444099623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72">
                <text:p>2.772</text:p>
              </table:table-cell>
              <table:table-cell office:value-type="float" office:value="3.1998054928224">
                <text:p>3.19980549282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74">
                <text:p>2.774</text:p>
              </table:table-cell>
              <table:table-cell office:value-type="float" office:value="3.19617287554641">
                <text:p>3.196172875546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6">
                <text:p>2.776</text:p>
              </table:table-cell>
              <table:table-cell office:value-type="float" office:value="3.19254623538621">
                <text:p>3.192546235386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78">
                <text:p>2.778</text:p>
              </table:table-cell>
              <table:table-cell office:value-type="float" office:value="3.18892555996152">
                <text:p>3.188925559961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8">
                <text:p>2.78</text:p>
              </table:table-cell>
              <table:table-cell office:value-type="float" office:value="3.18531083692086">
                <text:p>3.185310836920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82">
                <text:p>2.782</text:p>
              </table:table-cell>
              <table:table-cell office:value-type="float" office:value="3.18170205394146">
                <text:p>3.181702053941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84">
                <text:p>2.784</text:p>
              </table:table-cell>
              <table:table-cell office:value-type="float" office:value="3.17809919872925">
                <text:p>3.178099198729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6">
                <text:p>2.786</text:p>
              </table:table-cell>
              <table:table-cell office:value-type="float" office:value="3.17450225901876">
                <text:p>3.17450225901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88">
                <text:p>2.788</text:p>
              </table:table-cell>
              <table:table-cell office:value-type="float" office:value="3.17091122257308">
                <text:p>3.170911222573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79">
                <text:p>2.79</text:p>
              </table:table-cell>
              <table:table-cell office:value-type="float" office:value="3.16732607718376">
                <text:p>3.16732607718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792">
                <text:p>2.792</text:p>
              </table:table-cell>
              <table:table-cell office:value-type="float" office:value="3.16374681067082">
                <text:p>3.163746810670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94">
                <text:p>2.794</text:p>
              </table:table-cell>
              <table:table-cell office:value-type="float" office:value="3.1601734108826">
                <text:p>3.1601734108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96">
                <text:p>2.796</text:p>
              </table:table-cell>
              <table:table-cell office:value-type="float" office:value="3.15660586569576">
                <text:p>3.156605865695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98">
                <text:p>2.798</text:p>
              </table:table-cell>
              <table:table-cell office:value-type="float" office:value="3.15304416301521">
                <text:p>3.153044163015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">
                <text:p>2.8</text:p>
              </table:table-cell>
              <table:table-cell office:value-type="float" office:value="3.14948829077403">
                <text:p>3.149488290774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02">
                <text:p>2.802</text:p>
              </table:table-cell>
              <table:table-cell office:value-type="float" office:value="3.1459382369334">
                <text:p>3.1459382369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04">
                <text:p>2.804</text:p>
              </table:table-cell>
              <table:table-cell office:value-type="float" office:value="3.14239398948257">
                <text:p>3.142393989482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06">
                <text:p>2.806</text:p>
              </table:table-cell>
              <table:table-cell office:value-type="float" office:value="3.13885553643878">
                <text:p>3.138855536438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808">
                <text:p>2.808</text:p>
              </table:table-cell>
              <table:table-cell office:value-type="float" office:value="3.1353228658472">
                <text:p>3.13532286584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81">
                <text:p>2.81</text:p>
              </table:table-cell>
              <table:table-cell office:value-type="float" office:value="3.13179596578087">
                <text:p>3.131795965780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12">
                <text:p>2.812</text:p>
              </table:table-cell>
              <table:table-cell office:value-type="float" office:value="3.12827482434064">
                <text:p>3.128274824340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814">
                <text:p>2.814</text:p>
              </table:table-cell>
              <table:table-cell office:value-type="float" office:value="3.12475942965508">
                <text:p>3.124759429655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16">
                <text:p>2.816</text:p>
              </table:table-cell>
              <table:table-cell office:value-type="float" office:value="3.12124976988048">
                <text:p>3.12124976988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18">
                <text:p>2.818</text:p>
              </table:table-cell>
              <table:table-cell office:value-type="float" office:value="3.11774583320072">
                <text:p>3.11774583320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82">
                <text:p>2.82</text:p>
              </table:table-cell>
              <table:table-cell office:value-type="float" office:value="3.11424760782727">
                <text:p>3.114247607827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22">
                <text:p>2.822</text:p>
              </table:table-cell>
              <table:table-cell office:value-type="float" office:value="3.11075508199909">
                <text:p>3.11075508199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824">
                <text:p>2.824</text:p>
              </table:table-cell>
              <table:table-cell office:value-type="float" office:value="3.10726824398255">
                <text:p>3.107268243982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826">
                <text:p>2.826</text:p>
              </table:table-cell>
              <table:table-cell office:value-type="float" office:value="3.10378708207144">
                <text:p>3.103787082071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828">
                <text:p>2.828</text:p>
              </table:table-cell>
              <table:table-cell office:value-type="float" office:value="3.10031158458683">
                <text:p>3.100311584586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3">
                <text:p>2.83</text:p>
              </table:table-cell>
              <table:table-cell office:value-type="float" office:value="3.09684173987707">
                <text:p>3.096841739877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32">
                <text:p>2.832</text:p>
              </table:table-cell>
              <table:table-cell office:value-type="float" office:value="3.09337753631768">
                <text:p>3.09337753631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34">
                <text:p>2.834</text:p>
              </table:table-cell>
              <table:table-cell office:value-type="float" office:value="3.08991896231132">
                <text:p>3.089918962311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836">
                <text:p>2.836</text:p>
              </table:table-cell>
              <table:table-cell office:value-type="float" office:value="3.08646600628774">
                <text:p>3.086466006287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38">
                <text:p>2.838</text:p>
              </table:table-cell>
              <table:table-cell office:value-type="float" office:value="3.08301865670367">
                <text:p>3.08301865670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4">
                <text:p>2.84</text:p>
              </table:table-cell>
              <table:table-cell office:value-type="float" office:value="3.07957690204279">
                <text:p>3.079576902042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42">
                <text:p>2.842</text:p>
              </table:table-cell>
              <table:table-cell office:value-type="float" office:value="3.0761407308157">
                <text:p>3.07614073081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44">
                <text:p>2.844</text:p>
              </table:table-cell>
              <table:table-cell office:value-type="float" office:value="3.07271013155979">
                <text:p>3.072710131559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46">
                <text:p>2.846</text:p>
              </table:table-cell>
              <table:table-cell office:value-type="float" office:value="3.06928509283924">
                <text:p>3.069285092839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48">
                <text:p>2.848</text:p>
              </table:table-cell>
              <table:table-cell office:value-type="float" office:value="3.06586560324492">
                <text:p>3.065865603244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5">
                <text:p>2.85</text:p>
              </table:table-cell>
              <table:table-cell office:value-type="float" office:value="3.06245165139434">
                <text:p>3.062451651394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852">
                <text:p>2.852</text:p>
              </table:table-cell>
              <table:table-cell office:value-type="float" office:value="3.05904322593162">
                <text:p>3.059043225931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854">
                <text:p>2.854</text:p>
              </table:table-cell>
              <table:table-cell office:value-type="float" office:value="3.05564031552739">
                <text:p>3.05564031552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56">
                <text:p>2.856</text:p>
              </table:table-cell>
              <table:table-cell office:value-type="float" office:value="3.05224290887873">
                <text:p>3.052242908878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58">
                <text:p>2.858</text:p>
              </table:table-cell>
              <table:table-cell office:value-type="float" office:value="3.04885099470913">
                <text:p>3.04885099470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86">
                <text:p>2.86</text:p>
              </table:table-cell>
              <table:table-cell office:value-type="float" office:value="3.04546456176844">
                <text:p>3.045464561768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862">
                <text:p>2.862</text:p>
              </table:table-cell>
              <table:table-cell office:value-type="float" office:value="3.04208359883276">
                <text:p>3.042083598832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64">
                <text:p>2.864</text:p>
              </table:table-cell>
              <table:table-cell office:value-type="float" office:value="3.03870809470444">
                <text:p>3.038708094704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66">
                <text:p>2.866</text:p>
              </table:table-cell>
              <table:table-cell office:value-type="float" office:value="3.03533803821199">
                <text:p>3.035338038211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868">
                <text:p>2.868</text:p>
              </table:table-cell>
              <table:table-cell office:value-type="float" office:value="3.03197341820999">
                <text:p>3.03197341820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87">
                <text:p>2.87</text:p>
              </table:table-cell>
              <table:table-cell office:value-type="float" office:value="3.0286142235791">
                <text:p>3.02861422357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72">
                <text:p>2.872</text:p>
              </table:table-cell>
              <table:table-cell office:value-type="float" office:value="3.02526044322594">
                <text:p>3.02526044322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874">
                <text:p>2.874</text:p>
              </table:table-cell>
              <table:table-cell office:value-type="float" office:value="3.02191206608306">
                <text:p>3.021912066083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76">
                <text:p>2.876</text:p>
              </table:table-cell>
              <table:table-cell office:value-type="float" office:value="3.01856908110887">
                <text:p>3.018569081108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78">
                <text:p>2.878</text:p>
              </table:table-cell>
              <table:table-cell office:value-type="float" office:value="3.01523147728758">
                <text:p>3.015231477287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88">
                <text:p>2.88</text:p>
              </table:table-cell>
              <table:table-cell office:value-type="float" office:value="3.01189924362915">
                <text:p>3.011899243629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882">
                <text:p>2.882</text:p>
              </table:table-cell>
              <table:table-cell office:value-type="float" office:value="3.0085723691692">
                <text:p>3.00857236916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84">
                <text:p>2.884</text:p>
              </table:table-cell>
              <table:table-cell office:value-type="float" office:value="3.00525084296901">
                <text:p>3.005250842969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86">
                <text:p>2.886</text:p>
              </table:table-cell>
              <table:table-cell office:value-type="float" office:value="3.0019346541154">
                <text:p>3.0019346541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88">
                <text:p>2.888</text:p>
              </table:table-cell>
              <table:table-cell office:value-type="float" office:value="2.9986237917207">
                <text:p>2.99862379172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89">
                <text:p>2.89</text:p>
              </table:table-cell>
              <table:table-cell office:value-type="float" office:value="2.99531824492269">
                <text:p>2.995318244922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92">
                <text:p>2.892</text:p>
              </table:table-cell>
              <table:table-cell office:value-type="float" office:value="2.99201800288453">
                <text:p>2.992018002884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894">
                <text:p>2.894</text:p>
              </table:table-cell>
              <table:table-cell office:value-type="float" office:value="2.98872305479471">
                <text:p>2.988723054794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896">
                <text:p>2.896</text:p>
              </table:table-cell>
              <table:table-cell office:value-type="float" office:value="2.98543338986699">
                <text:p>2.985433389866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98">
                <text:p>2.898</text:p>
              </table:table-cell>
              <table:table-cell office:value-type="float" office:value="2.98214899734035">
                <text:p>2.982148997340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">
                <text:p>2.9</text:p>
              </table:table-cell>
              <table:table-cell office:value-type="float" office:value="2.97886986647889">
                <text:p>2.978869866478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902">
                <text:p>2.902</text:p>
              </table:table-cell>
              <table:table-cell office:value-type="float" office:value="2.97559598657183">
                <text:p>2.97559598657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04">
                <text:p>2.904</text:p>
              </table:table-cell>
              <table:table-cell office:value-type="float" office:value="2.97232734693343">
                <text:p>2.972327346933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906">
                <text:p>2.906</text:p>
              </table:table-cell>
              <table:table-cell office:value-type="float" office:value="2.96906393690289">
                <text:p>2.969063936902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908">
                <text:p>2.908</text:p>
              </table:table-cell>
              <table:table-cell office:value-type="float" office:value="2.96580574584435">
                <text:p>2.965805745844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91">
                <text:p>2.91</text:p>
              </table:table-cell>
              <table:table-cell office:value-type="float" office:value="2.96255276314681">
                <text:p>2.962552763146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912">
                <text:p>2.912</text:p>
              </table:table-cell>
              <table:table-cell office:value-type="float" office:value="2.95930497822406">
                <text:p>2.959304978224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914">
                <text:p>2.914</text:p>
              </table:table-cell>
              <table:table-cell office:value-type="float" office:value="2.95606238051463">
                <text:p>2.956062380514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916">
                <text:p>2.916</text:p>
              </table:table-cell>
              <table:table-cell office:value-type="float" office:value="2.95282495948175">
                <text:p>2.952824959481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918">
                <text:p>2.918</text:p>
              </table:table-cell>
              <table:table-cell office:value-type="float" office:value="2.94959270461325">
                <text:p>2.949592704613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92">
                <text:p>2.92</text:p>
              </table:table-cell>
              <table:table-cell office:value-type="float" office:value="2.94636560542155">
                <text:p>2.946365605421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922">
                <text:p>2.922</text:p>
              </table:table-cell>
              <table:table-cell office:value-type="float" office:value="2.94314365144356">
                <text:p>2.943143651443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924">
                <text:p>2.924</text:p>
              </table:table-cell>
              <table:table-cell office:value-type="float" office:value="2.93992683224066">
                <text:p>2.939926832240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26">
                <text:p>2.926</text:p>
              </table:table-cell>
              <table:table-cell office:value-type="float" office:value="2.9367151373986">
                <text:p>2.9367151373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928">
                <text:p>2.928</text:p>
              </table:table-cell>
              <table:table-cell office:value-type="float" office:value="2.93350855652749">
                <text:p>2.933508556527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93">
                <text:p>2.93</text:p>
              </table:table-cell>
              <table:table-cell office:value-type="float" office:value="2.9303070792617">
                <text:p>2.93030707926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2">
                <text:p>2.932</text:p>
              </table:table-cell>
              <table:table-cell office:value-type="float" office:value="2.92711069525983">
                <text:p>2.927110695259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934">
                <text:p>2.934</text:p>
              </table:table-cell>
              <table:table-cell office:value-type="float" office:value="2.92391939420464">
                <text:p>2.92391939420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936">
                <text:p>2.936</text:p>
              </table:table-cell>
              <table:table-cell office:value-type="float" office:value="2.92073316580301">
                <text:p>2.920733165803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938">
                <text:p>2.938</text:p>
              </table:table-cell>
              <table:table-cell office:value-type="float" office:value="2.91755199978585">
                <text:p>2.917551999785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94">
                <text:p>2.94</text:p>
              </table:table-cell>
              <table:table-cell office:value-type="float" office:value="2.91437588590806">
                <text:p>2.914375885908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42">
                <text:p>2.942</text:p>
              </table:table-cell>
              <table:table-cell office:value-type="float" office:value="2.91120481394849">
                <text:p>2.911204813948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44">
                <text:p>2.944</text:p>
              </table:table-cell>
              <table:table-cell office:value-type="float" office:value="2.90803877370986">
                <text:p>2.908038773709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46">
                <text:p>2.946</text:p>
              </table:table-cell>
              <table:table-cell office:value-type="float" office:value="2.90487775501871">
                <text:p>2.9048777550187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8">
                <text:p>2.948</text:p>
              </table:table-cell>
              <table:table-cell office:value-type="float" office:value="2.90172174772536">
                <text:p>2.901721747725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5">
                <text:p>2.95</text:p>
              </table:table-cell>
              <table:table-cell office:value-type="float" office:value="2.89857074170381">
                <text:p>2.89857074170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52">
                <text:p>2.952</text:p>
              </table:table-cell>
              <table:table-cell office:value-type="float" office:value="2.89542472685173">
                <text:p>2.895424726851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54">
                <text:p>2.954</text:p>
              </table:table-cell>
              <table:table-cell office:value-type="float" office:value="2.89228369309038">
                <text:p>2.89228369309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56">
                <text:p>2.956</text:p>
              </table:table-cell>
              <table:table-cell office:value-type="float" office:value="2.88914763036455">
                <text:p>2.889147630364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58">
                <text:p>2.958</text:p>
              </table:table-cell>
              <table:table-cell office:value-type="float" office:value="2.88601652864254">
                <text:p>2.88601652864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6">
                <text:p>2.96</text:p>
              </table:table-cell>
              <table:table-cell office:value-type="float" office:value="2.88289037791603">
                <text:p>2.882890377916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62">
                <text:p>2.962</text:p>
              </table:table-cell>
              <table:table-cell office:value-type="float" office:value="2.87976916820012">
                <text:p>2.879769168200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64">
                <text:p>2.964</text:p>
              </table:table-cell>
              <table:table-cell office:value-type="float" office:value="2.87665288953319">
                <text:p>2.876652889533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66">
                <text:p>2.966</text:p>
              </table:table-cell>
              <table:table-cell office:value-type="float" office:value="2.87354153197689">
                <text:p>2.873541531976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968">
                <text:p>2.968</text:p>
              </table:table-cell>
              <table:table-cell office:value-type="float" office:value="2.87043508561606">
                <text:p>2.870435085616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97">
                <text:p>2.97</text:p>
              </table:table-cell>
              <table:table-cell office:value-type="float" office:value="2.86733354055871">
                <text:p>2.867333540558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972">
                <text:p>2.972</text:p>
              </table:table-cell>
              <table:table-cell office:value-type="float" office:value="2.86423688693592">
                <text:p>2.864236886935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974">
                <text:p>2.974</text:p>
              </table:table-cell>
              <table:table-cell office:value-type="float" office:value="2.86114511490181">
                <text:p>2.861145114901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976">
                <text:p>2.976</text:p>
              </table:table-cell>
              <table:table-cell office:value-type="float" office:value="2.85805821463348">
                <text:p>2.858058214633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978">
                <text:p>2.978</text:p>
              </table:table-cell>
              <table:table-cell office:value-type="float" office:value="2.85497617633097">
                <text:p>2.854976176330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98">
                <text:p>2.98</text:p>
              </table:table-cell>
              <table:table-cell office:value-type="float" office:value="2.85189899021733">
                <text:p>2.851898990217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82">
                <text:p>2.982</text:p>
              </table:table-cell>
              <table:table-cell office:value-type="float" office:value="2.84882664653794">
                <text:p>2.848826646537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84">
                <text:p>2.984</text:p>
              </table:table-cell>
              <table:table-cell office:value-type="float" office:value="2.84575913556144">
                <text:p>2.845759135561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86">
                <text:p>2.986</text:p>
              </table:table-cell>
              <table:table-cell office:value-type="float" office:value="2.84269644757899">
                <text:p>2.842696447578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88">
                <text:p>2.988</text:p>
              </table:table-cell>
              <table:table-cell office:value-type="float" office:value="2.83963857290444">
                <text:p>2.83963857290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99">
                <text:p>2.99</text:p>
              </table:table-cell>
              <table:table-cell office:value-type="float" office:value="2.83658550187419">
                <text:p>2.836585501874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992">
                <text:p>2.992</text:p>
              </table:table-cell>
              <table:table-cell office:value-type="float" office:value="2.8335372248472">
                <text:p>2.83353722484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994">
                <text:p>2.994</text:p>
              </table:table-cell>
              <table:table-cell office:value-type="float" office:value="2.83049373220492">
                <text:p>2.830493732204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996">
                <text:p>2.996</text:p>
              </table:table-cell>
              <table:table-cell office:value-type="float" office:value="2.82745501435122">
                <text:p>2.827455014351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998">
                <text:p>2.998</text:p>
              </table:table-cell>
              <table:table-cell office:value-type="float" office:value="2.82442106171236">
                <text:p>2.82442106171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2.8213918647369">
                <text:p>2.82139186473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02">
                <text:p>3.002</text:p>
              </table:table-cell>
              <table:table-cell office:value-type="float" office:value="2.81836741389571">
                <text:p>2.818367413895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004">
                <text:p>3.004</text:p>
              </table:table-cell>
              <table:table-cell office:value-type="float" office:value="2.81534769968183">
                <text:p>2.815347699681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06">
                <text:p>3.006</text:p>
              </table:table-cell>
              <table:table-cell office:value-type="float" office:value="2.81233271261048">
                <text:p>2.81233271261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08">
                <text:p>3.008</text:p>
              </table:table-cell>
              <table:table-cell office:value-type="float" office:value="2.80932244321899">
                <text:p>2.809322443218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1">
                <text:p>3.01</text:p>
              </table:table-cell>
              <table:table-cell office:value-type="float" office:value="2.80631688206674">
                <text:p>2.806316882066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12">
                <text:p>3.012</text:p>
              </table:table-cell>
              <table:table-cell office:value-type="float" office:value="2.80331601973511">
                <text:p>2.803316019735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14">
                <text:p>3.014</text:p>
              </table:table-cell>
              <table:table-cell office:value-type="float" office:value="2.80031984682742">
                <text:p>2.80031984682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16">
                <text:p>3.016</text:p>
              </table:table-cell>
              <table:table-cell office:value-type="float" office:value="2.7973283539689">
                <text:p>2.79732835396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18">
                <text:p>3.018</text:p>
              </table:table-cell>
              <table:table-cell office:value-type="float" office:value="2.7943415318066">
                <text:p>2.79434153180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2">
                <text:p>3.02</text:p>
              </table:table-cell>
              <table:table-cell office:value-type="float" office:value="2.79135937100936">
                <text:p>2.791359371009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22">
                <text:p>3.022</text:p>
              </table:table-cell>
              <table:table-cell office:value-type="float" office:value="2.78838186226776">
                <text:p>2.788381862267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24">
                <text:p>3.024</text:p>
              </table:table-cell>
              <table:table-cell office:value-type="float" office:value="2.78540899629406">
                <text:p>2.785408996294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026">
                <text:p>3.026</text:p>
              </table:table-cell>
              <table:table-cell office:value-type="float" office:value="2.78244076382214">
                <text:p>2.782440763822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28">
                <text:p>3.028</text:p>
              </table:table-cell>
              <table:table-cell office:value-type="float" office:value="2.77947715560747">
                <text:p>2.779477155607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3">
                <text:p>3.03</text:p>
              </table:table-cell>
              <table:table-cell office:value-type="float" office:value="2.77651816242701">
                <text:p>2.776518162427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32">
                <text:p>3.032</text:p>
              </table:table-cell>
              <table:table-cell office:value-type="float" office:value="2.77356377507923">
                <text:p>2.773563775079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34">
                <text:p>3.034</text:p>
              </table:table-cell>
              <table:table-cell office:value-type="float" office:value="2.77061398438399">
                <text:p>2.770613984383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36">
                <text:p>3.036</text:p>
              </table:table-cell>
              <table:table-cell office:value-type="float" office:value="2.76766878118252">
                <text:p>2.767668781182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38">
                <text:p>3.038</text:p>
              </table:table-cell>
              <table:table-cell office:value-type="float" office:value="2.76472815633736">
                <text:p>2.764728156337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4">
                <text:p>3.04</text:p>
              </table:table-cell>
              <table:table-cell office:value-type="float" office:value="2.76179210073232">
                <text:p>2.761792100732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42">
                <text:p>3.042</text:p>
              </table:table-cell>
              <table:table-cell office:value-type="float" office:value="2.75886060527241">
                <text:p>2.758860605272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44">
                <text:p>3.044</text:p>
              </table:table-cell>
              <table:table-cell office:value-type="float" office:value="2.75593366088379">
                <text:p>2.755933660883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46">
                <text:p>3.046</text:p>
              </table:table-cell>
              <table:table-cell office:value-type="float" office:value="2.75301125851374">
                <text:p>2.753011258513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48">
                <text:p>3.048</text:p>
              </table:table-cell>
              <table:table-cell office:value-type="float" office:value="2.75009338913058">
                <text:p>2.750093389130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5">
                <text:p>3.05</text:p>
              </table:table-cell>
              <table:table-cell office:value-type="float" office:value="2.74718004372363">
                <text:p>2.747180043723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52">
                <text:p>3.052</text:p>
              </table:table-cell>
              <table:table-cell office:value-type="float" office:value="2.74427121330318">
                <text:p>2.744271213303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054">
                <text:p>3.054</text:p>
              </table:table-cell>
              <table:table-cell office:value-type="float" office:value="2.74136688890038">
                <text:p>2.741366888900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56">
                <text:p>3.056</text:p>
              </table:table-cell>
              <table:table-cell office:value-type="float" office:value="2.73846706156726">
                <text:p>2.738467061567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58">
                <text:p>3.058</text:p>
              </table:table-cell>
              <table:table-cell office:value-type="float" office:value="2.73557172237664">
                <text:p>2.735571722376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06">
                <text:p>3.06</text:p>
              </table:table-cell>
              <table:table-cell office:value-type="float" office:value="2.73268086242206">
                <text:p>2.732680862422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62">
                <text:p>3.062</text:p>
              </table:table-cell>
              <table:table-cell office:value-type="float" office:value="2.72979447281778">
                <text:p>2.729794472817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064">
                <text:p>3.064</text:p>
              </table:table-cell>
              <table:table-cell office:value-type="float" office:value="2.72691254469869">
                <text:p>2.726912544698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66">
                <text:p>3.066</text:p>
              </table:table-cell>
              <table:table-cell office:value-type="float" office:value="2.72403506922028">
                <text:p>2.724035069220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68">
                <text:p>3.068</text:p>
              </table:table-cell>
              <table:table-cell office:value-type="float" office:value="2.72116203755857">
                <text:p>2.72116203755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7">
                <text:p>3.07</text:p>
              </table:table-cell>
              <table:table-cell office:value-type="float" office:value="2.71829344091008">
                <text:p>2.718293440910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72">
                <text:p>3.072</text:p>
              </table:table-cell>
              <table:table-cell office:value-type="float" office:value="2.71542927049176">
                <text:p>2.715429270491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74">
                <text:p>3.074</text:p>
              </table:table-cell>
              <table:table-cell office:value-type="float" office:value="2.71256951754095">
                <text:p>2.712569517540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076">
                <text:p>3.076</text:p>
              </table:table-cell>
              <table:table-cell office:value-type="float" office:value="2.70971417331534">
                <text:p>2.70971417331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078">
                <text:p>3.078</text:p>
              </table:table-cell>
              <table:table-cell office:value-type="float" office:value="2.7068632290929">
                <text:p>2.70686322909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8">
                <text:p>3.08</text:p>
              </table:table-cell>
              <table:table-cell office:value-type="float" office:value="2.70401667617184">
                <text:p>2.704016676171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82">
                <text:p>3.082</text:p>
              </table:table-cell>
              <table:table-cell office:value-type="float" office:value="2.70117450587056">
                <text:p>2.701174505870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84">
                <text:p>3.084</text:p>
              </table:table-cell>
              <table:table-cell office:value-type="float" office:value="2.6983367095276">
                <text:p>2.69833670952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86">
                <text:p>3.086</text:p>
              </table:table-cell>
              <table:table-cell office:value-type="float" office:value="2.69550327850159">
                <text:p>2.69550327850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88">
                <text:p>3.088</text:p>
              </table:table-cell>
              <table:table-cell office:value-type="float" office:value="2.69267420417119">
                <text:p>2.69267420417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9">
                <text:p>3.09</text:p>
              </table:table-cell>
              <table:table-cell office:value-type="float" office:value="2.68984947793506">
                <text:p>2.689849477935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92">
                <text:p>3.092</text:p>
              </table:table-cell>
              <table:table-cell office:value-type="float" office:value="2.6870290912118">
                <text:p>2.68702909121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94">
                <text:p>3.094</text:p>
              </table:table-cell>
              <table:table-cell office:value-type="float" office:value="2.68421303543991">
                <text:p>2.684213035439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96">
                <text:p>3.096</text:p>
              </table:table-cell>
              <table:table-cell office:value-type="float" office:value="2.6814013020777">
                <text:p>2.68140130207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8">
                <text:p>3.098</text:p>
              </table:table-cell>
              <table:table-cell office:value-type="float" office:value="2.67859388260331">
                <text:p>2.678593882603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2.67579076851461">
                <text:p>2.675790768514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02">
                <text:p>3.102</text:p>
              </table:table-cell>
              <table:table-cell office:value-type="float" office:value="2.67299195132916">
                <text:p>2.672991951329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04">
                <text:p>3.104</text:p>
              </table:table-cell>
              <table:table-cell office:value-type="float" office:value="2.67019742258417">
                <text:p>2.670197422584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06">
                <text:p>3.106</text:p>
              </table:table-cell>
              <table:table-cell office:value-type="float" office:value="2.66740717383644">
                <text:p>2.66740717383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08">
                <text:p>3.108</text:p>
              </table:table-cell>
              <table:table-cell office:value-type="float" office:value="2.66462119666234">
                <text:p>2.66462119666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1">
                <text:p>3.11</text:p>
              </table:table-cell>
              <table:table-cell office:value-type="float" office:value="2.66183948265773">
                <text:p>2.661839482657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12">
                <text:p>3.112</text:p>
              </table:table-cell>
              <table:table-cell office:value-type="float" office:value="2.65906202343791">
                <text:p>2.659062023437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14">
                <text:p>3.114</text:p>
              </table:table-cell>
              <table:table-cell office:value-type="float" office:value="2.6562888106376">
                <text:p>2.65628881063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16">
                <text:p>3.116</text:p>
              </table:table-cell>
              <table:table-cell office:value-type="float" office:value="2.65351983591086">
                <text:p>2.653519835910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18">
                <text:p>3.118</text:p>
              </table:table-cell>
              <table:table-cell office:value-type="float" office:value="2.65075509093108">
                <text:p>2.65075509093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2">
                <text:p>3.12</text:p>
              </table:table-cell>
              <table:table-cell office:value-type="float" office:value="2.6479945673909">
                <text:p>2.647994567390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22">
                <text:p>3.122</text:p>
              </table:table-cell>
              <table:table-cell office:value-type="float" office:value="2.64523825700216">
                <text:p>2.645238257002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4">
                <text:p>3.124</text:p>
              </table:table-cell>
              <table:table-cell office:value-type="float" office:value="2.64248615149588">
                <text:p>2.642486151495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6">
                <text:p>3.126</text:p>
              </table:table-cell>
              <table:table-cell office:value-type="float" office:value="2.63973824262218">
                <text:p>2.63973824262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28">
                <text:p>3.128</text:p>
              </table:table-cell>
              <table:table-cell office:value-type="float" office:value="2.63699452215028">
                <text:p>2.636994522150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3">
                <text:p>3.13</text:p>
              </table:table-cell>
              <table:table-cell office:value-type="float" office:value="2.63425498186839">
                <text:p>2.634254981868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32">
                <text:p>3.132</text:p>
              </table:table-cell>
              <table:table-cell office:value-type="float" office:value="2.6315196135837">
                <text:p>2.63151961358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34">
                <text:p>3.134</text:p>
              </table:table-cell>
              <table:table-cell office:value-type="float" office:value="2.62878840912235">
                <text:p>2.628788409122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36">
                <text:p>3.136</text:p>
              </table:table-cell>
              <table:table-cell office:value-type="float" office:value="2.62606136032933">
                <text:p>2.626061360329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38">
                <text:p>3.138</text:p>
              </table:table-cell>
              <table:table-cell office:value-type="float" office:value="2.62333845906848">
                <text:p>2.623338459068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4">
                <text:p>3.14</text:p>
              </table:table-cell>
              <table:table-cell office:value-type="float" office:value="2.62061969722243">
                <text:p>2.620619697222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142">
                <text:p>3.142</text:p>
              </table:table-cell>
              <table:table-cell office:value-type="float" office:value="2.61790506669253">
                <text:p>2.617905066692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144">
                <text:p>3.144</text:p>
              </table:table-cell>
              <table:table-cell office:value-type="float" office:value="2.61519455939885">
                <text:p>2.615194559398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146">
                <text:p>3.146</text:p>
              </table:table-cell>
              <table:table-cell office:value-type="float" office:value="2.61248816728009">
                <text:p>2.612488167280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48">
                <text:p>3.148</text:p>
              </table:table-cell>
              <table:table-cell office:value-type="float" office:value="2.60978588229354">
                <text:p>2.609785882293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15">
                <text:p>3.15</text:p>
              </table:table-cell>
              <table:table-cell office:value-type="float" office:value="2.60708769641507">
                <text:p>2.607087696415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52">
                <text:p>3.152</text:p>
              </table:table-cell>
              <table:table-cell office:value-type="float" office:value="2.60439360163903">
                <text:p>2.604393601639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154">
                <text:p>3.154</text:p>
              </table:table-cell>
              <table:table-cell office:value-type="float" office:value="2.60170358997825">
                <text:p>2.601703589978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156">
                <text:p>3.156</text:p>
              </table:table-cell>
              <table:table-cell office:value-type="float" office:value="2.59901765346397">
                <text:p>2.599017653463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158">
                <text:p>3.158</text:p>
              </table:table-cell>
              <table:table-cell office:value-type="float" office:value="2.59633578414579">
                <text:p>2.596335784145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16">
                <text:p>3.16</text:p>
              </table:table-cell>
              <table:table-cell office:value-type="float" office:value="2.59365797409165">
                <text:p>2.593657974091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162">
                <text:p>3.162</text:p>
              </table:table-cell>
              <table:table-cell office:value-type="float" office:value="2.59098421538776">
                <text:p>2.590984215387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164">
                <text:p>3.164</text:p>
              </table:table-cell>
              <table:table-cell office:value-type="float" office:value="2.58831450013856">
                <text:p>2.588314500138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166">
                <text:p>3.166</text:p>
              </table:table-cell>
              <table:table-cell office:value-type="float" office:value="2.58564882046666">
                <text:p>2.585648820466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168">
                <text:p>3.168</text:p>
              </table:table-cell>
              <table:table-cell office:value-type="float" office:value="2.58298716851285">
                <text:p>2.582987168512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17">
                <text:p>3.17</text:p>
              </table:table-cell>
              <table:table-cell office:value-type="float" office:value="2.58032953643599">
                <text:p>2.580329536435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172">
                <text:p>3.172</text:p>
              </table:table-cell>
              <table:table-cell office:value-type="float" office:value="2.57767591641298">
                <text:p>2.577675916412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174">
                <text:p>3.174</text:p>
              </table:table-cell>
              <table:table-cell office:value-type="float" office:value="2.57502630063876">
                <text:p>2.575026300638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176">
                <text:p>3.176</text:p>
              </table:table-cell>
              <table:table-cell office:value-type="float" office:value="2.57238068132619">
                <text:p>2.572380681326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178">
                <text:p>3.178</text:p>
              </table:table-cell>
              <table:table-cell office:value-type="float" office:value="2.56973905070608">
                <text:p>2.569739050706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18">
                <text:p>3.18</text:p>
              </table:table-cell>
              <table:table-cell office:value-type="float" office:value="2.5671014010271">
                <text:p>2.56710140102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82">
                <text:p>3.182</text:p>
              </table:table-cell>
              <table:table-cell office:value-type="float" office:value="2.56446772455572">
                <text:p>2.564467724555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184">
                <text:p>3.184</text:p>
              </table:table-cell>
              <table:table-cell office:value-type="float" office:value="2.56183801357624">
                <text:p>2.561838013576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86">
                <text:p>3.186</text:p>
              </table:table-cell>
              <table:table-cell office:value-type="float" office:value="2.55921226039066">
                <text:p>2.559212260390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88">
                <text:p>3.188</text:p>
              </table:table-cell>
              <table:table-cell office:value-type="float" office:value="2.55659045731868">
                <text:p>2.556590457318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9">
                <text:p>3.19</text:p>
              </table:table-cell>
              <table:table-cell office:value-type="float" office:value="2.55397259669765">
                <text:p>2.553972596697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192">
                <text:p>3.192</text:p>
              </table:table-cell>
              <table:table-cell office:value-type="float" office:value="2.55135867088254">
                <text:p>2.551358670882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94">
                <text:p>3.194</text:p>
              </table:table-cell>
              <table:table-cell office:value-type="float" office:value="2.54874867224586">
                <text:p>2.548748672245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196">
                <text:p>3.196</text:p>
              </table:table-cell>
              <table:table-cell office:value-type="float" office:value="2.54614259317764">
                <text:p>2.546142593177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198">
                <text:p>3.198</text:p>
              </table:table-cell>
              <table:table-cell office:value-type="float" office:value="2.54354042608539">
                <text:p>2.543540426085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">
                <text:p>3.2</text:p>
              </table:table-cell>
              <table:table-cell office:value-type="float" office:value="2.54094216339404">
                <text:p>2.540942163394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202">
                <text:p>3.202</text:p>
              </table:table-cell>
              <table:table-cell office:value-type="float" office:value="2.53834779754592">
                <text:p>2.538347797545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204">
                <text:p>3.204</text:p>
              </table:table-cell>
              <table:table-cell office:value-type="float" office:value="2.53575732100067">
                <text:p>2.535757321000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206">
                <text:p>3.206</text:p>
              </table:table-cell>
              <table:table-cell office:value-type="float" office:value="2.53317072623526">
                <text:p>2.533170726235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208">
                <text:p>3.208</text:p>
              </table:table-cell>
              <table:table-cell office:value-type="float" office:value="2.53058800574391">
                <text:p>2.530588005743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21">
                <text:p>3.21</text:p>
              </table:table-cell>
              <table:table-cell office:value-type="float" office:value="2.52800915203803">
                <text:p>2.528009152038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212">
                <text:p>3.212</text:p>
              </table:table-cell>
              <table:table-cell office:value-type="float" office:value="2.52543415764623">
                <text:p>2.525434157646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214">
                <text:p>3.214</text:p>
              </table:table-cell>
              <table:table-cell office:value-type="float" office:value="2.52286301511421">
                <text:p>2.522863015114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216">
                <text:p>3.216</text:p>
              </table:table-cell>
              <table:table-cell office:value-type="float" office:value="2.52029571700479">
                <text:p>2.52029571700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18">
                <text:p>3.218</text:p>
              </table:table-cell>
              <table:table-cell office:value-type="float" office:value="2.51773225589779">
                <text:p>2.517732255897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22">
                <text:p>3.22</text:p>
              </table:table-cell>
              <table:table-cell office:value-type="float" office:value="2.51517262439006">
                <text:p>2.51517262439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22">
                <text:p>3.222</text:p>
              </table:table-cell>
              <table:table-cell office:value-type="float" office:value="2.5126168150954">
                <text:p>2.51261681509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224">
                <text:p>3.224</text:p>
              </table:table-cell>
              <table:table-cell office:value-type="float" office:value="2.51006482064449">
                <text:p>2.510064820644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226">
                <text:p>3.226</text:p>
              </table:table-cell>
              <table:table-cell office:value-type="float" office:value="2.50751663368492">
                <text:p>2.507516633684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228">
                <text:p>3.228</text:p>
              </table:table-cell>
              <table:table-cell office:value-type="float" office:value="2.50497224688108">
                <text:p>2.504972246881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23">
                <text:p>3.23</text:p>
              </table:table-cell>
              <table:table-cell office:value-type="float" office:value="2.50243165291417">
                <text:p>2.502431652914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232">
                <text:p>3.232</text:p>
              </table:table-cell>
              <table:table-cell office:value-type="float" office:value="2.49989484448209">
                <text:p>2.499894844482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234">
                <text:p>3.234</text:p>
              </table:table-cell>
              <table:table-cell office:value-type="float" office:value="2.4973618142995">
                <text:p>2.49736181429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236">
                <text:p>3.236</text:p>
              </table:table-cell>
              <table:table-cell office:value-type="float" office:value="2.49483255509766">
                <text:p>2.494832555097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238">
                <text:p>3.238</text:p>
              </table:table-cell>
              <table:table-cell office:value-type="float" office:value="2.49230705962448">
                <text:p>2.492307059624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24">
                <text:p>3.24</text:p>
              </table:table-cell>
              <table:table-cell office:value-type="float" office:value="2.48978532064445">
                <text:p>2.489785320644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242">
                <text:p>3.242</text:p>
              </table:table-cell>
              <table:table-cell office:value-type="float" office:value="2.48726733093857">
                <text:p>2.487267330938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244">
                <text:p>3.244</text:p>
              </table:table-cell>
              <table:table-cell office:value-type="float" office:value="2.48475308330436">
                <text:p>2.484753083304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46">
                <text:p>3.246</text:p>
              </table:table-cell>
              <table:table-cell office:value-type="float" office:value="2.48224257055575">
                <text:p>2.482242570555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48">
                <text:p>3.248</text:p>
              </table:table-cell>
              <table:table-cell office:value-type="float" office:value="2.47973578552313">
                <text:p>2.479735785523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25">
                <text:p>3.25</text:p>
              </table:table-cell>
              <table:table-cell office:value-type="float" office:value="2.47723272105322">
                <text:p>2.477232721053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252">
                <text:p>3.252</text:p>
              </table:table-cell>
              <table:table-cell office:value-type="float" office:value="2.47473337000908">
                <text:p>2.474733370009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254">
                <text:p>3.254</text:p>
              </table:table-cell>
              <table:table-cell office:value-type="float" office:value="2.47223772527007">
                <text:p>2.472237725270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256">
                <text:p>3.256</text:p>
              </table:table-cell>
              <table:table-cell office:value-type="float" office:value="2.46974577973176">
                <text:p>2.469745779731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258">
                <text:p>3.258</text:p>
              </table:table-cell>
              <table:table-cell office:value-type="float" office:value="2.46725752630597">
                <text:p>2.467257526305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26">
                <text:p>3.26</text:p>
              </table:table-cell>
              <table:table-cell office:value-type="float" office:value="2.46477295792064">
                <text:p>2.464772957920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262">
                <text:p>3.262</text:p>
              </table:table-cell>
              <table:table-cell office:value-type="float" office:value="2.46229206751986">
                <text:p>2.462292067519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264">
                <text:p>3.264</text:p>
              </table:table-cell>
              <table:table-cell office:value-type="float" office:value="2.4598148480638">
                <text:p>2.45981484806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266">
                <text:p>3.266</text:p>
              </table:table-cell>
              <table:table-cell office:value-type="float" office:value="2.45734129252867">
                <text:p>2.457341292528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268">
                <text:p>3.268</text:p>
              </table:table-cell>
              <table:table-cell office:value-type="float" office:value="2.45487139390667">
                <text:p>2.45487139390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27">
                <text:p>3.27</text:p>
              </table:table-cell>
              <table:table-cell office:value-type="float" office:value="2.45240514520598">
                <text:p>2.452405145205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272">
                <text:p>3.272</text:p>
              </table:table-cell>
              <table:table-cell office:value-type="float" office:value="2.44994253945069">
                <text:p>2.449942539450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274">
                <text:p>3.274</text:p>
              </table:table-cell>
              <table:table-cell office:value-type="float" office:value="2.44748356968077">
                <text:p>2.447483569680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276">
                <text:p>3.276</text:p>
              </table:table-cell>
              <table:table-cell office:value-type="float" office:value="2.44502822895205">
                <text:p>2.445028228952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278">
                <text:p>3.278</text:p>
              </table:table-cell>
              <table:table-cell office:value-type="float" office:value="2.44257651033614">
                <text:p>2.442576510336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28">
                <text:p>3.28</text:p>
              </table:table-cell>
              <table:table-cell office:value-type="float" office:value="2.44012840692043">
                <text:p>2.440128406920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282">
                <text:p>3.282</text:p>
              </table:table-cell>
              <table:table-cell office:value-type="float" office:value="2.43768391180801">
                <text:p>2.43768391180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284">
                <text:p>3.284</text:p>
              </table:table-cell>
              <table:table-cell office:value-type="float" office:value="2.43524301811767">
                <text:p>2.435243018117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286">
                <text:p>3.286</text:p>
              </table:table-cell>
              <table:table-cell office:value-type="float" office:value="2.43280571898385">
                <text:p>2.43280571898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288">
                <text:p>3.288</text:p>
              </table:table-cell>
              <table:table-cell office:value-type="float" office:value="2.43037200755658">
                <text:p>2.430372007556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29">
                <text:p>3.29</text:p>
              </table:table-cell>
              <table:table-cell office:value-type="float" office:value="2.42794187700145">
                <text:p>2.427941877001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92">
                <text:p>3.292</text:p>
              </table:table-cell>
              <table:table-cell office:value-type="float" office:value="2.42551532049961">
                <text:p>2.425515320499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294">
                <text:p>3.294</text:p>
              </table:table-cell>
              <table:table-cell office:value-type="float" office:value="2.42309233124765">
                <text:p>2.423092331247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296">
                <text:p>3.296</text:p>
              </table:table-cell>
              <table:table-cell office:value-type="float" office:value="2.42067290245763">
                <text:p>2.420672902457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298">
                <text:p>3.298</text:p>
              </table:table-cell>
              <table:table-cell office:value-type="float" office:value="2.41825702735704">
                <text:p>2.418257027357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3">
                <text:p>3.3</text:p>
              </table:table-cell>
              <table:table-cell office:value-type="float" office:value="2.4158446991887">
                <text:p>2.41584469918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302">
                <text:p>3.302</text:p>
              </table:table-cell>
              <table:table-cell office:value-type="float" office:value="2.4134359112108">
                <text:p>2.41343591121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304">
                <text:p>3.304</text:p>
              </table:table-cell>
              <table:table-cell office:value-type="float" office:value="2.41103065669679">
                <text:p>2.411030656696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306">
                <text:p>3.306</text:p>
              </table:table-cell>
              <table:table-cell office:value-type="float" office:value="2.4086289289354">
                <text:p>2.408628928935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308">
                <text:p>3.308</text:p>
              </table:table-cell>
              <table:table-cell office:value-type="float" office:value="2.40623072123057">
                <text:p>2.40623072123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31">
                <text:p>3.31</text:p>
              </table:table-cell>
              <table:table-cell office:value-type="float" office:value="2.4038360269014">
                <text:p>2.40383602690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312">
                <text:p>3.312</text:p>
              </table:table-cell>
              <table:table-cell office:value-type="float" office:value="2.40144483928216">
                <text:p>2.401444839282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314">
                <text:p>3.314</text:p>
              </table:table-cell>
              <table:table-cell office:value-type="float" office:value="2.3990571517222">
                <text:p>2.39905715172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316">
                <text:p>3.316</text:p>
              </table:table-cell>
              <table:table-cell office:value-type="float" office:value="2.39667295758595">
                <text:p>2.396672957585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318">
                <text:p>3.318</text:p>
              </table:table-cell>
              <table:table-cell office:value-type="float" office:value="2.39429225025284">
                <text:p>2.394292250252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32">
                <text:p>3.32</text:p>
              </table:table-cell>
              <table:table-cell office:value-type="float" office:value="2.39191502311731">
                <text:p>2.391915023117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322">
                <text:p>3.322</text:p>
              </table:table-cell>
              <table:table-cell office:value-type="float" office:value="2.38954126958876">
                <text:p>2.389541269588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324">
                <text:p>3.324</text:p>
              </table:table-cell>
              <table:table-cell office:value-type="float" office:value="2.38717098309148">
                <text:p>2.387170983091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326">
                <text:p>3.326</text:p>
              </table:table-cell>
              <table:table-cell office:value-type="float" office:value="2.38480415706464">
                <text:p>2.384804157064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328">
                <text:p>3.328</text:p>
              </table:table-cell>
              <table:table-cell office:value-type="float" office:value="2.38244078496226">
                <text:p>2.382440784962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33">
                <text:p>3.33</text:p>
              </table:table-cell>
              <table:table-cell office:value-type="float" office:value="2.38008086025315">
                <text:p>2.380080860253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332">
                <text:p>3.332</text:p>
              </table:table-cell>
              <table:table-cell office:value-type="float" office:value="2.37772437642089">
                <text:p>2.37772437642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334">
                <text:p>3.334</text:p>
              </table:table-cell>
              <table:table-cell office:value-type="float" office:value="2.37537132696378">
                <text:p>2.375371326963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336">
                <text:p>3.336</text:p>
              </table:table-cell>
              <table:table-cell office:value-type="float" office:value="2.37302170539482">
                <text:p>2.373021705394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338">
                <text:p>3.338</text:p>
              </table:table-cell>
              <table:table-cell office:value-type="float" office:value="2.37067550524164">
                <text:p>2.370675505241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34">
                <text:p>3.34</text:p>
              </table:table-cell>
              <table:table-cell office:value-type="float" office:value="2.36833272004652">
                <text:p>2.368332720046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342">
                <text:p>3.342</text:p>
              </table:table-cell>
              <table:table-cell office:value-type="float" office:value="2.36599334336629">
                <text:p>2.365993343366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344">
                <text:p>3.344</text:p>
              </table:table-cell>
              <table:table-cell office:value-type="float" office:value="2.36365736877234">
                <text:p>2.363657368772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346">
                <text:p>3.346</text:p>
              </table:table-cell>
              <table:table-cell office:value-type="float" office:value="2.36132478985055">
                <text:p>2.361324789850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348">
                <text:p>3.348</text:p>
              </table:table-cell>
              <table:table-cell office:value-type="float" office:value="2.35899560020127">
                <text:p>2.358995600201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35">
                <text:p>3.35</text:p>
              </table:table-cell>
              <table:table-cell office:value-type="float" office:value="2.35666979343931">
                <text:p>2.356669793439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352">
                <text:p>3.352</text:p>
              </table:table-cell>
              <table:table-cell office:value-type="float" office:value="2.35434736319385">
                <text:p>2.354347363193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354">
                <text:p>3.354</text:p>
              </table:table-cell>
              <table:table-cell office:value-type="float" office:value="2.35202830310842">
                <text:p>2.352028303108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356">
                <text:p>3.356</text:p>
              </table:table-cell>
              <table:table-cell office:value-type="float" office:value="2.34971260684092">
                <text:p>2.349712606840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358">
                <text:p>3.358</text:p>
              </table:table-cell>
              <table:table-cell office:value-type="float" office:value="2.34740026806349">
                <text:p>2.347400268063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36">
                <text:p>3.36</text:p>
              </table:table-cell>
              <table:table-cell office:value-type="float" office:value="2.34509128046254">
                <text:p>2.345091280462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362">
                <text:p>3.362</text:p>
              </table:table-cell>
              <table:table-cell office:value-type="float" office:value="2.34278563773871">
                <text:p>2.342785637738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364">
                <text:p>3.364</text:p>
              </table:table-cell>
              <table:table-cell office:value-type="float" office:value="2.34048333360681">
                <text:p>2.340483333606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366">
                <text:p>3.366</text:p>
              </table:table-cell>
              <table:table-cell office:value-type="float" office:value="2.33818436179578">
                <text:p>2.338184361795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368">
                <text:p>3.368</text:p>
              </table:table-cell>
              <table:table-cell office:value-type="float" office:value="2.3358887160487">
                <text:p>2.33588871604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7">
                <text:p>3.37</text:p>
              </table:table-cell>
              <table:table-cell office:value-type="float" office:value="2.3335963901227">
                <text:p>2.33359639012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372">
                <text:p>3.372</text:p>
              </table:table-cell>
              <table:table-cell office:value-type="float" office:value="2.33130737778895">
                <text:p>2.331307377788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374">
                <text:p>3.374</text:p>
              </table:table-cell>
              <table:table-cell office:value-type="float" office:value="2.32902167283264">
                <text:p>2.32902167283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376">
                <text:p>3.376</text:p>
              </table:table-cell>
              <table:table-cell office:value-type="float" office:value="2.32673926905292">
                <text:p>2.326739269052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378">
                <text:p>3.378</text:p>
              </table:table-cell>
              <table:table-cell office:value-type="float" office:value="2.32446016026286">
                <text:p>2.324460160262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38">
                <text:p>3.38</text:p>
              </table:table-cell>
              <table:table-cell office:value-type="float" office:value="2.32218434028944">
                <text:p>2.322184340289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382">
                <text:p>3.382</text:p>
              </table:table-cell>
              <table:table-cell office:value-type="float" office:value="2.31991180297352">
                <text:p>2.319911802973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384">
                <text:p>3.384</text:p>
              </table:table-cell>
              <table:table-cell office:value-type="float" office:value="2.31764254216975">
                <text:p>2.317642542169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386">
                <text:p>3.386</text:p>
              </table:table-cell>
              <table:table-cell office:value-type="float" office:value="2.31537655174661">
                <text:p>2.315376551746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388">
                <text:p>3.388</text:p>
              </table:table-cell>
              <table:table-cell office:value-type="float" office:value="2.31311382558632">
                <text:p>2.3131138255863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39">
                <text:p>3.39</text:p>
              </table:table-cell>
              <table:table-cell office:value-type="float" office:value="2.31085435758482">
                <text:p>2.310854357584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392">
                <text:p>3.392</text:p>
              </table:table-cell>
              <table:table-cell office:value-type="float" office:value="2.30859814165175">
                <text:p>2.308598141651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394">
                <text:p>3.394</text:p>
              </table:table-cell>
              <table:table-cell office:value-type="float" office:value="2.30634517171041">
                <text:p>2.306345171710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396">
                <text:p>3.396</text:p>
              </table:table-cell>
              <table:table-cell office:value-type="float" office:value="2.30409544169771">
                <text:p>2.304095441697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398">
                <text:p>3.398</text:p>
              </table:table-cell>
              <table:table-cell office:value-type="float" office:value="2.30184894556415">
                <text:p>2.301848945564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4">
                <text:p>3.4</text:p>
              </table:table-cell>
              <table:table-cell office:value-type="float" office:value="2.29960567727378">
                <text:p>2.299605677273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402">
                <text:p>3.402</text:p>
              </table:table-cell>
              <table:table-cell office:value-type="float" office:value="2.29736563080418">
                <text:p>2.297365630804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404">
                <text:p>3.404</text:p>
              </table:table-cell>
              <table:table-cell office:value-type="float" office:value="2.29512880014641">
                <text:p>2.295128800146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406">
                <text:p>3.406</text:p>
              </table:table-cell>
              <table:table-cell office:value-type="float" office:value="2.29289517930497">
                <text:p>2.292895179304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408">
                <text:p>3.408</text:p>
              </table:table-cell>
              <table:table-cell office:value-type="float" office:value="2.29066476229779">
                <text:p>2.2906647622977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41">
                <text:p>3.41</text:p>
              </table:table-cell>
              <table:table-cell office:value-type="float" office:value="2.28843754315619">
                <text:p>2.288437543156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412">
                <text:p>3.412</text:p>
              </table:table-cell>
              <table:table-cell office:value-type="float" office:value="2.28621351592481">
                <text:p>2.286213515924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414">
                <text:p>3.414</text:p>
              </table:table-cell>
              <table:table-cell office:value-type="float" office:value="2.28399267466163">
                <text:p>2.283992674661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416">
                <text:p>3.416</text:p>
              </table:table-cell>
              <table:table-cell office:value-type="float" office:value="2.28177501343792">
                <text:p>2.281775013437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418">
                <text:p>3.418</text:p>
              </table:table-cell>
              <table:table-cell office:value-type="float" office:value="2.27956052633818">
                <text:p>2.279560526338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42">
                <text:p>3.42</text:p>
              </table:table-cell>
              <table:table-cell office:value-type="float" office:value="2.27734920746014">
                <text:p>2.277349207460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422">
                <text:p>3.422</text:p>
              </table:table-cell>
              <table:table-cell office:value-type="float" office:value="2.2751410509147">
                <text:p>2.27514105091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424">
                <text:p>3.424</text:p>
              </table:table-cell>
              <table:table-cell office:value-type="float" office:value="2.27293605082592">
                <text:p>2.272936050825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426">
                <text:p>3.426</text:p>
              </table:table-cell>
              <table:table-cell office:value-type="float" office:value="2.27073420133098">
                <text:p>2.270734201330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428">
                <text:p>3.428</text:p>
              </table:table-cell>
              <table:table-cell office:value-type="float" office:value="2.26853549658014">
                <text:p>2.2685354965801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43">
                <text:p>3.43</text:p>
              </table:table-cell>
              <table:table-cell office:value-type="float" office:value="2.26633993073669">
                <text:p>2.266339930736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32">
                <text:p>3.432</text:p>
              </table:table-cell>
              <table:table-cell office:value-type="float" office:value="2.26414749797699">
                <text:p>2.264147497976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434">
                <text:p>3.434</text:p>
              </table:table-cell>
              <table:table-cell office:value-type="float" office:value="2.26195819249033">
                <text:p>2.261958192490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36">
                <text:p>3.436</text:p>
              </table:table-cell>
              <table:table-cell office:value-type="float" office:value="2.25977200847899">
                <text:p>2.259772008478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438">
                <text:p>3.438</text:p>
              </table:table-cell>
              <table:table-cell office:value-type="float" office:value="2.25758894015816">
                <text:p>2.257588940158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4">
                <text:p>3.44</text:p>
              </table:table-cell>
              <table:table-cell office:value-type="float" office:value="2.25540898175591">
                <text:p>2.255408981755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442">
                <text:p>3.442</text:p>
              </table:table-cell>
              <table:table-cell office:value-type="float" office:value="2.25323212751318">
                <text:p>2.253232127513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44">
                <text:p>3.444</text:p>
              </table:table-cell>
              <table:table-cell office:value-type="float" office:value="2.25105837168372">
                <text:p>2.251058371683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446">
                <text:p>3.446</text:p>
              </table:table-cell>
              <table:table-cell office:value-type="float" office:value="2.24888770853409">
                <text:p>2.248887708534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48">
                <text:p>3.448</text:p>
              </table:table-cell>
              <table:table-cell office:value-type="float" office:value="2.24672013234359">
                <text:p>2.246720132343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45">
                <text:p>3.45</text:p>
              </table:table-cell>
              <table:table-cell office:value-type="float" office:value="2.24455563740426">
                <text:p>2.244555637404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452">
                <text:p>3.452</text:p>
              </table:table-cell>
              <table:table-cell office:value-type="float" office:value="2.24239421802084">
                <text:p>2.242394218020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454">
                <text:p>3.454</text:p>
              </table:table-cell>
              <table:table-cell office:value-type="float" office:value="2.24023586851071">
                <text:p>2.240235868510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456">
                <text:p>3.456</text:p>
              </table:table-cell>
              <table:table-cell office:value-type="float" office:value="2.2380805832039">
                <text:p>2.23808058320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458">
                <text:p>3.458</text:p>
              </table:table-cell>
              <table:table-cell office:value-type="float" office:value="2.23592835644305">
                <text:p>2.235928356443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46">
                <text:p>3.46</text:p>
              </table:table-cell>
              <table:table-cell office:value-type="float" office:value="2.23377918258336">
                <text:p>2.233779182583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462">
                <text:p>3.462</text:p>
              </table:table-cell>
              <table:table-cell office:value-type="float" office:value="2.23163305599255">
                <text:p>2.231633055992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464">
                <text:p>3.464</text:p>
              </table:table-cell>
              <table:table-cell office:value-type="float" office:value="2.22948997105087">
                <text:p>2.229489971050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466">
                <text:p>3.466</text:p>
              </table:table-cell>
              <table:table-cell office:value-type="float" office:value="2.22734992215104">
                <text:p>2.2273499221510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468">
                <text:p>3.468</text:p>
              </table:table-cell>
              <table:table-cell office:value-type="float" office:value="2.22521290369821">
                <text:p>2.225212903698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47">
                <text:p>3.47</text:p>
              </table:table-cell>
              <table:table-cell office:value-type="float" office:value="2.22307891010995">
                <text:p>2.223078910109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472">
                <text:p>3.472</text:p>
              </table:table-cell>
              <table:table-cell office:value-type="float" office:value="2.22094793581623">
                <text:p>2.220947935816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474">
                <text:p>3.474</text:p>
              </table:table-cell>
              <table:table-cell office:value-type="float" office:value="2.21881997525934">
                <text:p>2.218819975259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76">
                <text:p>3.476</text:p>
              </table:table-cell>
              <table:table-cell office:value-type="float" office:value="2.2166950228939">
                <text:p>2.21669502289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478">
                <text:p>3.478</text:p>
              </table:table-cell>
              <table:table-cell office:value-type="float" office:value="2.21457307318683">
                <text:p>2.214573073186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48">
                <text:p>3.48</text:p>
              </table:table-cell>
              <table:table-cell office:value-type="float" office:value="2.21245412061729">
                <text:p>2.212454120617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482">
                <text:p>3.482</text:p>
              </table:table-cell>
              <table:table-cell office:value-type="float" office:value="2.21033815967668">
                <text:p>2.2103381596766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484">
                <text:p>3.484</text:p>
              </table:table-cell>
              <table:table-cell office:value-type="float" office:value="2.2082251848686">
                <text:p>2.20822518486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486">
                <text:p>3.486</text:p>
              </table:table-cell>
              <table:table-cell office:value-type="float" office:value="2.20611519070879">
                <text:p>2.206115190708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488">
                <text:p>3.488</text:p>
              </table:table-cell>
              <table:table-cell office:value-type="float" office:value="2.20400817172516">
                <text:p>2.20400817172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49">
                <text:p>3.49</text:p>
              </table:table-cell>
              <table:table-cell office:value-type="float" office:value="2.20190412245769">
                <text:p>2.201904122457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492">
                <text:p>3.492</text:p>
              </table:table-cell>
              <table:table-cell office:value-type="float" office:value="2.19980303745847">
                <text:p>2.199803037458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494">
                <text:p>3.494</text:p>
              </table:table-cell>
              <table:table-cell office:value-type="float" office:value="2.19770491129161">
                <text:p>2.197704911291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496">
                <text:p>3.496</text:p>
              </table:table-cell>
              <table:table-cell office:value-type="float" office:value="2.19560973853344">
                <text:p>2.195609738533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498">
                <text:p>3.498</text:p>
              </table:table-cell>
              <table:table-cell office:value-type="float" office:value="2.19351751377165">
                <text:p>2.193517513771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5">
                <text:p>3.5</text:p>
              </table:table-cell>
              <table:table-cell office:value-type="float" office:value="2.19142823160654">
                <text:p>2.191428231606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502">
                <text:p>3.502</text:p>
              </table:table-cell>
              <table:table-cell office:value-type="float" office:value="2.18934188665012">
                <text:p>2.189341886650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504">
                <text:p>3.504</text:p>
              </table:table-cell>
              <table:table-cell office:value-type="float" office:value="2.18725847352627">
                <text:p>2.187258473526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06">
                <text:p>3.506</text:p>
              </table:table-cell>
              <table:table-cell office:value-type="float" office:value="2.18517798687074">
                <text:p>2.1851779868707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508">
                <text:p>3.508</text:p>
              </table:table-cell>
              <table:table-cell office:value-type="float" office:value="2.18310042133114">
                <text:p>2.183100421331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1">
                <text:p>3.51</text:p>
              </table:table-cell>
              <table:table-cell office:value-type="float" office:value="2.18102577156684">
                <text:p>2.181025771566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512">
                <text:p>3.512</text:p>
              </table:table-cell>
              <table:table-cell office:value-type="float" office:value="2.17895403224903">
                <text:p>2.178954032249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14">
                <text:p>3.514</text:p>
              </table:table-cell>
              <table:table-cell office:value-type="float" office:value="2.17688519806062">
                <text:p>2.176885198060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516">
                <text:p>3.516</text:p>
              </table:table-cell>
              <table:table-cell office:value-type="float" office:value="2.17481926369625">
                <text:p>2.174819263696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518">
                <text:p>3.518</text:p>
              </table:table-cell>
              <table:table-cell office:value-type="float" office:value="2.17275622386225">
                <text:p>2.172756223862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2">
                <text:p>3.52</text:p>
              </table:table-cell>
              <table:table-cell office:value-type="float" office:value="2.1706960732766">
                <text:p>2.170696073276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522">
                <text:p>3.522</text:p>
              </table:table-cell>
              <table:table-cell office:value-type="float" office:value="2.16863880666891">
                <text:p>2.168638806668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524">
                <text:p>3.524</text:p>
              </table:table-cell>
              <table:table-cell office:value-type="float" office:value="2.1665844187804">
                <text:p>2.16658441878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526">
                <text:p>3.526</text:p>
              </table:table-cell>
              <table:table-cell office:value-type="float" office:value="2.16453290436386">
                <text:p>2.164532904363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528">
                <text:p>3.528</text:p>
              </table:table-cell>
              <table:table-cell office:value-type="float" office:value="2.16248425818361">
                <text:p>2.162484258183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53">
                <text:p>3.53</text:p>
              </table:table-cell>
              <table:table-cell office:value-type="float" office:value="2.1604384750155">
                <text:p>2.16043847501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32">
                <text:p>3.532</text:p>
              </table:table-cell>
              <table:table-cell office:value-type="float" office:value="2.15839554964687">
                <text:p>2.158395549646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534">
                <text:p>3.534</text:p>
              </table:table-cell>
              <table:table-cell office:value-type="float" office:value="2.15635547687649">
                <text:p>2.156355476876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536">
                <text:p>3.536</text:p>
              </table:table-cell>
              <table:table-cell office:value-type="float" office:value="2.15431825151458">
                <text:p>2.154318251514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538">
                <text:p>3.538</text:p>
              </table:table-cell>
              <table:table-cell office:value-type="float" office:value="2.15228386838276">
                <text:p>2.1522838683827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54">
                <text:p>3.54</text:p>
              </table:table-cell>
              <table:table-cell office:value-type="float" office:value="2.15025232231402">
                <text:p>2.150252322314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542">
                <text:p>3.542</text:p>
              </table:table-cell>
              <table:table-cell office:value-type="float" office:value="2.14822360815268">
                <text:p>2.148223608152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44">
                <text:p>3.544</text:p>
              </table:table-cell>
              <table:table-cell office:value-type="float" office:value="2.14619772075439">
                <text:p>2.146197720754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546">
                <text:p>3.546</text:p>
              </table:table-cell>
              <table:table-cell office:value-type="float" office:value="2.14417465498608">
                <text:p>2.144174654986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548">
                <text:p>3.548</text:p>
              </table:table-cell>
              <table:table-cell office:value-type="float" office:value="2.14215440572593">
                <text:p>2.142154405725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55">
                <text:p>3.55</text:p>
              </table:table-cell>
              <table:table-cell office:value-type="float" office:value="2.14013696786337">
                <text:p>2.140136967863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552">
                <text:p>3.552</text:p>
              </table:table-cell>
              <table:table-cell office:value-type="float" office:value="2.13812233629902">
                <text:p>2.138122336299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554">
                <text:p>3.554</text:p>
              </table:table-cell>
              <table:table-cell office:value-type="float" office:value="2.13611050594468">
                <text:p>2.136110505944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56">
                <text:p>3.556</text:p>
              </table:table-cell>
              <table:table-cell office:value-type="float" office:value="2.13410147172329">
                <text:p>2.134101471723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558">
                <text:p>3.558</text:p>
              </table:table-cell>
              <table:table-cell office:value-type="float" office:value="2.1320952285689">
                <text:p>2.132095228568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56">
                <text:p>3.56</text:p>
              </table:table-cell>
              <table:table-cell office:value-type="float" office:value="2.13009177142668">
                <text:p>2.130091771426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62">
                <text:p>3.562</text:p>
              </table:table-cell>
              <table:table-cell office:value-type="float" office:value="2.12809109525284">
                <text:p>2.128091095252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564">
                <text:p>3.564</text:p>
              </table:table-cell>
              <table:table-cell office:value-type="float" office:value="2.12609319501463">
                <text:p>2.126093195014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566">
                <text:p>3.566</text:p>
              </table:table-cell>
              <table:table-cell office:value-type="float" office:value="2.12409806569032">
                <text:p>2.124098065690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568">
                <text:p>3.568</text:p>
              </table:table-cell>
              <table:table-cell office:value-type="float" office:value="2.12210570226936">
                <text:p>2.1221057022693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57">
                <text:p>3.57</text:p>
              </table:table-cell>
              <table:table-cell office:value-type="float" office:value="2.12011609975154">
                <text:p>2.120116099751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572">
                <text:p>3.572</text:p>
              </table:table-cell>
              <table:table-cell office:value-type="float" office:value="2.11812925314818">
                <text:p>2.118129253148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574">
                <text:p>3.574</text:p>
              </table:table-cell>
              <table:table-cell office:value-type="float" office:value="2.1161451574813">
                <text:p>2.11614515748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576">
                <text:p>3.576</text:p>
              </table:table-cell>
              <table:table-cell office:value-type="float" office:value="2.11416380778379">
                <text:p>2.114163807783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578">
                <text:p>3.578</text:p>
              </table:table-cell>
              <table:table-cell office:value-type="float" office:value="2.11218519909939">
                <text:p>2.112185199099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58">
                <text:p>3.58</text:p>
              </table:table-cell>
              <table:table-cell office:value-type="float" office:value="2.11020932648267">
                <text:p>2.1102093264826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582">
                <text:p>3.582</text:p>
              </table:table-cell>
              <table:table-cell office:value-type="float" office:value="2.10823618499896">
                <text:p>2.1082361849989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84">
                <text:p>3.584</text:p>
              </table:table-cell>
              <table:table-cell office:value-type="float" office:value="2.10626576972439">
                <text:p>2.106265769724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586">
                <text:p>3.586</text:p>
              </table:table-cell>
              <table:table-cell office:value-type="float" office:value="2.1042980757458">
                <text:p>2.10429807574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588">
                <text:p>3.588</text:p>
              </table:table-cell>
              <table:table-cell office:value-type="float" office:value="2.10233309816076">
                <text:p>2.102333098160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59">
                <text:p>3.59</text:p>
              </table:table-cell>
              <table:table-cell office:value-type="float" office:value="2.10037083207752">
                <text:p>2.100370832077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592">
                <text:p>3.592</text:p>
              </table:table-cell>
              <table:table-cell office:value-type="float" office:value="2.09841127261497">
                <text:p>2.098411272614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94">
                <text:p>3.594</text:p>
              </table:table-cell>
              <table:table-cell office:value-type="float" office:value="2.09645441490266">
                <text:p>2.096454414902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596">
                <text:p>3.596</text:p>
              </table:table-cell>
              <table:table-cell office:value-type="float" office:value="2.09450025408073">
                <text:p>2.094500254080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598">
                <text:p>3.598</text:p>
              </table:table-cell>
              <table:table-cell office:value-type="float" office:value="2.0925487852999">
                <text:p>2.092548785299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6">
                <text:p>3.6</text:p>
              </table:table-cell>
              <table:table-cell office:value-type="float" office:value="2.09060000372145">
                <text:p>2.090600003721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602">
                <text:p>3.602</text:p>
              </table:table-cell>
              <table:table-cell office:value-type="float" office:value="2.08865390451716">
                <text:p>2.0886539045171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604">
                <text:p>3.604</text:p>
              </table:table-cell>
              <table:table-cell office:value-type="float" office:value="2.08671048286934">
                <text:p>2.0867104828693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606">
                <text:p>3.606</text:p>
              </table:table-cell>
              <table:table-cell office:value-type="float" office:value="2.08476973397077">
                <text:p>2.0847697339707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608">
                <text:p>3.608</text:p>
              </table:table-cell>
              <table:table-cell office:value-type="float" office:value="2.08283165302466">
                <text:p>2.0828316530246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61">
                <text:p>3.61</text:p>
              </table:table-cell>
              <table:table-cell office:value-type="float" office:value="2.08089623524467">
                <text:p>2.080896235244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612">
                <text:p>3.612</text:p>
              </table:table-cell>
              <table:table-cell office:value-type="float" office:value="2.07896347585483">
                <text:p>2.0789634758548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614">
                <text:p>3.614</text:p>
              </table:table-cell>
              <table:table-cell office:value-type="float" office:value="2.07703337008954">
                <text:p>2.077033370089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616">
                <text:p>3.616</text:p>
              </table:table-cell>
              <table:table-cell office:value-type="float" office:value="2.07510591319358">
                <text:p>2.075105913193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618">
                <text:p>3.618</text:p>
              </table:table-cell>
              <table:table-cell office:value-type="float" office:value="2.07318110042201">
                <text:p>2.073181100422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62">
                <text:p>3.62</text:p>
              </table:table-cell>
              <table:table-cell office:value-type="float" office:value="2.07125892704021">
                <text:p>2.071258927040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22">
                <text:p>3.622</text:p>
              </table:table-cell>
              <table:table-cell office:value-type="float" office:value="2.0693393883238">
                <text:p>2.069339388323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24">
                <text:p>3.624</text:p>
              </table:table-cell>
              <table:table-cell office:value-type="float" office:value="2.06742247955867">
                <text:p>2.067422479558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626">
                <text:p>3.626</text:p>
              </table:table-cell>
              <table:table-cell office:value-type="float" office:value="2.06550819604092">
                <text:p>2.065508196040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628">
                <text:p>3.628</text:p>
              </table:table-cell>
              <table:table-cell office:value-type="float" office:value="2.06359653307684">
                <text:p>2.0635965330768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3">
                <text:p>3.63</text:p>
              </table:table-cell>
              <table:table-cell office:value-type="float" office:value="2.06168748598288">
                <text:p>2.061687485982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632">
                <text:p>3.632</text:p>
              </table:table-cell>
              <table:table-cell office:value-type="float" office:value="2.05978105008565">
                <text:p>2.059781050085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634">
                <text:p>3.634</text:p>
              </table:table-cell>
              <table:table-cell office:value-type="float" office:value="2.05787722072184">
                <text:p>2.0578772207218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636">
                <text:p>3.636</text:p>
              </table:table-cell>
              <table:table-cell office:value-type="float" office:value="2.05597599323829">
                <text:p>2.055975993238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638">
                <text:p>3.638</text:p>
              </table:table-cell>
              <table:table-cell office:value-type="float" office:value="2.05407736299184">
                <text:p>2.054077362991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64">
                <text:p>3.64</text:p>
              </table:table-cell>
              <table:table-cell office:value-type="float" office:value="2.05218132534943">
                <text:p>2.052181325349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642">
                <text:p>3.642</text:p>
              </table:table-cell>
              <table:table-cell office:value-type="float" office:value="2.05028787568798">
                <text:p>2.050287875687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44">
                <text:p>3.644</text:p>
              </table:table-cell>
              <table:table-cell office:value-type="float" office:value="2.04839700939441">
                <text:p>2.0483970093944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646">
                <text:p>3.646</text:p>
              </table:table-cell>
              <table:table-cell office:value-type="float" office:value="2.04650872186562">
                <text:p>2.046508721865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648">
                <text:p>3.648</text:p>
              </table:table-cell>
              <table:table-cell office:value-type="float" office:value="2.04462300850843">
                <text:p>2.044623008508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65">
                <text:p>3.65</text:p>
              </table:table-cell>
              <table:table-cell office:value-type="float" office:value="2.04273986473961">
                <text:p>2.042739864739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52">
                <text:p>3.652</text:p>
              </table:table-cell>
              <table:table-cell office:value-type="float" office:value="2.0408592859858">
                <text:p>2.04085928598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654">
                <text:p>3.654</text:p>
              </table:table-cell>
              <table:table-cell office:value-type="float" office:value="2.0389812676835">
                <text:p>2.03898126768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656">
                <text:p>3.656</text:p>
              </table:table-cell>
              <table:table-cell office:value-type="float" office:value="2.03710580527909">
                <text:p>2.037105805279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658">
                <text:p>3.658</text:p>
              </table:table-cell>
              <table:table-cell office:value-type="float" office:value="2.03523289422873">
                <text:p>2.0352328942287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66">
                <text:p>3.66</text:p>
              </table:table-cell>
              <table:table-cell office:value-type="float" office:value="2.03336252999842">
                <text:p>2.0333625299984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662">
                <text:p>3.662</text:p>
              </table:table-cell>
              <table:table-cell office:value-type="float" office:value="2.03149470806389">
                <text:p>2.031494708063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64">
                <text:p>3.664</text:p>
              </table:table-cell>
              <table:table-cell office:value-type="float" office:value="2.02962942391064">
                <text:p>2.029629423910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666">
                <text:p>3.666</text:p>
              </table:table-cell>
              <table:table-cell office:value-type="float" office:value="2.0277666730339">
                <text:p>2.02776667303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668">
                <text:p>3.668</text:p>
              </table:table-cell>
              <table:table-cell office:value-type="float" office:value="2.02590645093857">
                <text:p>2.025906450938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67">
                <text:p>3.67</text:p>
              </table:table-cell>
              <table:table-cell office:value-type="float" office:value="2.02404875313927">
                <text:p>2.024048753139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672">
                <text:p>3.672</text:p>
              </table:table-cell>
              <table:table-cell office:value-type="float" office:value="2.02219357516023">
                <text:p>2.0221935751602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74">
                <text:p>3.674</text:p>
              </table:table-cell>
              <table:table-cell office:value-type="float" office:value="2.02034091253534">
                <text:p>2.020340912535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676">
                <text:p>3.676</text:p>
              </table:table-cell>
              <table:table-cell office:value-type="float" office:value="2.01849076080808">
                <text:p>2.018490760808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678">
                <text:p>3.678</text:p>
              </table:table-cell>
              <table:table-cell office:value-type="float" office:value="2.0166431155315">
                <text:p>2.01664311553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68">
                <text:p>3.68</text:p>
              </table:table-cell>
              <table:table-cell office:value-type="float" office:value="2.01479797226824">
                <text:p>2.014797972268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82">
                <text:p>3.682</text:p>
              </table:table-cell>
              <table:table-cell office:value-type="float" office:value="2.01295532659043">
                <text:p>2.012955326590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684">
                <text:p>3.684</text:p>
              </table:table-cell>
              <table:table-cell office:value-type="float" office:value="2.01111517407975">
                <text:p>2.011115174079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86">
                <text:p>3.686</text:p>
              </table:table-cell>
              <table:table-cell office:value-type="float" office:value="2.00927751032735">
                <text:p>2.009277510327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688">
                <text:p>3.688</text:p>
              </table:table-cell>
              <table:table-cell office:value-type="float" office:value="2.00744233093384">
                <text:p>2.007442330933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9">
                <text:p>3.69</text:p>
              </table:table-cell>
              <table:table-cell office:value-type="float" office:value="2.00560963150928">
                <text:p>2.005609631509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692">
                <text:p>3.692</text:p>
              </table:table-cell>
              <table:table-cell office:value-type="float" office:value="2.00377940767313">
                <text:p>2.003779407673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694">
                <text:p>3.694</text:p>
              </table:table-cell>
              <table:table-cell office:value-type="float" office:value="2.00195165505427">
                <text:p>2.001951655054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696">
                <text:p>3.696</text:p>
              </table:table-cell>
              <table:table-cell office:value-type="float" office:value="2.00012636929092">
                <text:p>2.000126369290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698">
                <text:p>3.698</text:p>
              </table:table-cell>
              <table:table-cell office:value-type="float" office:value="1.99830354603068">
                <text:p>1.998303546030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7">
                <text:p>3.7</text:p>
              </table:table-cell>
              <table:table-cell office:value-type="float" office:value="1.99648318093045">
                <text:p>1.9964831809304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702">
                <text:p>3.702</text:p>
              </table:table-cell>
              <table:table-cell office:value-type="float" office:value="1.99466526965644">
                <text:p>1.994665269656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704">
                <text:p>3.704</text:p>
              </table:table-cell>
              <table:table-cell office:value-type="float" office:value="1.99284980788414">
                <text:p>1.992849807884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706">
                <text:p>3.706</text:p>
              </table:table-cell>
              <table:table-cell office:value-type="float" office:value="1.9910367912983">
                <text:p>1.99103679129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08">
                <text:p>3.708</text:p>
              </table:table-cell>
              <table:table-cell office:value-type="float" office:value="1.98922621559289">
                <text:p>1.989226215592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71">
                <text:p>3.71</text:p>
              </table:table-cell>
              <table:table-cell office:value-type="float" office:value="1.9874180764711">
                <text:p>1.98741807647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712">
                <text:p>3.712</text:p>
              </table:table-cell>
              <table:table-cell office:value-type="float" office:value="1.98561236964532">
                <text:p>1.985612369645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714">
                <text:p>3.714</text:p>
              </table:table-cell>
              <table:table-cell office:value-type="float" office:value="1.98380909083707">
                <text:p>1.983809090837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716">
                <text:p>3.716</text:p>
              </table:table-cell>
              <table:table-cell office:value-type="float" office:value="1.98200823577706">
                <text:p>1.9820082357770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718">
                <text:p>3.718</text:p>
              </table:table-cell>
              <table:table-cell office:value-type="float" office:value="1.98020980020508">
                <text:p>1.980209800205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72">
                <text:p>3.72</text:p>
              </table:table-cell>
              <table:table-cell office:value-type="float" office:value="1.97841377987004">
                <text:p>1.978413779870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722">
                <text:p>3.722</text:p>
              </table:table-cell>
              <table:table-cell office:value-type="float" office:value="1.97662017052991">
                <text:p>1.9766201705299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724">
                <text:p>3.724</text:p>
              </table:table-cell>
              <table:table-cell office:value-type="float" office:value="1.97482896795174">
                <text:p>1.974828967951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726">
                <text:p>3.726</text:p>
              </table:table-cell>
              <table:table-cell office:value-type="float" office:value="1.97304016791158">
                <text:p>1.973040167911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728">
                <text:p>3.728</text:p>
              </table:table-cell>
              <table:table-cell office:value-type="float" office:value="1.97125376619452">
                <text:p>1.971253766194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73">
                <text:p>3.73</text:p>
              </table:table-cell>
              <table:table-cell office:value-type="float" office:value="1.9694697585946">
                <text:p>1.96946975859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732">
                <text:p>3.732</text:p>
              </table:table-cell>
              <table:table-cell office:value-type="float" office:value="1.96768814091486">
                <text:p>1.967688140914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734">
                <text:p>3.734</text:p>
              </table:table-cell>
              <table:table-cell office:value-type="float" office:value="1.96590890896727">
                <text:p>1.9659089089672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736">
                <text:p>3.736</text:p>
              </table:table-cell>
              <table:table-cell office:value-type="float" office:value="1.96413205857272">
                <text:p>1.964132058572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738">
                <text:p>3.738</text:p>
              </table:table-cell>
              <table:table-cell office:value-type="float" office:value="1.96235758556099">
                <text:p>1.962357585560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74">
                <text:p>3.74</text:p>
              </table:table-cell>
              <table:table-cell office:value-type="float" office:value="1.96058548577076">
                <text:p>1.960585485770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742">
                <text:p>3.742</text:p>
              </table:table-cell>
              <table:table-cell office:value-type="float" office:value="1.95881575504954">
                <text:p>1.958815755049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44">
                <text:p>3.744</text:p>
              </table:table-cell>
              <table:table-cell office:value-type="float" office:value="1.9570483892537">
                <text:p>1.95704838925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746">
                <text:p>3.746</text:p>
              </table:table-cell>
              <table:table-cell office:value-type="float" office:value="1.9552833842484">
                <text:p>1.95528338424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748">
                <text:p>3.748</text:p>
              </table:table-cell>
              <table:table-cell office:value-type="float" office:value="1.95352073590761">
                <text:p>1.953520735907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75">
                <text:p>3.75</text:p>
              </table:table-cell>
              <table:table-cell office:value-type="float" office:value="1.95176044011405">
                <text:p>1.951760440114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752">
                <text:p>3.752</text:p>
              </table:table-cell>
              <table:table-cell office:value-type="float" office:value="1.9500024927592">
                <text:p>1.950002492759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754">
                <text:p>3.754</text:p>
              </table:table-cell>
              <table:table-cell office:value-type="float" office:value="1.94824688974327">
                <text:p>1.9482468897432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756">
                <text:p>3.756</text:p>
              </table:table-cell>
              <table:table-cell office:value-type="float" office:value="1.94649362697516">
                <text:p>1.946493626975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758">
                <text:p>3.758</text:p>
              </table:table-cell>
              <table:table-cell office:value-type="float" office:value="1.94474270037248">
                <text:p>1.9447427003724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76">
                <text:p>3.76</text:p>
              </table:table-cell>
              <table:table-cell office:value-type="float" office:value="1.94299410586147">
                <text:p>1.942994105861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762">
                <text:p>3.762</text:p>
              </table:table-cell>
              <table:table-cell office:value-type="float" office:value="1.94124783937704">
                <text:p>1.941247839377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764">
                <text:p>3.764</text:p>
              </table:table-cell>
              <table:table-cell office:value-type="float" office:value="1.9395038968627">
                <text:p>1.93950389686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766">
                <text:p>3.766</text:p>
              </table:table-cell>
              <table:table-cell office:value-type="float" office:value="1.93776227427056">
                <text:p>1.937762274270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768">
                <text:p>3.768</text:p>
              </table:table-cell>
              <table:table-cell office:value-type="float" office:value="1.93602296756134">
                <text:p>1.936022967561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77">
                <text:p>3.77</text:p>
              </table:table-cell>
              <table:table-cell office:value-type="float" office:value="1.93428597270428">
                <text:p>1.934285972704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772">
                <text:p>3.772</text:p>
              </table:table-cell>
              <table:table-cell office:value-type="float" office:value="1.93255128567717">
                <text:p>1.932551285677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774">
                <text:p>3.774</text:p>
              </table:table-cell>
              <table:table-cell office:value-type="float" office:value="1.93081890246632">
                <text:p>1.930818902466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776">
                <text:p>3.776</text:p>
              </table:table-cell>
              <table:table-cell office:value-type="float" office:value="1.92908881906652">
                <text:p>1.929088819066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78">
                <text:p>3.778</text:p>
              </table:table-cell>
              <table:table-cell office:value-type="float" office:value="1.92736103148106">
                <text:p>1.9273610314810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78">
                <text:p>3.78</text:p>
              </table:table-cell>
              <table:table-cell office:value-type="float" office:value="1.92563553572166">
                <text:p>1.925635535721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82">
                <text:p>3.782</text:p>
              </table:table-cell>
              <table:table-cell office:value-type="float" office:value="1.92391232780849">
                <text:p>1.923912327808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784">
                <text:p>3.784</text:p>
              </table:table-cell>
              <table:table-cell office:value-type="float" office:value="1.92219140377012">
                <text:p>1.922191403770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86">
                <text:p>3.786</text:p>
              </table:table-cell>
              <table:table-cell office:value-type="float" office:value="1.92047275964352">
                <text:p>1.920472759643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88">
                <text:p>3.788</text:p>
              </table:table-cell>
              <table:table-cell office:value-type="float" office:value="1.91875639147402">
                <text:p>1.9187563914740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79">
                <text:p>3.79</text:p>
              </table:table-cell>
              <table:table-cell office:value-type="float" office:value="1.91704229531531">
                <text:p>1.917042295315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792">
                <text:p>3.792</text:p>
              </table:table-cell>
              <table:table-cell office:value-type="float" office:value="1.91533046722942">
                <text:p>1.9153304672294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794">
                <text:p>3.794</text:p>
              </table:table-cell>
              <table:table-cell office:value-type="float" office:value="1.91362090328666">
                <text:p>1.9136209032866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796">
                <text:p>3.796</text:p>
              </table:table-cell>
              <table:table-cell office:value-type="float" office:value="1.91191359956568">
                <text:p>1.911913599565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798">
                <text:p>3.798</text:p>
              </table:table-cell>
              <table:table-cell office:value-type="float" office:value="1.91020855215335">
                <text:p>1.910208552153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">
                <text:p>3.8</text:p>
              </table:table-cell>
              <table:table-cell office:value-type="float" office:value="1.90850575714481">
                <text:p>1.9085057571448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802">
                <text:p>3.802</text:p>
              </table:table-cell>
              <table:table-cell office:value-type="float" office:value="1.90680521064344">
                <text:p>1.906805210643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804">
                <text:p>3.804</text:p>
              </table:table-cell>
              <table:table-cell office:value-type="float" office:value="1.90510690876082">
                <text:p>1.905106908760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806">
                <text:p>3.806</text:p>
              </table:table-cell>
              <table:table-cell office:value-type="float" office:value="1.90341084761672">
                <text:p>1.903410847616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808">
                <text:p>3.808</text:p>
              </table:table-cell>
              <table:table-cell office:value-type="float" office:value="1.90171702333907">
                <text:p>1.901717023339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81">
                <text:p>3.81</text:p>
              </table:table-cell>
              <table:table-cell office:value-type="float" office:value="1.90002543206397">
                <text:p>1.900025432063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812">
                <text:p>3.812</text:p>
              </table:table-cell>
              <table:table-cell office:value-type="float" office:value="1.89833606993564">
                <text:p>1.898336069935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814">
                <text:p>3.814</text:p>
              </table:table-cell>
              <table:table-cell office:value-type="float" office:value="1.89664893310641">
                <text:p>1.896648933106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816">
                <text:p>3.816</text:p>
              </table:table-cell>
              <table:table-cell office:value-type="float" office:value="1.89496401773671">
                <text:p>1.894964017736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818">
                <text:p>3.818</text:p>
              </table:table-cell>
              <table:table-cell office:value-type="float" office:value="1.89328131999502">
                <text:p>1.8932813199950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82">
                <text:p>3.82</text:p>
              </table:table-cell>
              <table:table-cell office:value-type="float" office:value="1.8916008360579">
                <text:p>1.891600836057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22">
                <text:p>3.822</text:p>
              </table:table-cell>
              <table:table-cell office:value-type="float" office:value="1.88992256210992">
                <text:p>1.889922562109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824">
                <text:p>3.824</text:p>
              </table:table-cell>
              <table:table-cell office:value-type="float" office:value="1.88824649434367">
                <text:p>1.888246494343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26">
                <text:p>3.826</text:p>
              </table:table-cell>
              <table:table-cell office:value-type="float" office:value="1.88657262895974">
                <text:p>1.886572628959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828">
                <text:p>3.828</text:p>
              </table:table-cell>
              <table:table-cell office:value-type="float" office:value="1.88490096216668">
                <text:p>1.884900962166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3">
                <text:p>3.83</text:p>
              </table:table-cell>
              <table:table-cell office:value-type="float" office:value="1.883231490181">
                <text:p>1.8832314901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832">
                <text:p>3.832</text:p>
              </table:table-cell>
              <table:table-cell office:value-type="float" office:value="1.88156420922716">
                <text:p>1.881564209227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834">
                <text:p>3.834</text:p>
              </table:table-cell>
              <table:table-cell office:value-type="float" office:value="1.87989911553751">
                <text:p>1.879899115537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836">
                <text:p>3.836</text:p>
              </table:table-cell>
              <table:table-cell office:value-type="float" office:value="1.87823620535232">
                <text:p>1.878236205352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838">
                <text:p>3.838</text:p>
              </table:table-cell>
              <table:table-cell office:value-type="float" office:value="1.87657547491973">
                <text:p>1.876575474919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84">
                <text:p>3.84</text:p>
              </table:table-cell>
              <table:table-cell office:value-type="float" office:value="1.87491692049572">
                <text:p>1.874916920495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842">
                <text:p>3.842</text:p>
              </table:table-cell>
              <table:table-cell office:value-type="float" office:value="1.87326053834414">
                <text:p>1.8732605383441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44">
                <text:p>3.844</text:p>
              </table:table-cell>
              <table:table-cell office:value-type="float" office:value="1.87160632473665">
                <text:p>1.871606324736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846">
                <text:p>3.846</text:p>
              </table:table-cell>
              <table:table-cell office:value-type="float" office:value="1.8699542759527">
                <text:p>1.86995427595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848">
                <text:p>3.848</text:p>
              </table:table-cell>
              <table:table-cell office:value-type="float" office:value="1.86830438827953">
                <text:p>1.868304388279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85">
                <text:p>3.85</text:p>
              </table:table-cell>
              <table:table-cell office:value-type="float" office:value="1.86665665801215">
                <text:p>1.866656658012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852">
                <text:p>3.852</text:p>
              </table:table-cell>
              <table:table-cell office:value-type="float" office:value="1.86501108145331">
                <text:p>1.865011081453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54">
                <text:p>3.854</text:p>
              </table:table-cell>
              <table:table-cell office:value-type="float" office:value="1.86336765491349">
                <text:p>1.8633676549134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856">
                <text:p>3.856</text:p>
              </table:table-cell>
              <table:table-cell office:value-type="float" office:value="1.86172637471087">
                <text:p>1.8617263747108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58">
                <text:p>3.858</text:p>
              </table:table-cell>
              <table:table-cell office:value-type="float" office:value="1.86008723717133">
                <text:p>1.860087237171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86">
                <text:p>3.86</text:p>
              </table:table-cell>
              <table:table-cell office:value-type="float" office:value="1.85845023862841">
                <text:p>1.858450238628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862">
                <text:p>3.862</text:p>
              </table:table-cell>
              <table:table-cell office:value-type="float" office:value="1.85681537542331">
                <text:p>1.8568153754233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864">
                <text:p>3.864</text:p>
              </table:table-cell>
              <table:table-cell office:value-type="float" office:value="1.85518264390486">
                <text:p>1.8551826439048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866">
                <text:p>3.866</text:p>
              </table:table-cell>
              <table:table-cell office:value-type="float" office:value="1.85355204042951">
                <text:p>1.853552040429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868">
                <text:p>3.868</text:p>
              </table:table-cell>
              <table:table-cell office:value-type="float" office:value="1.85192356136129">
                <text:p>1.851923561361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7">
                <text:p>3.87</text:p>
              </table:table-cell>
              <table:table-cell office:value-type="float" office:value="1.85029720307183">
                <text:p>1.8502972030718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872">
                <text:p>3.872</text:p>
              </table:table-cell>
              <table:table-cell office:value-type="float" office:value="1.84867296194032">
                <text:p>1.848672961940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874">
                <text:p>3.874</text:p>
              </table:table-cell>
              <table:table-cell office:value-type="float" office:value="1.84705083435347">
                <text:p>1.847050834353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876">
                <text:p>3.876</text:p>
              </table:table-cell>
              <table:table-cell office:value-type="float" office:value="1.84543081670553">
                <text:p>1.845430816705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878">
                <text:p>3.878</text:p>
              </table:table-cell>
              <table:table-cell office:value-type="float" office:value="1.84381290539825">
                <text:p>1.84381290539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8">
                <text:p>3.88</text:p>
              </table:table-cell>
              <table:table-cell office:value-type="float" office:value="1.84219709684089">
                <text:p>1.842197096840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82">
                <text:p>3.882</text:p>
              </table:table-cell>
              <table:table-cell office:value-type="float" office:value="1.84058338745014">
                <text:p>1.8405833874501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884">
                <text:p>3.884</text:p>
              </table:table-cell>
              <table:table-cell office:value-type="float" office:value="1.83897177365017">
                <text:p>1.838971773650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886">
                <text:p>3.886</text:p>
              </table:table-cell>
              <table:table-cell office:value-type="float" office:value="1.83736225187257">
                <text:p>1.837362251872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88">
                <text:p>3.888</text:p>
              </table:table-cell>
              <table:table-cell office:value-type="float" office:value="1.83575481855636">
                <text:p>1.835754818556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89">
                <text:p>3.89</text:p>
              </table:table-cell>
              <table:table-cell office:value-type="float" office:value="1.83414947014794">
                <text:p>1.8341494701479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892">
                <text:p>3.892</text:p>
              </table:table-cell>
              <table:table-cell office:value-type="float" office:value="1.8325462031011">
                <text:p>1.83254620310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894">
                <text:p>3.894</text:p>
              </table:table-cell>
              <table:table-cell office:value-type="float" office:value="1.830945013877">
                <text:p>1.8309450138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896">
                <text:p>3.896</text:p>
              </table:table-cell>
              <table:table-cell office:value-type="float" office:value="1.82934589894413">
                <text:p>1.82934589894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898">
                <text:p>3.898</text:p>
              </table:table-cell>
              <table:table-cell office:value-type="float" office:value="1.82774885477832">
                <text:p>1.827748854778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9">
                <text:p>3.9</text:p>
              </table:table-cell>
              <table:table-cell office:value-type="float" office:value="1.82615387786269">
                <text:p>1.8261538778626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902">
                <text:p>3.902</text:p>
              </table:table-cell>
              <table:table-cell office:value-type="float" office:value="1.82456096468767">
                <text:p>1.824560964687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904">
                <text:p>3.904</text:p>
              </table:table-cell>
              <table:table-cell office:value-type="float" office:value="1.82297011175096">
                <text:p>1.822970111750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906">
                <text:p>3.906</text:p>
              </table:table-cell>
              <table:table-cell office:value-type="float" office:value="1.82138131555752">
                <text:p>1.821381315557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08">
                <text:p>3.908</text:p>
              </table:table-cell>
              <table:table-cell office:value-type="float" office:value="1.81979457261953">
                <text:p>1.819794572619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1">
                <text:p>3.91</text:p>
              </table:table-cell>
              <table:table-cell office:value-type="float" office:value="1.81820987945642">
                <text:p>1.818209879456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12">
                <text:p>3.912</text:p>
              </table:table-cell>
              <table:table-cell office:value-type="float" office:value="1.81662723259481">
                <text:p>1.816627232594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14">
                <text:p>3.914</text:p>
              </table:table-cell>
              <table:table-cell office:value-type="float" office:value="1.8150466285685">
                <text:p>1.81504662856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16">
                <text:p>3.916</text:p>
              </table:table-cell>
              <table:table-cell office:value-type="float" office:value="1.81346806391848">
                <text:p>1.813468063918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18">
                <text:p>3.918</text:p>
              </table:table-cell>
              <table:table-cell office:value-type="float" office:value="1.81189153519288">
                <text:p>1.811891535192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2">
                <text:p>3.92</text:p>
              </table:table-cell>
              <table:table-cell office:value-type="float" office:value="1.81031703894696">
                <text:p>1.810317038946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22">
                <text:p>3.922</text:p>
              </table:table-cell>
              <table:table-cell office:value-type="float" office:value="1.80874457174311">
                <text:p>1.808744571743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24">
                <text:p>3.924</text:p>
              </table:table-cell>
              <table:table-cell office:value-type="float" office:value="1.80717413015082">
                <text:p>1.807174130150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26">
                <text:p>3.926</text:p>
              </table:table-cell>
              <table:table-cell office:value-type="float" office:value="1.80560571074665">
                <text:p>1.805605710746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28">
                <text:p>3.928</text:p>
              </table:table-cell>
              <table:table-cell office:value-type="float" office:value="1.80403931011426">
                <text:p>1.804039310114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3">
                <text:p>3.93</text:p>
              </table:table-cell>
              <table:table-cell office:value-type="float" office:value="1.80247492484433">
                <text:p>1.802474924844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932">
                <text:p>3.932</text:p>
              </table:table-cell>
              <table:table-cell office:value-type="float" office:value="1.80091255153459">
                <text:p>1.8009125515345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934">
                <text:p>3.934</text:p>
              </table:table-cell>
              <table:table-cell office:value-type="float" office:value="1.79935218678977">
                <text:p>1.799352186789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36">
                <text:p>3.936</text:p>
              </table:table-cell>
              <table:table-cell office:value-type="float" office:value="1.79779382722162">
                <text:p>1.797793827221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38">
                <text:p>3.938</text:p>
              </table:table-cell>
              <table:table-cell office:value-type="float" office:value="1.79623746944887">
                <text:p>1.7962374694488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4">
                <text:p>3.94</text:p>
              </table:table-cell>
              <table:table-cell office:value-type="float" office:value="1.7946831100972">
                <text:p>1.79468311009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42">
                <text:p>3.942</text:p>
              </table:table-cell>
              <table:table-cell office:value-type="float" office:value="1.79313074579926">
                <text:p>1.7931307457992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44">
                <text:p>3.944</text:p>
              </table:table-cell>
              <table:table-cell office:value-type="float" office:value="1.79158037319463">
                <text:p>1.791580373194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946">
                <text:p>3.946</text:p>
              </table:table-cell>
              <table:table-cell office:value-type="float" office:value="1.79003198892979">
                <text:p>1.7900319889297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48">
                <text:p>3.948</text:p>
              </table:table-cell>
              <table:table-cell office:value-type="float" office:value="1.78848558965814">
                <text:p>1.788485589658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95">
                <text:p>3.95</text:p>
              </table:table-cell>
              <table:table-cell office:value-type="float" office:value="1.78694117203995">
                <text:p>1.786941172039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952">
                <text:p>3.952</text:p>
              </table:table-cell>
              <table:table-cell office:value-type="float" office:value="1.78539873274238">
                <text:p>1.785398732742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954">
                <text:p>3.954</text:p>
              </table:table-cell>
              <table:table-cell office:value-type="float" office:value="1.7838582684394">
                <text:p>1.78385826843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956">
                <text:p>3.956</text:p>
              </table:table-cell>
              <table:table-cell office:value-type="float" office:value="1.78231977581187">
                <text:p>1.782319775811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958">
                <text:p>3.958</text:p>
              </table:table-cell>
              <table:table-cell office:value-type="float" office:value="1.78078325154742">
                <text:p>1.780783251547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96">
                <text:p>3.96</text:p>
              </table:table-cell>
              <table:table-cell office:value-type="float" office:value="1.7792486923405">
                <text:p>1.77924869234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962">
                <text:p>3.962</text:p>
              </table:table-cell>
              <table:table-cell office:value-type="float" office:value="1.77771609489234">
                <text:p>1.7777160948923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964">
                <text:p>3.964</text:p>
              </table:table-cell>
              <table:table-cell office:value-type="float" office:value="1.77618545591097">
                <text:p>1.776185455910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966">
                <text:p>3.966</text:p>
              </table:table-cell>
              <table:table-cell office:value-type="float" office:value="1.77465677211113">
                <text:p>1.774656772111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68">
                <text:p>3.968</text:p>
              </table:table-cell>
              <table:table-cell office:value-type="float" office:value="1.77313004021433">
                <text:p>1.773130040214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97">
                <text:p>3.97</text:p>
              </table:table-cell>
              <table:table-cell office:value-type="float" office:value="1.77160525694877">
                <text:p>1.771605256948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972">
                <text:p>3.972</text:p>
              </table:table-cell>
              <table:table-cell office:value-type="float" office:value="1.7700824190494">
                <text:p>1.77008241904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974">
                <text:p>3.974</text:p>
              </table:table-cell>
              <table:table-cell office:value-type="float" office:value="1.76856152325781">
                <text:p>1.7685615232578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976">
                <text:p>3.976</text:p>
              </table:table-cell>
              <table:table-cell office:value-type="float" office:value="1.76704256632229">
                <text:p>1.767042566322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978">
                <text:p>3.978</text:p>
              </table:table-cell>
              <table:table-cell office:value-type="float" office:value="1.7655255449978">
                <text:p>1.76552554499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98">
                <text:p>3.98</text:p>
              </table:table-cell>
              <table:table-cell office:value-type="float" office:value="1.76401045604592">
                <text:p>1.764010456045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982">
                <text:p>3.982</text:p>
              </table:table-cell>
              <table:table-cell office:value-type="float" office:value="1.76249729623486">
                <text:p>1.762497296234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984">
                <text:p>3.984</text:p>
              </table:table-cell>
              <table:table-cell office:value-type="float" office:value="1.76098606233944">
                <text:p>1.760986062339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986">
                <text:p>3.986</text:p>
              </table:table-cell>
              <table:table-cell office:value-type="float" office:value="1.75947675114108">
                <text:p>1.759476751141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988">
                <text:p>3.988</text:p>
              </table:table-cell>
              <table:table-cell office:value-type="float" office:value="1.75796935942778">
                <text:p>1.7579693594277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99">
                <text:p>3.99</text:p>
              </table:table-cell>
              <table:table-cell office:value-type="float" office:value="1.7564638839941">
                <text:p>1.75646388399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992">
                <text:p>3.992</text:p>
              </table:table-cell>
              <table:table-cell office:value-type="float" office:value="1.75496032164114">
                <text:p>1.7549603216411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994">
                <text:p>3.994</text:p>
              </table:table-cell>
              <table:table-cell office:value-type="float" office:value="1.75345866917655">
                <text:p>1.753458669176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996">
                <text:p>3.996</text:p>
              </table:table-cell>
              <table:table-cell office:value-type="float" office:value="1.75195892341447">
                <text:p>1.751958923414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98">
                <text:p>3.998</text:p>
              </table:table-cell>
              <table:table-cell office:value-type="float" office:value="1.75046108117558">
                <text:p>1.7504610811755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1.748965139287">
                <text:p>1.748965139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002">
                <text:p>4.002</text:p>
              </table:table-cell>
              <table:table-cell office:value-type="float" office:value="1.74747109458236">
                <text:p>1.747471094582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004">
                <text:p>4.004</text:p>
              </table:table-cell>
              <table:table-cell office:value-type="float" office:value="1.74597894390171">
                <text:p>1.745978943901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.006">
                <text:p>4.006</text:p>
              </table:table-cell>
              <table:table-cell office:value-type="float" office:value="1.74448868409158">
                <text:p>1.7444886840915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.008">
                <text:p>4.008</text:p>
              </table:table-cell>
              <table:table-cell office:value-type="float" office:value="1.74300031200489">
                <text:p>1.743000312004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.01">
                <text:p>4.01</text:p>
              </table:table-cell>
              <table:table-cell office:value-type="float" office:value="1.74151382450099">
                <text:p>1.741513824500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.012">
                <text:p>4.012</text:p>
              </table:table-cell>
              <table:table-cell office:value-type="float" office:value="1.7400292184456">
                <text:p>1.74002921844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.014">
                <text:p>4.014</text:p>
              </table:table-cell>
              <table:table-cell office:value-type="float" office:value="1.73854649071085">
                <text:p>1.738546490710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016">
                <text:p>4.016</text:p>
              </table:table-cell>
              <table:table-cell office:value-type="float" office:value="1.7370656381752">
                <text:p>1.737065638175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018">
                <text:p>4.018</text:p>
              </table:table-cell>
              <table:table-cell office:value-type="float" office:value="1.7355866577235">
                <text:p>1.73558665772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.02">
                <text:p>4.02</text:p>
              </table:table-cell>
              <table:table-cell office:value-type="float" office:value="1.73410954624689">
                <text:p>1.734109546246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022">
                <text:p>4.022</text:p>
              </table:table-cell>
              <table:table-cell office:value-type="float" office:value="1.73263430064286">
                <text:p>1.732634300642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.024">
                <text:p>4.024</text:p>
              </table:table-cell>
              <table:table-cell office:value-type="float" office:value="1.73116091781519">
                <text:p>1.73116091781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.026">
                <text:p>4.026</text:p>
              </table:table-cell>
              <table:table-cell office:value-type="float" office:value="1.72968939467396">
                <text:p>1.729689394673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028">
                <text:p>4.028</text:p>
              </table:table-cell>
              <table:table-cell office:value-type="float" office:value="1.7282197281355">
                <text:p>1.72821972813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03">
                <text:p>4.03</text:p>
              </table:table-cell>
              <table:table-cell office:value-type="float" office:value="1.72675191512231">
                <text:p>1.726751915122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.032">
                <text:p>4.032</text:p>
              </table:table-cell>
              <table:table-cell office:value-type="float" office:value="1.72528595256347">
                <text:p>1.725285952563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.034">
                <text:p>4.034</text:p>
              </table:table-cell>
              <table:table-cell office:value-type="float" office:value="1.72382183739394">
                <text:p>1.723821837393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.036">
                <text:p>4.036</text:p>
              </table:table-cell>
              <table:table-cell office:value-type="float" office:value="1.72235956655501">
                <text:p>1.722359566555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.038">
                <text:p>4.038</text:p>
              </table:table-cell>
              <table:table-cell office:value-type="float" office:value="1.72089913699418">
                <text:p>1.7208991369941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.04">
                <text:p>4.04</text:p>
              </table:table-cell>
              <table:table-cell office:value-type="float" office:value="1.71944054566513">
                <text:p>1.719440545665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042">
                <text:p>4.042</text:p>
              </table:table-cell>
              <table:table-cell office:value-type="float" office:value="1.7179837895277">
                <text:p>1.71798378952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044">
                <text:p>4.044</text:p>
              </table:table-cell>
              <table:table-cell office:value-type="float" office:value="1.7165288655479">
                <text:p>1.71652886554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.046">
                <text:p>4.046</text:p>
              </table:table-cell>
              <table:table-cell office:value-type="float" office:value="1.71507577069789">
                <text:p>1.7150757706978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.048">
                <text:p>4.048</text:p>
              </table:table-cell>
              <table:table-cell office:value-type="float" office:value="1.71362450195593">
                <text:p>1.7136245019559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.05">
                <text:p>4.05</text:p>
              </table:table-cell>
              <table:table-cell office:value-type="float" office:value="1.71217505630642">
                <text:p>1.712175056306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.052">
                <text:p>4.052</text:p>
              </table:table-cell>
              <table:table-cell office:value-type="float" office:value="1.71072743073984">
                <text:p>1.7107274307398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054">
                <text:p>4.054</text:p>
              </table:table-cell>
              <table:table-cell office:value-type="float" office:value="1.70928162225277">
                <text:p>1.7092816222527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.056">
                <text:p>4.056</text:p>
              </table:table-cell>
              <table:table-cell office:value-type="float" office:value="1.70783762784784">
                <text:p>1.707837627847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.058">
                <text:p>4.058</text:p>
              </table:table-cell>
              <table:table-cell office:value-type="float" office:value="1.70639544453376">
                <text:p>1.706395444533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06">
                <text:p>4.06</text:p>
              </table:table-cell>
              <table:table-cell office:value-type="float" office:value="1.70495506932526">
                <text:p>1.704955069325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062">
                <text:p>4.062</text:p>
              </table:table-cell>
              <table:table-cell office:value-type="float" office:value="1.70351649924311">
                <text:p>1.7035164992431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064">
                <text:p>4.064</text:p>
              </table:table-cell>
              <table:table-cell office:value-type="float" office:value="1.70207973131408">
                <text:p>1.702079731314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.066">
                <text:p>4.066</text:p>
              </table:table-cell>
              <table:table-cell office:value-type="float" office:value="1.70064476257096">
                <text:p>1.700644762570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.068">
                <text:p>4.068</text:p>
              </table:table-cell>
              <table:table-cell office:value-type="float" office:value="1.6992115900525">
                <text:p>1.69921159005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07">
                <text:p>4.07</text:p>
              </table:table-cell>
              <table:table-cell office:value-type="float" office:value="1.69778021080344">
                <text:p>1.6977802108034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.072">
                <text:p>4.072</text:p>
              </table:table-cell>
              <table:table-cell office:value-type="float" office:value="1.69635062187446">
                <text:p>1.6963506218744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074">
                <text:p>4.074</text:p>
              </table:table-cell>
              <table:table-cell office:value-type="float" office:value="1.6949228203222">
                <text:p>1.69492282032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.076">
                <text:p>4.076</text:p>
              </table:table-cell>
              <table:table-cell office:value-type="float" office:value="1.69349680320922">
                <text:p>1.693496803209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078">
                <text:p>4.078</text:p>
              </table:table-cell>
              <table:table-cell office:value-type="float" office:value="1.692072567604">
                <text:p>1.69207256760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.08">
                <text:p>4.08</text:p>
              </table:table-cell>
              <table:table-cell office:value-type="float" office:value="1.6906501105809">
                <text:p>1.69065011058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082">
                <text:p>4.082</text:p>
              </table:table-cell>
              <table:table-cell office:value-type="float" office:value="1.68922942922019">
                <text:p>1.6892294292201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.084">
                <text:p>4.084</text:p>
              </table:table-cell>
              <table:table-cell office:value-type="float" office:value="1.68781052060801">
                <text:p>1.687810520608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086">
                <text:p>4.086</text:p>
              </table:table-cell>
              <table:table-cell office:value-type="float" office:value="1.68639338183636">
                <text:p>1.686393381836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.088">
                <text:p>4.088</text:p>
              </table:table-cell>
              <table:table-cell office:value-type="float" office:value="1.68497801000306">
                <text:p>1.6849780100030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09">
                <text:p>4.09</text:p>
              </table:table-cell>
              <table:table-cell office:value-type="float" office:value="1.68356440221181">
                <text:p>1.683564402211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.092">
                <text:p>4.092</text:p>
              </table:table-cell>
              <table:table-cell office:value-type="float" office:value="1.68215255557208">
                <text:p>1.6821525555720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.094">
                <text:p>4.094</text:p>
              </table:table-cell>
              <table:table-cell office:value-type="float" office:value="1.68074246719917">
                <text:p>1.680742467199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.096">
                <text:p>4.096</text:p>
              </table:table-cell>
              <table:table-cell office:value-type="float" office:value="1.67933413421417">
                <text:p>1.6793341342141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.098">
                <text:p>4.098</text:p>
              </table:table-cell>
              <table:table-cell office:value-type="float" office:value="1.67792755374394">
                <text:p>1.677927553743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1">
                <text:p>4.1</text:p>
              </table:table-cell>
              <table:table-cell office:value-type="float" office:value="1.67652272292112">
                <text:p>1.676522722921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.102">
                <text:p>4.102</text:p>
              </table:table-cell>
              <table:table-cell office:value-type="float" office:value="1.67511963888408">
                <text:p>1.6751196388840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.104">
                <text:p>4.104</text:p>
              </table:table-cell>
              <table:table-cell office:value-type="float" office:value="1.67371829877693">
                <text:p>1.673718298776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106">
                <text:p>4.106</text:p>
              </table:table-cell>
              <table:table-cell office:value-type="float" office:value="1.67231869974952">
                <text:p>1.672318699749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.108">
                <text:p>4.108</text:p>
              </table:table-cell>
              <table:table-cell office:value-type="float" office:value="1.67092083895739">
                <text:p>1.6709208389573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11">
                <text:p>4.11</text:p>
              </table:table-cell>
              <table:table-cell office:value-type="float" office:value="1.66952471356179">
                <text:p>1.669524713561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112">
                <text:p>4.112</text:p>
              </table:table-cell>
              <table:table-cell office:value-type="float" office:value="1.66813032072965">
                <text:p>1.668130320729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114">
                <text:p>4.114</text:p>
              </table:table-cell>
              <table:table-cell office:value-type="float" office:value="1.66673765763357">
                <text:p>1.666737657633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116">
                <text:p>4.116</text:p>
              </table:table-cell>
              <table:table-cell office:value-type="float" office:value="1.66534672145181">
                <text:p>1.6653467214518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118">
                <text:p>4.118</text:p>
              </table:table-cell>
              <table:table-cell office:value-type="float" office:value="1.66395750936827">
                <text:p>1.6639575093682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.12">
                <text:p>4.12</text:p>
              </table:table-cell>
              <table:table-cell office:value-type="float" office:value="1.66257001857247">
                <text:p>1.6625700185724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122">
                <text:p>4.122</text:p>
              </table:table-cell>
              <table:table-cell office:value-type="float" office:value="1.66118424625958">
                <text:p>1.661184246259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.124">
                <text:p>4.124</text:p>
              </table:table-cell>
              <table:table-cell office:value-type="float" office:value="1.65980018963034">
                <text:p>1.6598001896303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.126">
                <text:p>4.126</text:p>
              </table:table-cell>
              <table:table-cell office:value-type="float" office:value="1.65841784589109">
                <text:p>1.658417845891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128">
                <text:p>4.128</text:p>
              </table:table-cell>
              <table:table-cell office:value-type="float" office:value="1.65703721225376">
                <text:p>1.6570372122537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.13">
                <text:p>4.13</text:p>
              </table:table-cell>
              <table:table-cell office:value-type="float" office:value="1.65565828593584">
                <text:p>1.655658285935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132">
                <text:p>4.132</text:p>
              </table:table-cell>
              <table:table-cell office:value-type="float" office:value="1.65428106416036">
                <text:p>1.654281064160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.134">
                <text:p>4.134</text:p>
              </table:table-cell>
              <table:table-cell office:value-type="float" office:value="1.65290554415592">
                <text:p>1.652905544155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36">
                <text:p>4.136</text:p>
              </table:table-cell>
              <table:table-cell office:value-type="float" office:value="1.6515317231566">
                <text:p>1.651531723156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.138">
                <text:p>4.138</text:p>
              </table:table-cell>
              <table:table-cell office:value-type="float" office:value="1.65015959840204">
                <text:p>1.650159598402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.14">
                <text:p>4.14</text:p>
              </table:table-cell>
              <table:table-cell office:value-type="float" office:value="1.64878916713736">
                <text:p>1.648789167137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.142">
                <text:p>4.142</text:p>
              </table:table-cell>
              <table:table-cell office:value-type="float" office:value="1.64742042661315">
                <text:p>1.647420426613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144">
                <text:p>4.144</text:p>
              </table:table-cell>
              <table:table-cell office:value-type="float" office:value="1.64605337408551">
                <text:p>1.646053374085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46">
                <text:p>4.146</text:p>
              </table:table-cell>
              <table:table-cell office:value-type="float" office:value="1.64468800681599">
                <text:p>1.644688006815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.148">
                <text:p>4.148</text:p>
              </table:table-cell>
              <table:table-cell office:value-type="float" office:value="1.64332432207157">
                <text:p>1.643324322071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.15">
                <text:p>4.15</text:p>
              </table:table-cell>
              <table:table-cell office:value-type="float" office:value="1.64196231712469">
                <text:p>1.641962317124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.152">
                <text:p>4.152</text:p>
              </table:table-cell>
              <table:table-cell office:value-type="float" office:value="1.64060198925321">
                <text:p>1.640601989253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.154">
                <text:p>4.154</text:p>
              </table:table-cell>
              <table:table-cell office:value-type="float" office:value="1.6392433357404">
                <text:p>1.63924333574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.156">
                <text:p>4.156</text:p>
              </table:table-cell>
              <table:table-cell office:value-type="float" office:value="1.63788635387492">
                <text:p>1.637886353874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158">
                <text:p>4.158</text:p>
              </table:table-cell>
              <table:table-cell office:value-type="float" office:value="1.63653104095084">
                <text:p>1.636531040950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.16">
                <text:p>4.16</text:p>
              </table:table-cell>
              <table:table-cell office:value-type="float" office:value="1.63517739426757">
                <text:p>1.635177394267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162">
                <text:p>4.162</text:p>
              </table:table-cell>
              <table:table-cell office:value-type="float" office:value="1.63382541112992">
                <text:p>1.633825411129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164">
                <text:p>4.164</text:p>
              </table:table-cell>
              <table:table-cell office:value-type="float" office:value="1.63247508884801">
                <text:p>1.632475088848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66">
                <text:p>4.166</text:p>
              </table:table-cell>
              <table:table-cell office:value-type="float" office:value="1.63112642473734">
                <text:p>1.631126424737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.168">
                <text:p>4.168</text:p>
              </table:table-cell>
              <table:table-cell office:value-type="float" office:value="1.62977941611869">
                <text:p>1.629779416118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.17">
                <text:p>4.17</text:p>
              </table:table-cell>
              <table:table-cell office:value-type="float" office:value="1.62843406031819">
                <text:p>1.628434060318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72">
                <text:p>4.172</text:p>
              </table:table-cell>
              <table:table-cell office:value-type="float" office:value="1.62709035466725">
                <text:p>1.627090354667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174">
                <text:p>4.174</text:p>
              </table:table-cell>
              <table:table-cell office:value-type="float" office:value="1.62574829650257">
                <text:p>1.625748296502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176">
                <text:p>4.176</text:p>
              </table:table-cell>
              <table:table-cell office:value-type="float" office:value="1.62440788316612">
                <text:p>1.624407883166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.178">
                <text:p>4.178</text:p>
              </table:table-cell>
              <table:table-cell office:value-type="float" office:value="1.62306911200515">
                <text:p>1.623069112005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18">
                <text:p>4.18</text:p>
              </table:table-cell>
              <table:table-cell office:value-type="float" office:value="1.62173198037215">
                <text:p>1.621731980372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182">
                <text:p>4.182</text:p>
              </table:table-cell>
              <table:table-cell office:value-type="float" office:value="1.62039648562484">
                <text:p>1.620396485624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.184">
                <text:p>4.184</text:p>
              </table:table-cell>
              <table:table-cell office:value-type="float" office:value="1.61906262512618">
                <text:p>1.619062625126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.186">
                <text:p>4.186</text:p>
              </table:table-cell>
              <table:table-cell office:value-type="float" office:value="1.61773039624435">
                <text:p>1.617730396244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188">
                <text:p>4.188</text:p>
              </table:table-cell>
              <table:table-cell office:value-type="float" office:value="1.61639979635272">
                <text:p>1.616399796352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19">
                <text:p>4.19</text:p>
              </table:table-cell>
              <table:table-cell office:value-type="float" office:value="1.61507082282984">
                <text:p>1.615070822829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.192">
                <text:p>4.192</text:p>
              </table:table-cell>
              <table:table-cell office:value-type="float" office:value="1.61374347305947">
                <text:p>1.613743473059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194">
                <text:p>4.194</text:p>
              </table:table-cell>
              <table:table-cell office:value-type="float" office:value="1.61241774443051">
                <text:p>1.612417744430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.196">
                <text:p>4.196</text:p>
              </table:table-cell>
              <table:table-cell office:value-type="float" office:value="1.61109363433702">
                <text:p>1.6110936343370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.198">
                <text:p>4.198</text:p>
              </table:table-cell>
              <table:table-cell office:value-type="float" office:value="1.60977114017821">
                <text:p>1.6097711401782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.2">
                <text:p>4.2</text:p>
              </table:table-cell>
              <table:table-cell office:value-type="float" office:value="1.60845025935843">
                <text:p>1.608450259358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202">
                <text:p>4.202</text:p>
              </table:table-cell>
              <table:table-cell office:value-type="float" office:value="1.60713098928711">
                <text:p>1.607130989287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.204">
                <text:p>4.204</text:p>
              </table:table-cell>
              <table:table-cell office:value-type="float" office:value="1.60581332737884">
                <text:p>1.6058133273788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.206">
                <text:p>4.206</text:p>
              </table:table-cell>
              <table:table-cell office:value-type="float" office:value="1.60449727105325">
                <text:p>1.604497271053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208">
                <text:p>4.208</text:p>
              </table:table-cell>
              <table:table-cell office:value-type="float" office:value="1.60318281773511">
                <text:p>1.603182817735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.21">
                <text:p>4.21</text:p>
              </table:table-cell>
              <table:table-cell office:value-type="float" office:value="1.60186996485418">
                <text:p>1.601869964854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.212">
                <text:p>4.212</text:p>
              </table:table-cell>
              <table:table-cell office:value-type="float" office:value="1.60055870984544">
                <text:p>1.600558709845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14">
                <text:p>4.214</text:p>
              </table:table-cell>
              <table:table-cell office:value-type="float" office:value="1.59924905014873">
                <text:p>1.599249050148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216">
                <text:p>4.216</text:p>
              </table:table-cell>
              <table:table-cell office:value-type="float" office:value="1.59794098320905">
                <text:p>1.597940983209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.218">
                <text:p>4.218</text:p>
              </table:table-cell>
              <table:table-cell office:value-type="float" office:value="1.59663450647629">
                <text:p>1.5966345064762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22">
                <text:p>4.22</text:p>
              </table:table-cell>
              <table:table-cell office:value-type="float" office:value="1.59532961740557">
                <text:p>1.595329617405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.222">
                <text:p>4.222</text:p>
              </table:table-cell>
              <table:table-cell office:value-type="float" office:value="1.59402631345683">
                <text:p>1.594026313456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.224">
                <text:p>4.224</text:p>
              </table:table-cell>
              <table:table-cell office:value-type="float" office:value="1.59272459209508">
                <text:p>1.592724592095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226">
                <text:p>4.226</text:p>
              </table:table-cell>
              <table:table-cell office:value-type="float" office:value="1.59142445079029">
                <text:p>1.591424450790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228">
                <text:p>4.228</text:p>
              </table:table-cell>
              <table:table-cell office:value-type="float" office:value="1.5901258870174">
                <text:p>1.590125887017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23">
                <text:p>4.23</text:p>
              </table:table-cell>
              <table:table-cell office:value-type="float" office:value="1.58882889825629">
                <text:p>1.588828898256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232">
                <text:p>4.232</text:p>
              </table:table-cell>
              <table:table-cell office:value-type="float" office:value="1.58753348199182">
                <text:p>1.587533481991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.234">
                <text:p>4.234</text:p>
              </table:table-cell>
              <table:table-cell office:value-type="float" office:value="1.58623963571375">
                <text:p>1.58623963571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.236">
                <text:p>4.236</text:p>
              </table:table-cell>
              <table:table-cell office:value-type="float" office:value="1.58494735691678">
                <text:p>1.584947356916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238">
                <text:p>4.238</text:p>
              </table:table-cell>
              <table:table-cell office:value-type="float" office:value="1.58365664310052">
                <text:p>1.5836566431005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.24">
                <text:p>4.24</text:p>
              </table:table-cell>
              <table:table-cell office:value-type="float" office:value="1.58236749176948">
                <text:p>1.582367491769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.242">
                <text:p>4.242</text:p>
              </table:table-cell>
              <table:table-cell office:value-type="float" office:value="1.58107990043305">
                <text:p>1.5810799004330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.244">
                <text:p>4.244</text:p>
              </table:table-cell>
              <table:table-cell office:value-type="float" office:value="1.5797938666055">
                <text:p>1.57979386660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.246">
                <text:p>4.246</text:p>
              </table:table-cell>
              <table:table-cell office:value-type="float" office:value="1.57850938780598">
                <text:p>1.578509387805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248">
                <text:p>4.248</text:p>
              </table:table-cell>
              <table:table-cell office:value-type="float" office:value="1.57722646155847">
                <text:p>1.577226461558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25">
                <text:p>4.25</text:p>
              </table:table-cell>
              <table:table-cell office:value-type="float" office:value="1.57594508539183">
                <text:p>1.575945085391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.252">
                <text:p>4.252</text:p>
              </table:table-cell>
              <table:table-cell office:value-type="float" office:value="1.5746652568397">
                <text:p>1.574665256839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254">
                <text:p>4.254</text:p>
              </table:table-cell>
              <table:table-cell office:value-type="float" office:value="1.5733869734406">
                <text:p>1.57338697344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256">
                <text:p>4.256</text:p>
              </table:table-cell>
              <table:table-cell office:value-type="float" office:value="1.57211023273782">
                <text:p>1.5721102327378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258">
                <text:p>4.258</text:p>
              </table:table-cell>
              <table:table-cell office:value-type="float" office:value="1.57083503227946">
                <text:p>1.5708350322794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26">
                <text:p>4.26</text:p>
              </table:table-cell>
              <table:table-cell office:value-type="float" office:value="1.56956136961842">
                <text:p>1.569561369618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.262">
                <text:p>4.262</text:p>
              </table:table-cell>
              <table:table-cell office:value-type="float" office:value="1.56828924231236">
                <text:p>1.568289242312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.264">
                <text:p>4.264</text:p>
              </table:table-cell>
              <table:table-cell office:value-type="float" office:value="1.56701864792372">
                <text:p>1.567018647923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266">
                <text:p>4.266</text:p>
              </table:table-cell>
              <table:table-cell office:value-type="float" office:value="1.56574958401969">
                <text:p>1.565749584019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268">
                <text:p>4.268</text:p>
              </table:table-cell>
              <table:table-cell office:value-type="float" office:value="1.5644820481722">
                <text:p>1.56448204817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.27">
                <text:p>4.27</text:p>
              </table:table-cell>
              <table:table-cell office:value-type="float" office:value="1.56321603795793">
                <text:p>1.563216037957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272">
                <text:p>4.272</text:p>
              </table:table-cell>
              <table:table-cell office:value-type="float" office:value="1.56195155095828">
                <text:p>1.5619515509582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.274">
                <text:p>4.274</text:p>
              </table:table-cell>
              <table:table-cell office:value-type="float" office:value="1.56068858475934">
                <text:p>1.560688584759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276">
                <text:p>4.276</text:p>
              </table:table-cell>
              <table:table-cell office:value-type="float" office:value="1.55942713695192">
                <text:p>1.559427136951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.278">
                <text:p>4.278</text:p>
              </table:table-cell>
              <table:table-cell office:value-type="float" office:value="1.55816720513153">
                <text:p>1.5581672051315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28">
                <text:p>4.28</text:p>
              </table:table-cell>
              <table:table-cell office:value-type="float" office:value="1.55690878689834">
                <text:p>1.556908786898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82">
                <text:p>4.282</text:p>
              </table:table-cell>
              <table:table-cell office:value-type="float" office:value="1.55565187985721">
                <text:p>1.555651879857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284">
                <text:p>4.284</text:p>
              </table:table-cell>
              <table:table-cell office:value-type="float" office:value="1.55439648161763">
                <text:p>1.5543964816176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286">
                <text:p>4.286</text:p>
              </table:table-cell>
              <table:table-cell office:value-type="float" office:value="1.55314258979377">
                <text:p>1.553142589793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288">
                <text:p>4.288</text:p>
              </table:table-cell>
              <table:table-cell office:value-type="float" office:value="1.55189020200443">
                <text:p>1.551890202004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29">
                <text:p>4.29</text:p>
              </table:table-cell>
              <table:table-cell office:value-type="float" office:value="1.55063931587301">
                <text:p>1.550639315873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292">
                <text:p>4.292</text:p>
              </table:table-cell>
              <table:table-cell office:value-type="float" office:value="1.54938992902756">
                <text:p>1.549389929027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294">
                <text:p>4.294</text:p>
              </table:table-cell>
              <table:table-cell office:value-type="float" office:value="1.54814203910073">
                <text:p>1.548142039100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296">
                <text:p>4.296</text:p>
              </table:table-cell>
              <table:table-cell office:value-type="float" office:value="1.54689564372975">
                <text:p>1.546895643729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298">
                <text:p>4.298</text:p>
              </table:table-cell>
              <table:table-cell office:value-type="float" office:value="1.54565074055645">
                <text:p>1.545650740556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3">
                <text:p>4.3</text:p>
              </table:table-cell>
              <table:table-cell office:value-type="float" office:value="1.54440732722723">
                <text:p>1.5444073272272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302">
                <text:p>4.302</text:p>
              </table:table-cell>
              <table:table-cell office:value-type="float" office:value="1.54316540139305">
                <text:p>1.543165401393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304">
                <text:p>4.304</text:p>
              </table:table-cell>
              <table:table-cell office:value-type="float" office:value="1.54192496070943">
                <text:p>1.541924960709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306">
                <text:p>4.306</text:p>
              </table:table-cell>
              <table:table-cell office:value-type="float" office:value="1.54068600283643">
                <text:p>1.540686002836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308">
                <text:p>4.308</text:p>
              </table:table-cell>
              <table:table-cell office:value-type="float" office:value="1.53944852543866">
                <text:p>1.539448525438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31">
                <text:p>4.31</text:p>
              </table:table-cell>
              <table:table-cell office:value-type="float" office:value="1.53821252618522">
                <text:p>1.538212526185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312">
                <text:p>4.312</text:p>
              </table:table-cell>
              <table:table-cell office:value-type="float" office:value="1.53697800274974">
                <text:p>1.5369780027497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314">
                <text:p>4.314</text:p>
              </table:table-cell>
              <table:table-cell office:value-type="float" office:value="1.53574495281037">
                <text:p>1.535744952810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316">
                <text:p>4.316</text:p>
              </table:table-cell>
              <table:table-cell office:value-type="float" office:value="1.53451337404972">
                <text:p>1.534513374049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318">
                <text:p>4.318</text:p>
              </table:table-cell>
              <table:table-cell office:value-type="float" office:value="1.53328326415491">
                <text:p>1.533283264154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32">
                <text:p>4.32</text:p>
              </table:table-cell>
              <table:table-cell office:value-type="float" office:value="1.53205462081751">
                <text:p>1.5320546208175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.322">
                <text:p>4.322</text:p>
              </table:table-cell>
              <table:table-cell office:value-type="float" office:value="1.53082744173356">
                <text:p>1.530827441733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324">
                <text:p>4.324</text:p>
              </table:table-cell>
              <table:table-cell office:value-type="float" office:value="1.52960172460356">
                <text:p>1.5296017246035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326">
                <text:p>4.326</text:p>
              </table:table-cell>
              <table:table-cell office:value-type="float" office:value="1.52837746713245">
                <text:p>1.528377467132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328">
                <text:p>4.328</text:p>
              </table:table-cell>
              <table:table-cell office:value-type="float" office:value="1.52715466702958">
                <text:p>1.527154667029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33">
                <text:p>4.33</text:p>
              </table:table-cell>
              <table:table-cell office:value-type="float" office:value="1.52593332200875">
                <text:p>1.5259333220087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332">
                <text:p>4.332</text:p>
              </table:table-cell>
              <table:table-cell office:value-type="float" office:value="1.52471342978815">
                <text:p>1.524713429788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334">
                <text:p>4.334</text:p>
              </table:table-cell>
              <table:table-cell office:value-type="float" office:value="1.52349498809039">
                <text:p>1.5234949880903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336">
                <text:p>4.336</text:p>
              </table:table-cell>
              <table:table-cell office:value-type="float" office:value="1.52227799464246">
                <text:p>1.522277994642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338">
                <text:p>4.338</text:p>
              </table:table-cell>
              <table:table-cell office:value-type="float" office:value="1.52106244717573">
                <text:p>1.521062447175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34">
                <text:p>4.34</text:p>
              </table:table-cell>
              <table:table-cell office:value-type="float" office:value="1.51984834342594">
                <text:p>1.519848343425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342">
                <text:p>4.342</text:p>
              </table:table-cell>
              <table:table-cell office:value-type="float" office:value="1.51863568113321">
                <text:p>1.518635681133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344">
                <text:p>4.344</text:p>
              </table:table-cell>
              <table:table-cell office:value-type="float" office:value="1.51742445804199">
                <text:p>1.5174244580419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346">
                <text:p>4.346</text:p>
              </table:table-cell>
              <table:table-cell office:value-type="float" office:value="1.51621467190108">
                <text:p>1.516214671901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348">
                <text:p>4.348</text:p>
              </table:table-cell>
              <table:table-cell office:value-type="float" office:value="1.51500632046362">
                <text:p>1.5150063204636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35">
                <text:p>4.35</text:p>
              </table:table-cell>
              <table:table-cell office:value-type="float" office:value="1.51379940148707">
                <text:p>1.5137994014870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352">
                <text:p>4.352</text:p>
              </table:table-cell>
              <table:table-cell office:value-type="float" office:value="1.51259391273318">
                <text:p>1.512593912733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354">
                <text:p>4.354</text:p>
              </table:table-cell>
              <table:table-cell office:value-type="float" office:value="1.51138985196803">
                <text:p>1.511389851968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356">
                <text:p>4.356</text:p>
              </table:table-cell>
              <table:table-cell office:value-type="float" office:value="1.51018721696199">
                <text:p>1.510187216961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358">
                <text:p>4.358</text:p>
              </table:table-cell>
              <table:table-cell office:value-type="float" office:value="1.50898600548971">
                <text:p>1.508986005489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36">
                <text:p>4.36</text:p>
              </table:table-cell>
              <table:table-cell office:value-type="float" office:value="1.5077862153301">
                <text:p>1.50778621533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362">
                <text:p>4.362</text:p>
              </table:table-cell>
              <table:table-cell office:value-type="float" office:value="1.50658784426635">
                <text:p>1.506587844266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364">
                <text:p>4.364</text:p>
              </table:table-cell>
              <table:table-cell office:value-type="float" office:value="1.50539089008591">
                <text:p>1.505390890085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366">
                <text:p>4.366</text:p>
              </table:table-cell>
              <table:table-cell office:value-type="float" office:value="1.50419535058046">
                <text:p>1.504195350580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368">
                <text:p>4.368</text:p>
              </table:table-cell>
              <table:table-cell office:value-type="float" office:value="1.50300122354592">
                <text:p>1.5030012235459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7">
                <text:p>4.37</text:p>
              </table:table-cell>
              <table:table-cell office:value-type="float" office:value="1.50180850678244">
                <text:p>1.5018085067824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72">
                <text:p>4.372</text:p>
              </table:table-cell>
              <table:table-cell office:value-type="float" office:value="1.50061719809438">
                <text:p>1.500617198094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374">
                <text:p>4.374</text:p>
              </table:table-cell>
              <table:table-cell office:value-type="float" office:value="1.49942729529032">
                <text:p>1.499427295290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376">
                <text:p>4.376</text:p>
              </table:table-cell>
              <table:table-cell office:value-type="float" office:value="1.49823879618302">
                <text:p>1.498238796183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378">
                <text:p>4.378</text:p>
              </table:table-cell>
              <table:table-cell office:value-type="float" office:value="1.49705169858944">
                <text:p>1.497051698589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38">
                <text:p>4.38</text:p>
              </table:table-cell>
              <table:table-cell office:value-type="float" office:value="1.49586600033072">
                <text:p>1.495866000330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382">
                <text:p>4.382</text:p>
              </table:table-cell>
              <table:table-cell office:value-type="float" office:value="1.49468169923215">
                <text:p>1.494681699232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384">
                <text:p>4.384</text:p>
              </table:table-cell>
              <table:table-cell office:value-type="float" office:value="1.49349879312321">
                <text:p>1.493498793123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386">
                <text:p>4.386</text:p>
              </table:table-cell>
              <table:table-cell office:value-type="float" office:value="1.49231727983751">
                <text:p>1.4923172798375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388">
                <text:p>4.388</text:p>
              </table:table-cell>
              <table:table-cell office:value-type="float" office:value="1.4911371572128">
                <text:p>1.491137157212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39">
                <text:p>4.39</text:p>
              </table:table-cell>
              <table:table-cell office:value-type="float" office:value="1.48995842309098">
                <text:p>1.489958423090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392">
                <text:p>4.392</text:p>
              </table:table-cell>
              <table:table-cell office:value-type="float" office:value="1.48878107531805">
                <text:p>1.4887810753180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394">
                <text:p>4.394</text:p>
              </table:table-cell>
              <table:table-cell office:value-type="float" office:value="1.48760511174414">
                <text:p>1.487605111744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.396">
                <text:p>4.396</text:p>
              </table:table-cell>
              <table:table-cell office:value-type="float" office:value="1.48643053022348">
                <text:p>1.486430530223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.398">
                <text:p>4.398</text:p>
              </table:table-cell>
              <table:table-cell office:value-type="float" office:value="1.48525732861439">
                <text:p>1.485257328614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4">
                <text:p>4.4</text:p>
              </table:table-cell>
              <table:table-cell office:value-type="float" office:value="1.48408550477927">
                <text:p>1.484085504779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.402">
                <text:p>4.402</text:p>
              </table:table-cell>
              <table:table-cell office:value-type="float" office:value="1.48291505658462">
                <text:p>1.482915056584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404">
                <text:p>4.404</text:p>
              </table:table-cell>
              <table:table-cell office:value-type="float" office:value="1.48174598190099">
                <text:p>1.481745981900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406">
                <text:p>4.406</text:p>
              </table:table-cell>
              <table:table-cell office:value-type="float" office:value="1.48057827860299">
                <text:p>1.480578278602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408">
                <text:p>4.408</text:p>
              </table:table-cell>
              <table:table-cell office:value-type="float" office:value="1.47941194456928">
                <text:p>1.479411944569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41">
                <text:p>4.41</text:p>
              </table:table-cell>
              <table:table-cell office:value-type="float" office:value="1.47824697768256">
                <text:p>1.4782469776825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.412">
                <text:p>4.412</text:p>
              </table:table-cell>
              <table:table-cell office:value-type="float" office:value="1.47708337582956">
                <text:p>1.477083375829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414">
                <text:p>4.414</text:p>
              </table:table-cell>
              <table:table-cell office:value-type="float" office:value="1.47592113690104">
                <text:p>1.475921136901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416">
                <text:p>4.416</text:p>
              </table:table-cell>
              <table:table-cell office:value-type="float" office:value="1.47476025879177">
                <text:p>1.474760258791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418">
                <text:p>4.418</text:p>
              </table:table-cell>
              <table:table-cell office:value-type="float" office:value="1.47360073940051">
                <text:p>1.473600739400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42">
                <text:p>4.42</text:p>
              </table:table-cell>
              <table:table-cell office:value-type="float" office:value="1.47244257663004">
                <text:p>1.472442576630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.422">
                <text:p>4.422</text:p>
              </table:table-cell>
              <table:table-cell office:value-type="float" office:value="1.47128576838711">
                <text:p>1.471285768387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.424">
                <text:p>4.424</text:p>
              </table:table-cell>
              <table:table-cell office:value-type="float" office:value="1.47013031258244">
                <text:p>1.470130312582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426">
                <text:p>4.426</text:p>
              </table:table-cell>
              <table:table-cell office:value-type="float" office:value="1.46897620713074">
                <text:p>1.468976207130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428">
                <text:p>4.428</text:p>
              </table:table-cell>
              <table:table-cell office:value-type="float" office:value="1.46782344995067">
                <text:p>1.467823449950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.43">
                <text:p>4.43</text:p>
              </table:table-cell>
              <table:table-cell office:value-type="float" office:value="1.46667203896483">
                <text:p>1.4666720389648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.432">
                <text:p>4.432</text:p>
              </table:table-cell>
              <table:table-cell office:value-type="float" office:value="1.46552197209978">
                <text:p>1.4655219720997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434">
                <text:p>4.434</text:p>
              </table:table-cell>
              <table:table-cell office:value-type="float" office:value="1.46437324728601">
                <text:p>1.464373247286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436">
                <text:p>4.436</text:p>
              </table:table-cell>
              <table:table-cell office:value-type="float" office:value="1.46322586245791">
                <text:p>1.463225862457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.438">
                <text:p>4.438</text:p>
              </table:table-cell>
              <table:table-cell office:value-type="float" office:value="1.46207981555383">
                <text:p>1.462079815553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.44">
                <text:p>4.44</text:p>
              </table:table-cell>
              <table:table-cell office:value-type="float" office:value="1.46093510451598">
                <text:p>1.460935104515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442">
                <text:p>4.442</text:p>
              </table:table-cell>
              <table:table-cell office:value-type="float" office:value="1.4597917272905">
                <text:p>1.459791727290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.444">
                <text:p>4.444</text:p>
              </table:table-cell>
              <table:table-cell office:value-type="float" office:value="1.45864968182741">
                <text:p>1.4586496818274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446">
                <text:p>4.446</text:p>
              </table:table-cell>
              <table:table-cell office:value-type="float" office:value="1.4575089660806">
                <text:p>1.45750896608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448">
                <text:p>4.448</text:p>
              </table:table-cell>
              <table:table-cell office:value-type="float" office:value="1.45636957800787">
                <text:p>1.456369578007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.45">
                <text:p>4.45</text:p>
              </table:table-cell>
              <table:table-cell office:value-type="float" office:value="1.45523151557082">
                <text:p>1.4552315155708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452">
                <text:p>4.452</text:p>
              </table:table-cell>
              <table:table-cell office:value-type="float" office:value="1.45409477673498">
                <text:p>1.4540947767349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454">
                <text:p>4.454</text:p>
              </table:table-cell>
              <table:table-cell office:value-type="float" office:value="1.45295935946966">
                <text:p>1.452959359469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456">
                <text:p>4.456</text:p>
              </table:table-cell>
              <table:table-cell office:value-type="float" office:value="1.45182526174804">
                <text:p>1.451825261748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.458">
                <text:p>4.458</text:p>
              </table:table-cell>
              <table:table-cell office:value-type="float" office:value="1.45069248154713">
                <text:p>1.450692481547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.46">
                <text:p>4.46</text:p>
              </table:table-cell>
              <table:table-cell office:value-type="float" office:value="1.44956101684777">
                <text:p>1.4495610168477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.462">
                <text:p>4.462</text:p>
              </table:table-cell>
              <table:table-cell office:value-type="float" office:value="1.44843086563457">
                <text:p>1.448430865634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.464">
                <text:p>4.464</text:p>
              </table:table-cell>
              <table:table-cell office:value-type="float" office:value="1.447302025896">
                <text:p>1.4473020258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466">
                <text:p>4.466</text:p>
              </table:table-cell>
              <table:table-cell office:value-type="float" office:value="1.44617449562428">
                <text:p>1.446174495624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.468">
                <text:p>4.468</text:p>
              </table:table-cell>
              <table:table-cell office:value-type="float" office:value="1.44504827281558">
                <text:p>1.445048272815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47">
                <text:p>4.47</text:p>
              </table:table-cell>
              <table:table-cell office:value-type="float" office:value="1.44392335546944">
                <text:p>1.443923355469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.472">
                <text:p>4.472</text:p>
              </table:table-cell>
              <table:table-cell office:value-type="float" office:value="1.44279974158957">
                <text:p>1.4427997415895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.474">
                <text:p>4.474</text:p>
              </table:table-cell>
              <table:table-cell office:value-type="float" office:value="1.44167742918329">
                <text:p>1.441677429183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.476">
                <text:p>4.476</text:p>
              </table:table-cell>
              <table:table-cell office:value-type="float" office:value="1.4405564162617">
                <text:p>1.44055641626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478">
                <text:p>4.478</text:p>
              </table:table-cell>
              <table:table-cell office:value-type="float" office:value="1.43943670083963">
                <text:p>1.4394367008396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.48">
                <text:p>4.48</text:p>
              </table:table-cell>
              <table:table-cell office:value-type="float" office:value="1.43831828093566">
                <text:p>1.438318280935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.482">
                <text:p>4.482</text:p>
              </table:table-cell>
              <table:table-cell office:value-type="float" office:value="1.43720115457208">
                <text:p>1.4372011545720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484">
                <text:p>4.484</text:p>
              </table:table-cell>
              <table:table-cell office:value-type="float" office:value="1.43608531977492">
                <text:p>1.436085319774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486">
                <text:p>4.486</text:p>
              </table:table-cell>
              <table:table-cell office:value-type="float" office:value="1.4349707745739">
                <text:p>1.43497077457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488">
                <text:p>4.488</text:p>
              </table:table-cell>
              <table:table-cell office:value-type="float" office:value="1.43385751700248">
                <text:p>1.4338575170024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.49">
                <text:p>4.49</text:p>
              </table:table-cell>
              <table:table-cell office:value-type="float" office:value="1.43274554509777">
                <text:p>1.432745545097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492">
                <text:p>4.492</text:p>
              </table:table-cell>
              <table:table-cell office:value-type="float" office:value="1.4316348569006">
                <text:p>1.431634856900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.494">
                <text:p>4.494</text:p>
              </table:table-cell>
              <table:table-cell office:value-type="float" office:value="1.43052545045547">
                <text:p>1.4305254504554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.496">
                <text:p>4.496</text:p>
              </table:table-cell>
              <table:table-cell office:value-type="float" office:value="1.42941732381056">
                <text:p>1.429417323810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498">
                <text:p>4.498</text:p>
              </table:table-cell>
              <table:table-cell office:value-type="float" office:value="1.42831047501769">
                <text:p>1.428310475017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5">
                <text:p>4.5</text:p>
              </table:table-cell>
              <table:table-cell office:value-type="float" office:value="1.42720490213236">
                <text:p>1.42720490213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